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_fi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38450" calcext:value-type="float">
            <text:p>38450</text:p>
          </table:table-cell>
          <table:table-cell table:number-columns-repeated="2"/>
          <table:table-cell office:value-type="float" office:value="56790" calcext:value-type="float">
            <text:p>56790</text:p>
          </table:table-cell>
          <table:table-cell table:number-columns-repeated="3"/>
          <table:table-cell office:value-type="float" office:value="10003" calcext:value-type="float">
            <text:p>10003</text:p>
          </table:table-cell>
          <table:table-cell/>
          <table:table-cell office:value-type="float" office:value="10051" calcext:value-type="float">
            <text:p>10051</text:p>
          </table:table-cell>
          <table:table-cell/>
          <table:table-cell table:formula="of:=ABS([.H1]-[.J1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4765" calcext:value-type="float">
            <text:p>94765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10072" calcext:value-type="float">
            <text:p>10072</text:p>
          </table:table-cell>
          <table:table-cell/>
          <table:table-cell office:value-type="float" office:value="10589" calcext:value-type="float">
            <text:p>10589</text:p>
          </table:table-cell>
          <table:table-cell/>
          <table:table-cell table:formula="of:=ABS([.H2]-[.J2])" office:value-type="float" office:value="517" calcext:value-type="float">
            <text:p>517</text:p>
          </table:table-cell>
          <table:table-cell/>
          <table:table-cell office:value-type="string" calcext:value-type="string">
            <text:p>Total = </text:p>
          </table:table-cell>
          <table:table-cell table:formula="of:=SUM([.L1:.L1000])" office:value-type="float" office:value="1666427" calcext:value-type="float">
            <text:p>1666427</text:p>
          </table:table-cell>
        </table:table-row>
        <table:table-row table:style-name="ro1">
          <table:table-cell office:value-type="float" office:value="89694" calcext:value-type="float">
            <text:p>89694</text:p>
          </table:table-cell>
          <table:table-cell table:number-columns-repeated="2"/>
          <table:table-cell office:value-type="float" office:value="26251" calcext:value-type="float">
            <text:p>26251</text:p>
          </table:table-cell>
          <table:table-cell table:number-columns-repeated="3"/>
          <table:table-cell office:value-type="float" office:value="10266" calcext:value-type="float">
            <text:p>10266</text:p>
          </table:table-cell>
          <table:table-cell/>
          <table:table-cell office:value-type="float" office:value="10589" calcext:value-type="float">
            <text:p>10589</text:p>
          </table:table-cell>
          <table:table-cell/>
          <table:table-cell table:formula="of:=ABS([.H3]-[.J3])"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96083" calcext:value-type="float">
            <text:p>96083</text:p>
          </table:table-cell>
          <table:table-cell table:number-columns-repeated="2"/>
          <table:table-cell office:value-type="float" office:value="99006" calcext:value-type="float">
            <text:p>99006</text:p>
          </table:table-cell>
          <table:table-cell table:number-columns-repeated="3"/>
          <table:table-cell office:value-type="float" office:value="10383" calcext:value-type="float">
            <text:p>10383</text:p>
          </table:table-cell>
          <table:table-cell/>
          <table:table-cell office:value-type="float" office:value="10638" calcext:value-type="float">
            <text:p>10638</text:p>
          </table:table-cell>
          <table:table-cell/>
          <table:table-cell table:formula="of:=ABS([.H4]-[.J4])" office:value-type="float" office:value="255" calcext:value-type="float">
            <text:p>255</text:p>
          </table:table-cell>
          <table:table-cell table:number-columns-repeated="2"/>
          <table:table-cell table:style-name="ce1" office:value-type="float" office:value="1666427" calcext:value-type="float">
            <text:p>1666427</text:p>
          </table:table-cell>
        </table:table-row>
        <table:table-row table:style-name="ro1">
          <table:table-cell office:value-type="float" office:value="57068" calcext:value-type="float">
            <text:p>57068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10483" calcext:value-type="float">
            <text:p>10483</text:p>
          </table:table-cell>
          <table:table-cell/>
          <table:table-cell office:value-type="float" office:value="10699" calcext:value-type="float">
            <text:p>10699</text:p>
          </table:table-cell>
          <table:table-cell/>
          <table:table-cell table:formula="of:=ABS([.H5]-[.J5]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32031" calcext:value-type="float">
            <text:p>32031</text:p>
          </table:table-cell>
          <table:table-cell table:number-columns-repeated="2"/>
          <table:table-cell office:value-type="float" office:value="60133" calcext:value-type="float">
            <text:p>60133</text:p>
          </table:table-cell>
          <table:table-cell table:number-columns-repeated="3"/>
          <table:table-cell office:value-type="float" office:value="10498" calcext:value-type="float">
            <text:p>10498</text:p>
          </table:table-cell>
          <table:table-cell/>
          <table:table-cell office:value-type="float" office:value="10996" calcext:value-type="float">
            <text:p>10996</text:p>
          </table:table-cell>
          <table:table-cell/>
          <table:table-cell table:formula="of:=ABS([.H6]-[.J6])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97652" calcext:value-type="float">
            <text:p>97652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10548" calcext:value-type="float">
            <text:p>10548</text:p>
          </table:table-cell>
          <table:table-cell/>
          <table:table-cell office:value-type="float" office:value="11025" calcext:value-type="float">
            <text:p>11025</text:p>
          </table:table-cell>
          <table:table-cell/>
          <table:table-cell table:formula="of:=ABS([.H7]-[.J7])"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85752" calcext:value-type="float">
            <text:p>85752</text:p>
          </table:table-cell>
          <table:table-cell table:number-columns-repeated="2"/>
          <table:table-cell office:value-type="float" office:value="40654" calcext:value-type="float">
            <text:p>40654</text:p>
          </table:table-cell>
          <table:table-cell table:number-columns-repeated="3"/>
          <table:table-cell office:value-type="float" office:value="10589" calcext:value-type="float">
            <text:p>10589</text:p>
          </table:table-cell>
          <table:table-cell/>
          <table:table-cell office:value-type="float" office:value="11243" calcext:value-type="float">
            <text:p>11243</text:p>
          </table:table-cell>
          <table:table-cell/>
          <table:table-cell table:formula="of:=ABS([.H8]-[.J8])"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6117" calcext:value-type="float">
            <text:p>66117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10605" calcext:value-type="float">
            <text:p>10605</text:p>
          </table:table-cell>
          <table:table-cell/>
          <table:table-cell office:value-type="float" office:value="11820" calcext:value-type="float">
            <text:p>11820</text:p>
          </table:table-cell>
          <table:table-cell/>
          <table:table-cell table:formula="of:=ABS([.H9]-[.J9])"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29274" calcext:value-type="float">
            <text:p>29274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10610" calcext:value-type="float">
            <text:p>10610</text:p>
          </table:table-cell>
          <table:table-cell/>
          <table:table-cell office:value-type="float" office:value="11918" calcext:value-type="float">
            <text:p>11918</text:p>
          </table:table-cell>
          <table:table-cell/>
          <table:table-cell table:formula="of:=ABS([.H10]-[.J10])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73274" calcext:value-type="float">
            <text:p>73274</text:p>
          </table:table-cell>
          <table:table-cell table:number-columns-repeated="2"/>
          <table:table-cell office:value-type="float" office:value="84130" calcext:value-type="float">
            <text:p>84130</text:p>
          </table:table-cell>
          <table:table-cell table:number-columns-repeated="3"/>
          <table:table-cell office:value-type="float" office:value="10705" calcext:value-type="float">
            <text:p>10705</text:p>
          </table:table-cell>
          <table:table-cell/>
          <table:table-cell office:value-type="float" office:value="12051" calcext:value-type="float">
            <text:p>12051</text:p>
          </table:table-cell>
          <table:table-cell/>
          <table:table-cell table:formula="of:=ABS([.H11]-[.J11])"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5357" calcext:value-type="float">
            <text:p>15357</text:p>
          </table:table-cell>
          <table:table-cell table:number-columns-repeated="2"/>
          <table:table-cell office:value-type="float" office:value="56848" calcext:value-type="float">
            <text:p>56848</text:p>
          </table:table-cell>
          <table:table-cell table:number-columns-repeated="3"/>
          <table:table-cell office:value-type="float" office:value="10798" calcext:value-type="float">
            <text:p>10798</text:p>
          </table:table-cell>
          <table:table-cell/>
          <table:table-cell office:value-type="float" office:value="12106" calcext:value-type="float">
            <text:p>12106</text:p>
          </table:table-cell>
          <table:table-cell/>
          <table:table-cell table:formula="of:=ABS([.H12]-[.J12])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79851" calcext:value-type="float">
            <text:p>79851</text:p>
          </table:table-cell>
          <table:table-cell table:number-columns-repeated="2"/>
          <table:table-cell office:value-type="float" office:value="19968" calcext:value-type="float">
            <text:p>19968</text:p>
          </table:table-cell>
          <table:table-cell table:number-columns-repeated="3"/>
          <table:table-cell office:value-type="float" office:value="10827" calcext:value-type="float">
            <text:p>10827</text:p>
          </table:table-cell>
          <table:table-cell/>
          <table:table-cell office:value-type="float" office:value="12343" calcext:value-type="float">
            <text:p>12343</text:p>
          </table:table-cell>
          <table:table-cell/>
          <table:table-cell table:formula="of:=ABS([.H13]-[.J13])"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68766" calcext:value-type="float">
            <text:p>68766</text:p>
          </table:table-cell>
          <table:table-cell table:number-columns-repeated="2"/>
          <table:table-cell office:value-type="float" office:value="87545" calcext:value-type="float">
            <text:p>87545</text:p>
          </table:table-cell>
          <table:table-cell table:number-columns-repeated="3"/>
          <table:table-cell office:value-type="float" office:value="11216" calcext:value-type="float">
            <text:p>11216</text:p>
          </table:table-cell>
          <table:table-cell/>
          <table:table-cell office:value-type="float" office:value="12395" calcext:value-type="float">
            <text:p>12395</text:p>
          </table:table-cell>
          <table:table-cell/>
          <table:table-cell table:formula="of:=ABS([.H14]-[.J14])"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67087" calcext:value-type="float">
            <text:p>67087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11349" calcext:value-type="float">
            <text:p>11349</text:p>
          </table:table-cell>
          <table:table-cell/>
          <table:table-cell office:value-type="float" office:value="12587" calcext:value-type="float">
            <text:p>12587</text:p>
          </table:table-cell>
          <table:table-cell/>
          <table:table-cell table:formula="of:=ABS([.H15]-[.J15])"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19642" calcext:value-type="float">
            <text:p>19642</text:p>
          </table:table-cell>
          <table:table-cell table:number-columns-repeated="2"/>
          <table:table-cell office:value-type="float" office:value="37292" calcext:value-type="float">
            <text:p>37292</text:p>
          </table:table-cell>
          <table:table-cell table:number-columns-repeated="3"/>
          <table:table-cell office:value-type="float" office:value="11364" calcext:value-type="float">
            <text:p>11364</text:p>
          </table:table-cell>
          <table:table-cell/>
          <table:table-cell office:value-type="float" office:value="12941" calcext:value-type="float">
            <text:p>12941</text:p>
          </table:table-cell>
          <table:table-cell/>
          <table:table-cell table:formula="of:=ABS([.H16]-[.J16])"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27123" calcext:value-type="float">
            <text:p>27123</text:p>
          </table:table-cell>
          <table:table-cell table:number-columns-repeated="2"/>
          <table:table-cell office:value-type="float" office:value="85780" calcext:value-type="float">
            <text:p>85780</text:p>
          </table:table-cell>
          <table:table-cell table:number-columns-repeated="3"/>
          <table:table-cell office:value-type="float" office:value="11488" calcext:value-type="float">
            <text:p>11488</text:p>
          </table:table-cell>
          <table:table-cell/>
          <table:table-cell office:value-type="float" office:value="13019" calcext:value-type="float">
            <text:p>13019</text:p>
          </table:table-cell>
          <table:table-cell/>
          <table:table-cell table:formula="of:=ABS([.H17]-[.J17])"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98928" calcext:value-type="float">
            <text:p>98928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11527" calcext:value-type="float">
            <text:p>11527</text:p>
          </table:table-cell>
          <table:table-cell/>
          <table:table-cell office:value-type="float" office:value="13049" calcext:value-type="float">
            <text:p>13049</text:p>
          </table:table-cell>
          <table:table-cell/>
          <table:table-cell table:formula="of:=ABS([.H18]-[.J18])"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48657" calcext:value-type="float">
            <text:p>48657</text:p>
          </table:table-cell>
          <table:table-cell table:number-columns-repeated="2"/>
          <table:table-cell office:value-type="float" office:value="36964" calcext:value-type="float">
            <text:p>36964</text:p>
          </table:table-cell>
          <table:table-cell table:number-columns-repeated="3"/>
          <table:table-cell office:value-type="float" office:value="11595" calcext:value-type="float">
            <text:p>11595</text:p>
          </table:table-cell>
          <table:table-cell/>
          <table:table-cell office:value-type="float" office:value="13340" calcext:value-type="float">
            <text:p>13340</text:p>
          </table:table-cell>
          <table:table-cell/>
          <table:table-cell table:formula="of:=ABS([.H19]-[.J19])" office:value-type="float" office:value="1745" calcext:value-type="float">
            <text:p>1745</text:p>
          </table:table-cell>
          <table:table-cell table:number-columns-repeated="3"/>
        </table:table-row>
        <table:table-row table:style-name="ro1">
          <table:table-cell office:value-type="float" office:value="68163" calcext:value-type="float">
            <text:p>68163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11703" calcext:value-type="float">
            <text:p>11703</text:p>
          </table:table-cell>
          <table:table-cell/>
          <table:table-cell office:value-type="float" office:value="13551" calcext:value-type="float">
            <text:p>13551</text:p>
          </table:table-cell>
          <table:table-cell/>
          <table:table-cell table:formula="of:=ABS([.H20]-[.J20])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74320" calcext:value-type="float">
            <text:p>74320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11739" calcext:value-type="float">
            <text:p>11739</text:p>
          </table:table-cell>
          <table:table-cell/>
          <table:table-cell office:value-type="float" office:value="13632" calcext:value-type="float">
            <text:p>13632</text:p>
          </table:table-cell>
          <table:table-cell/>
          <table:table-cell table:formula="of:=ABS([.H21]-[.J21])"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68369" calcext:value-type="float">
            <text:p>68369</text:p>
          </table:table-cell>
          <table:table-cell table:number-columns-repeated="2"/>
          <table:table-cell office:value-type="float" office:value="93818" calcext:value-type="float">
            <text:p>93818</text:p>
          </table:table-cell>
          <table:table-cell table:number-columns-repeated="3"/>
          <table:table-cell office:value-type="float" office:value="12256" calcext:value-type="float">
            <text:p>12256</text:p>
          </table:table-cell>
          <table:table-cell/>
          <table:table-cell office:value-type="float" office:value="13744" calcext:value-type="float">
            <text:p>13744</text:p>
          </table:table-cell>
          <table:table-cell/>
          <table:table-cell table:formula="of:=ABS([.H22]-[.J22])"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63293" calcext:value-type="float">
            <text:p>63293</text:p>
          </table:table-cell>
          <table:table-cell table:number-columns-repeated="2"/>
          <table:table-cell office:value-type="float" office:value="10589" calcext:value-type="float">
            <text:p>10589</text:p>
          </table:table-cell>
          <table:table-cell table:number-columns-repeated="3"/>
          <table:table-cell office:value-type="float" office:value="12481" calcext:value-type="float">
            <text:p>12481</text:p>
          </table:table-cell>
          <table:table-cell/>
          <table:table-cell office:value-type="float" office:value="13752" calcext:value-type="float">
            <text:p>13752</text:p>
          </table:table-cell>
          <table:table-cell/>
          <table:table-cell table:formula="of:=ABS([.H23]-[.J23])"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70014" calcext:value-type="float">
            <text:p>70014</text:p>
          </table:table-cell>
          <table:table-cell table:number-columns-repeated="2"/>
          <table:table-cell office:value-type="float" office:value="13744" calcext:value-type="float">
            <text:p>13744</text:p>
          </table:table-cell>
          <table:table-cell table:number-columns-repeated="3"/>
          <table:table-cell office:value-type="float" office:value="12482" calcext:value-type="float">
            <text:p>12482</text:p>
          </table:table-cell>
          <table:table-cell/>
          <table:table-cell office:value-type="float" office:value="13889" calcext:value-type="float">
            <text:p>13889</text:p>
          </table:table-cell>
          <table:table-cell/>
          <table:table-cell table:formula="of:=ABS([.H24]-[.J24])" office:value-type="float" office:value="1407" calcext:value-type="float">
            <text:p>1407</text:p>
          </table:table-cell>
          <table:table-cell table:number-columns-repeated="3"/>
        </table:table-row>
        <table:table-row table:style-name="ro1">
          <table:table-cell office:value-type="float" office:value="58505" calcext:value-type="float">
            <text:p>58505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12572" calcext:value-type="float">
            <text:p>12572</text:p>
          </table:table-cell>
          <table:table-cell/>
          <table:table-cell office:value-type="float" office:value="13898" calcext:value-type="float">
            <text:p>13898</text:p>
          </table:table-cell>
          <table:table-cell/>
          <table:table-cell table:formula="of:=ABS([.H25]-[.J25])"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79235" calcext:value-type="float">
            <text:p>79235</text:p>
          </table:table-cell>
          <table:table-cell table:number-columns-repeated="2"/>
          <table:table-cell office:value-type="float" office:value="72633" calcext:value-type="float">
            <text:p>72633</text:p>
          </table:table-cell>
          <table:table-cell table:number-columns-repeated="3"/>
          <table:table-cell office:value-type="float" office:value="12671" calcext:value-type="float">
            <text:p>12671</text:p>
          </table:table-cell>
          <table:table-cell/>
          <table:table-cell office:value-type="float" office:value="14161" calcext:value-type="float">
            <text:p>14161</text:p>
          </table:table-cell>
          <table:table-cell/>
          <table:table-cell table:formula="of:=ABS([.H26]-[.J26])"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42118" calcext:value-type="float">
            <text:p>42118</text:p>
          </table:table-cell>
          <table:table-cell table:number-columns-repeated="2"/>
          <table:table-cell office:value-type="float" office:value="84297" calcext:value-type="float">
            <text:p>84297</text:p>
          </table:table-cell>
          <table:table-cell table:number-columns-repeated="3"/>
          <table:table-cell office:value-type="float" office:value="12762" calcext:value-type="float">
            <text:p>12762</text:p>
          </table:table-cell>
          <table:table-cell/>
          <table:table-cell office:value-type="float" office:value="14229" calcext:value-type="float">
            <text:p>14229</text:p>
          </table:table-cell>
          <table:table-cell/>
          <table:table-cell table:formula="of:=ABS([.H27]-[.J27])" office:value-type="float" office:value="1467" calcext:value-type="float">
            <text:p>1467</text:p>
          </table:table-cell>
          <table:table-cell table:number-columns-repeated="3"/>
        </table:table-row>
        <table:table-row table:style-name="ro1">
          <table:table-cell office:value-type="float" office:value="89553" calcext:value-type="float">
            <text:p>89553</text:p>
          </table:table-cell>
          <table:table-cell table:number-columns-repeated="2"/>
          <table:table-cell office:value-type="float" office:value="49028" calcext:value-type="float">
            <text:p>49028</text:p>
          </table:table-cell>
          <table:table-cell table:number-columns-repeated="3"/>
          <table:table-cell office:value-type="float" office:value="13045" calcext:value-type="float">
            <text:p>13045</text:p>
          </table:table-cell>
          <table:table-cell/>
          <table:table-cell office:value-type="float" office:value="14233" calcext:value-type="float">
            <text:p>14233</text:p>
          </table:table-cell>
          <table:table-cell/>
          <table:table-cell table:formula="of:=ABS([.H28]-[.J28])"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54588" calcext:value-type="float">
            <text:p>54588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13060" calcext:value-type="float">
            <text:p>13060</text:p>
          </table:table-cell>
          <table:table-cell/>
          <table:table-cell office:value-type="float" office:value="14290" calcext:value-type="float">
            <text:p>14290</text:p>
          </table:table-cell>
          <table:table-cell/>
          <table:table-cell table:formula="of:=ABS([.H29]-[.J29])"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74947" calcext:value-type="float">
            <text:p>74947</text:p>
          </table:table-cell>
          <table:table-cell table:number-columns-repeated="2"/>
          <table:table-cell office:value-type="float" office:value="89737" calcext:value-type="float">
            <text:p>89737</text:p>
          </table:table-cell>
          <table:table-cell table:number-columns-repeated="3"/>
          <table:table-cell office:value-type="float" office:value="13117" calcext:value-type="float">
            <text:p>13117</text:p>
          </table:table-cell>
          <table:table-cell/>
          <table:table-cell office:value-type="float" office:value="14352" calcext:value-type="float">
            <text:p>14352</text:p>
          </table:table-cell>
          <table:table-cell/>
          <table:table-cell table:formula="of:=ABS([.H30]-[.J30])"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office:value-type="float" office:value="95994" calcext:value-type="float">
            <text:p>95994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13448" calcext:value-type="float">
            <text:p>13448</text:p>
          </table:table-cell>
          <table:table-cell/>
          <table:table-cell office:value-type="float" office:value="14369" calcext:value-type="float">
            <text:p>14369</text:p>
          </table:table-cell>
          <table:table-cell/>
          <table:table-cell table:formula="of:=ABS([.H31]-[.J31])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40886" calcext:value-type="float">
            <text:p>40886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13582" calcext:value-type="float">
            <text:p>13582</text:p>
          </table:table-cell>
          <table:table-cell/>
          <table:table-cell office:value-type="float" office:value="14592" calcext:value-type="float">
            <text:p>14592</text:p>
          </table:table-cell>
          <table:table-cell/>
          <table:table-cell table:formula="of:=ABS([.H32]-[.J32])"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89808" calcext:value-type="float">
            <text:p>89808</text:p>
          </table:table-cell>
          <table:table-cell table:number-columns-repeated="2"/>
          <table:table-cell office:value-type="float" office:value="48152" calcext:value-type="float">
            <text:p>48152</text:p>
          </table:table-cell>
          <table:table-cell table:number-columns-repeated="3"/>
          <table:table-cell office:value-type="float" office:value="13592" calcext:value-type="float">
            <text:p>13592</text:p>
          </table:table-cell>
          <table:table-cell/>
          <table:table-cell office:value-type="float" office:value="14944" calcext:value-type="float">
            <text:p>14944</text:p>
          </table:table-cell>
          <table:table-cell/>
          <table:table-cell table:formula="of:=ABS([.H33]-[.J33])"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51059" calcext:value-type="float">
            <text:p>51059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13732" calcext:value-type="float">
            <text:p>13732</text:p>
          </table:table-cell>
          <table:table-cell/>
          <table:table-cell office:value-type="float" office:value="15102" calcext:value-type="float">
            <text:p>15102</text:p>
          </table:table-cell>
          <table:table-cell/>
          <table:table-cell table:formula="of:=ABS([.H34]-[.J34])"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29828" calcext:value-type="float">
            <text:p>29828</text:p>
          </table:table-cell>
          <table:table-cell table:number-columns-repeated="2"/>
          <table:table-cell office:value-type="float" office:value="47181" calcext:value-type="float">
            <text:p>47181</text:p>
          </table:table-cell>
          <table:table-cell table:number-columns-repeated="3"/>
          <table:table-cell office:value-type="float" office:value="13794" calcext:value-type="float">
            <text:p>13794</text:p>
          </table:table-cell>
          <table:table-cell/>
          <table:table-cell office:value-type="float" office:value="15173" calcext:value-type="float">
            <text:p>15173</text:p>
          </table:table-cell>
          <table:table-cell/>
          <table:table-cell table:formula="of:=ABS([.H35]-[.J35])"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26337" calcext:value-type="float">
            <text:p>26337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13809" calcext:value-type="float">
            <text:p>13809</text:p>
          </table:table-cell>
          <table:table-cell/>
          <table:table-cell office:value-type="float" office:value="15310" calcext:value-type="float">
            <text:p>15310</text:p>
          </table:table-cell>
          <table:table-cell/>
          <table:table-cell table:formula="of:=ABS([.H36]-[.J36])"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float" office:value="75448" calcext:value-type="float">
            <text:p>75448</text:p>
          </table:table-cell>
          <table:table-cell table:number-columns-repeated="2"/>
          <table:table-cell office:value-type="float" office:value="87890" calcext:value-type="float">
            <text:p>87890</text:p>
          </table:table-cell>
          <table:table-cell table:number-columns-repeated="3"/>
          <table:table-cell office:value-type="float" office:value="13832" calcext:value-type="float">
            <text:p>13832</text:p>
          </table:table-cell>
          <table:table-cell/>
          <table:table-cell office:value-type="float" office:value="15507" calcext:value-type="float">
            <text:p>15507</text:p>
          </table:table-cell>
          <table:table-cell/>
          <table:table-cell table:formula="of:=ABS([.H37]-[.J37])"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26971" calcext:value-type="float">
            <text:p>26971</text:p>
          </table:table-cell>
          <table:table-cell table:number-columns-repeated="2"/>
          <table:table-cell office:value-type="float" office:value="12395" calcext:value-type="float">
            <text:p>12395</text:p>
          </table:table-cell>
          <table:table-cell table:number-columns-repeated="3"/>
          <table:table-cell office:value-type="float" office:value="14064" calcext:value-type="float">
            <text:p>14064</text:p>
          </table:table-cell>
          <table:table-cell/>
          <table:table-cell office:value-type="float" office:value="16047" calcext:value-type="float">
            <text:p>16047</text:p>
          </table:table-cell>
          <table:table-cell/>
          <table:table-cell table:formula="of:=ABS([.H38]-[.J38])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71808" calcext:value-type="float">
            <text:p>71808</text:p>
          </table:table-cell>
          <table:table-cell table:number-columns-repeated="2"/>
          <table:table-cell office:value-type="float" office:value="80599" calcext:value-type="float">
            <text:p>80599</text:p>
          </table:table-cell>
          <table:table-cell table:number-columns-repeated="3"/>
          <table:table-cell office:value-type="float" office:value="14156" calcext:value-type="float">
            <text:p>14156</text:p>
          </table:table-cell>
          <table:table-cell/>
          <table:table-cell office:value-type="float" office:value="16084" calcext:value-type="float">
            <text:p>16084</text:p>
          </table:table-cell>
          <table:table-cell/>
          <table:table-cell table:formula="of:=ABS([.H39]-[.J39])"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29493" calcext:value-type="float">
            <text:p>29493</text:p>
          </table:table-cell>
          <table:table-cell table:number-columns-repeated="2"/>
          <table:table-cell office:value-type="float" office:value="61319" calcext:value-type="float">
            <text:p>61319</text:p>
          </table:table-cell>
          <table:table-cell table:number-columns-repeated="3"/>
          <table:table-cell office:value-type="float" office:value="14168" calcext:value-type="float">
            <text:p>14168</text:p>
          </table:table-cell>
          <table:table-cell/>
          <table:table-cell office:value-type="float" office:value="16139" calcext:value-type="float">
            <text:p>16139</text:p>
          </table:table-cell>
          <table:table-cell/>
          <table:table-cell table:formula="of:=ABS([.H40]-[.J40])"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47055" calcext:value-type="float">
            <text:p>47055</text:p>
          </table:table-cell>
          <table:table-cell table:number-columns-repeated="2"/>
          <table:table-cell office:value-type="float" office:value="43873" calcext:value-type="float">
            <text:p>43873</text:p>
          </table:table-cell>
          <table:table-cell table:number-columns-repeated="3"/>
          <table:table-cell office:value-type="float" office:value="14242" calcext:value-type="float">
            <text:p>14242</text:p>
          </table:table-cell>
          <table:table-cell/>
          <table:table-cell office:value-type="float" office:value="16503" calcext:value-type="float">
            <text:p>16503</text:p>
          </table:table-cell>
          <table:table-cell/>
          <table:table-cell table:formula="of:=ABS([.H41]-[.J41])"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 office:value-type="float" office:value="50770" calcext:value-type="float">
            <text:p>50770</text:p>
          </table:table-cell>
          <table:table-cell table:number-columns-repeated="2"/>
          <table:table-cell office:value-type="float" office:value="96410" calcext:value-type="float">
            <text:p>96410</text:p>
          </table:table-cell>
          <table:table-cell table:number-columns-repeated="3"/>
          <table:table-cell office:value-type="float" office:value="14251" calcext:value-type="float">
            <text:p>14251</text:p>
          </table:table-cell>
          <table:table-cell/>
          <table:table-cell office:value-type="float" office:value="16668" calcext:value-type="float">
            <text:p>16668</text:p>
          </table:table-cell>
          <table:table-cell/>
          <table:table-cell table:formula="of:=ABS([.H42]-[.J42])" office:value-type="float" office:value="2417" calcext:value-type="float">
            <text:p>2417</text:p>
          </table:table-cell>
          <table:table-cell table:number-columns-repeated="3"/>
        </table:table-row>
        <table:table-row table:style-name="ro1">
          <table:table-cell office:value-type="float" office:value="14156" calcext:value-type="float">
            <text:p>14156</text:p>
          </table:table-cell>
          <table:table-cell table:number-columns-repeated="2"/>
          <table:table-cell office:value-type="float" office:value="68842" calcext:value-type="float">
            <text:p>68842</text:p>
          </table:table-cell>
          <table:table-cell table:number-columns-repeated="3"/>
          <table:table-cell office:value-type="float" office:value="14637" calcext:value-type="float">
            <text:p>14637</text:p>
          </table:table-cell>
          <table:table-cell/>
          <table:table-cell office:value-type="float" office:value="17110" calcext:value-type="float">
            <text:p>17110</text:p>
          </table:table-cell>
          <table:table-cell/>
          <table:table-cell table:formula="of:=ABS([.H43]-[.J43])" office:value-type="float" office:value="2473" calcext:value-type="float">
            <text:p>2473</text:p>
          </table:table-cell>
          <table:table-cell table:number-columns-repeated="3"/>
        </table:table-row>
        <table:table-row table:style-name="ro1">
          <table:table-cell office:value-type="float" office:value="56759" calcext:value-type="float">
            <text:p>56759</text:p>
          </table:table-cell>
          <table:table-cell table:number-columns-repeated="2"/>
          <table:table-cell office:value-type="float" office:value="54054" calcext:value-type="float">
            <text:p>54054</text:p>
          </table:table-cell>
          <table:table-cell table:number-columns-repeated="3"/>
          <table:table-cell office:value-type="float" office:value="14746" calcext:value-type="float">
            <text:p>14746</text:p>
          </table:table-cell>
          <table:table-cell/>
          <table:table-cell office:value-type="float" office:value="17354" calcext:value-type="float">
            <text:p>17354</text:p>
          </table:table-cell>
          <table:table-cell/>
          <table:table-cell table:formula="of:=ABS([.H44]-[.J44])"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38923" calcext:value-type="float">
            <text:p>38923</text:p>
          </table:table-cell>
          <table:table-cell table:number-columns-repeated="2"/>
          <table:table-cell office:value-type="float" office:value="26343" calcext:value-type="float">
            <text:p>26343</text:p>
          </table:table-cell>
          <table:table-cell table:number-columns-repeated="3"/>
          <table:table-cell office:value-type="float" office:value="14761" calcext:value-type="float">
            <text:p>14761</text:p>
          </table:table-cell>
          <table:table-cell/>
          <table:table-cell office:value-type="float" office:value="17432" calcext:value-type="float">
            <text:p>17432</text:p>
          </table:table-cell>
          <table:table-cell/>
          <table:table-cell table:formula="of:=ABS([.H45]-[.J45])" office:value-type="float" office:value="2671" calcext:value-type="float">
            <text:p>2671</text:p>
          </table:table-cell>
          <table:table-cell table:number-columns-repeated="3"/>
        </table:table-row>
        <table:table-row table:style-name="ro1">
          <table:table-cell office:value-type="float" office:value="12572" calcext:value-type="float">
            <text:p>12572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14800" calcext:value-type="float">
            <text:p>14800</text:p>
          </table:table-cell>
          <table:table-cell/>
          <table:table-cell office:value-type="float" office:value="17708" calcext:value-type="float">
            <text:p>17708</text:p>
          </table:table-cell>
          <table:table-cell/>
          <table:table-cell table:formula="of:=ABS([.H46]-[.J46])"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88675" calcext:value-type="float">
            <text:p>88675</text:p>
          </table:table-cell>
          <table:table-cell table:number-columns-repeated="2"/>
          <table:table-cell office:value-type="float" office:value="40823" calcext:value-type="float">
            <text:p>40823</text:p>
          </table:table-cell>
          <table:table-cell table:number-columns-repeated="3"/>
          <table:table-cell office:value-type="float" office:value="14879" calcext:value-type="float">
            <text:p>14879</text:p>
          </table:table-cell>
          <table:table-cell/>
          <table:table-cell office:value-type="float" office:value="17716" calcext:value-type="float">
            <text:p>17716</text:p>
          </table:table-cell>
          <table:table-cell/>
          <table:table-cell table:formula="of:=ABS([.H47]-[.J47])" office:value-type="float" office:value="2837" calcext:value-type="float">
            <text:p>2837</text:p>
          </table:table-cell>
          <table:table-cell table:number-columns-repeated="3"/>
        </table:table-row>
        <table:table-row table:style-name="ro1">
          <table:table-cell office:value-type="float" office:value="78193" calcext:value-type="float">
            <text:p>78193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15045" calcext:value-type="float">
            <text:p>15045</text:p>
          </table:table-cell>
          <table:table-cell/>
          <table:table-cell office:value-type="float" office:value="17756" calcext:value-type="float">
            <text:p>17756</text:p>
          </table:table-cell>
          <table:table-cell/>
          <table:table-cell table:formula="of:=ABS([.H48]-[.J48])" office:value-type="float" office:value="2711" calcext:value-type="float">
            <text:p>2711</text:p>
          </table:table-cell>
          <table:table-cell table:number-columns-repeated="3"/>
        </table:table-row>
        <table:table-row table:style-name="ro1">
          <table:table-cell office:value-type="float" office:value="41580" calcext:value-type="float">
            <text:p>41580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15217" calcext:value-type="float">
            <text:p>15217</text:p>
          </table:table-cell>
          <table:table-cell/>
          <table:table-cell office:value-type="float" office:value="17806" calcext:value-type="float">
            <text:p>17806</text:p>
          </table:table-cell>
          <table:table-cell/>
          <table:table-cell table:formula="of:=ABS([.H49]-[.J49])"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38011" calcext:value-type="float">
            <text:p>38011</text:p>
          </table:table-cell>
          <table:table-cell table:number-columns-repeated="2"/>
          <table:table-cell office:value-type="float" office:value="85234" calcext:value-type="float">
            <text:p>85234</text:p>
          </table:table-cell>
          <table:table-cell table:number-columns-repeated="3"/>
          <table:table-cell office:value-type="float" office:value="15286" calcext:value-type="float">
            <text:p>15286</text:p>
          </table:table-cell>
          <table:table-cell/>
          <table:table-cell office:value-type="float" office:value="18124" calcext:value-type="float">
            <text:p>18124</text:p>
          </table:table-cell>
          <table:table-cell/>
          <table:table-cell table:formula="of:=ABS([.H50]-[.J50])"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7994" calcext:value-type="float">
            <text:p>27994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15329" calcext:value-type="float">
            <text:p>15329</text:p>
          </table:table-cell>
          <table:table-cell/>
          <table:table-cell office:value-type="float" office:value="18187" calcext:value-type="float">
            <text:p>18187</text:p>
          </table:table-cell>
          <table:table-cell/>
          <table:table-cell table:formula="of:=ABS([.H51]-[.J51])"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98468" calcext:value-type="float">
            <text:p>98468</text:p>
          </table:table-cell>
          <table:table-cell table:number-columns-repeated="2"/>
          <table:table-cell office:value-type="float" office:value="21775" calcext:value-type="float">
            <text:p>21775</text:p>
          </table:table-cell>
          <table:table-cell table:number-columns-repeated="3"/>
          <table:table-cell office:value-type="float" office:value="15357" calcext:value-type="float">
            <text:p>15357</text:p>
          </table:table-cell>
          <table:table-cell/>
          <table:table-cell office:value-type="float" office:value="18468" calcext:value-type="float">
            <text:p>18468</text:p>
          </table:table-cell>
          <table:table-cell/>
          <table:table-cell table:formula="of:=ABS([.H52]-[.J52])" office:value-type="float" office:value="3111" calcext:value-type="float">
            <text:p>3111</text:p>
          </table:table-cell>
          <table:table-cell table:number-columns-repeated="3"/>
        </table:table-row>
        <table:table-row table:style-name="ro1">
          <table:table-cell office:value-type="float" office:value="53338" calcext:value-type="float">
            <text:p>53338</text:p>
          </table:table-cell>
          <table:table-cell table:number-columns-repeated="2"/>
          <table:table-cell office:value-type="float" office:value="68111" calcext:value-type="float">
            <text:p>68111</text:p>
          </table:table-cell>
          <table:table-cell table:number-columns-repeated="3"/>
          <table:table-cell office:value-type="float" office:value="15572" calcext:value-type="float">
            <text:p>15572</text:p>
          </table:table-cell>
          <table:table-cell/>
          <table:table-cell office:value-type="float" office:value="19240" calcext:value-type="float">
            <text:p>19240</text:p>
          </table:table-cell>
          <table:table-cell/>
          <table:table-cell table:formula="of:=ABS([.H53]-[.J53])" office:value-type="float" office:value="3668" calcext:value-type="float">
            <text:p>3668</text:p>
          </table:table-cell>
          <table:table-cell table:number-columns-repeated="3"/>
        </table:table-row>
        <table:table-row table:style-name="ro1">
          <table:table-cell office:value-type="float" office:value="27553" calcext:value-type="float">
            <text:p>27553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15586" calcext:value-type="float">
            <text:p>15586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4]-[.J54])"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77017" calcext:value-type="float">
            <text:p>77017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15745" calcext:value-type="float">
            <text:p>15745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5]-[.J55])" office:value-type="float" office:value="3657" calcext:value-type="float">
            <text:p>3657</text:p>
          </table:table-cell>
          <table:table-cell table:number-columns-repeated="3"/>
        </table:table-row>
        <table:table-row table:style-name="ro1">
          <table:table-cell office:value-type="float" office:value="47383" calcext:value-type="float">
            <text:p>47383</text:p>
          </table:table-cell>
          <table:table-cell table:number-columns-repeated="2"/>
          <table:table-cell office:value-type="float" office:value="93294" calcext:value-type="float">
            <text:p>93294</text:p>
          </table:table-cell>
          <table:table-cell table:number-columns-repeated="3"/>
          <table:table-cell office:value-type="float" office:value="15810" calcext:value-type="float">
            <text:p>15810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6]-[.J56])"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79266" calcext:value-type="float">
            <text:p>79266</text:p>
          </table:table-cell>
          <table:table-cell table:number-columns-repeated="2"/>
          <table:table-cell office:value-type="float" office:value="78275" calcext:value-type="float">
            <text:p>78275</text:p>
          </table:table-cell>
          <table:table-cell table:number-columns-repeated="3"/>
          <table:table-cell office:value-type="float" office:value="15836" calcext:value-type="float">
            <text:p>15836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7]-[.J57])"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74356" calcext:value-type="float">
            <text:p>74356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15845" calcext:value-type="float">
            <text:p>15845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8]-[.J58])" office:value-type="float" office:value="3557" calcext:value-type="float">
            <text:p>3557</text:p>
          </table:table-cell>
          <table:table-cell table:number-columns-repeated="3"/>
        </table:table-row>
        <table:table-row table:style-name="ro1">
          <table:table-cell office:value-type="float" office:value="22139" calcext:value-type="float">
            <text:p>22139</text:p>
          </table:table-cell>
          <table:table-cell table:number-columns-repeated="2"/>
          <table:table-cell office:value-type="float" office:value="87671" calcext:value-type="float">
            <text:p>87671</text:p>
          </table:table-cell>
          <table:table-cell table:number-columns-repeated="3"/>
          <table:table-cell office:value-type="float" office:value="15879" calcext:value-type="float">
            <text:p>15879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59]-[.J59])" office:value-type="float" office:value="3523" calcext:value-type="float">
            <text:p>3523</text:p>
          </table:table-cell>
          <table:table-cell table:number-columns-repeated="3"/>
        </table:table-row>
        <table:table-row table:style-name="ro1">
          <table:table-cell office:value-type="float" office:value="84119" calcext:value-type="float">
            <text:p>84119</text:p>
          </table:table-cell>
          <table:table-cell table:number-columns-repeated="2"/>
          <table:table-cell office:value-type="float" office:value="39187" calcext:value-type="float">
            <text:p>39187</text:p>
          </table:table-cell>
          <table:table-cell table:number-columns-repeated="3"/>
          <table:table-cell office:value-type="float" office:value="15894" calcext:value-type="float">
            <text:p>15894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0]-[.J60])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77267" calcext:value-type="float">
            <text:p>77267</text:p>
          </table:table-cell>
          <table:table-cell table:number-columns-repeated="2"/>
          <table:table-cell office:value-type="float" office:value="66964" calcext:value-type="float">
            <text:p>66964</text:p>
          </table:table-cell>
          <table:table-cell table:number-columns-repeated="3"/>
          <table:table-cell office:value-type="float" office:value="15905" calcext:value-type="float">
            <text:p>15905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1]-[.J61])" office:value-type="float" office:value="3497" calcext:value-type="float">
            <text:p>3497</text:p>
          </table:table-cell>
          <table:table-cell table:number-columns-repeated="3"/>
        </table:table-row>
        <table:table-row table:style-name="ro1">
          <table:table-cell office:value-type="float" office:value="97361" calcext:value-type="float">
            <text:p>97361</text:p>
          </table:table-cell>
          <table:table-cell table:number-columns-repeated="2"/>
          <table:table-cell office:value-type="float" office:value="23225" calcext:value-type="float">
            <text:p>23225</text:p>
          </table:table-cell>
          <table:table-cell table:number-columns-repeated="3"/>
          <table:table-cell office:value-type="float" office:value="16026" calcext:value-type="float">
            <text:p>16026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2]-[.J62])"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58958" calcext:value-type="float">
            <text:p>58958</text:p>
          </table:table-cell>
          <table:table-cell table:number-columns-repeated="2"/>
          <table:table-cell office:value-type="float" office:value="10638" calcext:value-type="float">
            <text:p>10638</text:p>
          </table:table-cell>
          <table:table-cell table:number-columns-repeated="3"/>
          <table:table-cell office:value-type="float" office:value="16212" calcext:value-type="float">
            <text:p>16212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3]-[.J63])"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17232" calcext:value-type="float">
            <text:p>17232</text:p>
          </table:table-cell>
          <table:table-cell table:number-columns-repeated="2"/>
          <table:table-cell office:value-type="float" office:value="96076" calcext:value-type="float">
            <text:p>96076</text:p>
          </table:table-cell>
          <table:table-cell table:number-columns-repeated="3"/>
          <table:table-cell office:value-type="float" office:value="16451" calcext:value-type="float">
            <text:p>16451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4]-[.J64])" office:value-type="float" office:value="2951" calcext:value-type="float">
            <text:p>2951</text:p>
          </table:table-cell>
          <table:table-cell table:number-columns-repeated="3"/>
        </table:table-row>
        <table:table-row table:style-name="ro1">
          <table:table-cell office:value-type="float" office:value="26441" calcext:value-type="float">
            <text:p>26441</text:p>
          </table:table-cell>
          <table:table-cell table:number-columns-repeated="2"/>
          <table:table-cell office:value-type="float" office:value="75500" calcext:value-type="float">
            <text:p>75500</text:p>
          </table:table-cell>
          <table:table-cell table:number-columns-repeated="3"/>
          <table:table-cell office:value-type="float" office:value="16485" calcext:value-type="float">
            <text:p>16485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5]-[.J65])" office:value-type="float" office:value="2917" calcext:value-type="float">
            <text:p>2917</text:p>
          </table:table-cell>
          <table:table-cell table:number-columns-repeated="3"/>
        </table:table-row>
        <table:table-row table:style-name="ro1">
          <table:table-cell office:value-type="float" office:value="49244" calcext:value-type="float">
            <text:p>49244</text:p>
          </table:table-cell>
          <table:table-cell table:number-columns-repeated="2"/>
          <table:table-cell office:value-type="float" office:value="64695" calcext:value-type="float">
            <text:p>64695</text:p>
          </table:table-cell>
          <table:table-cell table:number-columns-repeated="3"/>
          <table:table-cell office:value-type="float" office:value="16507" calcext:value-type="float">
            <text:p>16507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6]-[.J66])"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float" office:value="58905" calcext:value-type="float">
            <text:p>58905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16783" calcext:value-type="float">
            <text:p>16783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7]-[.J67])" office:value-type="float" office:value="2619" calcext:value-type="float">
            <text:p>2619</text:p>
          </table:table-cell>
          <table:table-cell table:number-columns-repeated="3"/>
        </table:table-row>
        <table:table-row table:style-name="ro1">
          <table:table-cell office:value-type="float" office:value="15329" calcext:value-type="float">
            <text:p>15329</text:p>
          </table:table-cell>
          <table:table-cell table:number-columns-repeated="2"/>
          <table:table-cell office:value-type="float" office:value="69637" calcext:value-type="float">
            <text:p>69637</text:p>
          </table:table-cell>
          <table:table-cell table:number-columns-repeated="3"/>
          <table:table-cell office:value-type="float" office:value="16916" calcext:value-type="float">
            <text:p>16916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8]-[.J68])" office:value-type="float" office:value="2486" calcext:value-type="float">
            <text:p>2486</text:p>
          </table:table-cell>
          <table:table-cell table:number-columns-repeated="3"/>
        </table:table-row>
        <table:table-row table:style-name="ro1">
          <table:table-cell office:value-type="float" office:value="56453" calcext:value-type="float">
            <text:p>56453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17208" calcext:value-type="float">
            <text:p>17208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69]-[.J69])"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44121" calcext:value-type="float">
            <text:p>44121</text:p>
          </table:table-cell>
          <table:table-cell table:number-columns-repeated="2"/>
          <table:table-cell office:value-type="float" office:value="36077" calcext:value-type="float">
            <text:p>36077</text:p>
          </table:table-cell>
          <table:table-cell table:number-columns-repeated="3"/>
          <table:table-cell office:value-type="float" office:value="17232" calcext:value-type="float">
            <text:p>17232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70]-[.J70])"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36651" calcext:value-type="float">
            <text:p>36651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17311" calcext:value-type="float">
            <text:p>17311</text:p>
          </table:table-cell>
          <table:table-cell/>
          <table:table-cell office:value-type="float" office:value="19402" calcext:value-type="float">
            <text:p>19402</text:p>
          </table:table-cell>
          <table:table-cell/>
          <table:table-cell table:formula="of:=ABS([.H71]-[.J71])" office:value-type="float" office:value="2091" calcext:value-type="float">
            <text:p>2091</text:p>
          </table:table-cell>
          <table:table-cell table:number-columns-repeated="3"/>
        </table:table-row>
        <table:table-row table:style-name="ro1">
          <table:table-cell office:value-type="float" office:value="22517" calcext:value-type="float">
            <text:p>22517</text:p>
          </table:table-cell>
          <table:table-cell table:number-columns-repeated="2"/>
          <table:table-cell office:value-type="float" office:value="45430" calcext:value-type="float">
            <text:p>45430</text:p>
          </table:table-cell>
          <table:table-cell table:number-columns-repeated="3"/>
          <table:table-cell office:value-type="float" office:value="17373" calcext:value-type="float">
            <text:p>17373</text:p>
          </table:table-cell>
          <table:table-cell/>
          <table:table-cell office:value-type="float" office:value="19454" calcext:value-type="float">
            <text:p>19454</text:p>
          </table:table-cell>
          <table:table-cell/>
          <table:table-cell table:formula="of:=ABS([.H72]-[.J72])"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36899" calcext:value-type="float">
            <text:p>36899</text:p>
          </table:table-cell>
          <table:table-cell table:number-columns-repeated="2"/>
          <table:table-cell office:value-type="float" office:value="71230" calcext:value-type="float">
            <text:p>71230</text:p>
          </table:table-cell>
          <table:table-cell table:number-columns-repeated="3"/>
          <table:table-cell office:value-type="float" office:value="17583" calcext:value-type="float">
            <text:p>17583</text:p>
          </table:table-cell>
          <table:table-cell/>
          <table:table-cell office:value-type="float" office:value="19671" calcext:value-type="float">
            <text:p>19671</text:p>
          </table:table-cell>
          <table:table-cell/>
          <table:table-cell table:formula="of:=ABS([.H73]-[.J73])"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44144" calcext:value-type="float">
            <text:p>44144</text:p>
          </table:table-cell>
          <table:table-cell table:number-columns-repeated="2"/>
          <table:table-cell office:value-type="float" office:value="88757" calcext:value-type="float">
            <text:p>88757</text:p>
          </table:table-cell>
          <table:table-cell table:number-columns-repeated="3"/>
          <table:table-cell office:value-type="float" office:value="17584" calcext:value-type="float">
            <text:p>17584</text:p>
          </table:table-cell>
          <table:table-cell/>
          <table:table-cell office:value-type="float" office:value="19750" calcext:value-type="float">
            <text:p>19750</text:p>
          </table:table-cell>
          <table:table-cell/>
          <table:table-cell table:formula="of:=ABS([.H74]-[.J74])"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14168" calcext:value-type="float">
            <text:p>14168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17587" calcext:value-type="float">
            <text:p>17587</text:p>
          </table:table-cell>
          <table:table-cell/>
          <table:table-cell office:value-type="float" office:value="19789" calcext:value-type="float">
            <text:p>19789</text:p>
          </table:table-cell>
          <table:table-cell/>
          <table:table-cell table:formula="of:=ABS([.H75]-[.J75])"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75698" calcext:value-type="float">
            <text:p>75698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17608" calcext:value-type="float">
            <text:p>17608</text:p>
          </table:table-cell>
          <table:table-cell/>
          <table:table-cell office:value-type="float" office:value="19968" calcext:value-type="float">
            <text:p>19968</text:p>
          </table:table-cell>
          <table:table-cell/>
          <table:table-cell table:formula="of:=ABS([.H76]-[.J76])"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53259" calcext:value-type="float">
            <text:p>53259</text:p>
          </table:table-cell>
          <table:table-cell table:number-columns-repeated="2"/>
          <table:table-cell office:value-type="float" office:value="91167" calcext:value-type="float">
            <text:p>91167</text:p>
          </table:table-cell>
          <table:table-cell table:number-columns-repeated="3"/>
          <table:table-cell office:value-type="float" office:value="17778" calcext:value-type="float">
            <text:p>17778</text:p>
          </table:table-cell>
          <table:table-cell/>
          <table:table-cell office:value-type="float" office:value="20144" calcext:value-type="float">
            <text:p>20144</text:p>
          </table:table-cell>
          <table:table-cell/>
          <table:table-cell table:formula="of:=ABS([.H77]-[.J77])"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95206" calcext:value-type="float">
            <text:p>9520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17949" calcext:value-type="float">
            <text:p>17949</text:p>
          </table:table-cell>
          <table:table-cell/>
          <table:table-cell office:value-type="float" office:value="20197" calcext:value-type="float">
            <text:p>20197</text:p>
          </table:table-cell>
          <table:table-cell/>
          <table:table-cell table:formula="of:=ABS([.H78]-[.J78])" office:value-type="float" office:value="2248" calcext:value-type="float">
            <text:p>2248</text:p>
          </table:table-cell>
          <table:table-cell table:number-columns-repeated="3"/>
        </table:table-row>
        <table:table-row table:style-name="ro1">
          <table:table-cell office:value-type="float" office:value="53817" calcext:value-type="float">
            <text:p>53817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17988" calcext:value-type="float">
            <text:p>17988</text:p>
          </table:table-cell>
          <table:table-cell/>
          <table:table-cell office:value-type="float" office:value="20765" calcext:value-type="float">
            <text:p>20765</text:p>
          </table:table-cell>
          <table:table-cell/>
          <table:table-cell table:formula="of:=ABS([.H79]-[.J79])" office:value-type="float" office:value="2777" calcext:value-type="float">
            <text:p>2777</text:p>
          </table:table-cell>
          <table:table-cell table:number-columns-repeated="3"/>
        </table:table-row>
        <table:table-row table:style-name="ro1">
          <table:table-cell office:value-type="float" office:value="67800" calcext:value-type="float">
            <text:p>67800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18081" calcext:value-type="float">
            <text:p>18081</text:p>
          </table:table-cell>
          <table:table-cell/>
          <table:table-cell office:value-type="float" office:value="20872" calcext:value-type="float">
            <text:p>20872</text:p>
          </table:table-cell>
          <table:table-cell/>
          <table:table-cell table:formula="of:=ABS([.H80]-[.J80])" office:value-type="float" office:value="2791" calcext:value-type="float">
            <text:p>2791</text:p>
          </table:table-cell>
          <table:table-cell table:number-columns-repeated="3"/>
        </table:table-row>
        <table:table-row table:style-name="ro1">
          <table:table-cell office:value-type="float" office:value="48808" calcext:value-type="float">
            <text:p>48808</text:p>
          </table:table-cell>
          <table:table-cell table:number-columns-repeated="2"/>
          <table:table-cell office:value-type="float" office:value="99593" calcext:value-type="float">
            <text:p>99593</text:p>
          </table:table-cell>
          <table:table-cell table:number-columns-repeated="3"/>
          <table:table-cell office:value-type="float" office:value="18316" calcext:value-type="float">
            <text:p>18316</text:p>
          </table:table-cell>
          <table:table-cell/>
          <table:table-cell office:value-type="float" office:value="21060" calcext:value-type="float">
            <text:p>21060</text:p>
          </table:table-cell>
          <table:table-cell/>
          <table:table-cell table:formula="of:=ABS([.H81]-[.J81])"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35316" calcext:value-type="float">
            <text:p>35316</text:p>
          </table:table-cell>
          <table:table-cell table:number-columns-repeated="2"/>
          <table:table-cell office:value-type="float" office:value="55943" calcext:value-type="float">
            <text:p>55943</text:p>
          </table:table-cell>
          <table:table-cell table:number-columns-repeated="3"/>
          <table:table-cell office:value-type="float" office:value="18530" calcext:value-type="float">
            <text:p>18530</text:p>
          </table:table-cell>
          <table:table-cell/>
          <table:table-cell office:value-type="float" office:value="21087" calcext:value-type="float">
            <text:p>21087</text:p>
          </table:table-cell>
          <table:table-cell/>
          <table:table-cell table:formula="of:=ABS([.H82]-[.J82])" office:value-type="float" office:value="2557" calcext:value-type="float">
            <text:p>2557</text:p>
          </table:table-cell>
          <table:table-cell table:number-columns-repeated="3"/>
        </table:table-row>
        <table:table-row table:style-name="ro1">
          <table:table-cell office:value-type="float" office:value="25220" calcext:value-type="float">
            <text:p>25220</text:p>
          </table:table-cell>
          <table:table-cell table:number-columns-repeated="2"/>
          <table:table-cell office:value-type="float" office:value="54492" calcext:value-type="float">
            <text:p>54492</text:p>
          </table:table-cell>
          <table:table-cell table:number-columns-repeated="3"/>
          <table:table-cell office:value-type="float" office:value="18740" calcext:value-type="float">
            <text:p>18740</text:p>
          </table:table-cell>
          <table:table-cell/>
          <table:table-cell office:value-type="float" office:value="21138" calcext:value-type="float">
            <text:p>21138</text:p>
          </table:table-cell>
          <table:table-cell/>
          <table:table-cell table:formula="of:=ABS([.H83]-[.J83])"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135" calcext:value-type="float">
            <text:p>23135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18818" calcext:value-type="float">
            <text:p>18818</text:p>
          </table:table-cell>
          <table:table-cell/>
          <table:table-cell office:value-type="float" office:value="21419" calcext:value-type="float">
            <text:p>21419</text:p>
          </table:table-cell>
          <table:table-cell/>
          <table:table-cell table:formula="of:=ABS([.H84]-[.J84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64270" calcext:value-type="float">
            <text:p>64270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18820" calcext:value-type="float">
            <text:p>18820</text:p>
          </table:table-cell>
          <table:table-cell/>
          <table:table-cell office:value-type="float" office:value="21588" calcext:value-type="float">
            <text:p>21588</text:p>
          </table:table-cell>
          <table:table-cell/>
          <table:table-cell table:formula="of:=ABS([.H85]-[.J85])"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62121" calcext:value-type="float">
            <text:p>62121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18900" calcext:value-type="float">
            <text:p>18900</text:p>
          </table:table-cell>
          <table:table-cell/>
          <table:table-cell office:value-type="float" office:value="21619" calcext:value-type="float">
            <text:p>21619</text:p>
          </table:table-cell>
          <table:table-cell/>
          <table:table-cell table:formula="of:=ABS([.H86]-[.J86])" office:value-type="float" office:value="2719" calcext:value-type="float">
            <text:p>2719</text:p>
          </table:table-cell>
          <table:table-cell table:number-columns-repeated="3"/>
        </table:table-row>
        <table:table-row table:style-name="ro1">
          <table:table-cell office:value-type="float" office:value="90797" calcext:value-type="float">
            <text:p>90797</text:p>
          </table:table-cell>
          <table:table-cell table:number-columns-repeated="2"/>
          <table:table-cell office:value-type="float" office:value="94795" calcext:value-type="float">
            <text:p>94795</text:p>
          </table:table-cell>
          <table:table-cell table:number-columns-repeated="3"/>
          <table:table-cell office:value-type="float" office:value="18901" calcext:value-type="float">
            <text:p>18901</text:p>
          </table:table-cell>
          <table:table-cell/>
          <table:table-cell office:value-type="float" office:value="21767" calcext:value-type="float">
            <text:p>21767</text:p>
          </table:table-cell>
          <table:table-cell/>
          <table:table-cell table:formula="of:=ABS([.H87]-[.J87])"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49815" calcext:value-type="float">
            <text:p>49815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18915" calcext:value-type="float">
            <text:p>18915</text:p>
          </table:table-cell>
          <table:table-cell/>
          <table:table-cell office:value-type="float" office:value="21775" calcext:value-type="float">
            <text:p>21775</text:p>
          </table:table-cell>
          <table:table-cell/>
          <table:table-cell table:formula="of:=ABS([.H88]-[.J88])"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39585" calcext:value-type="float">
            <text:p>39585</text:p>
          </table:table-cell>
          <table:table-cell table:number-columns-repeated="2"/>
          <table:table-cell office:value-type="float" office:value="72810" calcext:value-type="float">
            <text:p>72810</text:p>
          </table:table-cell>
          <table:table-cell table:number-columns-repeated="3"/>
          <table:table-cell office:value-type="float" office:value="19065" calcext:value-type="float">
            <text:p>19065</text:p>
          </table:table-cell>
          <table:table-cell/>
          <table:table-cell office:value-type="float" office:value="21794" calcext:value-type="float">
            <text:p>21794</text:p>
          </table:table-cell>
          <table:table-cell/>
          <table:table-cell table:formula="of:=ABS([.H89]-[.J89])" office:value-type="float" office:value="2729" calcext:value-type="float">
            <text:p>2729</text:p>
          </table:table-cell>
          <table:table-cell table:number-columns-repeated="3"/>
        </table:table-row>
        <table:table-row table:style-name="ro1">
          <table:table-cell office:value-type="float" office:value="83592" calcext:value-type="float">
            <text:p>83592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19192" calcext:value-type="float">
            <text:p>19192</text:p>
          </table:table-cell>
          <table:table-cell/>
          <table:table-cell office:value-type="float" office:value="21802" calcext:value-type="float">
            <text:p>21802</text:p>
          </table:table-cell>
          <table:table-cell/>
          <table:table-cell table:formula="of:=ABS([.H90]-[.J90])"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57529" calcext:value-type="float">
            <text:p>57529</text:p>
          </table:table-cell>
          <table:table-cell table:number-columns-repeated="2"/>
          <table:table-cell office:value-type="float" office:value="54279" calcext:value-type="float">
            <text:p>54279</text:p>
          </table:table-cell>
          <table:table-cell table:number-columns-repeated="3"/>
          <table:table-cell office:value-type="float" office:value="19197" calcext:value-type="float">
            <text:p>19197</text:p>
          </table:table-cell>
          <table:table-cell/>
          <table:table-cell office:value-type="float" office:value="21883" calcext:value-type="float">
            <text:p>21883</text:p>
          </table:table-cell>
          <table:table-cell/>
          <table:table-cell table:formula="of:=ABS([.H91]-[.J91])"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36396" calcext:value-type="float">
            <text:p>36396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19232" calcext:value-type="float">
            <text:p>19232</text:p>
          </table:table-cell>
          <table:table-cell/>
          <table:table-cell office:value-type="float" office:value="22096" calcext:value-type="float">
            <text:p>22096</text:p>
          </table:table-cell>
          <table:table-cell/>
          <table:table-cell table:formula="of:=ABS([.H92]-[.J92])"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50313" calcext:value-type="float">
            <text:p>50313</text:p>
          </table:table-cell>
          <table:table-cell table:number-columns-repeated="2"/>
          <table:table-cell office:value-type="float" office:value="11918" calcext:value-type="float">
            <text:p>11918</text:p>
          </table:table-cell>
          <table:table-cell table:number-columns-repeated="3"/>
          <table:table-cell office:value-type="float" office:value="19286" calcext:value-type="float">
            <text:p>19286</text:p>
          </table:table-cell>
          <table:table-cell/>
          <table:table-cell office:value-type="float" office:value="22109" calcext:value-type="float">
            <text:p>22109</text:p>
          </table:table-cell>
          <table:table-cell/>
          <table:table-cell table:formula="of:=ABS([.H93]-[.J93])" office:value-type="float" office:value="2823" calcext:value-type="float">
            <text:p>2823</text:p>
          </table:table-cell>
          <table:table-cell table:number-columns-repeated="3"/>
        </table:table-row>
        <table:table-row table:style-name="ro1">
          <table:table-cell office:value-type="float" office:value="41827" calcext:value-type="float">
            <text:p>41827</text:p>
          </table:table-cell>
          <table:table-cell table:number-columns-repeated="2"/>
          <table:table-cell office:value-type="float" office:value="94458" calcext:value-type="float">
            <text:p>94458</text:p>
          </table:table-cell>
          <table:table-cell table:number-columns-repeated="3"/>
          <table:table-cell office:value-type="float" office:value="19355" calcext:value-type="float">
            <text:p>19355</text:p>
          </table:table-cell>
          <table:table-cell/>
          <table:table-cell office:value-type="float" office:value="22180" calcext:value-type="float">
            <text:p>22180</text:p>
          </table:table-cell>
          <table:table-cell/>
          <table:table-cell table:formula="of:=ABS([.H94]-[.J94])"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float" office:value="58012" calcext:value-type="float">
            <text:p>58012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19402" calcext:value-type="float">
            <text:p>19402</text:p>
          </table:table-cell>
          <table:table-cell/>
          <table:table-cell office:value-type="float" office:value="22240" calcext:value-type="float">
            <text:p>22240</text:p>
          </table:table-cell>
          <table:table-cell/>
          <table:table-cell table:formula="of:=ABS([.H95]-[.J95])"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66853" calcext:value-type="float">
            <text:p>66853</text:p>
          </table:table-cell>
          <table:table-cell table:number-columns-repeated="2"/>
          <table:table-cell office:value-type="float" office:value="95424" calcext:value-type="float">
            <text:p>95424</text:p>
          </table:table-cell>
          <table:table-cell table:number-columns-repeated="3"/>
          <table:table-cell office:value-type="float" office:value="19444" calcext:value-type="float">
            <text:p>19444</text:p>
          </table:table-cell>
          <table:table-cell/>
          <table:table-cell office:value-type="float" office:value="22622" calcext:value-type="float">
            <text:p>22622</text:p>
          </table:table-cell>
          <table:table-cell/>
          <table:table-cell table:formula="of:=ABS([.H96]-[.J96])"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59067" calcext:value-type="float">
            <text:p>59067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19610" calcext:value-type="float">
            <text:p>19610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97]-[.J97])" office:value-type="float" office:value="3173" calcext:value-type="float">
            <text:p>3173</text:p>
          </table:table-cell>
          <table:table-cell table:number-columns-repeated="3"/>
        </table:table-row>
        <table:table-row table:style-name="ro1">
          <table:table-cell office:value-type="float" office:value="29841" calcext:value-type="float">
            <text:p>29841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19642" calcext:value-type="float">
            <text:p>19642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98]-[.J98])" office:value-type="float" office:value="3141" calcext:value-type="float">
            <text:p>3141</text:p>
          </table:table-cell>
          <table:table-cell table:number-columns-repeated="3"/>
        </table:table-row>
        <table:table-row table:style-name="ro1">
          <table:table-cell office:value-type="float" office:value="25699" calcext:value-type="float">
            <text:p>25699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19760" calcext:value-type="float">
            <text:p>19760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99]-[.J99])" office:value-type="float" office:value="3023" calcext:value-type="float">
            <text:p>3023</text:p>
          </table:table-cell>
          <table:table-cell table:number-columns-repeated="3"/>
        </table:table-row>
        <table:table-row table:style-name="ro1">
          <table:table-cell office:value-type="float" office:value="75721" calcext:value-type="float">
            <text:p>75721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19865" calcext:value-type="float">
            <text:p>19865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0]-[.J100])"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15845" calcext:value-type="float">
            <text:p>15845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19970" calcext:value-type="float">
            <text:p>19970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1]-[.J101])" office:value-type="float" office:value="2813" calcext:value-type="float">
            <text:p>2813</text:p>
          </table:table-cell>
          <table:table-cell table:number-columns-repeated="3"/>
        </table:table-row>
        <table:table-row table:style-name="ro1">
          <table:table-cell office:value-type="float" office:value="68449" calcext:value-type="float">
            <text:p>68449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20157" calcext:value-type="float">
            <text:p>20157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2]-[.J102])"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78811" calcext:value-type="float">
            <text:p>78811</text:p>
          </table:table-cell>
          <table:table-cell table:number-columns-repeated="2"/>
          <table:table-cell office:value-type="float" office:value="40412" calcext:value-type="float">
            <text:p>40412</text:p>
          </table:table-cell>
          <table:table-cell table:number-columns-repeated="3"/>
          <table:table-cell office:value-type="float" office:value="20227" calcext:value-type="float">
            <text:p>20227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3]-[.J103])"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77447" calcext:value-type="float">
            <text:p>77447</text:p>
          </table:table-cell>
          <table:table-cell table:number-columns-repeated="2"/>
          <table:table-cell office:value-type="float" office:value="45365" calcext:value-type="float">
            <text:p>45365</text:p>
          </table:table-cell>
          <table:table-cell table:number-columns-repeated="3"/>
          <table:table-cell office:value-type="float" office:value="20288" calcext:value-type="float">
            <text:p>20288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4]-[.J104])" office:value-type="float" office:value="2495" calcext:value-type="float">
            <text:p>2495</text:p>
          </table:table-cell>
          <table:table-cell table:number-columns-repeated="3"/>
        </table:table-row>
        <table:table-row table:style-name="ro1">
          <table:table-cell office:value-type="float" office:value="84481" calcext:value-type="float">
            <text:p>84481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20344" calcext:value-type="float">
            <text:p>20344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5]-[.J105])" office:value-type="float" office:value="2439" calcext:value-type="float">
            <text:p>2439</text:p>
          </table:table-cell>
          <table:table-cell table:number-columns-repeated="3"/>
        </table:table-row>
        <table:table-row table:style-name="ro1">
          <table:table-cell office:value-type="float" office:value="67243" calcext:value-type="float">
            <text:p>67243</text:p>
          </table:table-cell>
          <table:table-cell table:number-columns-repeated="2"/>
          <table:table-cell office:value-type="float" office:value="48342" calcext:value-type="float">
            <text:p>48342</text:p>
          </table:table-cell>
          <table:table-cell table:number-columns-repeated="3"/>
          <table:table-cell office:value-type="float" office:value="20371" calcext:value-type="float">
            <text:p>20371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6]-[.J106])"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40596" calcext:value-type="float">
            <text:p>40596</text:p>
          </table:table-cell>
          <table:table-cell table:number-columns-repeated="2"/>
          <table:table-cell office:value-type="float" office:value="78376" calcext:value-type="float">
            <text:p>78376</text:p>
          </table:table-cell>
          <table:table-cell table:number-columns-repeated="3"/>
          <table:table-cell office:value-type="float" office:value="20385" calcext:value-type="float">
            <text:p>20385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7]-[.J107])"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18530" calcext:value-type="float">
            <text:p>18530</text:p>
          </table:table-cell>
          <table:table-cell table:number-columns-repeated="2"/>
          <table:table-cell office:value-type="float" office:value="55403" calcext:value-type="float">
            <text:p>55403</text:p>
          </table:table-cell>
          <table:table-cell table:number-columns-repeated="3"/>
          <table:table-cell office:value-type="float" office:value="20391" calcext:value-type="float">
            <text:p>20391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8]-[.J108])"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16485" calcext:value-type="float">
            <text:p>16485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20464" calcext:value-type="float">
            <text:p>20464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09]-[.J109])"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float" office:value="18820" calcext:value-type="float">
            <text:p>18820</text:p>
          </table:table-cell>
          <table:table-cell table:number-columns-repeated="2"/>
          <table:table-cell office:value-type="float" office:value="80617" calcext:value-type="float">
            <text:p>80617</text:p>
          </table:table-cell>
          <table:table-cell table:number-columns-repeated="3"/>
          <table:table-cell office:value-type="float" office:value="20527" calcext:value-type="float">
            <text:p>20527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10]-[.J110])"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10705" calcext:value-type="float">
            <text:p>10705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20537" calcext:value-type="float">
            <text:p>20537</text:p>
          </table:table-cell>
          <table:table-cell/>
          <table:table-cell office:value-type="float" office:value="22783" calcext:value-type="float">
            <text:p>22783</text:p>
          </table:table-cell>
          <table:table-cell/>
          <table:table-cell table:formula="of:=ABS([.H111]-[.J111])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92870" calcext:value-type="float">
            <text:p>92870</text:p>
          </table:table-cell>
          <table:table-cell table:number-columns-repeated="2"/>
          <table:table-cell office:value-type="float" office:value="32227" calcext:value-type="float">
            <text:p>32227</text:p>
          </table:table-cell>
          <table:table-cell table:number-columns-repeated="3"/>
          <table:table-cell office:value-type="float" office:value="20833" calcext:value-type="float">
            <text:p>20833</text:p>
          </table:table-cell>
          <table:table-cell/>
          <table:table-cell office:value-type="float" office:value="22819" calcext:value-type="float">
            <text:p>22819</text:p>
          </table:table-cell>
          <table:table-cell/>
          <table:table-cell table:formula="of:=ABS([.H112]-[.J112])"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63712" calcext:value-type="float">
            <text:p>63712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20925" calcext:value-type="float">
            <text:p>20925</text:p>
          </table:table-cell>
          <table:table-cell/>
          <table:table-cell office:value-type="float" office:value="22827" calcext:value-type="float">
            <text:p>22827</text:p>
          </table:table-cell>
          <table:table-cell/>
          <table:table-cell table:formula="of:=ABS([.H113]-[.J113])"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71445" calcext:value-type="float">
            <text:p>71445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21087" calcext:value-type="float">
            <text:p>21087</text:p>
          </table:table-cell>
          <table:table-cell/>
          <table:table-cell office:value-type="float" office:value="23007" calcext:value-type="float">
            <text:p>23007</text:p>
          </table:table-cell>
          <table:table-cell/>
          <table:table-cell table:formula="of:=ABS([.H114]-[.J114])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27313" calcext:value-type="float">
            <text:p>27313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21211" calcext:value-type="float">
            <text:p>21211</text:p>
          </table:table-cell>
          <table:table-cell/>
          <table:table-cell office:value-type="float" office:value="23041" calcext:value-type="float">
            <text:p>23041</text:p>
          </table:table-cell>
          <table:table-cell/>
          <table:table-cell table:formula="of:=ABS([.H115]-[.J115])"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60286" calcext:value-type="float">
            <text:p>60286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21214" calcext:value-type="float">
            <text:p>21214</text:p>
          </table:table-cell>
          <table:table-cell/>
          <table:table-cell office:value-type="float" office:value="23225" calcext:value-type="float">
            <text:p>23225</text:p>
          </table:table-cell>
          <table:table-cell/>
          <table:table-cell table:formula="of:=ABS([.H116]-[.J116])"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0149" calcext:value-type="float">
            <text:p>40149</text:p>
          </table:table-cell>
          <table:table-cell table:number-columns-repeated="2"/>
          <table:table-cell office:value-type="float" office:value="29131" calcext:value-type="float">
            <text:p>29131</text:p>
          </table:table-cell>
          <table:table-cell table:number-columns-repeated="3"/>
          <table:table-cell office:value-type="float" office:value="21266" calcext:value-type="float">
            <text:p>21266</text:p>
          </table:table-cell>
          <table:table-cell/>
          <table:table-cell office:value-type="float" office:value="23322" calcext:value-type="float">
            <text:p>23322</text:p>
          </table:table-cell>
          <table:table-cell/>
          <table:table-cell table:formula="of:=ABS([.H117]-[.J117])"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74223" calcext:value-type="float">
            <text:p>74223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21269" calcext:value-type="float">
            <text:p>21269</text:p>
          </table:table-cell>
          <table:table-cell/>
          <table:table-cell office:value-type="float" office:value="23381" calcext:value-type="float">
            <text:p>23381</text:p>
          </table:table-cell>
          <table:table-cell/>
          <table:table-cell table:formula="of:=ABS([.H118]-[.J118])"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30240" calcext:value-type="float">
            <text:p>30240</text:p>
          </table:table-cell>
          <table:table-cell table:number-columns-repeated="2"/>
          <table:table-cell office:value-type="float" office:value="44070" calcext:value-type="float">
            <text:p>44070</text:p>
          </table:table-cell>
          <table:table-cell table:number-columns-repeated="3"/>
          <table:table-cell office:value-type="float" office:value="21376" calcext:value-type="float">
            <text:p>21376</text:p>
          </table:table-cell>
          <table:table-cell/>
          <table:table-cell office:value-type="float" office:value="23403" calcext:value-type="float">
            <text:p>23403</text:p>
          </table:table-cell>
          <table:table-cell/>
          <table:table-cell table:formula="of:=ABS([.H119]-[.J119])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57108" calcext:value-type="float">
            <text:p>57108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21600" calcext:value-type="float">
            <text:p>21600</text:p>
          </table:table-cell>
          <table:table-cell/>
          <table:table-cell office:value-type="float" office:value="23504" calcext:value-type="float">
            <text:p>23504</text:p>
          </table:table-cell>
          <table:table-cell/>
          <table:table-cell table:formula="of:=ABS([.H120]-[.J120])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42911" calcext:value-type="float">
            <text:p>42911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21688" calcext:value-type="float">
            <text:p>21688</text:p>
          </table:table-cell>
          <table:table-cell/>
          <table:table-cell office:value-type="float" office:value="23565" calcext:value-type="float">
            <text:p>23565</text:p>
          </table:table-cell>
          <table:table-cell/>
          <table:table-cell table:formula="of:=ABS([.H121]-[.J121])"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21884" calcext:value-type="float">
            <text:p>21884</text:p>
          </table:table-cell>
          <table:table-cell/>
          <table:table-cell office:value-type="float" office:value="23784" calcext:value-type="float">
            <text:p>23784</text:p>
          </table:table-cell>
          <table:table-cell/>
          <table:table-cell table:formula="of:=ABS([.H122]-[.J122])"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26657" calcext:value-type="float">
            <text:p>26657</text:p>
          </table:table-cell>
          <table:table-cell table:number-columns-repeated="2"/>
          <table:table-cell office:value-type="float" office:value="17110" calcext:value-type="float">
            <text:p>17110</text:p>
          </table:table-cell>
          <table:table-cell table:number-columns-repeated="3"/>
          <table:table-cell office:value-type="float" office:value="21933" calcext:value-type="float">
            <text:p>21933</text:p>
          </table:table-cell>
          <table:table-cell/>
          <table:table-cell office:value-type="float" office:value="23816" calcext:value-type="float">
            <text:p>23816</text:p>
          </table:table-cell>
          <table:table-cell/>
          <table:table-cell table:formula="of:=ABS([.H123]-[.J123])"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77509" calcext:value-type="float">
            <text:p>77509</text:p>
          </table:table-cell>
          <table:table-cell table:number-columns-repeated="2"/>
          <table:table-cell office:value-type="float" office:value="36380" calcext:value-type="float">
            <text:p>36380</text:p>
          </table:table-cell>
          <table:table-cell table:number-columns-repeated="3"/>
          <table:table-cell office:value-type="float" office:value="22098" calcext:value-type="float">
            <text:p>22098</text:p>
          </table:table-cell>
          <table:table-cell/>
          <table:table-cell office:value-type="float" office:value="24294" calcext:value-type="float">
            <text:p>24294</text:p>
          </table:table-cell>
          <table:table-cell/>
          <table:table-cell table:formula="of:=ABS([.H124]-[.J124])"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76095" calcext:value-type="float">
            <text:p>76095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22139" calcext:value-type="float">
            <text:p>22139</text:p>
          </table:table-cell>
          <table:table-cell/>
          <table:table-cell office:value-type="float" office:value="24331" calcext:value-type="float">
            <text:p>24331</text:p>
          </table:table-cell>
          <table:table-cell/>
          <table:table-cell table:formula="of:=ABS([.H125]-[.J125])"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64592" calcext:value-type="float">
            <text:p>64592</text:p>
          </table:table-cell>
          <table:table-cell table:number-columns-repeated="2"/>
          <table:table-cell office:value-type="float" office:value="94578" calcext:value-type="float">
            <text:p>94578</text:p>
          </table:table-cell>
          <table:table-cell table:number-columns-repeated="3"/>
          <table:table-cell office:value-type="float" office:value="22163" calcext:value-type="float">
            <text:p>22163</text:p>
          </table:table-cell>
          <table:table-cell/>
          <table:table-cell office:value-type="float" office:value="24354" calcext:value-type="float">
            <text:p>24354</text:p>
          </table:table-cell>
          <table:table-cell/>
          <table:table-cell table:formula="of:=ABS([.H126]-[.J126])" office:value-type="float" office:value="2191" calcext:value-type="float">
            <text:p>2191</text:p>
          </table:table-cell>
          <table:table-cell table:number-columns-repeated="3"/>
        </table:table-row>
        <table:table-row table:style-name="ro1">
          <table:table-cell office:value-type="float" office:value="97195" calcext:value-type="float">
            <text:p>97195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22201" calcext:value-type="float">
            <text:p>22201</text:p>
          </table:table-cell>
          <table:table-cell/>
          <table:table-cell office:value-type="float" office:value="24816" calcext:value-type="float">
            <text:p>24816</text:p>
          </table:table-cell>
          <table:table-cell/>
          <table:table-cell table:formula="of:=ABS([.H127]-[.J127])" office:value-type="float" office:value="2615" calcext:value-type="float">
            <text:p>2615</text:p>
          </table:table-cell>
          <table:table-cell table:number-columns-repeated="3"/>
        </table:table-row>
        <table:table-row table:style-name="ro1">
          <table:table-cell office:value-type="float" office:value="27060" calcext:value-type="float">
            <text:p>27060</text:p>
          </table:table-cell>
          <table:table-cell table:number-columns-repeated="2"/>
          <table:table-cell office:value-type="float" office:value="16139" calcext:value-type="float">
            <text:p>16139</text:p>
          </table:table-cell>
          <table:table-cell table:number-columns-repeated="3"/>
          <table:table-cell office:value-type="float" office:value="22377" calcext:value-type="float">
            <text:p>22377</text:p>
          </table:table-cell>
          <table:table-cell/>
          <table:table-cell office:value-type="float" office:value="25261" calcext:value-type="float">
            <text:p>25261</text:p>
          </table:table-cell>
          <table:table-cell/>
          <table:table-cell table:formula="of:=ABS([.H128]-[.J128])"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60414" calcext:value-type="float">
            <text:p>60414</text:p>
          </table:table-cell>
          <table:table-cell table:number-columns-repeated="2"/>
          <table:table-cell office:value-type="float" office:value="85294" calcext:value-type="float">
            <text:p>85294</text:p>
          </table:table-cell>
          <table:table-cell table:number-columns-repeated="3"/>
          <table:table-cell office:value-type="float" office:value="22517" calcext:value-type="float">
            <text:p>22517</text:p>
          </table:table-cell>
          <table:table-cell/>
          <table:table-cell office:value-type="float" office:value="25315" calcext:value-type="float">
            <text:p>25315</text:p>
          </table:table-cell>
          <table:table-cell/>
          <table:table-cell table:formula="of:=ABS([.H129]-[.J129])"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9255" calcext:value-type="float">
            <text:p>29255</text:p>
          </table:table-cell>
          <table:table-cell table:number-columns-repeated="2"/>
          <table:table-cell office:value-type="float" office:value="45894" calcext:value-type="float">
            <text:p>45894</text:p>
          </table:table-cell>
          <table:table-cell table:number-columns-repeated="3"/>
          <table:table-cell office:value-type="float" office:value="22783" calcext:value-type="float">
            <text:p>22783</text:p>
          </table:table-cell>
          <table:table-cell/>
          <table:table-cell office:value-type="float" office:value="25442" calcext:value-type="float">
            <text:p>25442</text:p>
          </table:table-cell>
          <table:table-cell/>
          <table:table-cell table:formula="of:=ABS([.H130]-[.J130])" office:value-type="float" office:value="2659" calcext:value-type="float">
            <text:p>2659</text:p>
          </table:table-cell>
          <table:table-cell table:number-columns-repeated="3"/>
        </table:table-row>
        <table:table-row table:style-name="ro1">
          <table:table-cell office:value-type="float" office:value="74160" calcext:value-type="float">
            <text:p>74160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22785" calcext:value-type="float">
            <text:p>22785</text:p>
          </table:table-cell>
          <table:table-cell/>
          <table:table-cell office:value-type="float" office:value="25828" calcext:value-type="float">
            <text:p>25828</text:p>
          </table:table-cell>
          <table:table-cell/>
          <table:table-cell table:formula="of:=ABS([.H131]-[.J131])" office:value-type="float" office:value="3043" calcext:value-type="float">
            <text:p>3043</text:p>
          </table:table-cell>
          <table:table-cell table:number-columns-repeated="3"/>
        </table:table-row>
        <table:table-row table:style-name="ro1">
          <table:table-cell office:value-type="float" office:value="35318" calcext:value-type="float">
            <text:p>35318</text:p>
          </table:table-cell>
          <table:table-cell table:number-columns-repeated="2"/>
          <table:table-cell office:value-type="float" office:value="59173" calcext:value-type="float">
            <text:p>59173</text:p>
          </table:table-cell>
          <table:table-cell table:number-columns-repeated="3"/>
          <table:table-cell office:value-type="float" office:value="22792" calcext:value-type="float">
            <text:p>22792</text:p>
          </table:table-cell>
          <table:table-cell/>
          <table:table-cell office:value-type="float" office:value="25961" calcext:value-type="float">
            <text:p>25961</text:p>
          </table:table-cell>
          <table:table-cell/>
          <table:table-cell table:formula="of:=ABS([.H132]-[.J132])" office:value-type="float" office:value="3169" calcext:value-type="float">
            <text:p>3169</text:p>
          </table:table-cell>
          <table:table-cell table:number-columns-repeated="3"/>
        </table:table-row>
        <table:table-row table:style-name="ro1">
          <table:table-cell office:value-type="float" office:value="59140" calcext:value-type="float">
            <text:p>59140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22793" calcext:value-type="float">
            <text:p>22793</text:p>
          </table:table-cell>
          <table:table-cell/>
          <table:table-cell office:value-type="float" office:value="25992" calcext:value-type="float">
            <text:p>25992</text:p>
          </table:table-cell>
          <table:table-cell/>
          <table:table-cell table:formula="of:=ABS([.H133]-[.J133])" office:value-type="float" office:value="3199" calcext:value-type="float">
            <text:p>3199</text:p>
          </table:table-cell>
          <table:table-cell table:number-columns-repeated="3"/>
        </table:table-row>
        <table:table-row table:style-name="ro1">
          <table:table-cell office:value-type="float" office:value="53239" calcext:value-type="float">
            <text:p>53239</text:p>
          </table:table-cell>
          <table:table-cell table:number-columns-repeated="2"/>
          <table:table-cell office:value-type="float" office:value="25992" calcext:value-type="float">
            <text:p>25992</text:p>
          </table:table-cell>
          <table:table-cell table:number-columns-repeated="3"/>
          <table:table-cell office:value-type="float" office:value="22889" calcext:value-type="float">
            <text:p>22889</text:p>
          </table:table-cell>
          <table:table-cell/>
          <table:table-cell office:value-type="float" office:value="26040" calcext:value-type="float">
            <text:p>26040</text:p>
          </table:table-cell>
          <table:table-cell/>
          <table:table-cell table:formula="of:=ABS([.H134]-[.J134])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 office:value-type="float" office:value="47530" calcext:value-type="float">
            <text:p>47530</text:p>
          </table:table-cell>
          <table:table-cell table:number-columns-repeated="2"/>
          <table:table-cell office:value-type="float" office:value="46078" calcext:value-type="float">
            <text:p>46078</text:p>
          </table:table-cell>
          <table:table-cell table:number-columns-repeated="3"/>
          <table:table-cell office:value-type="float" office:value="23098" calcext:value-type="float">
            <text:p>23098</text:p>
          </table:table-cell>
          <table:table-cell/>
          <table:table-cell office:value-type="float" office:value="26251" calcext:value-type="float">
            <text:p>26251</text:p>
          </table:table-cell>
          <table:table-cell/>
          <table:table-cell table:formula="of:=ABS([.H135]-[.J135])" office:value-type="float" office:value="3153" calcext:value-type="float">
            <text:p>3153</text:p>
          </table:table-cell>
          <table:table-cell table:number-columns-repeated="3"/>
        </table:table-row>
        <table:table-row table:style-name="ro1">
          <table:table-cell office:value-type="float" office:value="66911" calcext:value-type="float">
            <text:p>66911</text:p>
          </table:table-cell>
          <table:table-cell table:number-columns-repeated="2"/>
          <table:table-cell office:value-type="float" office:value="59604" calcext:value-type="float">
            <text:p>59604</text:p>
          </table:table-cell>
          <table:table-cell table:number-columns-repeated="3"/>
          <table:table-cell office:value-type="float" office:value="23120" calcext:value-type="float">
            <text:p>23120</text:p>
          </table:table-cell>
          <table:table-cell/>
          <table:table-cell office:value-type="float" office:value="26343" calcext:value-type="float">
            <text:p>26343</text:p>
          </table:table-cell>
          <table:table-cell/>
          <table:table-cell table:formula="of:=ABS([.H136]-[.J136])" office:value-type="float" office:value="3223" calcext:value-type="float">
            <text:p>3223</text:p>
          </table:table-cell>
          <table:table-cell table:number-columns-repeated="3"/>
        </table:table-row>
        <table:table-row table:style-name="ro1">
          <table:table-cell office:value-type="float" office:value="28261" calcext:value-type="float">
            <text:p>28261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23135" calcext:value-type="float">
            <text:p>23135</text:p>
          </table:table-cell>
          <table:table-cell/>
          <table:table-cell office:value-type="float" office:value="26508" calcext:value-type="float">
            <text:p>26508</text:p>
          </table:table-cell>
          <table:table-cell/>
          <table:table-cell table:formula="of:=ABS([.H137]-[.J137])" office:value-type="float" office:value="3373" calcext:value-type="float">
            <text:p>3373</text:p>
          </table:table-cell>
          <table:table-cell table:number-columns-repeated="3"/>
        </table:table-row>
        <table:table-row table:style-name="ro1">
          <table:table-cell office:value-type="float" office:value="78688" calcext:value-type="float">
            <text:p>78688</text:p>
          </table:table-cell>
          <table:table-cell table:number-columns-repeated="2"/>
          <table:table-cell office:value-type="float" office:value="83703" calcext:value-type="float">
            <text:p>83703</text:p>
          </table:table-cell>
          <table:table-cell table:number-columns-repeated="3"/>
          <table:table-cell office:value-type="float" office:value="23335" calcext:value-type="float">
            <text:p>23335</text:p>
          </table:table-cell>
          <table:table-cell/>
          <table:table-cell office:value-type="float" office:value="26519" calcext:value-type="float">
            <text:p>26519</text:p>
          </table:table-cell>
          <table:table-cell/>
          <table:table-cell table:formula="of:=ABS([.H138]-[.J138])"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78682" calcext:value-type="float">
            <text:p>78682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23754" calcext:value-type="float">
            <text:p>23754</text:p>
          </table:table-cell>
          <table:table-cell/>
          <table:table-cell office:value-type="float" office:value="26562" calcext:value-type="float">
            <text:p>26562</text:p>
          </table:table-cell>
          <table:table-cell/>
          <table:table-cell table:formula="of:=ABS([.H139]-[.J139])"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16916" calcext:value-type="float">
            <text:p>16916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23810" calcext:value-type="float">
            <text:p>23810</text:p>
          </table:table-cell>
          <table:table-cell/>
          <table:table-cell office:value-type="float" office:value="26625" calcext:value-type="float">
            <text:p>26625</text:p>
          </table:table-cell>
          <table:table-cell/>
          <table:table-cell table:formula="of:=ABS([.H140]-[.J140])" office:value-type="float" office:value="2815" calcext:value-type="float">
            <text:p>2815</text:p>
          </table:table-cell>
          <table:table-cell table:number-columns-repeated="3"/>
        </table:table-row>
        <table:table-row table:style-name="ro1">
          <table:table-cell office:value-type="float" office:value="80432" calcext:value-type="float">
            <text:p>80432</text:p>
          </table:table-cell>
          <table:table-cell table:number-columns-repeated="2"/>
          <table:table-cell office:value-type="float" office:value="82570" calcext:value-type="float">
            <text:p>82570</text:p>
          </table:table-cell>
          <table:table-cell table:number-columns-repeated="3"/>
          <table:table-cell office:value-type="float" office:value="23862" calcext:value-type="float">
            <text:p>23862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1]-[.J141])" office:value-type="float" office:value="2795" calcext:value-type="float">
            <text:p>2795</text:p>
          </table:table-cell>
          <table:table-cell table:number-columns-repeated="3"/>
        </table:table-row>
        <table:table-row table:style-name="ro1">
          <table:table-cell office:value-type="float" office:value="48514" calcext:value-type="float">
            <text:p>48514</text:p>
          </table:table-cell>
          <table:table-cell table:number-columns-repeated="2"/>
          <table:table-cell office:value-type="float" office:value="62025" calcext:value-type="float">
            <text:p>62025</text:p>
          </table:table-cell>
          <table:table-cell table:number-columns-repeated="3"/>
          <table:table-cell office:value-type="float" office:value="23870" calcext:value-type="float">
            <text:p>23870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2]-[.J142])" office:value-type="float" office:value="2787" calcext:value-type="float">
            <text:p>2787</text:p>
          </table:table-cell>
          <table:table-cell table:number-columns-repeated="3"/>
        </table:table-row>
        <table:table-row table:style-name="ro1">
          <table:table-cell office:value-type="float" office:value="44320" calcext:value-type="float">
            <text:p>44320</text:p>
          </table:table-cell>
          <table:table-cell table:number-columns-repeated="2"/>
          <table:table-cell office:value-type="float" office:value="98398" calcext:value-type="float">
            <text:p>98398</text:p>
          </table:table-cell>
          <table:table-cell table:number-columns-repeated="3"/>
          <table:table-cell office:value-type="float" office:value="23906" calcext:value-type="float">
            <text:p>23906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3]-[.J143])" office:value-type="float" office:value="2751" calcext:value-type="float">
            <text:p>2751</text:p>
          </table:table-cell>
          <table:table-cell table:number-columns-repeated="3"/>
        </table:table-row>
        <table:table-row table:style-name="ro1">
          <table:table-cell office:value-type="float" office:value="87488" calcext:value-type="float">
            <text:p>87488</text:p>
          </table:table-cell>
          <table:table-cell table:number-columns-repeated="2"/>
          <table:table-cell office:value-type="float" office:value="71139" calcext:value-type="float">
            <text:p>71139</text:p>
          </table:table-cell>
          <table:table-cell table:number-columns-repeated="3"/>
          <table:table-cell office:value-type="float" office:value="23957" calcext:value-type="float">
            <text:p>23957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4]-[.J144])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3810" calcext:value-type="float">
            <text:p>23810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24090" calcext:value-type="float">
            <text:p>24090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5]-[.J145])"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83225" calcext:value-type="float">
            <text:p>83225</text:p>
          </table:table-cell>
          <table:table-cell table:number-columns-repeated="2"/>
          <table:table-cell office:value-type="float" office:value="55084" calcext:value-type="float">
            <text:p>55084</text:p>
          </table:table-cell>
          <table:table-cell table:number-columns-repeated="3"/>
          <table:table-cell office:value-type="float" office:value="24188" calcext:value-type="float">
            <text:p>24188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6]-[.J146])" office:value-type="float" office:value="2469" calcext:value-type="float">
            <text:p>2469</text:p>
          </table:table-cell>
          <table:table-cell table:number-columns-repeated="3"/>
        </table:table-row>
        <table:table-row table:style-name="ro1">
          <table:table-cell office:value-type="float" office:value="52412" calcext:value-type="float">
            <text:p>52412</text:p>
          </table:table-cell>
          <table:table-cell table:number-columns-repeated="2"/>
          <table:table-cell office:value-type="float" office:value="22240" calcext:value-type="float">
            <text:p>22240</text:p>
          </table:table-cell>
          <table:table-cell table:number-columns-repeated="3"/>
          <table:table-cell office:value-type="float" office:value="24278" calcext:value-type="float">
            <text:p>24278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7]-[.J147])" office:value-type="float" office:value="2379" calcext:value-type="float">
            <text:p>2379</text:p>
          </table:table-cell>
          <table:table-cell table:number-columns-repeated="3"/>
        </table:table-row>
        <table:table-row table:style-name="ro1">
          <table:table-cell office:value-type="float" office:value="71961" calcext:value-type="float">
            <text:p>71961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24393" calcext:value-type="float">
            <text:p>24393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8]-[.J148])"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76949" calcext:value-type="float">
            <text:p>76949</text:p>
          </table:table-cell>
          <table:table-cell table:number-columns-repeated="2"/>
          <table:table-cell office:value-type="float" office:value="65702" calcext:value-type="float">
            <text:p>65702</text:p>
          </table:table-cell>
          <table:table-cell table:number-columns-repeated="3"/>
          <table:table-cell office:value-type="float" office:value="24459" calcext:value-type="float">
            <text:p>24459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49]-[.J149])"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54333" calcext:value-type="float">
            <text:p>54333</text:p>
          </table:table-cell>
          <table:table-cell table:number-columns-repeated="2"/>
          <table:table-cell office:value-type="float" office:value="37419" calcext:value-type="float">
            <text:p>37419</text:p>
          </table:table-cell>
          <table:table-cell table:number-columns-repeated="3"/>
          <table:table-cell office:value-type="float" office:value="24485" calcext:value-type="float">
            <text:p>24485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0]-[.J150])"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46121" calcext:value-type="float">
            <text:p>46121</text:p>
          </table:table-cell>
          <table:table-cell table:number-columns-repeated="2"/>
          <table:table-cell office:value-type="float" office:value="12587" calcext:value-type="float">
            <text:p>12587</text:p>
          </table:table-cell>
          <table:table-cell table:number-columns-repeated="3"/>
          <table:table-cell office:value-type="float" office:value="24562" calcext:value-type="float">
            <text:p>24562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1]-[.J151])" office:value-type="float" office:value="2095" calcext:value-type="float">
            <text:p>2095</text:p>
          </table:table-cell>
          <table:table-cell table:number-columns-repeated="3"/>
        </table:table-row>
        <table:table-row table:style-name="ro1">
          <table:table-cell office:value-type="float" office:value="40001" calcext:value-type="float">
            <text:p>40001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24605" calcext:value-type="float">
            <text:p>24605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2]-[.J152])" office:value-type="float" office:value="2052" calcext:value-type="float">
            <text:p>2052</text:p>
          </table:table-cell>
          <table:table-cell table:number-columns-repeated="3"/>
        </table:table-row>
        <table:table-row table:style-name="ro1">
          <table:table-cell office:value-type="float" office:value="28005" calcext:value-type="float">
            <text:p>28005</text:p>
          </table:table-cell>
          <table:table-cell table:number-columns-repeated="2"/>
          <table:table-cell office:value-type="float" office:value="46617" calcext:value-type="float">
            <text:p>46617</text:p>
          </table:table-cell>
          <table:table-cell table:number-columns-repeated="3"/>
          <table:table-cell office:value-type="float" office:value="24606" calcext:value-type="float">
            <text:p>24606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3]-[.J153])" office:value-type="float" office:value="2051" calcext:value-type="float">
            <text:p>2051</text:p>
          </table:table-cell>
          <table:table-cell table:number-columns-repeated="3"/>
        </table:table-row>
        <table:table-row table:style-name="ro1">
          <table:table-cell office:value-type="float" office:value="43356" calcext:value-type="float">
            <text:p>43356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24806" calcext:value-type="float">
            <text:p>24806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4]-[.J154])"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float" office:value="94967" calcext:value-type="float">
            <text:p>94967</text:p>
          </table:table-cell>
          <table:table-cell table:number-columns-repeated="2"/>
          <table:table-cell office:value-type="float" office:value="62701" calcext:value-type="float">
            <text:p>62701</text:p>
          </table:table-cell>
          <table:table-cell table:number-columns-repeated="3"/>
          <table:table-cell office:value-type="float" office:value="24891" calcext:value-type="float">
            <text:p>24891</text:p>
          </table:table-cell>
          <table:table-cell/>
          <table:table-cell office:value-type="float" office:value="26657" calcext:value-type="float">
            <text:p>26657</text:p>
          </table:table-cell>
          <table:table-cell/>
          <table:table-cell table:formula="of:=ABS([.H155]-[.J155])"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98138" calcext:value-type="float">
            <text:p>98138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24989" calcext:value-type="float">
            <text:p>24989</text:p>
          </table:table-cell>
          <table:table-cell/>
          <table:table-cell office:value-type="float" office:value="26713" calcext:value-type="float">
            <text:p>26713</text:p>
          </table:table-cell>
          <table:table-cell/>
          <table:table-cell table:formula="of:=ABS([.H156]-[.J156])"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58625" calcext:value-type="float">
            <text:p>58625</text:p>
          </table:table-cell>
          <table:table-cell table:number-columns-repeated="2"/>
          <table:table-cell office:value-type="float" office:value="35550" calcext:value-type="float">
            <text:p>35550</text:p>
          </table:table-cell>
          <table:table-cell table:number-columns-repeated="3"/>
          <table:table-cell office:value-type="float" office:value="25085" calcext:value-type="float">
            <text:p>25085</text:p>
          </table:table-cell>
          <table:table-cell/>
          <table:table-cell office:value-type="float" office:value="26870" calcext:value-type="float">
            <text:p>26870</text:p>
          </table:table-cell>
          <table:table-cell/>
          <table:table-cell table:formula="of:=ABS([.H157]-[.J157])"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float" office:value="24459" calcext:value-type="float">
            <text:p>24459</text:p>
          </table:table-cell>
          <table:table-cell table:number-columns-repeated="2"/>
          <table:table-cell office:value-type="float" office:value="52266" calcext:value-type="float">
            <text:p>52266</text:p>
          </table:table-cell>
          <table:table-cell table:number-columns-repeated="3"/>
          <table:table-cell office:value-type="float" office:value="25184" calcext:value-type="float">
            <text:p>25184</text:p>
          </table:table-cell>
          <table:table-cell/>
          <table:table-cell office:value-type="float" office:value="26935" calcext:value-type="float">
            <text:p>26935</text:p>
          </table:table-cell>
          <table:table-cell/>
          <table:table-cell table:formula="of:=ABS([.H158]-[.J158])" office:value-type="float" office:value="1751" calcext:value-type="float">
            <text:p>1751</text:p>
          </table:table-cell>
          <table:table-cell table:number-columns-repeated="3"/>
        </table:table-row>
        <table:table-row table:style-name="ro1">
          <table:table-cell office:value-type="float" office:value="34147" calcext:value-type="float">
            <text:p>34147</text:p>
          </table:table-cell>
          <table:table-cell table:number-columns-repeated="2"/>
          <table:table-cell office:value-type="float" office:value="25961" calcext:value-type="float">
            <text:p>25961</text:p>
          </table:table-cell>
          <table:table-cell table:number-columns-repeated="3"/>
          <table:table-cell office:value-type="float" office:value="25220" calcext:value-type="float">
            <text:p>25220</text:p>
          </table:table-cell>
          <table:table-cell/>
          <table:table-cell office:value-type="float" office:value="27128" calcext:value-type="float">
            <text:p>27128</text:p>
          </table:table-cell>
          <table:table-cell/>
          <table:table-cell table:formula="of:=ABS([.H159]-[.J159])"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96300" calcext:value-type="float">
            <text:p>96300</text:p>
          </table:table-cell>
          <table:table-cell table:number-columns-repeated="2"/>
          <table:table-cell office:value-type="float" office:value="21588" calcext:value-type="float">
            <text:p>21588</text:p>
          </table:table-cell>
          <table:table-cell table:number-columns-repeated="3"/>
          <table:table-cell office:value-type="float" office:value="25243" calcext:value-type="float">
            <text:p>25243</text:p>
          </table:table-cell>
          <table:table-cell/>
          <table:table-cell office:value-type="float" office:value="27165" calcext:value-type="float">
            <text:p>27165</text:p>
          </table:table-cell>
          <table:table-cell/>
          <table:table-cell table:formula="of:=ABS([.H160]-[.J160])"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47061" calcext:value-type="float">
            <text:p>47061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25274" calcext:value-type="float">
            <text:p>25274</text:p>
          </table:table-cell>
          <table:table-cell/>
          <table:table-cell office:value-type="float" office:value="27378" calcext:value-type="float">
            <text:p>27378</text:p>
          </table:table-cell>
          <table:table-cell/>
          <table:table-cell table:formula="of:=ABS([.H161]-[.J161])"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50297" calcext:value-type="float">
            <text:p>50297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25279" calcext:value-type="float">
            <text:p>25279</text:p>
          </table:table-cell>
          <table:table-cell/>
          <table:table-cell office:value-type="float" office:value="27578" calcext:value-type="float">
            <text:p>27578</text:p>
          </table:table-cell>
          <table:table-cell/>
          <table:table-cell table:formula="of:=ABS([.H162]-[.J162])" office:value-type="float" office:value="2299" calcext:value-type="float">
            <text:p>2299</text:p>
          </table:table-cell>
          <table:table-cell table:number-columns-repeated="3"/>
        </table:table-row>
        <table:table-row table:style-name="ro1">
          <table:table-cell office:value-type="float" office:value="19355" calcext:value-type="float">
            <text:p>19355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25425" calcext:value-type="float">
            <text:p>25425</text:p>
          </table:table-cell>
          <table:table-cell/>
          <table:table-cell office:value-type="float" office:value="27680" calcext:value-type="float">
            <text:p>27680</text:p>
          </table:table-cell>
          <table:table-cell/>
          <table:table-cell table:formula="of:=ABS([.H163]-[.J163])"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96284" calcext:value-type="float">
            <text:p>96284</text:p>
          </table:table-cell>
          <table:table-cell table:number-columns-repeated="2"/>
          <table:table-cell office:value-type="float" office:value="40450" calcext:value-type="float">
            <text:p>40450</text:p>
          </table:table-cell>
          <table:table-cell table:number-columns-repeated="3"/>
          <table:table-cell office:value-type="float" office:value="25536" calcext:value-type="float">
            <text:p>25536</text:p>
          </table:table-cell>
          <table:table-cell/>
          <table:table-cell office:value-type="float" office:value="27789" calcext:value-type="float">
            <text:p>27789</text:p>
          </table:table-cell>
          <table:table-cell/>
          <table:table-cell table:formula="of:=ABS([.H164]-[.J164])" office:value-type="float" office:value="2253" calcext:value-type="float">
            <text:p>2253</text:p>
          </table:table-cell>
          <table:table-cell table:number-columns-repeated="3"/>
        </table:table-row>
        <table:table-row table:style-name="ro1">
          <table:table-cell office:value-type="float" office:value="41466" calcext:value-type="float">
            <text:p>41466</text:p>
          </table:table-cell>
          <table:table-cell table:number-columns-repeated="2"/>
          <table:table-cell office:value-type="float" office:value="84017" calcext:value-type="float">
            <text:p>84017</text:p>
          </table:table-cell>
          <table:table-cell table:number-columns-repeated="3"/>
          <table:table-cell office:value-type="float" office:value="25556" calcext:value-type="float">
            <text:p>25556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65]-[.J165])" office:value-type="float" office:value="2239" calcext:value-type="float">
            <text:p>2239</text:p>
          </table:table-cell>
          <table:table-cell table:number-columns-repeated="3"/>
        </table:table-row>
        <table:table-row table:style-name="ro1">
          <table:table-cell office:value-type="float" office:value="72578" calcext:value-type="float">
            <text:p>72578</text:p>
          </table:table-cell>
          <table:table-cell table:number-columns-repeated="2"/>
          <table:table-cell office:value-type="float" office:value="24354" calcext:value-type="float">
            <text:p>24354</text:p>
          </table:table-cell>
          <table:table-cell table:number-columns-repeated="3"/>
          <table:table-cell office:value-type="float" office:value="25566" calcext:value-type="float">
            <text:p>25566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66]-[.J166])" office:value-type="float" office:value="2229" calcext:value-type="float">
            <text:p>2229</text:p>
          </table:table-cell>
          <table:table-cell table:number-columns-repeated="3"/>
        </table:table-row>
        <table:table-row table:style-name="ro1">
          <table:table-cell office:value-type="float" office:value="91238" calcext:value-type="float">
            <text:p>91238</text:p>
          </table:table-cell>
          <table:table-cell table:number-columns-repeated="2"/>
          <table:table-cell office:value-type="float" office:value="20765" calcext:value-type="float">
            <text:p>20765</text:p>
          </table:table-cell>
          <table:table-cell table:number-columns-repeated="3"/>
          <table:table-cell office:value-type="float" office:value="25699" calcext:value-type="float">
            <text:p>25699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67]-[.J167])"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87100" calcext:value-type="float">
            <text:p>87100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25806" calcext:value-type="float">
            <text:p>25806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68]-[.J168])"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22792" calcext:value-type="float">
            <text:p>22792</text:p>
          </table:table-cell>
          <table:table-cell table:number-columns-repeated="2"/>
          <table:table-cell office:value-type="float" office:value="71767" calcext:value-type="float">
            <text:p>71767</text:p>
          </table:table-cell>
          <table:table-cell table:number-columns-repeated="3"/>
          <table:table-cell office:value-type="float" office:value="25812" calcext:value-type="float">
            <text:p>25812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69]-[.J169])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49305" calcext:value-type="float">
            <text:p>49305</text:p>
          </table:table-cell>
          <table:table-cell table:number-columns-repeated="2"/>
          <table:table-cell office:value-type="float" office:value="82403" calcext:value-type="float">
            <text:p>82403</text:p>
          </table:table-cell>
          <table:table-cell table:number-columns-repeated="3"/>
          <table:table-cell office:value-type="float" office:value="26041" calcext:value-type="float">
            <text:p>26041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0]-[.J170])"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number-columns-repeated="2"/>
          <table:table-cell office:value-type="float" office:value="95295" calcext:value-type="float">
            <text:p>95295</text:p>
          </table:table-cell>
          <table:table-cell table:number-columns-repeated="3"/>
          <table:table-cell office:value-type="float" office:value="26109" calcext:value-type="float">
            <text:p>26109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1]-[.J171])"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71866" calcext:value-type="float">
            <text:p>71866</text:p>
          </table:table-cell>
          <table:table-cell table:number-columns-repeated="2"/>
          <table:table-cell office:value-type="float" office:value="13340" calcext:value-type="float">
            <text:p>13340</text:p>
          </table:table-cell>
          <table:table-cell table:number-columns-repeated="3"/>
          <table:table-cell office:value-type="float" office:value="26137" calcext:value-type="float">
            <text:p>26137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2]-[.J172])"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77297" calcext:value-type="float">
            <text:p>77297</text:p>
          </table:table-cell>
          <table:table-cell table:number-columns-repeated="2"/>
          <table:table-cell office:value-type="float" office:value="93959" calcext:value-type="float">
            <text:p>93959</text:p>
          </table:table-cell>
          <table:table-cell table:number-columns-repeated="3"/>
          <table:table-cell office:value-type="float" office:value="26313" calcext:value-type="float">
            <text:p>26313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3]-[.J173])"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79510" calcext:value-type="float">
            <text:p>79510</text:p>
          </table:table-cell>
          <table:table-cell table:number-columns-repeated="2"/>
          <table:table-cell office:value-type="float" office:value="63708" calcext:value-type="float">
            <text:p>63708</text:p>
          </table:table-cell>
          <table:table-cell table:number-columns-repeated="3"/>
          <table:table-cell office:value-type="float" office:value="26337" calcext:value-type="float">
            <text:p>26337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4]-[.J174])"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72670" calcext:value-type="float">
            <text:p>72670</text:p>
          </table:table-cell>
          <table:table-cell table:number-columns-repeated="2"/>
          <table:table-cell office:value-type="float" office:value="94771" calcext:value-type="float">
            <text:p>94771</text:p>
          </table:table-cell>
          <table:table-cell table:number-columns-repeated="3"/>
          <table:table-cell office:value-type="float" office:value="26406" calcext:value-type="float">
            <text:p>26406</text:p>
          </table:table-cell>
          <table:table-cell/>
          <table:table-cell office:value-type="float" office:value="27795" calcext:value-type="float">
            <text:p>27795</text:p>
          </table:table-cell>
          <table:table-cell/>
          <table:table-cell table:formula="of:=ABS([.H175]-[.J175])"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office:value-type="float" office:value="24090" calcext:value-type="float">
            <text:p>24090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26416" calcext:value-type="float">
            <text:p>26416</text:p>
          </table:table-cell>
          <table:table-cell/>
          <table:table-cell office:value-type="float" office:value="27800" calcext:value-type="float">
            <text:p>27800</text:p>
          </table:table-cell>
          <table:table-cell/>
          <table:table-cell table:formula="of:=ABS([.H176]-[.J176])"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71170" calcext:value-type="float">
            <text:p>71170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26441" calcext:value-type="float">
            <text:p>26441</text:p>
          </table:table-cell>
          <table:table-cell/>
          <table:table-cell office:value-type="float" office:value="28826" calcext:value-type="float">
            <text:p>28826</text:p>
          </table:table-cell>
          <table:table-cell/>
          <table:table-cell table:formula="of:=ABS([.H177]-[.J177])" office:value-type="float" office:value="2385" calcext:value-type="float">
            <text:p>2385</text:p>
          </table:table-cell>
          <table:table-cell table:number-columns-repeated="3"/>
        </table:table-row>
        <table:table-row table:style-name="ro1">
          <table:table-cell office:value-type="float" office:value="24188" calcext:value-type="float">
            <text:p>24188</text:p>
          </table:table-cell>
          <table:table-cell table:number-columns-repeated="2"/>
          <table:table-cell office:value-type="float" office:value="45664" calcext:value-type="float">
            <text:p>45664</text:p>
          </table:table-cell>
          <table:table-cell table:number-columns-repeated="3"/>
          <table:table-cell office:value-type="float" office:value="26523" calcext:value-type="float">
            <text:p>26523</text:p>
          </table:table-cell>
          <table:table-cell/>
          <table:table-cell office:value-type="float" office:value="28943" calcext:value-type="float">
            <text:p>28943</text:p>
          </table:table-cell>
          <table:table-cell/>
          <table:table-cell table:formula="of:=ABS([.H178]-[.J178])"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15286" calcext:value-type="float">
            <text:p>15286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26657" calcext:value-type="float">
            <text:p>26657</text:p>
          </table:table-cell>
          <table:table-cell/>
          <table:table-cell office:value-type="float" office:value="28974" calcext:value-type="float">
            <text:p>28974</text:p>
          </table:table-cell>
          <table:table-cell/>
          <table:table-cell table:formula="of:=ABS([.H179]-[.J179])" office:value-type="float" office:value="2317" calcext:value-type="float">
            <text:p>2317</text:p>
          </table:table-cell>
          <table:table-cell table:number-columns-repeated="3"/>
        </table:table-row>
        <table:table-row table:style-name="ro1">
          <table:table-cell office:value-type="float" office:value="71137" calcext:value-type="float">
            <text:p>71137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 table:number-columns-repeated="3"/>
          <table:table-cell office:value-type="float" office:value="26670" calcext:value-type="float">
            <text:p>26670</text:p>
          </table:table-cell>
          <table:table-cell/>
          <table:table-cell office:value-type="float" office:value="29131" calcext:value-type="float">
            <text:p>29131</text:p>
          </table:table-cell>
          <table:table-cell/>
          <table:table-cell table:formula="of:=ABS([.H180]-[.J180])" office:value-type="float" office:value="2461" calcext:value-type="float">
            <text:p>2461</text:p>
          </table:table-cell>
          <table:table-cell table:number-columns-repeated="3"/>
        </table:table-row>
        <table:table-row table:style-name="ro1">
          <table:table-cell office:value-type="float" office:value="66672" calcext:value-type="float">
            <text:p>66672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26860" calcext:value-type="float">
            <text:p>26860</text:p>
          </table:table-cell>
          <table:table-cell/>
          <table:table-cell office:value-type="float" office:value="29190" calcext:value-type="float">
            <text:p>29190</text:p>
          </table:table-cell>
          <table:table-cell/>
          <table:table-cell table:formula="of:=ABS([.H181]-[.J181])"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64757" calcext:value-type="float">
            <text:p>6475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26971" calcext:value-type="float">
            <text:p>26971</text:p>
          </table:table-cell>
          <table:table-cell/>
          <table:table-cell office:value-type="float" office:value="29225" calcext:value-type="float">
            <text:p>29225</text:p>
          </table:table-cell>
          <table:table-cell/>
          <table:table-cell table:formula="of:=ABS([.H182]-[.J182])"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40097" calcext:value-type="float">
            <text:p>40097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27060" calcext:value-type="float">
            <text:p>27060</text:p>
          </table:table-cell>
          <table:table-cell/>
          <table:table-cell office:value-type="float" office:value="29457" calcext:value-type="float">
            <text:p>29457</text:p>
          </table:table-cell>
          <table:table-cell/>
          <table:table-cell table:formula="of:=ABS([.H183]-[.J183])" office:value-type="float" office:value="2397" calcext:value-type="float">
            <text:p>2397</text:p>
          </table:table-cell>
          <table:table-cell table:number-columns-repeated="3"/>
        </table:table-row>
        <table:table-row table:style-name="ro1">
          <table:table-cell office:value-type="float" office:value="66347" calcext:value-type="float">
            <text:p>6634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27123" calcext:value-type="float">
            <text:p>27123</text:p>
          </table:table-cell>
          <table:table-cell/>
          <table:table-cell office:value-type="float" office:value="30411" calcext:value-type="float">
            <text:p>30411</text:p>
          </table:table-cell>
          <table:table-cell/>
          <table:table-cell table:formula="of:=ABS([.H184]-[.J184])"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11349" calcext:value-type="float">
            <text:p>11349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27187" calcext:value-type="float">
            <text:p>27187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85]-[.J185])" office:value-type="float" office:value="3325" calcext:value-type="float">
            <text:p>3325</text:p>
          </table:table-cell>
          <table:table-cell table:number-columns-repeated="3"/>
        </table:table-row>
        <table:table-row table:style-name="ro1">
          <table:table-cell office:value-type="float" office:value="96456" calcext:value-type="float">
            <text:p>96456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27313" calcext:value-type="float">
            <text:p>27313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86]-[.J186])" office:value-type="float" office:value="3199" calcext:value-type="float">
            <text:p>3199</text:p>
          </table:table-cell>
          <table:table-cell table:number-columns-repeated="3"/>
        </table:table-row>
        <table:table-row table:style-name="ro1">
          <table:table-cell office:value-type="float" office:value="60810" calcext:value-type="float">
            <text:p>60810</text:p>
          </table:table-cell>
          <table:table-cell table:number-columns-repeated="2"/>
          <table:table-cell office:value-type="float" office:value="46298" calcext:value-type="float">
            <text:p>46298</text:p>
          </table:table-cell>
          <table:table-cell table:number-columns-repeated="3"/>
          <table:table-cell office:value-type="float" office:value="27324" calcext:value-type="float">
            <text:p>27324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87]-[.J187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0775" calcext:value-type="float">
            <text:p>30775</text:p>
          </table:table-cell>
          <table:table-cell table:number-columns-repeated="2"/>
          <table:table-cell office:value-type="float" office:value="24294" calcext:value-type="float">
            <text:p>24294</text:p>
          </table:table-cell>
          <table:table-cell table:number-columns-repeated="3"/>
          <table:table-cell office:value-type="float" office:value="27368" calcext:value-type="float">
            <text:p>27368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88]-[.J188])"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46875" calcext:value-type="float">
            <text:p>46875</text:p>
          </table:table-cell>
          <table:table-cell table:number-columns-repeated="2"/>
          <table:table-cell office:value-type="float" office:value="87235" calcext:value-type="float">
            <text:p>87235</text:p>
          </table:table-cell>
          <table:table-cell table:number-columns-repeated="3"/>
          <table:table-cell office:value-type="float" office:value="27407" calcext:value-type="float">
            <text:p>27407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89]-[.J189])" office:value-type="float" office:value="3105" calcext:value-type="float">
            <text:p>3105</text:p>
          </table:table-cell>
          <table:table-cell table:number-columns-repeated="3"/>
        </table:table-row>
        <table:table-row table:style-name="ro1">
          <table:table-cell office:value-type="float" office:value="74042" calcext:value-type="float">
            <text:p>74042</text:p>
          </table:table-cell>
          <table:table-cell table:number-columns-repeated="2"/>
          <table:table-cell office:value-type="float" office:value="87418" calcext:value-type="float">
            <text:p>87418</text:p>
          </table:table-cell>
          <table:table-cell table:number-columns-repeated="3"/>
          <table:table-cell office:value-type="float" office:value="27553" calcext:value-type="float">
            <text:p>27553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0]-[.J190])" office:value-type="float" office:value="2959" calcext:value-type="float">
            <text:p>2959</text:p>
          </table:table-cell>
          <table:table-cell table:number-columns-repeated="3"/>
        </table:table-row>
        <table:table-row table:style-name="ro1">
          <table:table-cell office:value-type="float" office:value="98242" calcext:value-type="float">
            <text:p>98242</text:p>
          </table:table-cell>
          <table:table-cell table:number-columns-repeated="2"/>
          <table:table-cell office:value-type="float" office:value="91925" calcext:value-type="float">
            <text:p>91925</text:p>
          </table:table-cell>
          <table:table-cell table:number-columns-repeated="3"/>
          <table:table-cell office:value-type="float" office:value="27614" calcext:value-type="float">
            <text:p>27614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1]-[.J191])"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0464" calcext:value-type="float">
            <text:p>20464</text:p>
          </table:table-cell>
          <table:table-cell table:number-columns-repeated="2"/>
          <table:table-cell office:value-type="float" office:value="35280" calcext:value-type="float">
            <text:p>35280</text:p>
          </table:table-cell>
          <table:table-cell table:number-columns-repeated="3"/>
          <table:table-cell office:value-type="float" office:value="27786" calcext:value-type="float">
            <text:p>27786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2]-[.J192])"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11216" calcext:value-type="float">
            <text:p>11216</text:p>
          </table:table-cell>
          <table:table-cell table:number-columns-repeated="2"/>
          <table:table-cell office:value-type="float" office:value="92533" calcext:value-type="float">
            <text:p>92533</text:p>
          </table:table-cell>
          <table:table-cell table:number-columns-repeated="3"/>
          <table:table-cell office:value-type="float" office:value="27795" calcext:value-type="float">
            <text:p>27795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3]-[.J193])" office:value-type="float" office:value="2717" calcext:value-type="float">
            <text:p>2717</text:p>
          </table:table-cell>
          <table:table-cell table:number-columns-repeated="3"/>
        </table:table-row>
        <table:table-row table:style-name="ro1">
          <table:table-cell office:value-type="float" office:value="51584" calcext:value-type="float">
            <text:p>51584</text:p>
          </table:table-cell>
          <table:table-cell table:number-columns-repeated="2"/>
          <table:table-cell office:value-type="float" office:value="19789" calcext:value-type="float">
            <text:p>19789</text:p>
          </table:table-cell>
          <table:table-cell table:number-columns-repeated="3"/>
          <table:table-cell office:value-type="float" office:value="27994" calcext:value-type="float">
            <text:p>27994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4]-[.J194])"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9479" calcext:value-type="float">
            <text:p>29479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28005" calcext:value-type="float">
            <text:p>28005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5]-[.J195])"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25274" calcext:value-type="float">
            <text:p>25274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28256" calcext:value-type="float">
            <text:p>28256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6]-[.J196])"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76193" calcext:value-type="float">
            <text:p>76193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28261" calcext:value-type="float">
            <text:p>28261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7]-[.J197])" office:value-type="float" office:value="2251" calcext:value-type="float">
            <text:p>2251</text:p>
          </table:table-cell>
          <table:table-cell table:number-columns-repeated="3"/>
        </table:table-row>
        <table:table-row table:style-name="ro1">
          <table:table-cell office:value-type="float" office:value="63580" calcext:value-type="float">
            <text:p>63580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28707" calcext:value-type="float">
            <text:p>28707</text:p>
          </table:table-cell>
          <table:table-cell/>
          <table:table-cell office:value-type="float" office:value="30512" calcext:value-type="float">
            <text:p>30512</text:p>
          </table:table-cell>
          <table:table-cell/>
          <table:table-cell table:formula="of:=ABS([.H198]-[.J198])"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float" office:value="80770" calcext:value-type="float">
            <text:p>80770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28708" calcext:value-type="float">
            <text:p>28708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199]-[.J199])" office:value-type="float" office:value="1869" calcext:value-type="float">
            <text:p>1869</text:p>
          </table:table-cell>
          <table:table-cell table:number-columns-repeated="3"/>
        </table:table-row>
        <table:table-row table:style-name="ro1">
          <table:table-cell office:value-type="float" office:value="46436" calcext:value-type="float">
            <text:p>46436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28739" calcext:value-type="float">
            <text:p>28739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0]-[.J200])"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78670" calcext:value-type="float">
            <text:p>78670</text:p>
          </table:table-cell>
          <table:table-cell table:number-columns-repeated="2"/>
          <table:table-cell office:value-type="float" office:value="94935" calcext:value-type="float">
            <text:p>94935</text:p>
          </table:table-cell>
          <table:table-cell table:number-columns-repeated="3"/>
          <table:table-cell office:value-type="float" office:value="29143" calcext:value-type="float">
            <text:p>29143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1]-[.J201])"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24606" calcext:value-type="float">
            <text:p>24606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29253" calcext:value-type="float">
            <text:p>29253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2]-[.J202])"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50913" calcext:value-type="float">
            <text:p>50913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29255" calcext:value-type="float">
            <text:p>29255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3]-[.J203])"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87427" calcext:value-type="float">
            <text:p>87427</text:p>
          </table:table-cell>
          <table:table-cell table:number-columns-repeated="2"/>
          <table:table-cell office:value-type="float" office:value="96279" calcext:value-type="float">
            <text:p>96279</text:p>
          </table:table-cell>
          <table:table-cell table:number-columns-repeated="3"/>
          <table:table-cell office:value-type="float" office:value="29274" calcext:value-type="float">
            <text:p>29274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4]-[.J204])"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20527" calcext:value-type="float">
            <text:p>20527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29410" calcext:value-type="float">
            <text:p>29410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5]-[.J205])"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39190" calcext:value-type="float">
            <text:p>39190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29479" calcext:value-type="float">
            <text:p>29479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6]-[.J206])"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2482" calcext:value-type="float">
            <text:p>12482</text:p>
          </table:table-cell>
          <table:table-cell table:number-columns-repeated="2"/>
          <table:table-cell office:value-type="float" office:value="77261" calcext:value-type="float">
            <text:p>77261</text:p>
          </table:table-cell>
          <table:table-cell table:number-columns-repeated="3"/>
          <table:table-cell office:value-type="float" office:value="29493" calcext:value-type="float">
            <text:p>29493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7]-[.J207])"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59815" calcext:value-type="float">
            <text:p>59815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29565" calcext:value-type="float">
            <text:p>29565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8]-[.J208])"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58857" calcext:value-type="float">
            <text:p>58857</text:p>
          </table:table-cell>
          <table:table-cell table:number-columns-repeated="2"/>
          <table:table-cell office:value-type="float" office:value="47887" calcext:value-type="float">
            <text:p>47887</text:p>
          </table:table-cell>
          <table:table-cell table:number-columns-repeated="3"/>
          <table:table-cell office:value-type="float" office:value="29574" calcext:value-type="float">
            <text:p>29574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09]-[.J209])"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office:value-type="float" office:value="26313" calcext:value-type="float">
            <text:p>26313</text:p>
          </table:table-cell>
          <table:table-cell table:number-columns-repeated="2"/>
          <table:table-cell office:value-type="float" office:value="84479" calcext:value-type="float">
            <text:p>84479</text:p>
          </table:table-cell>
          <table:table-cell table:number-columns-repeated="3"/>
          <table:table-cell office:value-type="float" office:value="29611" calcext:value-type="float">
            <text:p>29611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10]-[.J210])"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28707" calcext:value-type="float">
            <text:p>28707</text:p>
          </table:table-cell>
          <table:table-cell table:number-columns-repeated="2"/>
          <table:table-cell office:value-type="float" office:value="18124" calcext:value-type="float">
            <text:p>18124</text:p>
          </table:table-cell>
          <table:table-cell table:number-columns-repeated="3"/>
          <table:table-cell office:value-type="float" office:value="29779" calcext:value-type="float">
            <text:p>29779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11]-[.J211]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5620" calcext:value-type="float">
            <text:p>85620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29828" calcext:value-type="float">
            <text:p>29828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12]-[.J212])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22793" calcext:value-type="float">
            <text:p>22793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29835" calcext:value-type="float">
            <text:p>29835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13]-[.J213])"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18901" calcext:value-type="float">
            <text:p>18901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29841" calcext:value-type="float">
            <text:p>29841</text:p>
          </table:table-cell>
          <table:table-cell/>
          <table:table-cell office:value-type="float" office:value="30577" calcext:value-type="float">
            <text:p>30577</text:p>
          </table:table-cell>
          <table:table-cell/>
          <table:table-cell table:formula="of:=ABS([.H214]-[.J214])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26137" calcext:value-type="float">
            <text:p>26137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30028" calcext:value-type="float">
            <text:p>30028</text:p>
          </table:table-cell>
          <table:table-cell/>
          <table:table-cell office:value-type="float" office:value="30633" calcext:value-type="float">
            <text:p>30633</text:p>
          </table:table-cell>
          <table:table-cell/>
          <table:table-cell table:formula="of:=ABS([.H215]-[.J215])"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7778" calcext:value-type="float">
            <text:p>17778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30129" calcext:value-type="float">
            <text:p>30129</text:p>
          </table:table-cell>
          <table:table-cell/>
          <table:table-cell office:value-type="float" office:value="30847" calcext:value-type="float">
            <text:p>30847</text:p>
          </table:table-cell>
          <table:table-cell/>
          <table:table-cell table:formula="of:=ABS([.H216]-[.J216])"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33813" calcext:value-type="float">
            <text:p>33813</text:p>
          </table:table-cell>
          <table:table-cell table:number-columns-repeated="2"/>
          <table:table-cell office:value-type="float" office:value="31786" calcext:value-type="float">
            <text:p>31786</text:p>
          </table:table-cell>
          <table:table-cell table:number-columns-repeated="3"/>
          <table:table-cell office:value-type="float" office:value="30141" calcext:value-type="float">
            <text:p>30141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17]-[.J217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82136" calcext:value-type="float">
            <text:p>82136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30221" calcext:value-type="float">
            <text:p>30221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18]-[.J218])"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29410" calcext:value-type="float">
            <text:p>29410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30240" calcext:value-type="float">
            <text:p>30240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19]-[.J219])"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45844" calcext:value-type="float">
            <text:p>45844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30355" calcext:value-type="float">
            <text:p>30355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20]-[.J220])"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79750" calcext:value-type="float">
            <text:p>79750</text:p>
          </table:table-cell>
          <table:table-cell table:number-columns-repeated="2"/>
          <table:table-cell office:value-type="float" office:value="58401" calcext:value-type="float">
            <text:p>58401</text:p>
          </table:table-cell>
          <table:table-cell table:number-columns-repeated="3"/>
          <table:table-cell office:value-type="float" office:value="30512" calcext:value-type="float">
            <text:p>30512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21]-[.J221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95419" calcext:value-type="float">
            <text:p>95419</text:p>
          </table:table-cell>
          <table:table-cell table:number-columns-repeated="2"/>
          <table:table-cell office:value-type="float" office:value="20872" calcext:value-type="float">
            <text:p>20872</text:p>
          </table:table-cell>
          <table:table-cell table:number-columns-repeated="3"/>
          <table:table-cell office:value-type="float" office:value="30577" calcext:value-type="float">
            <text:p>30577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22]-[.J222])"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2"/>
          <table:table-cell office:value-type="float" office:value="51108" calcext:value-type="float">
            <text:p>51108</text:p>
          </table:table-cell>
          <table:table-cell table:number-columns-repeated="3"/>
          <table:table-cell office:value-type="float" office:value="30593" calcext:value-type="float">
            <text:p>30593</text:p>
          </table:table-cell>
          <table:table-cell/>
          <table:table-cell office:value-type="float" office:value="30914" calcext:value-type="float">
            <text:p>30914</text:p>
          </table:table-cell>
          <table:table-cell/>
          <table:table-cell table:formula="of:=ABS([.H223]-[.J223])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56250" calcext:value-type="float">
            <text:p>56250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30678" calcext:value-type="float">
            <text:p>30678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4]-[.J224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46252" calcext:value-type="float">
            <text:p>46252</text:p>
          </table:table-cell>
          <table:table-cell table:number-columns-repeated="2"/>
          <table:table-cell office:value-type="float" office:value="26508" calcext:value-type="float">
            <text:p>26508</text:p>
          </table:table-cell>
          <table:table-cell table:number-columns-repeated="3"/>
          <table:table-cell office:value-type="float" office:value="30775" calcext:value-type="float">
            <text:p>30775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5]-[.J225]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90620" calcext:value-type="float">
            <text:p>90620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30914" calcext:value-type="float">
            <text:p>30914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6]-[.J226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0057" calcext:value-type="float">
            <text:p>60057</text:p>
          </table:table-cell>
          <table:table-cell table:number-columns-repeated="2"/>
          <table:table-cell office:value-type="float" office:value="62139" calcext:value-type="float">
            <text:p>62139</text:p>
          </table:table-cell>
          <table:table-cell table:number-columns-repeated="3"/>
          <table:table-cell office:value-type="float" office:value="30926" calcext:value-type="float">
            <text:p>30926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7]-[.J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69" calcext:value-type="float">
            <text:p>35869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30976" calcext:value-type="float">
            <text:p>30976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8]-[.J228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4211" calcext:value-type="float">
            <text:p>84211</text:p>
          </table:table-cell>
          <table:table-cell table:number-columns-repeated="2"/>
          <table:table-cell office:value-type="float" office:value="63802" calcext:value-type="float">
            <text:p>63802</text:p>
          </table:table-cell>
          <table:table-cell table:number-columns-repeated="3"/>
          <table:table-cell office:value-type="float" office:value="31113" calcext:value-type="float">
            <text:p>31113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29]-[.J229]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72937" calcext:value-type="float">
            <text:p>72937</text:p>
          </table:table-cell>
          <table:table-cell table:number-columns-repeated="2"/>
          <table:table-cell office:value-type="float" office:value="46436" calcext:value-type="float">
            <text:p>46436</text:p>
          </table:table-cell>
          <table:table-cell table:number-columns-repeated="3"/>
          <table:table-cell office:value-type="float" office:value="31168" calcext:value-type="float">
            <text:p>31168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30]-[.J230]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80322" calcext:value-type="float">
            <text:p>80322</text:p>
          </table:table-cell>
          <table:table-cell table:number-columns-repeated="2"/>
          <table:table-cell office:value-type="float" office:value="21794" calcext:value-type="float">
            <text:p>21794</text:p>
          </table:table-cell>
          <table:table-cell table:number-columns-repeated="3"/>
          <table:table-cell office:value-type="float" office:value="31228" calcext:value-type="float">
            <text:p>31228</text:p>
          </table:table-cell>
          <table:table-cell/>
          <table:table-cell office:value-type="float" office:value="30926" calcext:value-type="float">
            <text:p>30926</text:p>
          </table:table-cell>
          <table:table-cell/>
          <table:table-cell table:formula="of:=ABS([.H231]-[.J231]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52793" calcext:value-type="float">
            <text:p>52793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31243" calcext:value-type="float">
            <text:p>31243</text:p>
          </table:table-cell>
          <table:table-cell/>
          <table:table-cell office:value-type="float" office:value="31138" calcext:value-type="float">
            <text:p>31138</text:p>
          </table:table-cell>
          <table:table-cell/>
          <table:table-cell table:formula="of:=ABS([.H232]-[.J232]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4580" calcext:value-type="float">
            <text:p>74580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31291" calcext:value-type="float">
            <text:p>31291</text:p>
          </table:table-cell>
          <table:table-cell/>
          <table:table-cell office:value-type="float" office:value="31427" calcext:value-type="float">
            <text:p>31427</text:p>
          </table:table-cell>
          <table:table-cell/>
          <table:table-cell table:formula="of:=ABS([.H233]-[.J233]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31329" calcext:value-type="float">
            <text:p>31329</text:p>
          </table:table-cell>
          <table:table-cell/>
          <table:table-cell office:value-type="float" office:value="31660" calcext:value-type="float">
            <text:p>31660</text:p>
          </table:table-cell>
          <table:table-cell/>
          <table:table-cell table:formula="of:=ABS([.H234]-[.J234])"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0585" calcext:value-type="float">
            <text:p>50585</text:p>
          </table:table-cell>
          <table:table-cell table:number-columns-repeated="2"/>
          <table:table-cell office:value-type="float" office:value="59650" calcext:value-type="float">
            <text:p>59650</text:p>
          </table:table-cell>
          <table:table-cell table:number-columns-repeated="3"/>
          <table:table-cell office:value-type="float" office:value="31363" calcext:value-type="float">
            <text:p>31363</text:p>
          </table:table-cell>
          <table:table-cell/>
          <table:table-cell office:value-type="float" office:value="31706" calcext:value-type="float">
            <text:p>31706</text:p>
          </table:table-cell>
          <table:table-cell/>
          <table:table-cell table:formula="of:=ABS([.H235]-[.J235])"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1269" calcext:value-type="float">
            <text:p>21269</text:p>
          </table:table-cell>
          <table:table-cell table:number-columns-repeated="2"/>
          <table:table-cell office:value-type="float" office:value="65327" calcext:value-type="float">
            <text:p>65327</text:p>
          </table:table-cell>
          <table:table-cell table:number-columns-repeated="3"/>
          <table:table-cell office:value-type="float" office:value="31533" calcext:value-type="float">
            <text:p>31533</text:p>
          </table:table-cell>
          <table:table-cell/>
          <table:table-cell office:value-type="float" office:value="31786" calcext:value-type="float">
            <text:p>31786</text:p>
          </table:table-cell>
          <table:table-cell/>
          <table:table-cell table:formula="of:=ABS([.H236]-[.J236]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85698" calcext:value-type="float">
            <text:p>85698</text:p>
          </table:table-cell>
          <table:table-cell table:number-columns-repeated="2"/>
          <table:table-cell office:value-type="float" office:value="39220" calcext:value-type="float">
            <text:p>39220</text:p>
          </table:table-cell>
          <table:table-cell table:number-columns-repeated="3"/>
          <table:table-cell office:value-type="float" office:value="31625" calcext:value-type="float">
            <text:p>31625</text:p>
          </table:table-cell>
          <table:table-cell/>
          <table:table-cell office:value-type="float" office:value="32184" calcext:value-type="float">
            <text:p>32184</text:p>
          </table:table-cell>
          <table:table-cell/>
          <table:table-cell table:formula="of:=ABS([.H237]-[.J237])"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80071" calcext:value-type="float">
            <text:p>80071</text:p>
          </table:table-cell>
          <table:table-cell table:number-columns-repeated="2"/>
          <table:table-cell office:value-type="float" office:value="46392" calcext:value-type="float">
            <text:p>46392</text:p>
          </table:table-cell>
          <table:table-cell table:number-columns-repeated="3"/>
          <table:table-cell office:value-type="float" office:value="31659" calcext:value-type="float">
            <text:p>31659</text:p>
          </table:table-cell>
          <table:table-cell/>
          <table:table-cell office:value-type="float" office:value="32216" calcext:value-type="float">
            <text:p>32216</text:p>
          </table:table-cell>
          <table:table-cell/>
          <table:table-cell table:formula="of:=ABS([.H238]-[.J238])"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36306" calcext:value-type="float">
            <text:p>36306</text:p>
          </table:table-cell>
          <table:table-cell table:number-columns-repeated="2"/>
          <table:table-cell office:value-type="float" office:value="14161" calcext:value-type="float">
            <text:p>14161</text:p>
          </table:table-cell>
          <table:table-cell table:number-columns-repeated="3"/>
          <table:table-cell office:value-type="float" office:value="31699" calcext:value-type="float">
            <text:p>31699</text:p>
          </table:table-cell>
          <table:table-cell/>
          <table:table-cell office:value-type="float" office:value="32227" calcext:value-type="float">
            <text:p>32227</text:p>
          </table:table-cell>
          <table:table-cell/>
          <table:table-cell table:formula="of:=ABS([.H239]-[.J239]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66725" calcext:value-type="float">
            <text:p>66725</text:p>
          </table:table-cell>
          <table:table-cell table:number-columns-repeated="2"/>
          <table:table-cell office:value-type="float" office:value="67333" calcext:value-type="float">
            <text:p>67333</text:p>
          </table:table-cell>
          <table:table-cell table:number-columns-repeated="3"/>
          <table:table-cell office:value-type="float" office:value="31781" calcext:value-type="float">
            <text:p>31781</text:p>
          </table:table-cell>
          <table:table-cell/>
          <table:table-cell office:value-type="float" office:value="32337" calcext:value-type="float">
            <text:p>32337</text:p>
          </table:table-cell>
          <table:table-cell/>
          <table:table-cell table:formula="of:=ABS([.H240]-[.J240])"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33487" calcext:value-type="float">
            <text:p>33487</text:p>
          </table:table-cell>
          <table:table-cell table:number-columns-repeated="2"/>
          <table:table-cell office:value-type="float" office:value="27165" calcext:value-type="float">
            <text:p>27165</text:p>
          </table:table-cell>
          <table:table-cell table:number-columns-repeated="3"/>
          <table:table-cell office:value-type="float" office:value="31906" calcext:value-type="float">
            <text:p>31906</text:p>
          </table:table-cell>
          <table:table-cell/>
          <table:table-cell office:value-type="float" office:value="32345" calcext:value-type="float">
            <text:p>32345</text:p>
          </table:table-cell>
          <table:table-cell/>
          <table:table-cell table:formula="of:=ABS([.H241]-[.J241])"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7786" calcext:value-type="float">
            <text:p>27786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32031" calcext:value-type="float">
            <text:p>32031</text:p>
          </table:table-cell>
          <table:table-cell/>
          <table:table-cell office:value-type="float" office:value="32459" calcext:value-type="float">
            <text:p>32459</text:p>
          </table:table-cell>
          <table:table-cell/>
          <table:table-cell table:formula="of:=ABS([.H242]-[.J242])"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93519" calcext:value-type="float">
            <text:p>93519</text:p>
          </table:table-cell>
          <table:table-cell table:number-columns-repeated="2"/>
          <table:table-cell office:value-type="float" office:value="22622" calcext:value-type="float">
            <text:p>22622</text:p>
          </table:table-cell>
          <table:table-cell table:number-columns-repeated="3"/>
          <table:table-cell office:value-type="float" office:value="32035" calcext:value-type="float">
            <text:p>32035</text:p>
          </table:table-cell>
          <table:table-cell/>
          <table:table-cell office:value-type="float" office:value="33092" calcext:value-type="float">
            <text:p>33092</text:p>
          </table:table-cell>
          <table:table-cell/>
          <table:table-cell table:formula="of:=ABS([.H243]-[.J243])"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55574" calcext:value-type="float">
            <text:p>55574</text:p>
          </table:table-cell>
          <table:table-cell table:number-columns-repeated="2"/>
          <table:table-cell office:value-type="float" office:value="97473" calcext:value-type="float">
            <text:p>97473</text:p>
          </table:table-cell>
          <table:table-cell table:number-columns-repeated="3"/>
          <table:table-cell office:value-type="float" office:value="32205" calcext:value-type="float">
            <text:p>32205</text:p>
          </table:table-cell>
          <table:table-cell/>
          <table:table-cell office:value-type="float" office:value="33242" calcext:value-type="float">
            <text:p>33242</text:p>
          </table:table-cell>
          <table:table-cell/>
          <table:table-cell table:formula="of:=ABS([.H244]-[.J244])"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table-cell office:value-type="float" office:value="65632" calcext:value-type="float">
            <text:p>65632</text:p>
          </table:table-cell>
          <table:table-cell table:number-columns-repeated="2"/>
          <table:table-cell office:value-type="float" office:value="81795" calcext:value-type="float">
            <text:p>81795</text:p>
          </table:table-cell>
          <table:table-cell table:number-columns-repeated="3"/>
          <table:table-cell office:value-type="float" office:value="32289" calcext:value-type="float">
            <text:p>32289</text:p>
          </table:table-cell>
          <table:table-cell/>
          <table:table-cell office:value-type="float" office:value="33362" calcext:value-type="float">
            <text:p>33362</text:p>
          </table:table-cell>
          <table:table-cell/>
          <table:table-cell table:formula="of:=ABS([.H245]-[.J245])" office:value-type="float" office:value="1073" calcext:value-type="float">
            <text:p>1073</text:p>
          </table:table-cell>
          <table:table-cell table:number-columns-repeated="3"/>
        </table:table-row>
        <table:table-row table:style-name="ro1">
          <table:table-cell office:value-type="float" office:value="75140" calcext:value-type="float">
            <text:p>75140</text:p>
          </table:table-cell>
          <table:table-cell table:number-columns-repeated="2"/>
          <table:table-cell office:value-type="float" office:value="25442" calcext:value-type="float">
            <text:p>25442</text:p>
          </table:table-cell>
          <table:table-cell table:number-columns-repeated="3"/>
          <table:table-cell office:value-type="float" office:value="32302" calcext:value-type="float">
            <text:p>32302</text:p>
          </table:table-cell>
          <table:table-cell/>
          <table:table-cell office:value-type="float" office:value="33377" calcext:value-type="float">
            <text:p>33377</text:p>
          </table:table-cell>
          <table:table-cell/>
          <table:table-cell table:formula="of:=ABS([.H246]-[.J246])" office:value-type="float" office:value="1075" calcext:value-type="float">
            <text:p>1075</text:p>
          </table:table-cell>
          <table:table-cell table:number-columns-repeated="3"/>
        </table:table-row>
        <table:table-row table:style-name="ro1">
          <table:table-cell office:value-type="float" office:value="21376" calcext:value-type="float">
            <text:p>21376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32489" calcext:value-type="float">
            <text:p>32489</text:p>
          </table:table-cell>
          <table:table-cell/>
          <table:table-cell office:value-type="float" office:value="33467" calcext:value-type="float">
            <text:p>33467</text:p>
          </table:table-cell>
          <table:table-cell/>
          <table:table-cell table:formula="of:=ABS([.H247]-[.J247])"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56970" calcext:value-type="float">
            <text:p>56970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32494" calcext:value-type="float">
            <text:p>32494</text:p>
          </table:table-cell>
          <table:table-cell/>
          <table:table-cell office:value-type="float" office:value="33534" calcext:value-type="float">
            <text:p>33534</text:p>
          </table:table-cell>
          <table:table-cell/>
          <table:table-cell table:formula="of:=ABS([.H248]-[.J248])"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94632" calcext:value-type="float">
            <text:p>94632</text:p>
          </table:table-cell>
          <table:table-cell table:number-columns-repeated="2"/>
          <table:table-cell office:value-type="float" office:value="77261" calcext:value-type="float">
            <text:p>77261</text:p>
          </table:table-cell>
          <table:table-cell table:number-columns-repeated="3"/>
          <table:table-cell office:value-type="float" office:value="32587" calcext:value-type="float">
            <text:p>32587</text:p>
          </table:table-cell>
          <table:table-cell/>
          <table:table-cell office:value-type="float" office:value="33577" calcext:value-type="float">
            <text:p>33577</text:p>
          </table:table-cell>
          <table:table-cell/>
          <table:table-cell table:formula="of:=ABS([.H249]-[.J249])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59040" calcext:value-type="float">
            <text:p>59040</text:p>
          </table:table-cell>
          <table:table-cell table:number-columns-repeated="2"/>
          <table:table-cell office:value-type="float" office:value="13889" calcext:value-type="float">
            <text:p>13889</text:p>
          </table:table-cell>
          <table:table-cell table:number-columns-repeated="3"/>
          <table:table-cell office:value-type="float" office:value="32619" calcext:value-type="float">
            <text:p>32619</text:p>
          </table:table-cell>
          <table:table-cell/>
          <table:table-cell office:value-type="float" office:value="33590" calcext:value-type="float">
            <text:p>33590</text:p>
          </table:table-cell>
          <table:table-cell/>
          <table:table-cell table:formula="of:=ABS([.H250]-[.J250])"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98256" calcext:value-type="float">
            <text:p>98256</text:p>
          </table:table-cell>
          <table:table-cell table:number-columns-repeated="2"/>
          <table:table-cell office:value-type="float" office:value="96213" calcext:value-type="float">
            <text:p>96213</text:p>
          </table:table-cell>
          <table:table-cell table:number-columns-repeated="3"/>
          <table:table-cell office:value-type="float" office:value="32652" calcext:value-type="float">
            <text:p>32652</text:p>
          </table:table-cell>
          <table:table-cell/>
          <table:table-cell office:value-type="float" office:value="33659" calcext:value-type="float">
            <text:p>33659</text:p>
          </table:table-cell>
          <table:table-cell/>
          <table:table-cell table:formula="of:=ABS([.H251]-[.J251])"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float" office:value="66819" calcext:value-type="float">
            <text:p>66819</text:p>
          </table:table-cell>
          <table:table-cell table:number-columns-repeated="2"/>
          <table:table-cell office:value-type="float" office:value="17432" calcext:value-type="float">
            <text:p>17432</text:p>
          </table:table-cell>
          <table:table-cell table:number-columns-repeated="3"/>
          <table:table-cell office:value-type="float" office:value="32718" calcext:value-type="float">
            <text:p>32718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2]-[.J252])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32205" calcext:value-type="float">
            <text:p>32205</text:p>
          </table:table-cell>
          <table:table-cell table:number-columns-repeated="2"/>
          <table:table-cell office:value-type="float" office:value="67735" calcext:value-type="float">
            <text:p>67735</text:p>
          </table:table-cell>
          <table:table-cell table:number-columns-repeated="3"/>
          <table:table-cell office:value-type="float" office:value="33226" calcext:value-type="float">
            <text:p>33226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3]-[.J25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3862" calcext:value-type="float">
            <text:p>23862</text:p>
          </table:table-cell>
          <table:table-cell table:number-columns-repeated="2"/>
          <table:table-cell office:value-type="float" office:value="91732" calcext:value-type="float">
            <text:p>91732</text:p>
          </table:table-cell>
          <table:table-cell table:number-columns-repeated="3"/>
          <table:table-cell office:value-type="float" office:value="33246" calcext:value-type="float">
            <text:p>33246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4]-[.J254])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5302" calcext:value-type="float">
            <text:p>35302</text:p>
          </table:table-cell>
          <table:table-cell table:number-columns-repeated="2"/>
          <table:table-cell office:value-type="float" office:value="39112" calcext:value-type="float">
            <text:p>39112</text:p>
          </table:table-cell>
          <table:table-cell table:number-columns-repeated="3"/>
          <table:table-cell office:value-type="float" office:value="33247" calcext:value-type="float">
            <text:p>33247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5]-[.J255])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4357" calcext:value-type="float">
            <text:p>34357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33278" calcext:value-type="float">
            <text:p>33278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6]-[.J256])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6783" calcext:value-type="float">
            <text:p>16783</text:p>
          </table:table-cell>
          <table:table-cell table:number-columns-repeated="2"/>
          <table:table-cell office:value-type="float" office:value="44692" calcext:value-type="float">
            <text:p>44692</text:p>
          </table:table-cell>
          <table:table-cell table:number-columns-repeated="3"/>
          <table:table-cell office:value-type="float" office:value="33323" calcext:value-type="float">
            <text:p>33323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7]-[.J257])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50804" calcext:value-type="float">
            <text:p>50804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33374" calcext:value-type="float">
            <text:p>33374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8]-[.J258]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82254" calcext:value-type="float">
            <text:p>82254</text:p>
          </table:table-cell>
          <table:table-cell table:number-columns-repeated="2"/>
          <table:table-cell office:value-type="float" office:value="80253" calcext:value-type="float">
            <text:p>80253</text:p>
          </table:table-cell>
          <table:table-cell table:number-columns-repeated="3"/>
          <table:table-cell office:value-type="float" office:value="33383" calcext:value-type="float">
            <text:p>33383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59]-[.J259]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75852" calcext:value-type="float">
            <text:p>75852</text:p>
          </table:table-cell>
          <table:table-cell table:number-columns-repeated="2"/>
          <table:table-cell office:value-type="float" office:value="39978" calcext:value-type="float">
            <text:p>39978</text:p>
          </table:table-cell>
          <table:table-cell table:number-columns-repeated="3"/>
          <table:table-cell office:value-type="float" office:value="33418" calcext:value-type="float">
            <text:p>33418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0]-[.J260]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42052" calcext:value-type="float">
            <text:p>42052</text:p>
          </table:table-cell>
          <table:table-cell table:number-columns-repeated="2"/>
          <table:table-cell office:value-type="float" office:value="79753" calcext:value-type="float">
            <text:p>79753</text:p>
          </table:table-cell>
          <table:table-cell table:number-columns-repeated="3"/>
          <table:table-cell office:value-type="float" office:value="33487" calcext:value-type="float">
            <text:p>33487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1]-[.J261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56085" calcext:value-type="float">
            <text:p>56085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33532" calcext:value-type="float">
            <text:p>33532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2]-[.J262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72548" calcext:value-type="float">
            <text:p>72548</text:p>
          </table:table-cell>
          <table:table-cell table:number-columns-repeated="2"/>
          <table:table-cell office:value-type="float" office:value="78082" calcext:value-type="float">
            <text:p>78082</text:p>
          </table:table-cell>
          <table:table-cell table:number-columns-repeated="3"/>
          <table:table-cell office:value-type="float" office:value="33662" calcext:value-type="float">
            <text:p>33662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3]-[.J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09" calcext:value-type="float">
            <text:p>72709</text:p>
          </table:table-cell>
          <table:table-cell table:number-columns-repeated="2"/>
          <table:table-cell office:value-type="float" office:value="94294" calcext:value-type="float">
            <text:p>94294</text:p>
          </table:table-cell>
          <table:table-cell table:number-columns-repeated="3"/>
          <table:table-cell office:value-type="float" office:value="33813" calcext:value-type="float">
            <text:p>33813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4]-[.J264]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7187" calcext:value-type="float">
            <text:p>27187</text:p>
          </table:table-cell>
          <table:table-cell table:number-columns-repeated="2"/>
          <table:table-cell office:value-type="float" office:value="31138" calcext:value-type="float">
            <text:p>31138</text:p>
          </table:table-cell>
          <table:table-cell table:number-columns-repeated="3"/>
          <table:table-cell office:value-type="float" office:value="33819" calcext:value-type="float">
            <text:p>33819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5]-[.J265]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5506" calcext:value-type="float">
            <text:p>45506</text:p>
          </table:table-cell>
          <table:table-cell table:number-columns-repeated="2"/>
          <table:table-cell office:value-type="float" office:value="58568" calcext:value-type="float">
            <text:p>58568</text:p>
          </table:table-cell>
          <table:table-cell table:number-columns-repeated="3"/>
          <table:table-cell office:value-type="float" office:value="33970" calcext:value-type="float">
            <text:p>33970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6]-[.J266]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6995" calcext:value-type="float">
            <text:p>46995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34056" calcext:value-type="float">
            <text:p>34056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7]-[.J267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83699" calcext:value-type="float">
            <text:p>83699</text:p>
          </table:table-cell>
          <table:table-cell table:number-columns-repeated="2"/>
          <table:table-cell office:value-type="float" office:value="72574" calcext:value-type="float">
            <text:p>72574</text:p>
          </table:table-cell>
          <table:table-cell table:number-columns-repeated="3"/>
          <table:table-cell office:value-type="float" office:value="34147" calcext:value-type="float">
            <text:p>34147</text:p>
          </table:table-cell>
          <table:table-cell/>
          <table:table-cell office:value-type="float" office:value="33662" calcext:value-type="float">
            <text:p>33662</text:p>
          </table:table-cell>
          <table:table-cell/>
          <table:table-cell table:formula="of:=ABS([.H268]-[.J268])"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924" calcext:value-type="float">
            <text:p>49924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34213" calcext:value-type="float">
            <text:p>34213</text:p>
          </table:table-cell>
          <table:table-cell/>
          <table:table-cell office:value-type="float" office:value="34145" calcext:value-type="float">
            <text:p>34145</text:p>
          </table:table-cell>
          <table:table-cell/>
          <table:table-cell table:formula="of:=ABS([.H269]-[.J269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9855" calcext:value-type="float">
            <text:p>99855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34249" calcext:value-type="float">
            <text:p>34249</text:p>
          </table:table-cell>
          <table:table-cell/>
          <table:table-cell office:value-type="float" office:value="34259" calcext:value-type="float">
            <text:p>34259</text:p>
          </table:table-cell>
          <table:table-cell/>
          <table:table-cell table:formula="of:=ABS([.H270]-[.J270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856" calcext:value-type="float">
            <text:p>62856</text:p>
          </table:table-cell>
          <table:table-cell table:number-columns-repeated="2"/>
          <table:table-cell office:value-type="float" office:value="56084" calcext:value-type="float">
            <text:p>56084</text:p>
          </table:table-cell>
          <table:table-cell table:number-columns-repeated="3"/>
          <table:table-cell office:value-type="float" office:value="34357" calcext:value-type="float">
            <text:p>34357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1]-[.J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39" calcext:value-type="float">
            <text:p>28739</text:p>
          </table:table-cell>
          <table:table-cell table:number-columns-repeated="2"/>
          <table:table-cell office:value-type="float" office:value="36148" calcext:value-type="float">
            <text:p>36148</text:p>
          </table:table-cell>
          <table:table-cell table:number-columns-repeated="3"/>
          <table:table-cell office:value-type="float" office:value="34386" calcext:value-type="float">
            <text:p>34386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2]-[.J272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7311" calcext:value-type="float">
            <text:p>17311</text:p>
          </table:table-cell>
          <table:table-cell table:number-columns-repeated="2"/>
          <table:table-cell office:value-type="float" office:value="34650" calcext:value-type="float">
            <text:p>34650</text:p>
          </table:table-cell>
          <table:table-cell table:number-columns-repeated="3"/>
          <table:table-cell office:value-type="float" office:value="34421" calcext:value-type="float">
            <text:p>34421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3]-[.J273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379" calcext:value-type="float">
            <text:p>50379</text:p>
          </table:table-cell>
          <table:table-cell table:number-columns-repeated="2"/>
          <table:table-cell office:value-type="float" office:value="51376" calcext:value-type="float">
            <text:p>51376</text:p>
          </table:table-cell>
          <table:table-cell table:number-columns-repeated="3"/>
          <table:table-cell office:value-type="float" office:value="35032" calcext:value-type="float">
            <text:p>35032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4]-[.J274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56636" calcext:value-type="float">
            <text:p>56636</text:p>
          </table:table-cell>
          <table:table-cell table:number-columns-repeated="2"/>
          <table:table-cell office:value-type="float" office:value="90184" calcext:value-type="float">
            <text:p>90184</text:p>
          </table:table-cell>
          <table:table-cell table:number-columns-repeated="3"/>
          <table:table-cell office:value-type="float" office:value="35040" calcext:value-type="float">
            <text:p>35040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5]-[.J275])"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70872" calcext:value-type="float">
            <text:p>70872</text:p>
          </table:table-cell>
          <table:table-cell table:number-columns-repeated="2"/>
          <table:table-cell office:value-type="float" office:value="74758" calcext:value-type="float">
            <text:p>74758</text:p>
          </table:table-cell>
          <table:table-cell table:number-columns-repeated="3"/>
          <table:table-cell office:value-type="float" office:value="35183" calcext:value-type="float">
            <text:p>35183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6]-[.J276])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6900" calcext:value-type="float">
            <text:p>86900</text:p>
          </table:table-cell>
          <table:table-cell table:number-columns-repeated="2"/>
          <table:table-cell office:value-type="float" office:value="42527" calcext:value-type="float">
            <text:p>42527</text:p>
          </table:table-cell>
          <table:table-cell table:number-columns-repeated="3"/>
          <table:table-cell office:value-type="float" office:value="35188" calcext:value-type="float">
            <text:p>35188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7]-[.J277])"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57857" calcext:value-type="float">
            <text:p>5785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35264" calcext:value-type="float">
            <text:p>35264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8]-[.J278])"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92352" calcext:value-type="float">
            <text:p>92352</text:p>
          </table:table-cell>
          <table:table-cell table:number-columns-repeated="2"/>
          <table:table-cell office:value-type="float" office:value="70111" calcext:value-type="float">
            <text:p>70111</text:p>
          </table:table-cell>
          <table:table-cell table:number-columns-repeated="3"/>
          <table:table-cell office:value-type="float" office:value="35302" calcext:value-type="float">
            <text:p>35302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79]-[.J279])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11595" calcext:value-type="float">
            <text:p>11595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35316" calcext:value-type="float">
            <text:p>35316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80]-[.J280])"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33278" calcext:value-type="float">
            <text:p>33278</text:p>
          </table:table-cell>
          <table:table-cell table:number-columns-repeated="2"/>
          <table:table-cell office:value-type="float" office:value="38217" calcext:value-type="float">
            <text:p>38217</text:p>
          </table:table-cell>
          <table:table-cell table:number-columns-repeated="3"/>
          <table:table-cell office:value-type="float" office:value="35318" calcext:value-type="float">
            <text:p>35318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81]-[.J281])"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79985" calcext:value-type="float">
            <text:p>79985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35617" calcext:value-type="float">
            <text:p>35617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82]-[.J282])"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51838" calcext:value-type="float">
            <text:p>51838</text:p>
          </table:table-cell>
          <table:table-cell table:number-columns-repeated="2"/>
          <table:table-cell office:value-type="float" office:value="96864" calcext:value-type="float">
            <text:p>96864</text:p>
          </table:table-cell>
          <table:table-cell table:number-columns-repeated="3"/>
          <table:table-cell office:value-type="float" office:value="35842" calcext:value-type="float">
            <text:p>35842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83]-[.J283])"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float" office:value="79422" calcext:value-type="float">
            <text:p>79422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35869" calcext:value-type="float">
            <text:p>35869</text:p>
          </table:table-cell>
          <table:table-cell/>
          <table:table-cell office:value-type="float" office:value="34357" calcext:value-type="float">
            <text:p>34357</text:p>
          </table:table-cell>
          <table:table-cell/>
          <table:table-cell table:formula="of:=ABS([.H284]-[.J284])"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836" calcext:value-type="float">
            <text:p>15836</text:p>
          </table:table-cell>
          <table:table-cell table:number-columns-repeated="2"/>
          <table:table-cell office:value-type="float" office:value="25261" calcext:value-type="float">
            <text:p>25261</text:p>
          </table:table-cell>
          <table:table-cell table:number-columns-repeated="3"/>
          <table:table-cell office:value-type="float" office:value="36143" calcext:value-type="float">
            <text:p>36143</text:p>
          </table:table-cell>
          <table:table-cell/>
          <table:table-cell office:value-type="float" office:value="34368" calcext:value-type="float">
            <text:p>34368</text:p>
          </table:table-cell>
          <table:table-cell/>
          <table:table-cell table:formula="of:=ABS([.H285]-[.J285])"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85535" calcext:value-type="float">
            <text:p>85535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36306" calcext:value-type="float">
            <text:p>36306</text:p>
          </table:table-cell>
          <table:table-cell/>
          <table:table-cell office:value-type="float" office:value="34650" calcext:value-type="float">
            <text:p>34650</text:p>
          </table:table-cell>
          <table:table-cell/>
          <table:table-cell table:formula="of:=ABS([.H286]-[.J286])"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71491" calcext:value-type="float">
            <text:p>71491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36323" calcext:value-type="float">
            <text:p>36323</text:p>
          </table:table-cell>
          <table:table-cell/>
          <table:table-cell office:value-type="float" office:value="34707" calcext:value-type="float">
            <text:p>34707</text:p>
          </table:table-cell>
          <table:table-cell/>
          <table:table-cell table:formula="of:=ABS([.H287]-[.J287])"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8081" calcext:value-type="float">
            <text:p>18081</text:p>
          </table:table-cell>
          <table:table-cell table:number-columns-repeated="2"/>
          <table:table-cell office:value-type="float" office:value="97179" calcext:value-type="float">
            <text:p>97179</text:p>
          </table:table-cell>
          <table:table-cell table:number-columns-repeated="3"/>
          <table:table-cell office:value-type="float" office:value="36396" calcext:value-type="float">
            <text:p>36396</text:p>
          </table:table-cell>
          <table:table-cell/>
          <table:table-cell office:value-type="float" office:value="34819" calcext:value-type="float">
            <text:p>34819</text:p>
          </table:table-cell>
          <table:table-cell/>
          <table:table-cell table:formula="of:=ABS([.H288]-[.J288])"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47876" calcext:value-type="float">
            <text:p>47876</text:p>
          </table:table-cell>
          <table:table-cell table:number-columns-repeated="2"/>
          <table:table-cell office:value-type="float" office:value="47308" calcext:value-type="float">
            <text:p>47308</text:p>
          </table:table-cell>
          <table:table-cell table:number-columns-repeated="3"/>
          <table:table-cell office:value-type="float" office:value="36451" calcext:value-type="float">
            <text:p>36451</text:p>
          </table:table-cell>
          <table:table-cell/>
          <table:table-cell office:value-type="float" office:value="34920" calcext:value-type="float">
            <text:p>34920</text:p>
          </table:table-cell>
          <table:table-cell/>
          <table:table-cell table:formula="of:=ABS([.H289]-[.J289])"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97371" calcext:value-type="float">
            <text:p>97371</text:p>
          </table:table-cell>
          <table:table-cell table:number-columns-repeated="2"/>
          <table:table-cell office:value-type="float" office:value="88031" calcext:value-type="float">
            <text:p>88031</text:p>
          </table:table-cell>
          <table:table-cell table:number-columns-repeated="3"/>
          <table:table-cell office:value-type="float" office:value="36651" calcext:value-type="float">
            <text:p>36651</text:p>
          </table:table-cell>
          <table:table-cell/>
          <table:table-cell office:value-type="float" office:value="35014" calcext:value-type="float">
            <text:p>35014</text:p>
          </table:table-cell>
          <table:table-cell/>
          <table:table-cell table:formula="of:=ABS([.H290]-[.J290])" office:value-type="float" office:value="1637" calcext:value-type="float">
            <text:p>1637</text:p>
          </table:table-cell>
          <table:table-cell table:number-columns-repeated="3"/>
        </table:table-row>
        <table:table-row table:style-name="ro1">
          <table:table-cell office:value-type="float" office:value="22201" calcext:value-type="float">
            <text:p>22201</text:p>
          </table:table-cell>
          <table:table-cell table:number-columns-repeated="2"/>
          <table:table-cell office:value-type="float" office:value="74539" calcext:value-type="float">
            <text:p>74539</text:p>
          </table:table-cell>
          <table:table-cell table:number-columns-repeated="3"/>
          <table:table-cell office:value-type="float" office:value="36795" calcext:value-type="float">
            <text:p>36795</text:p>
          </table:table-cell>
          <table:table-cell/>
          <table:table-cell office:value-type="float" office:value="35040" calcext:value-type="float">
            <text:p>35040</text:p>
          </table:table-cell>
          <table:table-cell/>
          <table:table-cell table:formula="of:=ABS([.H291]-[.J291])" office:value-type="float" office:value="1755" calcext:value-type="float">
            <text:p>1755</text:p>
          </table:table-cell>
          <table:table-cell table:number-columns-repeated="3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2"/>
          <table:table-cell office:value-type="float" office:value="17756" calcext:value-type="float">
            <text:p>17756</text:p>
          </table:table-cell>
          <table:table-cell table:number-columns-repeated="3"/>
          <table:table-cell office:value-type="float" office:value="36899" calcext:value-type="float">
            <text:p>36899</text:p>
          </table:table-cell>
          <table:table-cell/>
          <table:table-cell office:value-type="float" office:value="35040" calcext:value-type="float">
            <text:p>35040</text:p>
          </table:table-cell>
          <table:table-cell/>
          <table:table-cell table:formula="of:=ABS([.H292]-[.J292])" office:value-type="float" office:value="1859" calcext:value-type="float">
            <text:p>1859</text:p>
          </table:table-cell>
          <table:table-cell table:number-columns-repeated="3"/>
        </table:table-row>
        <table:table-row table:style-name="ro1">
          <table:table-cell office:value-type="float" office:value="94451" calcext:value-type="float">
            <text:p>94451</text:p>
          </table:table-cell>
          <table:table-cell table:number-columns-repeated="2"/>
          <table:table-cell office:value-type="float" office:value="72603" calcext:value-type="float">
            <text:p>72603</text:p>
          </table:table-cell>
          <table:table-cell table:number-columns-repeated="3"/>
          <table:table-cell office:value-type="float" office:value="36904" calcext:value-type="float">
            <text:p>36904</text:p>
          </table:table-cell>
          <table:table-cell/>
          <table:table-cell office:value-type="float" office:value="35040" calcext:value-type="float">
            <text:p>35040</text:p>
          </table:table-cell>
          <table:table-cell/>
          <table:table-cell table:formula="of:=ABS([.H293]-[.J293])"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61063" calcext:value-type="float">
            <text:p>61063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36923" calcext:value-type="float">
            <text:p>36923</text:p>
          </table:table-cell>
          <table:table-cell/>
          <table:table-cell office:value-type="float" office:value="35040" calcext:value-type="float">
            <text:p>35040</text:p>
          </table:table-cell>
          <table:table-cell/>
          <table:table-cell table:formula="of:=ABS([.H294]-[.J294])"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13448" calcext:value-type="float">
            <text:p>13448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3"/>
          <table:table-cell office:value-type="float" office:value="36939" calcext:value-type="float">
            <text:p>36939</text:p>
          </table:table-cell>
          <table:table-cell/>
          <table:table-cell office:value-type="float" office:value="35040" calcext:value-type="float">
            <text:p>35040</text:p>
          </table:table-cell>
          <table:table-cell/>
          <table:table-cell table:formula="of:=ABS([.H295]-[.J295])"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float" office:value="20391" calcext:value-type="float">
            <text:p>20391</text:p>
          </table:table-cell>
          <table:table-cell table:number-columns-repeated="2"/>
          <table:table-cell office:value-type="float" office:value="59145" calcext:value-type="float">
            <text:p>59145</text:p>
          </table:table-cell>
          <table:table-cell table:number-columns-repeated="3"/>
          <table:table-cell office:value-type="float" office:value="37014" calcext:value-type="float">
            <text:p>37014</text:p>
          </table:table-cell>
          <table:table-cell/>
          <table:table-cell office:value-type="float" office:value="35253" calcext:value-type="float">
            <text:p>35253</text:p>
          </table:table-cell>
          <table:table-cell/>
          <table:table-cell table:formula="of:=ABS([.H296]-[.J296])"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61615" calcext:value-type="float">
            <text:p>61615</text:p>
          </table:table-cell>
          <table:table-cell table:number-columns-repeated="2"/>
          <table:table-cell office:value-type="float" office:value="37956" calcext:value-type="float">
            <text:p>37956</text:p>
          </table:table-cell>
          <table:table-cell table:number-columns-repeated="3"/>
          <table:table-cell office:value-type="float" office:value="37030" calcext:value-type="float">
            <text:p>37030</text:p>
          </table:table-cell>
          <table:table-cell/>
          <table:table-cell office:value-type="float" office:value="35280" calcext:value-type="float">
            <text:p>35280</text:p>
          </table:table-cell>
          <table:table-cell/>
          <table:table-cell table:formula="of:=ABS([.H297]-[.J297])"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45636" calcext:value-type="float">
            <text:p>4563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37081" calcext:value-type="float">
            <text:p>37081</text:p>
          </table:table-cell>
          <table:table-cell/>
          <table:table-cell office:value-type="float" office:value="35448" calcext:value-type="float">
            <text:p>35448</text:p>
          </table:table-cell>
          <table:table-cell/>
          <table:table-cell table:formula="of:=ABS([.H298]-[.J298])"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53957" calcext:value-type="float">
            <text:p>53957</text:p>
          </table:table-cell>
          <table:table-cell table:number-columns-repeated="2"/>
          <table:table-cell office:value-type="float" office:value="58947" calcext:value-type="float">
            <text:p>58947</text:p>
          </table:table-cell>
          <table:table-cell table:number-columns-repeated="3"/>
          <table:table-cell office:value-type="float" office:value="37142" calcext:value-type="float">
            <text:p>37142</text:p>
          </table:table-cell>
          <table:table-cell/>
          <table:table-cell office:value-type="float" office:value="35550" calcext:value-type="float">
            <text:p>35550</text:p>
          </table:table-cell>
          <table:table-cell/>
          <table:table-cell table:formula="of:=ABS([.H299]-[.J299])"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37162" calcext:value-type="float">
            <text:p>37162</text:p>
          </table:table-cell>
          <table:table-cell/>
          <table:table-cell office:value-type="float" office:value="35704" calcext:value-type="float">
            <text:p>35704</text:p>
          </table:table-cell>
          <table:table-cell/>
          <table:table-cell table:formula="of:=ABS([.H300]-[.J300])"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81213" calcext:value-type="float">
            <text:p>81213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37217" calcext:value-type="float">
            <text:p>37217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1]-[.J301])"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48248" calcext:value-type="float">
            <text:p>48248</text:p>
          </table:table-cell>
          <table:table-cell table:number-columns-repeated="2"/>
          <table:table-cell office:value-type="float" office:value="14944" calcext:value-type="float">
            <text:p>14944</text:p>
          </table:table-cell>
          <table:table-cell table:number-columns-repeated="3"/>
          <table:table-cell office:value-type="float" office:value="37352" calcext:value-type="float">
            <text:p>37352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2]-[.J302])"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45113" calcext:value-type="float">
            <text:p>45113</text:p>
          </table:table-cell>
          <table:table-cell table:number-columns-repeated="2"/>
          <table:table-cell office:value-type="float" office:value="39688" calcext:value-type="float">
            <text:p>39688</text:p>
          </table:table-cell>
          <table:table-cell table:number-columns-repeated="3"/>
          <table:table-cell office:value-type="float" office:value="37900" calcext:value-type="float">
            <text:p>37900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3]-[.J303])"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82427" calcext:value-type="float">
            <text:p>82427</text:p>
          </table:table-cell>
          <table:table-cell table:number-columns-repeated="2"/>
          <table:table-cell office:value-type="float" office:value="85733" calcext:value-type="float">
            <text:p>85733</text:p>
          </table:table-cell>
          <table:table-cell table:number-columns-repeated="3"/>
          <table:table-cell office:value-type="float" office:value="37942" calcext:value-type="float">
            <text:p>37942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4]-[.J304])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33323" calcext:value-type="float">
            <text:p>33323</text:p>
          </table:table-cell>
          <table:table-cell table:number-columns-repeated="2"/>
          <table:table-cell office:value-type="float" office:value="29457" calcext:value-type="float">
            <text:p>29457</text:p>
          </table:table-cell>
          <table:table-cell table:number-columns-repeated="3"/>
          <table:table-cell office:value-type="float" office:value="38001" calcext:value-type="float">
            <text:p>38001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5]-[.J305])" office:value-type="float" office:value="2159" calcext:value-type="float">
            <text:p>2159</text:p>
          </table:table-cell>
          <table:table-cell table:number-columns-repeated="3"/>
        </table:table-row>
        <table:table-row table:style-name="ro1">
          <table:table-cell office:value-type="float" office:value="67505" calcext:value-type="float">
            <text:p>67505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38011" calcext:value-type="float">
            <text:p>38011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6]-[.J306])" office:value-type="float" office:value="2169" calcext:value-type="float">
            <text:p>2169</text:p>
          </table:table-cell>
          <table:table-cell table:number-columns-repeated="3"/>
        </table:table-row>
        <table:table-row table:style-name="ro1">
          <table:table-cell office:value-type="float" office:value="26670" calcext:value-type="float">
            <text:p>26670</text:p>
          </table:table-cell>
          <table:table-cell table:number-columns-repeated="2"/>
          <table:table-cell office:value-type="float" office:value="69416" calcext:value-type="float">
            <text:p>69416</text:p>
          </table:table-cell>
          <table:table-cell table:number-columns-repeated="3"/>
          <table:table-cell office:value-type="float" office:value="38087" calcext:value-type="float">
            <text:p>38087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7]-[.J307])" office:value-type="float" office:value="2245" calcext:value-type="float">
            <text:p>2245</text:p>
          </table:table-cell>
          <table:table-cell table:number-columns-repeated="3"/>
        </table:table-row>
        <table:table-row table:style-name="ro1">
          <table:table-cell office:value-type="float" office:value="79620" calcext:value-type="float">
            <text:p>79620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38219" calcext:value-type="float">
            <text:p>38219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8]-[.J308])" office:value-type="float" office:value="2377" calcext:value-type="float">
            <text:p>2377</text:p>
          </table:table-cell>
          <table:table-cell table:number-columns-repeated="3"/>
        </table:table-row>
        <table:table-row table:style-name="ro1">
          <table:table-cell office:value-type="float" office:value="22783" calcext:value-type="float">
            <text:p>22783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38246" calcext:value-type="float">
            <text:p>38246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09]-[.J309])"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75102" calcext:value-type="float">
            <text:p>75102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38447" calcext:value-type="float">
            <text:p>38447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10]-[.J310])"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38450" calcext:value-type="float">
            <text:p>38450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11]-[.J311])"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30914" calcext:value-type="float">
            <text:p>30914</text:p>
          </table:table-cell>
          <table:table-cell table:number-columns-repeated="2"/>
          <table:table-cell office:value-type="float" office:value="42631" calcext:value-type="float">
            <text:p>42631</text:p>
          </table:table-cell>
          <table:table-cell table:number-columns-repeated="3"/>
          <table:table-cell office:value-type="float" office:value="38452" calcext:value-type="float">
            <text:p>38452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12]-[.J312])"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53004" calcext:value-type="float">
            <text:p>53004</text:p>
          </table:table-cell>
          <table:table-cell table:number-columns-repeated="2"/>
          <table:table-cell office:value-type="float" office:value="95284" calcext:value-type="float">
            <text:p>95284</text:p>
          </table:table-cell>
          <table:table-cell table:number-columns-repeated="3"/>
          <table:table-cell office:value-type="float" office:value="38566" calcext:value-type="float">
            <text:p>38566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13]-[.J313])"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73145" calcext:value-type="float">
            <text:p>73145</text:p>
          </table:table-cell>
          <table:table-cell table:number-columns-repeated="2"/>
          <table:table-cell office:value-type="float" office:value="88017" calcext:value-type="float">
            <text:p>88017</text:p>
          </table:table-cell>
          <table:table-cell table:number-columns-repeated="3"/>
          <table:table-cell office:value-type="float" office:value="38680" calcext:value-type="float">
            <text:p>38680</text:p>
          </table:table-cell>
          <table:table-cell/>
          <table:table-cell office:value-type="float" office:value="35842" calcext:value-type="float">
            <text:p>35842</text:p>
          </table:table-cell>
          <table:table-cell/>
          <table:table-cell table:formula="of:=ABS([.H314]-[.J314])"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30678" calcext:value-type="float">
            <text:p>30678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38690" calcext:value-type="float">
            <text:p>38690</text:p>
          </table:table-cell>
          <table:table-cell/>
          <table:table-cell office:value-type="float" office:value="36008" calcext:value-type="float">
            <text:p>36008</text:p>
          </table:table-cell>
          <table:table-cell/>
          <table:table-cell table:formula="of:=ABS([.H315]-[.J315])"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12762" calcext:value-type="float">
            <text:p>12762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38734" calcext:value-type="float">
            <text:p>38734</text:p>
          </table:table-cell>
          <table:table-cell/>
          <table:table-cell office:value-type="float" office:value="36077" calcext:value-type="float">
            <text:p>36077</text:p>
          </table:table-cell>
          <table:table-cell/>
          <table:table-cell table:formula="of:=ABS([.H316]-[.J316])" office:value-type="float" office:value="2657" calcext:value-type="float">
            <text:p>2657</text:p>
          </table:table-cell>
          <table:table-cell table:number-columns-repeated="3"/>
        </table:table-row>
        <table:table-row table:style-name="ro1">
          <table:table-cell office:value-type="float" office:value="86499" calcext:value-type="float">
            <text:p>86499</text:p>
          </table:table-cell>
          <table:table-cell table:number-columns-repeated="2"/>
          <table:table-cell office:value-type="float" office:value="22109" calcext:value-type="float">
            <text:p>22109</text:p>
          </table:table-cell>
          <table:table-cell table:number-columns-repeated="3"/>
          <table:table-cell office:value-type="float" office:value="38740" calcext:value-type="float">
            <text:p>38740</text:p>
          </table:table-cell>
          <table:table-cell/>
          <table:table-cell office:value-type="float" office:value="36148" calcext:value-type="float">
            <text:p>36148</text:p>
          </table:table-cell>
          <table:table-cell/>
          <table:table-cell table:formula="of:=ABS([.H317]-[.J317])"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13832" calcext:value-type="float">
            <text:p>13832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38923" calcext:value-type="float">
            <text:p>38923</text:p>
          </table:table-cell>
          <table:table-cell/>
          <table:table-cell office:value-type="float" office:value="36169" calcext:value-type="float">
            <text:p>36169</text:p>
          </table:table-cell>
          <table:table-cell/>
          <table:table-cell table:formula="of:=ABS([.H318]-[.J318])"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89930" calcext:value-type="float">
            <text:p>89930</text:p>
          </table:table-cell>
          <table:table-cell table:number-columns-repeated="2"/>
          <table:table-cell office:value-type="float" office:value="62592" calcext:value-type="float">
            <text:p>62592</text:p>
          </table:table-cell>
          <table:table-cell table:number-columns-repeated="3"/>
          <table:table-cell office:value-type="float" office:value="38956" calcext:value-type="float">
            <text:p>38956</text:p>
          </table:table-cell>
          <table:table-cell/>
          <table:table-cell office:value-type="float" office:value="36264" calcext:value-type="float">
            <text:p>36264</text:p>
          </table:table-cell>
          <table:table-cell/>
          <table:table-cell table:formula="of:=ABS([.H319]-[.J319])"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93980" calcext:value-type="float">
            <text:p>93980</text:p>
          </table:table-cell>
          <table:table-cell table:number-columns-repeated="2"/>
          <table:table-cell office:value-type="float" office:value="86977" calcext:value-type="float">
            <text:p>86977</text:p>
          </table:table-cell>
          <table:table-cell table:number-columns-repeated="3"/>
          <table:table-cell office:value-type="float" office:value="39042" calcext:value-type="float">
            <text:p>39042</text:p>
          </table:table-cell>
          <table:table-cell/>
          <table:table-cell office:value-type="float" office:value="36267" calcext:value-type="float">
            <text:p>36267</text:p>
          </table:table-cell>
          <table:table-cell/>
          <table:table-cell table:formula="of:=ABS([.H320]-[.J320])" office:value-type="float" office:value="2775" calcext:value-type="float">
            <text:p>2775</text:p>
          </table:table-cell>
          <table:table-cell table:number-columns-repeated="3"/>
        </table:table-row>
        <table:table-row table:style-name="ro1">
          <table:table-cell office:value-type="float" office:value="53089" calcext:value-type="float">
            <text:p>53089</text:p>
          </table:table-cell>
          <table:table-cell table:number-columns-repeated="2"/>
          <table:table-cell office:value-type="float" office:value="59415" calcext:value-type="float">
            <text:p>59415</text:p>
          </table:table-cell>
          <table:table-cell table:number-columns-repeated="3"/>
          <table:table-cell office:value-type="float" office:value="39122" calcext:value-type="float">
            <text:p>39122</text:p>
          </table:table-cell>
          <table:table-cell/>
          <table:table-cell office:value-type="float" office:value="36278" calcext:value-type="float">
            <text:p>36278</text:p>
          </table:table-cell>
          <table:table-cell/>
          <table:table-cell table:formula="of:=ABS([.H321]-[.J321])"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68341" calcext:value-type="float">
            <text:p>68341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39139" calcext:value-type="float">
            <text:p>39139</text:p>
          </table:table-cell>
          <table:table-cell/>
          <table:table-cell office:value-type="float" office:value="36380" calcext:value-type="float">
            <text:p>36380</text:p>
          </table:table-cell>
          <table:table-cell/>
          <table:table-cell table:formula="of:=ABS([.H322]-[.J322])" office:value-type="float" office:value="2759" calcext:value-type="float">
            <text:p>2759</text:p>
          </table:table-cell>
          <table:table-cell table:number-columns-repeated="3"/>
        </table:table-row>
        <table:table-row table:style-name="ro1">
          <table:table-cell office:value-type="float" office:value="25812" calcext:value-type="float">
            <text:p>25812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39190" calcext:value-type="float">
            <text:p>39190</text:p>
          </table:table-cell>
          <table:table-cell/>
          <table:table-cell office:value-type="float" office:value="36393" calcext:value-type="float">
            <text:p>36393</text:p>
          </table:table-cell>
          <table:table-cell/>
          <table:table-cell table:formula="of:=ABS([.H323]-[.J323])" office:value-type="float" office:value="2797" calcext:value-type="float">
            <text:p>2797</text:p>
          </table:table-cell>
          <table:table-cell table:number-columns-repeated="3"/>
        </table:table-row>
        <table:table-row table:style-name="ro1">
          <table:table-cell office:value-type="float" office:value="77380" calcext:value-type="float">
            <text:p>77380</text:p>
          </table:table-cell>
          <table:table-cell table:number-columns-repeated="2"/>
          <table:table-cell office:value-type="float" office:value="22827" calcext:value-type="float">
            <text:p>22827</text:p>
          </table:table-cell>
          <table:table-cell table:number-columns-repeated="3"/>
          <table:table-cell office:value-type="float" office:value="39483" calcext:value-type="float">
            <text:p>39483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4]-[.J324])"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78760" calcext:value-type="float">
            <text:p>78760</text:p>
          </table:table-cell>
          <table:table-cell table:number-columns-repeated="2"/>
          <table:table-cell office:value-type="float" office:value="10051" calcext:value-type="float">
            <text:p>10051</text:p>
          </table:table-cell>
          <table:table-cell table:number-columns-repeated="3"/>
          <table:table-cell office:value-type="float" office:value="39585" calcext:value-type="float">
            <text:p>39585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5]-[.J325])"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39611" calcext:value-type="float">
            <text:p>39611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6]-[.J326])"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78359" calcext:value-type="float">
            <text:p>78359</text:p>
          </table:table-cell>
          <table:table-cell table:number-columns-repeated="2"/>
          <table:table-cell office:value-type="float" office:value="96086" calcext:value-type="float">
            <text:p>96086</text:p>
          </table:table-cell>
          <table:table-cell table:number-columns-repeated="3"/>
          <table:table-cell office:value-type="float" office:value="39765" calcext:value-type="float">
            <text:p>39765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7]-[.J327])"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32489" calcext:value-type="float">
            <text:p>32489</text:p>
          </table:table-cell>
          <table:table-cell table:number-columns-repeated="2"/>
          <table:table-cell office:value-type="float" office:value="77261" calcext:value-type="float">
            <text:p>77261</text:p>
          </table:table-cell>
          <table:table-cell table:number-columns-repeated="3"/>
          <table:table-cell office:value-type="float" office:value="39825" calcext:value-type="float">
            <text:p>39825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8]-[.J328])"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94527" calcext:value-type="float">
            <text:p>94527</text:p>
          </table:table-cell>
          <table:table-cell table:number-columns-repeated="2"/>
          <table:table-cell office:value-type="float" office:value="38980" calcext:value-type="float">
            <text:p>38980</text:p>
          </table:table-cell>
          <table:table-cell table:number-columns-repeated="3"/>
          <table:table-cell office:value-type="float" office:value="39871" calcext:value-type="float">
            <text:p>39871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29]-[.J329])"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3226" calcext:value-type="float">
            <text:p>33226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40001" calcext:value-type="float">
            <text:p>40001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30]-[.J330])"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61775" calcext:value-type="float">
            <text:p>61775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40097" calcext:value-type="float">
            <text:p>40097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31]-[.J331])"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2"/>
          <table:table-cell office:value-type="float" office:value="54492" calcext:value-type="float">
            <text:p>54492</text:p>
          </table:table-cell>
          <table:table-cell table:number-columns-repeated="3"/>
          <table:table-cell office:value-type="float" office:value="40149" calcext:value-type="float">
            <text:p>40149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32]-[.J332])"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95196" calcext:value-type="float">
            <text:p>95196</text:p>
          </table:table-cell>
          <table:table-cell table:number-columns-repeated="2"/>
          <table:table-cell office:value-type="float" office:value="60512" calcext:value-type="float">
            <text:p>60512</text:p>
          </table:table-cell>
          <table:table-cell table:number-columns-repeated="3"/>
          <table:table-cell office:value-type="float" office:value="40596" calcext:value-type="float">
            <text:p>40596</text:p>
          </table:table-cell>
          <table:table-cell/>
          <table:table-cell office:value-type="float" office:value="36795" calcext:value-type="float">
            <text:p>36795</text:p>
          </table:table-cell>
          <table:table-cell/>
          <table:table-cell table:formula="of:=ABS([.H333]-[.J333])" office:value-type="float" office:value="3801" calcext:value-type="float">
            <text:p>3801</text:p>
          </table:table-cell>
          <table:table-cell table:number-columns-repeated="3"/>
        </table:table-row>
        <table:table-row table:style-name="ro1">
          <table:table-cell office:value-type="float" office:value="28708" calcext:value-type="float">
            <text:p>28708</text:p>
          </table:table-cell>
          <table:table-cell table:number-columns-repeated="2"/>
          <table:table-cell office:value-type="float" office:value="21619" calcext:value-type="float">
            <text:p>21619</text:p>
          </table:table-cell>
          <table:table-cell table:number-columns-repeated="3"/>
          <table:table-cell office:value-type="float" office:value="40607" calcext:value-type="float">
            <text:p>40607</text:p>
          </table:table-cell>
          <table:table-cell/>
          <table:table-cell office:value-type="float" office:value="36821" calcext:value-type="float">
            <text:p>36821</text:p>
          </table:table-cell>
          <table:table-cell/>
          <table:table-cell table:formula="of:=ABS([.H334]-[.J334])"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99934" calcext:value-type="float">
            <text:p>99934</text:p>
          </table:table-cell>
          <table:table-cell table:number-columns-repeated="2"/>
          <table:table-cell office:value-type="float" office:value="95865" calcext:value-type="float">
            <text:p>95865</text:p>
          </table:table-cell>
          <table:table-cell table:number-columns-repeated="3"/>
          <table:table-cell office:value-type="float" office:value="40640" calcext:value-type="float">
            <text:p>40640</text:p>
          </table:table-cell>
          <table:table-cell/>
          <table:table-cell office:value-type="float" office:value="36866" calcext:value-type="float">
            <text:p>36866</text:p>
          </table:table-cell>
          <table:table-cell/>
          <table:table-cell table:formula="of:=ABS([.H335]-[.J335])"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55576" calcext:value-type="float">
            <text:p>55576</text:p>
          </table:table-cell>
          <table:table-cell table:number-columns-repeated="2"/>
          <table:table-cell office:value-type="float" office:value="15173" calcext:value-type="float">
            <text:p>15173</text:p>
          </table:table-cell>
          <table:table-cell table:number-columns-repeated="3"/>
          <table:table-cell office:value-type="float" office:value="40679" calcext:value-type="float">
            <text:p>40679</text:p>
          </table:table-cell>
          <table:table-cell/>
          <table:table-cell office:value-type="float" office:value="36964" calcext:value-type="float">
            <text:p>36964</text:p>
          </table:table-cell>
          <table:table-cell/>
          <table:table-cell table:formula="of:=ABS([.H336]-[.J336])" office:value-type="float" office:value="3715" calcext:value-type="float">
            <text:p>3715</text:p>
          </table:table-cell>
          <table:table-cell table:number-columns-repeated="3"/>
        </table:table-row>
        <table:table-row table:style-name="ro1">
          <table:table-cell office:value-type="float" office:value="40679" calcext:value-type="float">
            <text:p>40679</text:p>
          </table:table-cell>
          <table:table-cell table:number-columns-repeated="2"/>
          <table:table-cell office:value-type="float" office:value="96922" calcext:value-type="float">
            <text:p>96922</text:p>
          </table:table-cell>
          <table:table-cell table:number-columns-repeated="3"/>
          <table:table-cell office:value-type="float" office:value="40829" calcext:value-type="float">
            <text:p>40829</text:p>
          </table:table-cell>
          <table:table-cell/>
          <table:table-cell office:value-type="float" office:value="37179" calcext:value-type="float">
            <text:p>37179</text:p>
          </table:table-cell>
          <table:table-cell/>
          <table:table-cell table:formula="of:=ABS([.H337]-[.J337])"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77996" calcext:value-type="float">
            <text:p>77996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40886" calcext:value-type="float">
            <text:p>40886</text:p>
          </table:table-cell>
          <table:table-cell/>
          <table:table-cell office:value-type="float" office:value="37292" calcext:value-type="float">
            <text:p>37292</text:p>
          </table:table-cell>
          <table:table-cell/>
          <table:table-cell table:formula="of:=ABS([.H338]-[.J338])"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74121" calcext:value-type="float">
            <text:p>74121</text:p>
          </table:table-cell>
          <table:table-cell table:number-columns-repeated="2"/>
          <table:table-cell office:value-type="float" office:value="27578" calcext:value-type="float">
            <text:p>27578</text:p>
          </table:table-cell>
          <table:table-cell table:number-columns-repeated="3"/>
          <table:table-cell office:value-type="float" office:value="40948" calcext:value-type="float">
            <text:p>40948</text:p>
          </table:table-cell>
          <table:table-cell/>
          <table:table-cell office:value-type="float" office:value="37419" calcext:value-type="float">
            <text:p>37419</text:p>
          </table:table-cell>
          <table:table-cell/>
          <table:table-cell table:formula="of:=ABS([.H339]-[.J339])" office:value-type="float" office:value="3529" calcext:value-type="float">
            <text:p>3529</text:p>
          </table:table-cell>
          <table:table-cell table:number-columns-repeated="3"/>
        </table:table-row>
        <table:table-row table:style-name="ro1">
          <table:table-cell office:value-type="float" office:value="80739" calcext:value-type="float">
            <text:p>80739</text:p>
          </table:table-cell>
          <table:table-cell table:number-columns-repeated="2"/>
          <table:table-cell office:value-type="float" office:value="39841" calcext:value-type="float">
            <text:p>39841</text:p>
          </table:table-cell>
          <table:table-cell table:number-columns-repeated="3"/>
          <table:table-cell office:value-type="float" office:value="40983" calcext:value-type="float">
            <text:p>40983</text:p>
          </table:table-cell>
          <table:table-cell/>
          <table:table-cell office:value-type="float" office:value="37680" calcext:value-type="float">
            <text:p>37680</text:p>
          </table:table-cell>
          <table:table-cell/>
          <table:table-cell table:formula="of:=ABS([.H340]-[.J340])" office:value-type="float" office:value="3303" calcext:value-type="float">
            <text:p>3303</text:p>
          </table:table-cell>
          <table:table-cell table:number-columns-repeated="3"/>
        </table:table-row>
        <table:table-row table:style-name="ro1">
          <table:table-cell office:value-type="float" office:value="27324" calcext:value-type="float">
            <text:p>27324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41210" calcext:value-type="float">
            <text:p>41210</text:p>
          </table:table-cell>
          <table:table-cell/>
          <table:table-cell office:value-type="float" office:value="37831" calcext:value-type="float">
            <text:p>37831</text:p>
          </table:table-cell>
          <table:table-cell/>
          <table:table-cell table:formula="of:=ABS([.H341]-[.J341])" office:value-type="float" office:value="3379" calcext:value-type="float">
            <text:p>3379</text:p>
          </table:table-cell>
          <table:table-cell table:number-columns-repeated="3"/>
        </table:table-row>
        <table:table-row table:style-name="ro1">
          <table:table-cell office:value-type="float" office:value="83292" calcext:value-type="float">
            <text:p>83292</text:p>
          </table:table-cell>
          <table:table-cell table:number-columns-repeated="2"/>
          <table:table-cell office:value-type="float" office:value="84113" calcext:value-type="float">
            <text:p>84113</text:p>
          </table:table-cell>
          <table:table-cell table:number-columns-repeated="3"/>
          <table:table-cell office:value-type="float" office:value="41244" calcext:value-type="float">
            <text:p>41244</text:p>
          </table:table-cell>
          <table:table-cell/>
          <table:table-cell office:value-type="float" office:value="37896" calcext:value-type="float">
            <text:p>37896</text:p>
          </table:table-cell>
          <table:table-cell/>
          <table:table-cell table:formula="of:=ABS([.H342]-[.J342])"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26406" calcext:value-type="float">
            <text:p>26406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41466" calcext:value-type="float">
            <text:p>41466</text:p>
          </table:table-cell>
          <table:table-cell/>
          <table:table-cell office:value-type="float" office:value="37956" calcext:value-type="float">
            <text:p>37956</text:p>
          </table:table-cell>
          <table:table-cell/>
          <table:table-cell table:formula="of:=ABS([.H343]-[.J343])" office:value-type="float" office:value="3510" calcext:value-type="float">
            <text:p>3510</text:p>
          </table:table-cell>
          <table:table-cell table:number-columns-repeated="3"/>
        </table:table-row>
        <table:table-row table:style-name="ro1">
          <table:table-cell office:value-type="float" office:value="81713" calcext:value-type="float">
            <text:p>81713</text:p>
          </table:table-cell>
          <table:table-cell table:number-columns-repeated="2"/>
          <table:table-cell office:value-type="float" office:value="61946" calcext:value-type="float">
            <text:p>61946</text:p>
          </table:table-cell>
          <table:table-cell table:number-columns-repeated="3"/>
          <table:table-cell office:value-type="float" office:value="41497" calcext:value-type="float">
            <text:p>41497</text:p>
          </table:table-cell>
          <table:table-cell/>
          <table:table-cell office:value-type="float" office:value="38217" calcext:value-type="float">
            <text:p>38217</text:p>
          </table:table-cell>
          <table:table-cell/>
          <table:table-cell table:formula="of:=ABS([.H344]-[.J344])"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88520" calcext:value-type="float">
            <text:p>88520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41578" calcext:value-type="float">
            <text:p>41578</text:p>
          </table:table-cell>
          <table:table-cell/>
          <table:table-cell office:value-type="float" office:value="38339" calcext:value-type="float">
            <text:p>38339</text:p>
          </table:table-cell>
          <table:table-cell/>
          <table:table-cell table:formula="of:=ABS([.H345]-[.J345])" office:value-type="float" office:value="3239" calcext:value-type="float">
            <text:p>3239</text:p>
          </table:table-cell>
          <table:table-cell table:number-columns-repeated="3"/>
        </table:table-row>
        <table:table-row table:style-name="ro1">
          <table:table-cell office:value-type="float" office:value="71675" calcext:value-type="float">
            <text:p>71675</text:p>
          </table:table-cell>
          <table:table-cell table:number-columns-repeated="2"/>
          <table:table-cell office:value-type="float" office:value="89157" calcext:value-type="float">
            <text:p>89157</text:p>
          </table:table-cell>
          <table:table-cell table:number-columns-repeated="3"/>
          <table:table-cell office:value-type="float" office:value="41580" calcext:value-type="float">
            <text:p>41580</text:p>
          </table:table-cell>
          <table:table-cell/>
          <table:table-cell office:value-type="float" office:value="38980" calcext:value-type="float">
            <text:p>38980</text:p>
          </table:table-cell>
          <table:table-cell/>
          <table:table-cell table:formula="of:=ABS([.H346]-[.J346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30129" calcext:value-type="float">
            <text:p>30129</text:p>
          </table:table-cell>
          <table:table-cell table:number-columns-repeated="2"/>
          <table:table-cell office:value-type="float" office:value="86760" calcext:value-type="float">
            <text:p>86760</text:p>
          </table:table-cell>
          <table:table-cell table:number-columns-repeated="3"/>
          <table:table-cell office:value-type="float" office:value="41660" calcext:value-type="float">
            <text:p>41660</text:p>
          </table:table-cell>
          <table:table-cell/>
          <table:table-cell office:value-type="float" office:value="38996" calcext:value-type="float">
            <text:p>38996</text:p>
          </table:table-cell>
          <table:table-cell/>
          <table:table-cell table:formula="of:=ABS([.H347]-[.J347])"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37014" calcext:value-type="float">
            <text:p>37014</text:p>
          </table:table-cell>
          <table:table-cell table:number-columns-repeated="2"/>
          <table:table-cell office:value-type="float" office:value="56814" calcext:value-type="float">
            <text:p>56814</text:p>
          </table:table-cell>
          <table:table-cell table:number-columns-repeated="3"/>
          <table:table-cell office:value-type="float" office:value="41702" calcext:value-type="float">
            <text:p>41702</text:p>
          </table:table-cell>
          <table:table-cell/>
          <table:table-cell office:value-type="float" office:value="39005" calcext:value-type="float">
            <text:p>39005</text:p>
          </table:table-cell>
          <table:table-cell/>
          <table:table-cell table:formula="of:=ABS([.H348]-[.J348])" office:value-type="float" office:value="2697" calcext:value-type="float">
            <text:p>2697</text:p>
          </table:table-cell>
          <table:table-cell table:number-columns-repeated="3"/>
        </table:table-row>
        <table:table-row table:style-name="ro1">
          <table:table-cell office:value-type="float" office:value="33970" calcext:value-type="float">
            <text:p>33970</text:p>
          </table:table-cell>
          <table:table-cell table:number-columns-repeated="2"/>
          <table:table-cell office:value-type="float" office:value="68326" calcext:value-type="float">
            <text:p>68326</text:p>
          </table:table-cell>
          <table:table-cell table:number-columns-repeated="3"/>
          <table:table-cell office:value-type="float" office:value="41719" calcext:value-type="float">
            <text:p>41719</text:p>
          </table:table-cell>
          <table:table-cell/>
          <table:table-cell office:value-type="float" office:value="39023" calcext:value-type="float">
            <text:p>39023</text:p>
          </table:table-cell>
          <table:table-cell/>
          <table:table-cell table:formula="of:=ABS([.H349]-[.J349])"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32494" calcext:value-type="float">
            <text:p>32494</text:p>
          </table:table-cell>
          <table:table-cell table:number-columns-repeated="2"/>
          <table:table-cell office:value-type="float" office:value="79036" calcext:value-type="float">
            <text:p>79036</text:p>
          </table:table-cell>
          <table:table-cell table:number-columns-repeated="3"/>
          <table:table-cell office:value-type="float" office:value="41827" calcext:value-type="float">
            <text:p>41827</text:p>
          </table:table-cell>
          <table:table-cell/>
          <table:table-cell office:value-type="float" office:value="39112" calcext:value-type="float">
            <text:p>39112</text:p>
          </table:table-cell>
          <table:table-cell/>
          <table:table-cell table:formula="of:=ABS([.H350]-[.J350])"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float" office:value="39139" calcext:value-type="float">
            <text:p>39139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41893" calcext:value-type="float">
            <text:p>41893</text:p>
          </table:table-cell>
          <table:table-cell/>
          <table:table-cell office:value-type="float" office:value="39187" calcext:value-type="float">
            <text:p>39187</text:p>
          </table:table-cell>
          <table:table-cell/>
          <table:table-cell table:formula="of:=ABS([.H351]-[.J351])"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76214" calcext:value-type="float">
            <text:p>76214</text:p>
          </table:table-cell>
          <table:table-cell table:number-columns-repeated="2"/>
          <table:table-cell office:value-type="float" office:value="69081" calcext:value-type="float">
            <text:p>69081</text:p>
          </table:table-cell>
          <table:table-cell table:number-columns-repeated="3"/>
          <table:table-cell office:value-type="float" office:value="42052" calcext:value-type="float">
            <text:p>42052</text:p>
          </table:table-cell>
          <table:table-cell/>
          <table:table-cell office:value-type="float" office:value="39220" calcext:value-type="float">
            <text:p>39220</text:p>
          </table:table-cell>
          <table:table-cell/>
          <table:table-cell table:formula="of:=ABS([.H352]-[.J352])"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76953" calcext:value-type="float">
            <text:p>76953</text:p>
          </table:table-cell>
          <table:table-cell table:number-columns-repeated="2"/>
          <table:table-cell office:value-type="float" office:value="95865" calcext:value-type="float">
            <text:p>95865</text:p>
          </table:table-cell>
          <table:table-cell table:number-columns-repeated="3"/>
          <table:table-cell office:value-type="float" office:value="42102" calcext:value-type="float">
            <text:p>42102</text:p>
          </table:table-cell>
          <table:table-cell/>
          <table:table-cell office:value-type="float" office:value="39430" calcext:value-type="float">
            <text:p>39430</text:p>
          </table:table-cell>
          <table:table-cell/>
          <table:table-cell table:formula="of:=ABS([.H353]-[.J353])"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35040" calcext:value-type="float">
            <text:p>35040</text:p>
          </table:table-cell>
          <table:table-cell table:number-columns-repeated="2"/>
          <table:table-cell office:value-type="float" office:value="66371" calcext:value-type="float">
            <text:p>66371</text:p>
          </table:table-cell>
          <table:table-cell table:number-columns-repeated="3"/>
          <table:table-cell office:value-type="float" office:value="42118" calcext:value-type="float">
            <text:p>42118</text:p>
          </table:table-cell>
          <table:table-cell/>
          <table:table-cell office:value-type="float" office:value="39688" calcext:value-type="float">
            <text:p>39688</text:p>
          </table:table-cell>
          <table:table-cell/>
          <table:table-cell table:formula="of:=ABS([.H354]-[.J354])"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table:number-columns-repeated="2"/>
          <table:table-cell office:value-type="float" office:value="55561" calcext:value-type="float">
            <text:p>55561</text:p>
          </table:table-cell>
          <table:table-cell table:number-columns-repeated="3"/>
          <table:table-cell office:value-type="float" office:value="42346" calcext:value-type="float">
            <text:p>42346</text:p>
          </table:table-cell>
          <table:table-cell/>
          <table:table-cell office:value-type="float" office:value="39786" calcext:value-type="float">
            <text:p>39786</text:p>
          </table:table-cell>
          <table:table-cell/>
          <table:table-cell table:formula="of:=ABS([.H355]-[.J355])"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81520" calcext:value-type="float">
            <text:p>81520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42596" calcext:value-type="float">
            <text:p>42596</text:p>
          </table:table-cell>
          <table:table-cell/>
          <table:table-cell office:value-type="float" office:value="39814" calcext:value-type="float">
            <text:p>39814</text:p>
          </table:table-cell>
          <table:table-cell/>
          <table:table-cell table:formula="of:=ABS([.H356]-[.J356])" office:value-type="float" office:value="2782" calcext:value-type="float">
            <text:p>2782</text:p>
          </table:table-cell>
          <table:table-cell table:number-columns-repeated="3"/>
        </table:table-row>
        <table:table-row table:style-name="ro1">
          <table:table-cell office:value-type="float" office:value="62508" calcext:value-type="float">
            <text:p>62508</text:p>
          </table:table-cell>
          <table:table-cell table:number-columns-repeated="2"/>
          <table:table-cell office:value-type="float" office:value="89829" calcext:value-type="float">
            <text:p>89829</text:p>
          </table:table-cell>
          <table:table-cell table:number-columns-repeated="3"/>
          <table:table-cell office:value-type="float" office:value="42667" calcext:value-type="float">
            <text:p>42667</text:p>
          </table:table-cell>
          <table:table-cell/>
          <table:table-cell office:value-type="float" office:value="39841" calcext:value-type="float">
            <text:p>39841</text:p>
          </table:table-cell>
          <table:table-cell/>
          <table:table-cell table:formula="of:=ABS([.H357]-[.J357])"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54572" calcext:value-type="float">
            <text:p>54572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42772" calcext:value-type="float">
            <text:p>42772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58]-[.J358])" office:value-type="float" office:value="2901" calcext:value-type="float">
            <text:p>2901</text:p>
          </table:table-cell>
          <table:table-cell table:number-columns-repeated="3"/>
        </table:table-row>
        <table:table-row table:style-name="ro1">
          <table:table-cell office:value-type="float" office:value="79509" calcext:value-type="float">
            <text:p>79509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42802" calcext:value-type="float">
            <text:p>42802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59]-[.J359])" office:value-type="float" office:value="2931" calcext:value-type="float">
            <text:p>2931</text:p>
          </table:table-cell>
          <table:table-cell table:number-columns-repeated="3"/>
        </table:table-row>
        <table:table-row table:style-name="ro1">
          <table:table-cell office:value-type="float" office:value="24891" calcext:value-type="float">
            <text:p>24891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42911" calcext:value-type="float">
            <text:p>42911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0]-[.J360])"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45794" calcext:value-type="float">
            <text:p>45794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42955" calcext:value-type="float">
            <text:p>42955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1]-[.J361])"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85379" calcext:value-type="float">
            <text:p>85379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42998" calcext:value-type="float">
            <text:p>42998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2]-[.J362])" office:value-type="float" office:value="3127" calcext:value-type="float">
            <text:p>3127</text:p>
          </table:table-cell>
          <table:table-cell table:number-columns-repeated="3"/>
        </table:table-row>
        <table:table-row table:style-name="ro1">
          <table:table-cell office:value-type="float" office:value="79782" calcext:value-type="float">
            <text:p>79782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43214" calcext:value-type="float">
            <text:p>43214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3]-[.J363])" office:value-type="float" office:value="3343" calcext:value-type="float">
            <text:p>3343</text:p>
          </table:table-cell>
          <table:table-cell table:number-columns-repeated="3"/>
        </table:table-row>
        <table:table-row table:style-name="ro1">
          <table:table-cell office:value-type="float" office:value="73528" calcext:value-type="float">
            <text:p>73528</text:p>
          </table:table-cell>
          <table:table-cell table:number-columns-repeated="2"/>
          <table:table-cell office:value-type="float" office:value="66298" calcext:value-type="float">
            <text:p>66298</text:p>
          </table:table-cell>
          <table:table-cell table:number-columns-repeated="3"/>
          <table:table-cell office:value-type="float" office:value="43356" calcext:value-type="float">
            <text:p>43356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4]-[.J364])" office:value-type="float" office:value="3485" calcext:value-type="float">
            <text:p>3485</text:p>
          </table:table-cell>
          <table:table-cell table:number-columns-repeated="3"/>
        </table:table-row>
        <table:table-row table:style-name="ro1">
          <table:table-cell office:value-type="float" office:value="14064" calcext:value-type="float">
            <text:p>14064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43430" calcext:value-type="float">
            <text:p>43430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5]-[.J365])" office:value-type="float" office:value="3559" calcext:value-type="float">
            <text:p>3559</text:p>
          </table:table-cell>
          <table:table-cell table:number-columns-repeated="3"/>
        </table:table-row>
        <table:table-row table:style-name="ro1">
          <table:table-cell office:value-type="float" office:value="71965" calcext:value-type="float">
            <text:p>71965</text:p>
          </table:table-cell>
          <table:table-cell table:number-columns-repeated="2"/>
          <table:table-cell office:value-type="float" office:value="28826" calcext:value-type="float">
            <text:p>28826</text:p>
          </table:table-cell>
          <table:table-cell table:number-columns-repeated="3"/>
          <table:table-cell office:value-type="float" office:value="43581" calcext:value-type="float">
            <text:p>43581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6]-[.J366])"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60533" calcext:value-type="float">
            <text:p>60533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43761" calcext:value-type="float">
            <text:p>43761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7]-[.J367])"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22163" calcext:value-type="float">
            <text:p>22163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43848" calcext:value-type="float">
            <text:p>43848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8]-[.J368])" office:value-type="float" office:value="3977" calcext:value-type="float">
            <text:p>3977</text:p>
          </table:table-cell>
          <table:table-cell table:number-columns-repeated="3"/>
        </table:table-row>
        <table:table-row table:style-name="ro1">
          <table:table-cell office:value-type="float" office:value="20833" calcext:value-type="float">
            <text:p>20833</text:p>
          </table:table-cell>
          <table:table-cell table:number-columns-repeated="2"/>
          <table:table-cell office:value-type="float" office:value="71986" calcext:value-type="float">
            <text:p>71986</text:p>
          </table:table-cell>
          <table:table-cell table:number-columns-repeated="3"/>
          <table:table-cell office:value-type="float" office:value="43999" calcext:value-type="float">
            <text:p>43999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69]-[.J369])"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84152" calcext:value-type="float">
            <text:p>84152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44121" calcext:value-type="float">
            <text:p>44121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0]-[.J370])"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71152" calcext:value-type="float">
            <text:p>71152</text:p>
          </table:table-cell>
          <table:table-cell table:number-columns-repeated="2"/>
          <table:table-cell office:value-type="float" office:value="37179" calcext:value-type="float">
            <text:p>37179</text:p>
          </table:table-cell>
          <table:table-cell table:number-columns-repeated="3"/>
          <table:table-cell office:value-type="float" office:value="44144" calcext:value-type="float">
            <text:p>44144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1]-[.J371])" office:value-type="float" office:value="4273" calcext:value-type="float">
            <text:p>4273</text:p>
          </table:table-cell>
          <table:table-cell table:number-columns-repeated="3"/>
        </table:table-row>
        <table:table-row table:style-name="ro1">
          <table:table-cell office:value-type="float" office:value="24562" calcext:value-type="float">
            <text:p>24562</text:p>
          </table:table-cell>
          <table:table-cell table:number-columns-repeated="2"/>
          <table:table-cell office:value-type="float" office:value="71476" calcext:value-type="float">
            <text:p>71476</text:p>
          </table:table-cell>
          <table:table-cell table:number-columns-repeated="3"/>
          <table:table-cell office:value-type="float" office:value="44169" calcext:value-type="float">
            <text:p>44169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2]-[.J372])"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50251" calcext:value-type="float">
            <text:p>50251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44210" calcext:value-type="float">
            <text:p>44210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3]-[.J373])" office:value-type="float" office:value="4339" calcext:value-type="float">
            <text:p>4339</text:p>
          </table:table-cell>
          <table:table-cell table:number-columns-repeated="3"/>
        </table:table-row>
        <table:table-row table:style-name="ro1">
          <table:table-cell office:value-type="float" office:value="95527" calcext:value-type="float">
            <text:p>95527</text:p>
          </table:table-cell>
          <table:table-cell table:number-columns-repeated="2"/>
          <table:table-cell office:value-type="float" office:value="77590" calcext:value-type="float">
            <text:p>77590</text:p>
          </table:table-cell>
          <table:table-cell table:number-columns-repeated="3"/>
          <table:table-cell office:value-type="float" office:value="44320" calcext:value-type="float">
            <text:p>44320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4]-[.J374])" office:value-type="float" office:value="4449" calcext:value-type="float">
            <text:p>4449</text:p>
          </table:table-cell>
          <table:table-cell table:number-columns-repeated="3"/>
        </table:table-row>
        <table:table-row table:style-name="ro1">
          <table:table-cell office:value-type="float" office:value="88201" calcext:value-type="float">
            <text:p>88201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44440" calcext:value-type="float">
            <text:p>44440</text:p>
          </table:table-cell>
          <table:table-cell/>
          <table:table-cell office:value-type="float" office:value="39871" calcext:value-type="float">
            <text:p>39871</text:p>
          </table:table-cell>
          <table:table-cell/>
          <table:table-cell table:formula="of:=ABS([.H375]-[.J375])" office:value-type="float" office:value="4569" calcext:value-type="float">
            <text:p>4569</text:p>
          </table:table-cell>
          <table:table-cell table:number-columns-repeated="3"/>
        </table:table-row>
        <table:table-row table:style-name="ro1">
          <table:table-cell office:value-type="float" office:value="87781" calcext:value-type="float">
            <text:p>87781</text:p>
          </table:table-cell>
          <table:table-cell table:number-columns-repeated="2"/>
          <table:table-cell office:value-type="float" office:value="91109" calcext:value-type="float">
            <text:p>91109</text:p>
          </table:table-cell>
          <table:table-cell table:number-columns-repeated="3"/>
          <table:table-cell office:value-type="float" office:value="44904" calcext:value-type="float">
            <text:p>44904</text:p>
          </table:table-cell>
          <table:table-cell/>
          <table:table-cell office:value-type="float" office:value="39978" calcext:value-type="float">
            <text:p>39978</text:p>
          </table:table-cell>
          <table:table-cell/>
          <table:table-cell table:formula="of:=ABS([.H376]-[.J376])"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4210" calcext:value-type="float">
            <text:p>44210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44966" calcext:value-type="float">
            <text:p>44966</text:p>
          </table:table-cell>
          <table:table-cell/>
          <table:table-cell office:value-type="float" office:value="40082" calcext:value-type="float">
            <text:p>40082</text:p>
          </table:table-cell>
          <table:table-cell/>
          <table:table-cell table:formula="of:=ABS([.H377]-[.J377])"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3999" calcext:value-type="float">
            <text:p>43999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45113" calcext:value-type="float">
            <text:p>45113</text:p>
          </table:table-cell>
          <table:table-cell/>
          <table:table-cell office:value-type="float" office:value="40093" calcext:value-type="float">
            <text:p>40093</text:p>
          </table:table-cell>
          <table:table-cell/>
          <table:table-cell table:formula="of:=ABS([.H378]-[.J378])" office:value-type="float" office:value="5020" calcext:value-type="float">
            <text:p>5020</text:p>
          </table:table-cell>
          <table:table-cell table:number-columns-repeated="3"/>
        </table:table-row>
        <table:table-row table:style-name="ro1">
          <table:table-cell office:value-type="float" office:value="90557" calcext:value-type="float">
            <text:p>90557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45399" calcext:value-type="float">
            <text:p>45399</text:p>
          </table:table-cell>
          <table:table-cell/>
          <table:table-cell office:value-type="float" office:value="40153" calcext:value-type="float">
            <text:p>40153</text:p>
          </table:table-cell>
          <table:table-cell/>
          <table:table-cell table:formula="of:=ABS([.H379]-[.J379])"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float" office:value="26041" calcext:value-type="float">
            <text:p>26041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45495" calcext:value-type="float">
            <text:p>45495</text:p>
          </table:table-cell>
          <table:table-cell/>
          <table:table-cell office:value-type="float" office:value="40213" calcext:value-type="float">
            <text:p>40213</text:p>
          </table:table-cell>
          <table:table-cell/>
          <table:table-cell table:formula="of:=ABS([.H380]-[.J380])"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33246" calcext:value-type="float">
            <text:p>33246</text:p>
          </table:table-cell>
          <table:table-cell table:number-columns-repeated="2"/>
          <table:table-cell office:value-type="float" office:value="13019" calcext:value-type="float">
            <text:p>13019</text:p>
          </table:table-cell>
          <table:table-cell table:number-columns-repeated="3"/>
          <table:table-cell office:value-type="float" office:value="45506" calcext:value-type="float">
            <text:p>45506</text:p>
          </table:table-cell>
          <table:table-cell/>
          <table:table-cell office:value-type="float" office:value="40412" calcext:value-type="float">
            <text:p>40412</text:p>
          </table:table-cell>
          <table:table-cell/>
          <table:table-cell table:formula="of:=ABS([.H381]-[.J381])"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82762" calcext:value-type="float">
            <text:p>82762</text:p>
          </table:table-cell>
          <table:table-cell table:number-columns-repeated="2"/>
          <table:table-cell office:value-type="float" office:value="17806" calcext:value-type="float">
            <text:p>17806</text:p>
          </table:table-cell>
          <table:table-cell table:number-columns-repeated="3"/>
          <table:table-cell office:value-type="float" office:value="45636" calcext:value-type="float">
            <text:p>45636</text:p>
          </table:table-cell>
          <table:table-cell/>
          <table:table-cell office:value-type="float" office:value="40450" calcext:value-type="float">
            <text:p>40450</text:p>
          </table:table-cell>
          <table:table-cell/>
          <table:table-cell table:formula="of:=ABS([.H382]-[.J382])"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4561" calcext:value-type="float">
            <text:p>54561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45679" calcext:value-type="float">
            <text:p>45679</text:p>
          </table:table-cell>
          <table:table-cell/>
          <table:table-cell office:value-type="float" office:value="40654" calcext:value-type="float">
            <text:p>40654</text:p>
          </table:table-cell>
          <table:table-cell/>
          <table:table-cell table:formula="of:=ABS([.H383]-[.J383])" office:value-type="float" office:value="5025" calcext:value-type="float">
            <text:p>5025</text:p>
          </table:table-cell>
          <table:table-cell table:number-columns-repeated="3"/>
        </table:table-row>
        <table:table-row table:style-name="ro1">
          <table:table-cell office:value-type="float" office:value="31699" calcext:value-type="float">
            <text:p>31699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45736" calcext:value-type="float">
            <text:p>45736</text:p>
          </table:table-cell>
          <table:table-cell/>
          <table:table-cell office:value-type="float" office:value="40823" calcext:value-type="float">
            <text:p>40823</text:p>
          </table:table-cell>
          <table:table-cell/>
          <table:table-cell table:formula="of:=ABS([.H384]-[.J384])" office:value-type="float" office:value="4913" calcext:value-type="float">
            <text:p>4913</text:p>
          </table:table-cell>
          <table:table-cell table:number-columns-repeated="3"/>
        </table:table-row>
        <table:table-row table:style-name="ro1">
          <table:table-cell office:value-type="float" office:value="24806" calcext:value-type="float">
            <text:p>24806</text:p>
          </table:table-cell>
          <table:table-cell table:number-columns-repeated="2"/>
          <table:table-cell office:value-type="float" office:value="48798" calcext:value-type="float">
            <text:p>48798</text:p>
          </table:table-cell>
          <table:table-cell table:number-columns-repeated="3"/>
          <table:table-cell office:value-type="float" office:value="45794" calcext:value-type="float">
            <text:p>45794</text:p>
          </table:table-cell>
          <table:table-cell/>
          <table:table-cell office:value-type="float" office:value="41139" calcext:value-type="float">
            <text:p>41139</text:p>
          </table:table-cell>
          <table:table-cell/>
          <table:table-cell table:formula="of:=ABS([.H385]-[.J385])" office:value-type="float" office:value="4655" calcext:value-type="float">
            <text:p>4655</text:p>
          </table:table-cell>
          <table:table-cell table:number-columns-repeated="3"/>
        </table:table-row>
        <table:table-row table:style-name="ro1">
          <table:table-cell office:value-type="float" office:value="97294" calcext:value-type="float">
            <text:p>97294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45844" calcext:value-type="float">
            <text:p>45844</text:p>
          </table:table-cell>
          <table:table-cell/>
          <table:table-cell office:value-type="float" office:value="41587" calcext:value-type="float">
            <text:p>41587</text:p>
          </table:table-cell>
          <table:table-cell/>
          <table:table-cell table:formula="of:=ABS([.H386]-[.J386])" office:value-type="float" office:value="4257" calcext:value-type="float">
            <text:p>4257</text:p>
          </table:table-cell>
          <table:table-cell table:number-columns-repeated="3"/>
        </table:table-row>
        <table:table-row table:style-name="ro1">
          <table:table-cell office:value-type="float" office:value="57582" calcext:value-type="float">
            <text:p>57582</text:p>
          </table:table-cell>
          <table:table-cell table:number-columns-repeated="2"/>
          <table:table-cell office:value-type="float" office:value="97051" calcext:value-type="float">
            <text:p>97051</text:p>
          </table:table-cell>
          <table:table-cell table:number-columns-repeated="3"/>
          <table:table-cell office:value-type="float" office:value="45968" calcext:value-type="float">
            <text:p>45968</text:p>
          </table:table-cell>
          <table:table-cell/>
          <table:table-cell office:value-type="float" office:value="42294" calcext:value-type="float">
            <text:p>42294</text:p>
          </table:table-cell>
          <table:table-cell/>
          <table:table-cell table:formula="of:=ABS([.H387]-[.J387])" office:value-type="float" office:value="3674" calcext:value-type="float">
            <text:p>3674</text:p>
          </table:table-cell>
          <table:table-cell table:number-columns-repeated="3"/>
        </table:table-row>
        <table:table-row table:style-name="ro1">
          <table:table-cell office:value-type="float" office:value="38956" calcext:value-type="float">
            <text:p>38956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46121" calcext:value-type="float">
            <text:p>46121</text:p>
          </table:table-cell>
          <table:table-cell/>
          <table:table-cell office:value-type="float" office:value="42485" calcext:value-type="float">
            <text:p>42485</text:p>
          </table:table-cell>
          <table:table-cell/>
          <table:table-cell table:formula="of:=ABS([.H388]-[.J388])"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91638" calcext:value-type="float">
            <text:p>91638</text:p>
          </table:table-cell>
          <table:table-cell table:number-columns-repeated="2"/>
          <table:table-cell office:value-type="float" office:value="65213" calcext:value-type="float">
            <text:p>65213</text:p>
          </table:table-cell>
          <table:table-cell table:number-columns-repeated="3"/>
          <table:table-cell office:value-type="float" office:value="46252" calcext:value-type="float">
            <text:p>46252</text:p>
          </table:table-cell>
          <table:table-cell/>
          <table:table-cell office:value-type="float" office:value="42512" calcext:value-type="float">
            <text:p>42512</text:p>
          </table:table-cell>
          <table:table-cell/>
          <table:table-cell table:formula="of:=ABS([.H389]-[.J389])"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44169" calcext:value-type="float">
            <text:p>44169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46436" calcext:value-type="float">
            <text:p>46436</text:p>
          </table:table-cell>
          <table:table-cell/>
          <table:table-cell office:value-type="float" office:value="42527" calcext:value-type="float">
            <text:p>42527</text:p>
          </table:table-cell>
          <table:table-cell/>
          <table:table-cell table:formula="of:=ABS([.H390]-[.J390])" office:value-type="float" office:value="3909" calcext:value-type="float">
            <text:p>3909</text:p>
          </table:table-cell>
          <table:table-cell table:number-columns-repeated="3"/>
        </table:table-row>
        <table:table-row table:style-name="ro1">
          <table:table-cell office:value-type="float" office:value="29835" calcext:value-type="float">
            <text:p>29835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46455" calcext:value-type="float">
            <text:p>46455</text:p>
          </table:table-cell>
          <table:table-cell/>
          <table:table-cell office:value-type="float" office:value="42631" calcext:value-type="float">
            <text:p>42631</text:p>
          </table:table-cell>
          <table:table-cell/>
          <table:table-cell table:formula="of:=ABS([.H391]-[.J391])"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57045" calcext:value-type="float">
            <text:p>57045</text:p>
          </table:table-cell>
          <table:table-cell table:number-columns-repeated="2"/>
          <table:table-cell office:value-type="float" office:value="93451" calcext:value-type="float">
            <text:p>93451</text:p>
          </table:table-cell>
          <table:table-cell table:number-columns-repeated="3"/>
          <table:table-cell office:value-type="float" office:value="46537" calcext:value-type="float">
            <text:p>46537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2]-[.J392])"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56421" calcext:value-type="float">
            <text:p>56421</text:p>
          </table:table-cell>
          <table:table-cell table:number-columns-repeated="2"/>
          <table:table-cell office:value-type="float" office:value="21138" calcext:value-type="float">
            <text:p>21138</text:p>
          </table:table-cell>
          <table:table-cell table:number-columns-repeated="3"/>
          <table:table-cell office:value-type="float" office:value="46875" calcext:value-type="float">
            <text:p>46875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3]-[.J393])"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98128" calcext:value-type="float">
            <text:p>98128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46995" calcext:value-type="float">
            <text:p>46995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4]-[.J394])"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24605" calcext:value-type="float">
            <text:p>24605</text:p>
          </table:table-cell>
          <table:table-cell table:number-columns-repeated="2"/>
          <table:table-cell office:value-type="float" office:value="36264" calcext:value-type="float">
            <text:p>36264</text:p>
          </table:table-cell>
          <table:table-cell table:number-columns-repeated="3"/>
          <table:table-cell office:value-type="float" office:value="47055" calcext:value-type="float">
            <text:p>47055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5]-[.J395])" office:value-type="float" office:value="4388" calcext:value-type="float">
            <text:p>4388</text:p>
          </table:table-cell>
          <table:table-cell table:number-columns-repeated="3"/>
        </table:table-row>
        <table:table-row table:style-name="ro1">
          <table:table-cell office:value-type="float" office:value="23870" calcext:value-type="float">
            <text:p>23870</text:p>
          </table:table-cell>
          <table:table-cell table:number-columns-repeated="2"/>
          <table:table-cell office:value-type="float" office:value="63516" calcext:value-type="float">
            <text:p>63516</text:p>
          </table:table-cell>
          <table:table-cell table:number-columns-repeated="3"/>
          <table:table-cell office:value-type="float" office:value="47061" calcext:value-type="float">
            <text:p>47061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6]-[.J396])"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97003" calcext:value-type="float">
            <text:p>97003</text:p>
          </table:table-cell>
          <table:table-cell table:number-columns-repeated="2"/>
          <table:table-cell office:value-type="float" office:value="64704" calcext:value-type="float">
            <text:p>64704</text:p>
          </table:table-cell>
          <table:table-cell table:number-columns-repeated="3"/>
          <table:table-cell office:value-type="float" office:value="47090" calcext:value-type="float">
            <text:p>47090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7]-[.J397])" office:value-type="float" office:value="4423" calcext:value-type="float">
            <text:p>4423</text:p>
          </table:table-cell>
          <table:table-cell table:number-columns-repeated="3"/>
        </table:table-row>
        <table:table-row table:style-name="ro1">
          <table:table-cell office:value-type="float" office:value="11739" calcext:value-type="float">
            <text:p>11739</text:p>
          </table:table-cell>
          <table:table-cell table:number-columns-repeated="2"/>
          <table:table-cell office:value-type="float" office:value="83574" calcext:value-type="float">
            <text:p>83574</text:p>
          </table:table-cell>
          <table:table-cell table:number-columns-repeated="3"/>
          <table:table-cell office:value-type="float" office:value="47287" calcext:value-type="float">
            <text:p>47287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8]-[.J398])"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89513" calcext:value-type="float">
            <text:p>89513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47325" calcext:value-type="float">
            <text:p>47325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399]-[.J399])"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20925" calcext:value-type="float">
            <text:p>20925</text:p>
          </table:table-cell>
          <table:table-cell table:number-columns-repeated="2"/>
          <table:table-cell office:value-type="float" office:value="61438" calcext:value-type="float">
            <text:p>61438</text:p>
          </table:table-cell>
          <table:table-cell table:number-columns-repeated="3"/>
          <table:table-cell office:value-type="float" office:value="47383" calcext:value-type="float">
            <text:p>47383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400]-[.J400])"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14761" calcext:value-type="float">
            <text:p>14761</text:p>
          </table:table-cell>
          <table:table-cell table:number-columns-repeated="2"/>
          <table:table-cell office:value-type="float" office:value="90325" calcext:value-type="float">
            <text:p>90325</text:p>
          </table:table-cell>
          <table:table-cell table:number-columns-repeated="3"/>
          <table:table-cell office:value-type="float" office:value="47497" calcext:value-type="float">
            <text:p>47497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401]-[.J401])"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23754" calcext:value-type="float">
            <text:p>23754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47509" calcext:value-type="float">
            <text:p>47509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402]-[.J402])"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2102" calcext:value-type="float">
            <text:p>42102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47530" calcext:value-type="float">
            <text:p>47530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403]-[.J403])" office:value-type="float" office:value="4863" calcext:value-type="float">
            <text:p>4863</text:p>
          </table:table-cell>
          <table:table-cell table:number-columns-repeated="3"/>
        </table:table-row>
        <table:table-row table:style-name="ro1">
          <table:table-cell office:value-type="float" office:value="38734" calcext:value-type="float">
            <text:p>38734</text:p>
          </table:table-cell>
          <table:table-cell table:number-columns-repeated="2"/>
          <table:table-cell office:value-type="float" office:value="40082" calcext:value-type="float">
            <text:p>40082</text:p>
          </table:table-cell>
          <table:table-cell table:number-columns-repeated="3"/>
          <table:table-cell office:value-type="float" office:value="47701" calcext:value-type="float">
            <text:p>47701</text:p>
          </table:table-cell>
          <table:table-cell/>
          <table:table-cell office:value-type="float" office:value="42667" calcext:value-type="float">
            <text:p>42667</text:p>
          </table:table-cell>
          <table:table-cell/>
          <table:table-cell table:formula="of:=ABS([.H404]-[.J404])"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39825" calcext:value-type="float">
            <text:p>39825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47876" calcext:value-type="float">
            <text:p>47876</text:p>
          </table:table-cell>
          <table:table-cell/>
          <table:table-cell office:value-type="float" office:value="42762" calcext:value-type="float">
            <text:p>42762</text:p>
          </table:table-cell>
          <table:table-cell/>
          <table:table-cell table:formula="of:=ABS([.H405]-[.J405])"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81566" calcext:value-type="float">
            <text:p>81566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48248" calcext:value-type="float">
            <text:p>48248</text:p>
          </table:table-cell>
          <table:table-cell/>
          <table:table-cell office:value-type="float" office:value="42957" calcext:value-type="float">
            <text:p>42957</text:p>
          </table:table-cell>
          <table:table-cell/>
          <table:table-cell table:formula="of:=ABS([.H406]-[.J406])" office:value-type="float" office:value="5291" calcext:value-type="float">
            <text:p>5291</text:p>
          </table:table-cell>
          <table:table-cell table:number-columns-repeated="3"/>
        </table:table-row>
        <table:table-row table:style-name="ro1">
          <table:table-cell office:value-type="float" office:value="84612" calcext:value-type="float">
            <text:p>84612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48271" calcext:value-type="float">
            <text:p>48271</text:p>
          </table:table-cell>
          <table:table-cell/>
          <table:table-cell office:value-type="float" office:value="43030" calcext:value-type="float">
            <text:p>43030</text:p>
          </table:table-cell>
          <table:table-cell/>
          <table:table-cell table:formula="of:=ABS([.H407]-[.J407])" office:value-type="float" office:value="5241" calcext:value-type="float">
            <text:p>5241</text:p>
          </table:table-cell>
          <table:table-cell table:number-columns-repeated="3"/>
        </table:table-row>
        <table:table-row table:style-name="ro1">
          <table:table-cell office:value-type="float" office:value="90484" calcext:value-type="float">
            <text:p>90484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48325" calcext:value-type="float">
            <text:p>48325</text:p>
          </table:table-cell>
          <table:table-cell/>
          <table:table-cell office:value-type="float" office:value="43583" calcext:value-type="float">
            <text:p>43583</text:p>
          </table:table-cell>
          <table:table-cell/>
          <table:table-cell table:formula="of:=ABS([.H408]-[.J408])"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22889" calcext:value-type="float">
            <text:p>22889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48410" calcext:value-type="float">
            <text:p>48410</text:p>
          </table:table-cell>
          <table:table-cell/>
          <table:table-cell office:value-type="float" office:value="43873" calcext:value-type="float">
            <text:p>43873</text:p>
          </table:table-cell>
          <table:table-cell/>
          <table:table-cell table:formula="of:=ABS([.H409]-[.J409])" office:value-type="float" office:value="4537" calcext:value-type="float">
            <text:p>4537</text:p>
          </table:table-cell>
          <table:table-cell table:number-columns-repeated="3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48511" calcext:value-type="float">
            <text:p>48511</text:p>
          </table:table-cell>
          <table:table-cell/>
          <table:table-cell office:value-type="float" office:value="43996" calcext:value-type="float">
            <text:p>43996</text:p>
          </table:table-cell>
          <table:table-cell/>
          <table:table-cell table:formula="of:=ABS([.H410]-[.J410])" office:value-type="float" office:value="4515" calcext:value-type="float">
            <text:p>4515</text:p>
          </table:table-cell>
          <table:table-cell table:number-columns-repeated="3"/>
        </table:table-row>
        <table:table-row table:style-name="ro1">
          <table:table-cell office:value-type="float" office:value="48764" calcext:value-type="float">
            <text:p>48764</text:p>
          </table:table-cell>
          <table:table-cell table:number-columns-repeated="2"/>
          <table:table-cell office:value-type="float" office:value="81529" calcext:value-type="float">
            <text:p>81529</text:p>
          </table:table-cell>
          <table:table-cell table:number-columns-repeated="3"/>
          <table:table-cell office:value-type="float" office:value="48514" calcext:value-type="float">
            <text:p>48514</text:p>
          </table:table-cell>
          <table:table-cell/>
          <table:table-cell office:value-type="float" office:value="44070" calcext:value-type="float">
            <text:p>44070</text:p>
          </table:table-cell>
          <table:table-cell/>
          <table:table-cell table:formula="of:=ABS([.H411]-[.J411])"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12481" calcext:value-type="float">
            <text:p>12481</text:p>
          </table:table-cell>
          <table:table-cell table:number-columns-repeated="2"/>
          <table:table-cell office:value-type="float" office:value="95865" calcext:value-type="float">
            <text:p>95865</text:p>
          </table:table-cell>
          <table:table-cell table:number-columns-repeated="3"/>
          <table:table-cell office:value-type="float" office:value="48551" calcext:value-type="float">
            <text:p>48551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2]-[.J412])" office:value-type="float" office:value="4407" calcext:value-type="float">
            <text:p>4407</text:p>
          </table:table-cell>
          <table:table-cell table:number-columns-repeated="3"/>
        </table:table-row>
        <table:table-row table:style-name="ro1">
          <table:table-cell office:value-type="float" office:value="90546" calcext:value-type="float">
            <text:p>90546</text:p>
          </table:table-cell>
          <table:table-cell table:number-columns-repeated="2"/>
          <table:table-cell office:value-type="float" office:value="90454" calcext:value-type="float">
            <text:p>90454</text:p>
          </table:table-cell>
          <table:table-cell table:number-columns-repeated="3"/>
          <table:table-cell office:value-type="float" office:value="48564" calcext:value-type="float">
            <text:p>48564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3]-[.J413])"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38087" calcext:value-type="float">
            <text:p>38087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48657" calcext:value-type="float">
            <text:p>48657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4]-[.J414])" office:value-type="float" office:value="4513" calcext:value-type="float">
            <text:p>4513</text:p>
          </table:table-cell>
          <table:table-cell table:number-columns-repeated="3"/>
        </table:table-row>
        <table:table-row table:style-name="ro1">
          <table:table-cell office:value-type="float" office:value="49010" calcext:value-type="float">
            <text:p>49010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48764" calcext:value-type="float">
            <text:p>48764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5]-[.J415])"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92728" calcext:value-type="float">
            <text:p>92728</text:p>
          </table:table-cell>
          <table:table-cell table:number-columns-repeated="2"/>
          <table:table-cell office:value-type="float" office:value="74197" calcext:value-type="float">
            <text:p>74197</text:p>
          </table:table-cell>
          <table:table-cell table:number-columns-repeated="3"/>
          <table:table-cell office:value-type="float" office:value="48785" calcext:value-type="float">
            <text:p>48785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6]-[.J416])" office:value-type="float" office:value="4641" calcext:value-type="float">
            <text:p>4641</text:p>
          </table:table-cell>
          <table:table-cell table:number-columns-repeated="3"/>
        </table:table-row>
        <table:table-row table:style-name="ro1">
          <table:table-cell office:value-type="float" office:value="81313" calcext:value-type="float">
            <text:p>81313</text:p>
          </table:table-cell>
          <table:table-cell table:number-columns-repeated="2"/>
          <table:table-cell office:value-type="float" office:value="23403" calcext:value-type="float">
            <text:p>23403</text:p>
          </table:table-cell>
          <table:table-cell table:number-columns-repeated="3"/>
          <table:table-cell office:value-type="float" office:value="48808" calcext:value-type="float">
            <text:p>48808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7]-[.J417])"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2"/>
          <table:table-cell office:value-type="float" office:value="16503" calcext:value-type="float">
            <text:p>16503</text:p>
          </table:table-cell>
          <table:table-cell table:number-columns-repeated="3"/>
          <table:table-cell office:value-type="float" office:value="49010" calcext:value-type="float">
            <text:p>49010</text:p>
          </table:table-cell>
          <table:table-cell/>
          <table:table-cell office:value-type="float" office:value="44144" calcext:value-type="float">
            <text:p>44144</text:p>
          </table:table-cell>
          <table:table-cell/>
          <table:table-cell table:formula="of:=ABS([.H418]-[.J418])"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36939" calcext:value-type="float">
            <text:p>36939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49089" calcext:value-type="float">
            <text:p>49089</text:p>
          </table:table-cell>
          <table:table-cell/>
          <table:table-cell office:value-type="float" office:value="44610" calcext:value-type="float">
            <text:p>44610</text:p>
          </table:table-cell>
          <table:table-cell/>
          <table:table-cell table:formula="of:=ABS([.H419]-[.J419])" office:value-type="float" office:value="4479" calcext:value-type="float">
            <text:p>4479</text:p>
          </table:table-cell>
          <table:table-cell table:number-columns-repeated="3"/>
        </table:table-row>
        <table:table-row table:style-name="ro1">
          <table:table-cell office:value-type="float" office:value="51987" calcext:value-type="float">
            <text:p>51987</text:p>
          </table:table-cell>
          <table:table-cell table:number-columns-repeated="2"/>
          <table:table-cell office:value-type="float" office:value="42762" calcext:value-type="float">
            <text:p>42762</text:p>
          </table:table-cell>
          <table:table-cell table:number-columns-repeated="3"/>
          <table:table-cell office:value-type="float" office:value="49132" calcext:value-type="float">
            <text:p>49132</text:p>
          </table:table-cell>
          <table:table-cell/>
          <table:table-cell office:value-type="float" office:value="44692" calcext:value-type="float">
            <text:p>44692</text:p>
          </table:table-cell>
          <table:table-cell/>
          <table:table-cell table:formula="of:=ABS([.H420]-[.J420])"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62840" calcext:value-type="float">
            <text:p>62840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49244" calcext:value-type="float">
            <text:p>49244</text:p>
          </table:table-cell>
          <table:table-cell/>
          <table:table-cell office:value-type="float" office:value="44769" calcext:value-type="float">
            <text:p>44769</text:p>
          </table:table-cell>
          <table:table-cell/>
          <table:table-cell table:formula="of:=ABS([.H421]-[.J421])" office:value-type="float" office:value="4475" calcext:value-type="float">
            <text:p>4475</text:p>
          </table:table-cell>
          <table:table-cell table:number-columns-repeated="3"/>
        </table:table-row>
        <table:table-row table:style-name="ro1">
          <table:table-cell office:value-type="float" office:value="43761" calcext:value-type="float">
            <text:p>43761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49305" calcext:value-type="float">
            <text:p>49305</text:p>
          </table:table-cell>
          <table:table-cell/>
          <table:table-cell office:value-type="float" office:value="44838" calcext:value-type="float">
            <text:p>44838</text:p>
          </table:table-cell>
          <table:table-cell/>
          <table:table-cell table:formula="of:=ABS([.H422]-[.J422])" office:value-type="float" office:value="4467" calcext:value-type="float">
            <text:p>4467</text:p>
          </table:table-cell>
          <table:table-cell table:number-columns-repeated="3"/>
        </table:table-row>
        <table:table-row table:style-name="ro1">
          <table:table-cell office:value-type="float" office:value="58282" calcext:value-type="float">
            <text:p>58282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49427" calcext:value-type="float">
            <text:p>49427</text:p>
          </table:table-cell>
          <table:table-cell/>
          <table:table-cell office:value-type="float" office:value="45203" calcext:value-type="float">
            <text:p>45203</text:p>
          </table:table-cell>
          <table:table-cell/>
          <table:table-cell table:formula="of:=ABS([.H423]-[.J423])"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63257" calcext:value-type="float">
            <text:p>63257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49710" calcext:value-type="float">
            <text:p>49710</text:p>
          </table:table-cell>
          <table:table-cell/>
          <table:table-cell office:value-type="float" office:value="45251" calcext:value-type="float">
            <text:p>45251</text:p>
          </table:table-cell>
          <table:table-cell/>
          <table:table-cell table:formula="of:=ABS([.H424]-[.J424])" office:value-type="float" office:value="4459" calcext:value-type="float">
            <text:p>4459</text:p>
          </table:table-cell>
          <table:table-cell table:number-columns-repeated="3"/>
        </table:table-row>
        <table:table-row table:style-name="ro1">
          <table:table-cell office:value-type="float" office:value="48410" calcext:value-type="float">
            <text:p>48410</text:p>
          </table:table-cell>
          <table:table-cell table:number-columns-repeated="2"/>
          <table:table-cell office:value-type="float" office:value="92487" calcext:value-type="float">
            <text:p>92487</text:p>
          </table:table-cell>
          <table:table-cell table:number-columns-repeated="3"/>
          <table:table-cell office:value-type="float" office:value="49815" calcext:value-type="float">
            <text:p>49815</text:p>
          </table:table-cell>
          <table:table-cell/>
          <table:table-cell office:value-type="float" office:value="45365" calcext:value-type="float">
            <text:p>45365</text:p>
          </table:table-cell>
          <table:table-cell/>
          <table:table-cell table:formula="of:=ABS([.H425]-[.J425])"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57997" calcext:value-type="float">
            <text:p>57997</text:p>
          </table:table-cell>
          <table:table-cell table:number-columns-repeated="2"/>
          <table:table-cell office:value-type="float" office:value="81716" calcext:value-type="float">
            <text:p>81716</text:p>
          </table:table-cell>
          <table:table-cell table:number-columns-repeated="3"/>
          <table:table-cell office:value-type="float" office:value="49924" calcext:value-type="float">
            <text:p>49924</text:p>
          </table:table-cell>
          <table:table-cell/>
          <table:table-cell office:value-type="float" office:value="45430" calcext:value-type="float">
            <text:p>45430</text:p>
          </table:table-cell>
          <table:table-cell/>
          <table:table-cell table:formula="of:=ABS([.H426]-[.J426])" office:value-type="float" office:value="4494" calcext:value-type="float">
            <text:p>4494</text:p>
          </table:table-cell>
          <table:table-cell table:number-columns-repeated="3"/>
        </table:table-row>
        <table:table-row table:style-name="ro1">
          <table:table-cell office:value-type="float" office:value="14800" calcext:value-type="float">
            <text:p>14800</text:p>
          </table:table-cell>
          <table:table-cell table:number-columns-repeated="2"/>
          <table:table-cell office:value-type="float" office:value="82109" calcext:value-type="float">
            <text:p>82109</text:p>
          </table:table-cell>
          <table:table-cell table:number-columns-repeated="3"/>
          <table:table-cell office:value-type="float" office:value="49957" calcext:value-type="float">
            <text:p>49957</text:p>
          </table:table-cell>
          <table:table-cell/>
          <table:table-cell office:value-type="float" office:value="45650" calcext:value-type="float">
            <text:p>45650</text:p>
          </table:table-cell>
          <table:table-cell/>
          <table:table-cell table:formula="of:=ABS([.H427]-[.J427])" office:value-type="float" office:value="4307" calcext:value-type="float">
            <text:p>4307</text:p>
          </table:table-cell>
          <table:table-cell table:number-columns-repeated="3"/>
        </table:table-row>
        <table:table-row table:style-name="ro1">
          <table:table-cell office:value-type="float" office:value="77328" calcext:value-type="float">
            <text:p>77328</text:p>
          </table:table-cell>
          <table:table-cell table:number-columns-repeated="2"/>
          <table:table-cell office:value-type="float" office:value="76473" calcext:value-type="float">
            <text:p>76473</text:p>
          </table:table-cell>
          <table:table-cell table:number-columns-repeated="3"/>
          <table:table-cell office:value-type="float" office:value="50026" calcext:value-type="float">
            <text:p>50026</text:p>
          </table:table-cell>
          <table:table-cell/>
          <table:table-cell office:value-type="float" office:value="45664" calcext:value-type="float">
            <text:p>45664</text:p>
          </table:table-cell>
          <table:table-cell/>
          <table:table-cell table:formula="of:=ABS([.H428]-[.J428])"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82570" calcext:value-type="float">
            <text:p>82570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50081" calcext:value-type="float">
            <text:p>50081</text:p>
          </table:table-cell>
          <table:table-cell/>
          <table:table-cell office:value-type="float" office:value="45894" calcext:value-type="float">
            <text:p>45894</text:p>
          </table:table-cell>
          <table:table-cell/>
          <table:table-cell table:formula="of:=ABS([.H429]-[.J429])" office:value-type="float" office:value="4187" calcext:value-type="float">
            <text:p>4187</text:p>
          </table:table-cell>
          <table:table-cell table:number-columns-repeated="3"/>
        </table:table-row>
        <table:table-row table:style-name="ro1">
          <table:table-cell office:value-type="float" office:value="48271" calcext:value-type="float">
            <text:p>48271</text:p>
          </table:table-cell>
          <table:table-cell table:number-columns-repeated="2"/>
          <table:table-cell office:value-type="float" office:value="14229" calcext:value-type="float">
            <text:p>14229</text:p>
          </table:table-cell>
          <table:table-cell table:number-columns-repeated="3"/>
          <table:table-cell office:value-type="float" office:value="50251" calcext:value-type="float">
            <text:p>50251</text:p>
          </table:table-cell>
          <table:table-cell/>
          <table:table-cell office:value-type="float" office:value="46078" calcext:value-type="float">
            <text:p>46078</text:p>
          </table:table-cell>
          <table:table-cell/>
          <table:table-cell table:formula="of:=ABS([.H430]-[.J430])" office:value-type="float" office:value="4173" calcext:value-type="float">
            <text:p>4173</text:p>
          </table:table-cell>
          <table:table-cell table:number-columns-repeated="3"/>
        </table:table-row>
        <table:table-row table:style-name="ro1">
          <table:table-cell office:value-type="float" office:value="69127" calcext:value-type="float">
            <text:p>69127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50297" calcext:value-type="float">
            <text:p>50297</text:p>
          </table:table-cell>
          <table:table-cell/>
          <table:table-cell office:value-type="float" office:value="46298" calcext:value-type="float">
            <text:p>46298</text:p>
          </table:table-cell>
          <table:table-cell/>
          <table:table-cell table:formula="of:=ABS([.H431]-[.J431])" office:value-type="float" office:value="3999" calcext:value-type="float">
            <text:p>3999</text:p>
          </table:table-cell>
          <table:table-cell table:number-columns-repeated="3"/>
        </table:table-row>
        <table:table-row table:style-name="ro1">
          <table:table-cell office:value-type="float" office:value="34386" calcext:value-type="float">
            <text:p>34386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50313" calcext:value-type="float">
            <text:p>50313</text:p>
          </table:table-cell>
          <table:table-cell/>
          <table:table-cell office:value-type="float" office:value="46332" calcext:value-type="float">
            <text:p>46332</text:p>
          </table:table-cell>
          <table:table-cell/>
          <table:table-cell table:formula="of:=ABS([.H432]-[.J432])" office:value-type="float" office:value="3981" calcext:value-type="float">
            <text:p>3981</text:p>
          </table:table-cell>
          <table:table-cell table:number-columns-repeated="3"/>
        </table:table-row>
        <table:table-row table:style-name="ro1">
          <table:table-cell office:value-type="float" office:value="69197" calcext:value-type="float">
            <text:p>69197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50333" calcext:value-type="float">
            <text:p>50333</text:p>
          </table:table-cell>
          <table:table-cell/>
          <table:table-cell office:value-type="float" office:value="46335" calcext:value-type="float">
            <text:p>46335</text:p>
          </table:table-cell>
          <table:table-cell/>
          <table:table-cell table:formula="of:=ABS([.H433]-[.J433])" office:value-type="float" office:value="3998" calcext:value-type="float">
            <text:p>3998</text:p>
          </table:table-cell>
          <table:table-cell table:number-columns-repeated="3"/>
        </table:table-row>
        <table:table-row table:style-name="ro1">
          <table:table-cell office:value-type="float" office:value="10827" calcext:value-type="float">
            <text:p>10827</text:p>
          </table:table-cell>
          <table:table-cell table:number-columns-repeated="2"/>
          <table:table-cell office:value-type="float" office:value="57032" calcext:value-type="float">
            <text:p>57032</text:p>
          </table:table-cell>
          <table:table-cell table:number-columns-repeated="3"/>
          <table:table-cell office:value-type="float" office:value="50379" calcext:value-type="float">
            <text:p>50379</text:p>
          </table:table-cell>
          <table:table-cell/>
          <table:table-cell office:value-type="float" office:value="46392" calcext:value-type="float">
            <text:p>46392</text:p>
          </table:table-cell>
          <table:table-cell/>
          <table:table-cell table:formula="of:=ABS([.H434]-[.J434])" office:value-type="float" office:value="3987" calcext:value-type="float">
            <text:p>3987</text:p>
          </table:table-cell>
          <table:table-cell table:number-columns-repeated="3"/>
        </table:table-row>
        <table:table-row table:style-name="ro1">
          <table:table-cell office:value-type="float" office:value="82708" calcext:value-type="float">
            <text:p>82708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50502" calcext:value-type="float">
            <text:p>50502</text:p>
          </table:table-cell>
          <table:table-cell/>
          <table:table-cell office:value-type="float" office:value="46436" calcext:value-type="float">
            <text:p>46436</text:p>
          </table:table-cell>
          <table:table-cell/>
          <table:table-cell table:formula="of:=ABS([.H435]-[.J435])"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95057" calcext:value-type="float">
            <text:p>95057</text:p>
          </table:table-cell>
          <table:table-cell table:number-columns-repeated="2"/>
          <table:table-cell office:value-type="float" office:value="13049" calcext:value-type="float">
            <text:p>13049</text:p>
          </table:table-cell>
          <table:table-cell table:number-columns-repeated="3"/>
          <table:table-cell office:value-type="float" office:value="50585" calcext:value-type="float">
            <text:p>50585</text:p>
          </table:table-cell>
          <table:table-cell/>
          <table:table-cell office:value-type="float" office:value="46436" calcext:value-type="float">
            <text:p>46436</text:p>
          </table:table-cell>
          <table:table-cell/>
          <table:table-cell table:formula="of:=ABS([.H436]-[.J436])" office:value-type="float" office:value="4149" calcext:value-type="float">
            <text:p>4149</text:p>
          </table:table-cell>
          <table:table-cell table:number-columns-repeated="3"/>
        </table:table-row>
        <table:table-row table:style-name="ro1">
          <table:table-cell office:value-type="float" office:value="44966" calcext:value-type="float">
            <text:p>44966</text:p>
          </table:table-cell>
          <table:table-cell table:number-columns-repeated="2"/>
          <table:table-cell office:value-type="float" office:value="33377" calcext:value-type="float">
            <text:p>33377</text:p>
          </table:table-cell>
          <table:table-cell table:number-columns-repeated="3"/>
          <table:table-cell office:value-type="float" office:value="50753" calcext:value-type="float">
            <text:p>50753</text:p>
          </table:table-cell>
          <table:table-cell/>
          <table:table-cell office:value-type="float" office:value="46617" calcext:value-type="float">
            <text:p>46617</text:p>
          </table:table-cell>
          <table:table-cell/>
          <table:table-cell table:formula="of:=ABS([.H437]-[.J437])"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21933" calcext:value-type="float">
            <text:p>21933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50770" calcext:value-type="float">
            <text:p>50770</text:p>
          </table:table-cell>
          <table:table-cell/>
          <table:table-cell office:value-type="float" office:value="46680" calcext:value-type="float">
            <text:p>46680</text:p>
          </table:table-cell>
          <table:table-cell/>
          <table:table-cell table:formula="of:=ABS([.H438]-[.J438])"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2772" calcext:value-type="float">
            <text:p>42772</text:p>
          </table:table-cell>
          <table:table-cell table:number-columns-repeated="2"/>
          <table:table-cell office:value-type="float" office:value="56789" calcext:value-type="float">
            <text:p>56789</text:p>
          </table:table-cell>
          <table:table-cell table:number-columns-repeated="3"/>
          <table:table-cell office:value-type="float" office:value="50804" calcext:value-type="float">
            <text:p>50804</text:p>
          </table:table-cell>
          <table:table-cell/>
          <table:table-cell office:value-type="float" office:value="46834" calcext:value-type="float">
            <text:p>46834</text:p>
          </table:table-cell>
          <table:table-cell/>
          <table:table-cell table:formula="of:=ABS([.H439]-[.J439])"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19232" calcext:value-type="float">
            <text:p>19232</text:p>
          </table:table-cell>
          <table:table-cell table:number-columns-repeated="2"/>
          <table:table-cell office:value-type="float" office:value="98930" calcext:value-type="float">
            <text:p>98930</text:p>
          </table:table-cell>
          <table:table-cell table:number-columns-repeated="3"/>
          <table:table-cell office:value-type="float" office:value="50883" calcext:value-type="float">
            <text:p>50883</text:p>
          </table:table-cell>
          <table:table-cell/>
          <table:table-cell office:value-type="float" office:value="46878" calcext:value-type="float">
            <text:p>46878</text:p>
          </table:table-cell>
          <table:table-cell/>
          <table:table-cell table:formula="of:=ABS([.H440]-[.J440])" office:value-type="float" office:value="4005" calcext:value-type="float">
            <text:p>4005</text:p>
          </table:table-cell>
          <table:table-cell table:number-columns-repeated="3"/>
        </table:table-row>
        <table:table-row table:style-name="ro1">
          <table:table-cell office:value-type="float" office:value="53262" calcext:value-type="float">
            <text:p>53262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50913" calcext:value-type="float">
            <text:p>50913</text:p>
          </table:table-cell>
          <table:table-cell/>
          <table:table-cell office:value-type="float" office:value="46976" calcext:value-type="float">
            <text:p>46976</text:p>
          </table:table-cell>
          <table:table-cell/>
          <table:table-cell table:formula="of:=ABS([.H441]-[.J441])" office:value-type="float" office:value="3937" calcext:value-type="float">
            <text:p>3937</text:p>
          </table:table-cell>
          <table:table-cell table:number-columns-repeated="3"/>
        </table:table-row>
        <table:table-row table:style-name="ro1">
          <table:table-cell office:value-type="float" office:value="32302" calcext:value-type="float">
            <text:p>32302</text:p>
          </table:table-cell>
          <table:table-cell table:number-columns-repeated="2"/>
          <table:table-cell office:value-type="float" office:value="38996" calcext:value-type="float">
            <text:p>38996</text:p>
          </table:table-cell>
          <table:table-cell table:number-columns-repeated="3"/>
          <table:table-cell office:value-type="float" office:value="51055" calcext:value-type="float">
            <text:p>51055</text:p>
          </table:table-cell>
          <table:table-cell/>
          <table:table-cell office:value-type="float" office:value="47181" calcext:value-type="float">
            <text:p>47181</text:p>
          </table:table-cell>
          <table:table-cell/>
          <table:table-cell table:formula="of:=ABS([.H442]-[.J442])"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14637" calcext:value-type="float">
            <text:p>14637</text:p>
          </table:table-cell>
          <table:table-cell table:number-columns-repeated="2"/>
          <table:table-cell office:value-type="float" office:value="41139" calcext:value-type="float">
            <text:p>41139</text:p>
          </table:table-cell>
          <table:table-cell table:number-columns-repeated="3"/>
          <table:table-cell office:value-type="float" office:value="51059" calcext:value-type="float">
            <text:p>51059</text:p>
          </table:table-cell>
          <table:table-cell/>
          <table:table-cell office:value-type="float" office:value="47308" calcext:value-type="float">
            <text:p>47308</text:p>
          </table:table-cell>
          <table:table-cell/>
          <table:table-cell table:formula="of:=ABS([.H443]-[.J443])" office:value-type="float" office:value="3751" calcext:value-type="float">
            <text:p>3751</text:p>
          </table:table-cell>
          <table:table-cell table:number-columns-repeated="3"/>
        </table:table-row>
        <table:table-row table:style-name="ro1">
          <table:table-cell office:value-type="float" office:value="91419" calcext:value-type="float">
            <text:p>91419</text:p>
          </table:table-cell>
          <table:table-cell table:number-columns-repeated="2"/>
          <table:table-cell office:value-type="float" office:value="86478" calcext:value-type="float">
            <text:p>86478</text:p>
          </table:table-cell>
          <table:table-cell table:number-columns-repeated="3"/>
          <table:table-cell office:value-type="float" office:value="51073" calcext:value-type="float">
            <text:p>51073</text:p>
          </table:table-cell>
          <table:table-cell/>
          <table:table-cell office:value-type="float" office:value="47395" calcext:value-type="float">
            <text:p>47395</text:p>
          </table:table-cell>
          <table:table-cell/>
          <table:table-cell table:formula="of:=ABS([.H444]-[.J444])"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66541" calcext:value-type="float">
            <text:p>66541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51123" calcext:value-type="float">
            <text:p>51123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45]-[.J445])" office:value-type="float" office:value="3593" calcext:value-type="float">
            <text:p>3593</text:p>
          </table:table-cell>
          <table:table-cell table:number-columns-repeated="3"/>
        </table:table-row>
        <table:table-row table:style-name="ro1">
          <table:table-cell office:value-type="float" office:value="15810" calcext:value-type="float">
            <text:p>15810</text:p>
          </table:table-cell>
          <table:table-cell table:number-columns-repeated="2"/>
          <table:table-cell office:value-type="float" office:value="51561" calcext:value-type="float">
            <text:p>51561</text:p>
          </table:table-cell>
          <table:table-cell table:number-columns-repeated="3"/>
          <table:table-cell office:value-type="float" office:value="51556" calcext:value-type="float">
            <text:p>51556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46]-[.J446])" office:value-type="float" office:value="4026" calcext:value-type="float">
            <text:p>4026</text:p>
          </table:table-cell>
          <table:table-cell table:number-columns-repeated="3"/>
        </table:table-row>
        <table:table-row table:style-name="ro1">
          <table:table-cell office:value-type="float" office:value="75596" calcext:value-type="float">
            <text:p>75596</text:p>
          </table:table-cell>
          <table:table-cell table:number-columns-repeated="2"/>
          <table:table-cell office:value-type="float" office:value="83362" calcext:value-type="float">
            <text:p>83362</text:p>
          </table:table-cell>
          <table:table-cell table:number-columns-repeated="3"/>
          <table:table-cell office:value-type="float" office:value="51580" calcext:value-type="float">
            <text:p>51580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47]-[.J447])"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63247" calcext:value-type="float">
            <text:p>63247</text:p>
          </table:table-cell>
          <table:table-cell table:number-columns-repeated="2"/>
          <table:table-cell office:value-type="float" office:value="47395" calcext:value-type="float">
            <text:p>47395</text:p>
          </table:table-cell>
          <table:table-cell table:number-columns-repeated="3"/>
          <table:table-cell office:value-type="float" office:value="51584" calcext:value-type="float">
            <text:p>51584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48]-[.J448])"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96073" calcext:value-type="float">
            <text:p>96073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51838" calcext:value-type="float">
            <text:p>51838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49]-[.J449])"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0948" calcext:value-type="float">
            <text:p>40948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number-columns-repeated="3"/>
          <table:table-cell office:value-type="float" office:value="51980" calcext:value-type="float">
            <text:p>51980</text:p>
          </table:table-cell>
          <table:table-cell/>
          <table:table-cell office:value-type="float" office:value="47530" calcext:value-type="float">
            <text:p>47530</text:p>
          </table:table-cell>
          <table:table-cell/>
          <table:table-cell table:formula="of:=ABS([.H450]-[.J450])"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77261" calcext:value-type="float">
            <text:p>77261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51984" calcext:value-type="float">
            <text:p>51984</text:p>
          </table:table-cell>
          <table:table-cell/>
          <table:table-cell office:value-type="float" office:value="47639" calcext:value-type="float">
            <text:p>47639</text:p>
          </table:table-cell>
          <table:table-cell/>
          <table:table-cell table:formula="of:=ABS([.H451]-[.J451])" office:value-type="float" office:value="4345" calcext:value-type="float">
            <text:p>4345</text:p>
          </table:table-cell>
          <table:table-cell table:number-columns-repeated="3"/>
        </table:table-row>
        <table:table-row table:style-name="ro1">
          <table:table-cell office:value-type="float" office:value="33418" calcext:value-type="float">
            <text:p>33418</text:p>
          </table:table-cell>
          <table:table-cell table:number-columns-repeated="2"/>
          <table:table-cell office:value-type="float" office:value="17716" calcext:value-type="float">
            <text:p>17716</text:p>
          </table:table-cell>
          <table:table-cell table:number-columns-repeated="3"/>
          <table:table-cell office:value-type="float" office:value="51987" calcext:value-type="float">
            <text:p>51987</text:p>
          </table:table-cell>
          <table:table-cell/>
          <table:table-cell office:value-type="float" office:value="47650" calcext:value-type="float">
            <text:p>47650</text:p>
          </table:table-cell>
          <table:table-cell/>
          <table:table-cell table:formula="of:=ABS([.H452]-[.J452])" office:value-type="float" office:value="4337" calcext:value-type="float">
            <text:p>4337</text:p>
          </table:table-cell>
          <table:table-cell table:number-columns-repeated="3"/>
        </table:table-row>
        <table:table-row table:style-name="ro1">
          <table:table-cell office:value-type="float" office:value="30512" calcext:value-type="float">
            <text:p>30512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52256" calcext:value-type="float">
            <text:p>52256</text:p>
          </table:table-cell>
          <table:table-cell/>
          <table:table-cell office:value-type="float" office:value="47743" calcext:value-type="float">
            <text:p>47743</text:p>
          </table:table-cell>
          <table:table-cell/>
          <table:table-cell table:formula="of:=ABS([.H453]-[.J453])" office:value-type="float" office:value="4513" calcext:value-type="float">
            <text:p>4513</text:p>
          </table:table-cell>
          <table:table-cell table:number-columns-repeated="3"/>
        </table:table-row>
        <table:table-row table:style-name="ro1">
          <table:table-cell office:value-type="float" office:value="69148" calcext:value-type="float">
            <text:p>69148</text:p>
          </table:table-cell>
          <table:table-cell table:number-columns-repeated="2"/>
          <table:table-cell office:value-type="float" office:value="87719" calcext:value-type="float">
            <text:p>87719</text:p>
          </table:table-cell>
          <table:table-cell table:number-columns-repeated="3"/>
          <table:table-cell office:value-type="float" office:value="52386" calcext:value-type="float">
            <text:p>52386</text:p>
          </table:table-cell>
          <table:table-cell/>
          <table:table-cell office:value-type="float" office:value="47797" calcext:value-type="float">
            <text:p>47797</text:p>
          </table:table-cell>
          <table:table-cell/>
          <table:table-cell table:formula="of:=ABS([.H454]-[.J454])" office:value-type="float" office:value="4589" calcext:value-type="float">
            <text:p>4589</text:p>
          </table:table-cell>
          <table:table-cell table:number-columns-repeated="3"/>
        </table:table-row>
        <table:table-row table:style-name="ro1">
          <table:table-cell office:value-type="float" office:value="62854" calcext:value-type="float">
            <text:p>62854</text:p>
          </table:table-cell>
          <table:table-cell table:number-columns-repeated="2"/>
          <table:table-cell office:value-type="float" office:value="35014" calcext:value-type="float">
            <text:p>35014</text:p>
          </table:table-cell>
          <table:table-cell table:number-columns-repeated="3"/>
          <table:table-cell office:value-type="float" office:value="52412" calcext:value-type="float">
            <text:p>52412</text:p>
          </table:table-cell>
          <table:table-cell/>
          <table:table-cell office:value-type="float" office:value="47887" calcext:value-type="float">
            <text:p>47887</text:p>
          </table:table-cell>
          <table:table-cell/>
          <table:table-cell table:formula="of:=ABS([.H455]-[.J455])" office:value-type="float" office:value="4525" calcext:value-type="float">
            <text:p>4525</text:p>
          </table:table-cell>
          <table:table-cell table:number-columns-repeated="3"/>
        </table:table-row>
        <table:table-row table:style-name="ro1">
          <table:table-cell office:value-type="float" office:value="98389" calcext:value-type="float">
            <text:p>98389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52577" calcext:value-type="float">
            <text:p>52577</text:p>
          </table:table-cell>
          <table:table-cell/>
          <table:table-cell office:value-type="float" office:value="48152" calcext:value-type="float">
            <text:p>48152</text:p>
          </table:table-cell>
          <table:table-cell/>
          <table:table-cell table:formula="of:=ABS([.H456]-[.J456])" office:value-type="float" office:value="4425" calcext:value-type="float">
            <text:p>4425</text:p>
          </table:table-cell>
          <table:table-cell table:number-columns-repeated="3"/>
        </table:table-row>
        <table:table-row table:style-name="ro1">
          <table:table-cell office:value-type="float" office:value="23120" calcext:value-type="float">
            <text:p>23120</text:p>
          </table:table-cell>
          <table:table-cell table:number-columns-repeated="2"/>
          <table:table-cell office:value-type="float" office:value="33590" calcext:value-type="float">
            <text:p>33590</text:p>
          </table:table-cell>
          <table:table-cell table:number-columns-repeated="3"/>
          <table:table-cell office:value-type="float" office:value="52595" calcext:value-type="float">
            <text:p>52595</text:p>
          </table:table-cell>
          <table:table-cell/>
          <table:table-cell office:value-type="float" office:value="48342" calcext:value-type="float">
            <text:p>48342</text:p>
          </table:table-cell>
          <table:table-cell/>
          <table:table-cell table:formula="of:=ABS([.H457]-[.J457])" office:value-type="float" office:value="4253" calcext:value-type="float">
            <text:p>4253</text:p>
          </table:table-cell>
          <table:table-cell table:number-columns-repeated="3"/>
        </table:table-row>
        <table:table-row table:style-name="ro1">
          <table:table-cell office:value-type="float" office:value="56653" calcext:value-type="float">
            <text:p>56653</text:p>
          </table:table-cell>
          <table:table-cell table:number-columns-repeated="2"/>
          <table:table-cell office:value-type="float" office:value="81140" calcext:value-type="float">
            <text:p>81140</text:p>
          </table:table-cell>
          <table:table-cell table:number-columns-repeated="3"/>
          <table:table-cell office:value-type="float" office:value="52793" calcext:value-type="float">
            <text:p>52793</text:p>
          </table:table-cell>
          <table:table-cell/>
          <table:table-cell office:value-type="float" office:value="48798" calcext:value-type="float">
            <text:p>48798</text:p>
          </table:table-cell>
          <table:table-cell/>
          <table:table-cell table:formula="of:=ABS([.H458]-[.J458])" office:value-type="float" office:value="3995" calcext:value-type="float">
            <text:p>3995</text:p>
          </table:table-cell>
          <table:table-cell table:number-columns-repeated="3"/>
        </table:table-row>
        <table:table-row table:style-name="ro1">
          <table:table-cell office:value-type="float" office:value="49957" calcext:value-type="float">
            <text:p>49957</text:p>
          </table:table-cell>
          <table:table-cell table:number-columns-repeated="2"/>
          <table:table-cell office:value-type="float" office:value="58356" calcext:value-type="float">
            <text:p>58356</text:p>
          </table:table-cell>
          <table:table-cell table:number-columns-repeated="3"/>
          <table:table-cell office:value-type="float" office:value="52930" calcext:value-type="float">
            <text:p>52930</text:p>
          </table:table-cell>
          <table:table-cell/>
          <table:table-cell office:value-type="float" office:value="49022" calcext:value-type="float">
            <text:p>49022</text:p>
          </table:table-cell>
          <table:table-cell/>
          <table:table-cell table:formula="of:=ABS([.H459]-[.J459])"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0593" calcext:value-type="float">
            <text:p>30593</text:p>
          </table:table-cell>
          <table:table-cell table:number-columns-repeated="2"/>
          <table:table-cell office:value-type="float" office:value="17708" calcext:value-type="float">
            <text:p>17708</text:p>
          </table:table-cell>
          <table:table-cell table:number-columns-repeated="3"/>
          <table:table-cell office:value-type="float" office:value="52952" calcext:value-type="float">
            <text:p>52952</text:p>
          </table:table-cell>
          <table:table-cell/>
          <table:table-cell office:value-type="float" office:value="49028" calcext:value-type="float">
            <text:p>49028</text:p>
          </table:table-cell>
          <table:table-cell/>
          <table:table-cell table:formula="of:=ABS([.H460]-[.J460])"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57670" calcext:value-type="float">
            <text:p>57670</text:p>
          </table:table-cell>
          <table:table-cell table:number-columns-repeated="2"/>
          <table:table-cell office:value-type="float" office:value="69077" calcext:value-type="float">
            <text:p>69077</text:p>
          </table:table-cell>
          <table:table-cell table:number-columns-repeated="3"/>
          <table:table-cell office:value-type="float" office:value="52978" calcext:value-type="float">
            <text:p>52978</text:p>
          </table:table-cell>
          <table:table-cell/>
          <table:table-cell office:value-type="float" office:value="49061" calcext:value-type="float">
            <text:p>49061</text:p>
          </table:table-cell>
          <table:table-cell/>
          <table:table-cell table:formula="of:=ABS([.H461]-[.J461])" office:value-type="float" office:value="3917" calcext:value-type="float">
            <text:p>3917</text:p>
          </table:table-cell>
          <table:table-cell table:number-columns-repeated="3"/>
        </table:table-row>
        <table:table-row table:style-name="ro1">
          <table:table-cell office:value-type="float" office:value="44904" calcext:value-type="float">
            <text:p>44904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53004" calcext:value-type="float">
            <text:p>53004</text:p>
          </table:table-cell>
          <table:table-cell/>
          <table:table-cell office:value-type="float" office:value="49528" calcext:value-type="float">
            <text:p>49528</text:p>
          </table:table-cell>
          <table:table-cell/>
          <table:table-cell table:formula="of:=ABS([.H462]-[.J462])"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2"/>
          <table:table-cell office:value-type="float" office:value="59688" calcext:value-type="float">
            <text:p>59688</text:p>
          </table:table-cell>
          <table:table-cell table:number-columns-repeated="3"/>
          <table:table-cell office:value-type="float" office:value="53046" calcext:value-type="float">
            <text:p>53046</text:p>
          </table:table-cell>
          <table:table-cell/>
          <table:table-cell office:value-type="float" office:value="49853" calcext:value-type="float">
            <text:p>49853</text:p>
          </table:table-cell>
          <table:table-cell/>
          <table:table-cell table:formula="of:=ABS([.H463]-[.J463])" office:value-type="float" office:value="3193" calcext:value-type="float">
            <text:p>3193</text:p>
          </table:table-cell>
          <table:table-cell table:number-columns-repeated="3"/>
        </table:table-row>
        <table:table-row table:style-name="ro1">
          <table:table-cell office:value-type="float" office:value="17583" calcext:value-type="float">
            <text:p>17583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53089" calcext:value-type="float">
            <text:p>53089</text:p>
          </table:table-cell>
          <table:table-cell/>
          <table:table-cell office:value-type="float" office:value="49927" calcext:value-type="float">
            <text:p>49927</text:p>
          </table:table-cell>
          <table:table-cell/>
          <table:table-cell table:formula="of:=ABS([.H464]-[.J464])"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5032" calcext:value-type="float">
            <text:p>35032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53122" calcext:value-type="float">
            <text:p>53122</text:p>
          </table:table-cell>
          <table:table-cell/>
          <table:table-cell office:value-type="float" office:value="50057" calcext:value-type="float">
            <text:p>50057</text:p>
          </table:table-cell>
          <table:table-cell/>
          <table:table-cell table:formula="of:=ABS([.H465]-[.J465])" office:value-type="float" office:value="3065" calcext:value-type="float">
            <text:p>3065</text:p>
          </table:table-cell>
          <table:table-cell table:number-columns-repeated="3"/>
        </table:table-row>
        <table:table-row table:style-name="ro1">
          <table:table-cell office:value-type="float" office:value="17608" calcext:value-type="float">
            <text:p>17608</text:p>
          </table:table-cell>
          <table:table-cell table:number-columns-repeated="2"/>
          <table:table-cell office:value-type="float" office:value="23816" calcext:value-type="float">
            <text:p>23816</text:p>
          </table:table-cell>
          <table:table-cell table:number-columns-repeated="3"/>
          <table:table-cell office:value-type="float" office:value="53131" calcext:value-type="float">
            <text:p>53131</text:p>
          </table:table-cell>
          <table:table-cell/>
          <table:table-cell office:value-type="float" office:value="50345" calcext:value-type="float">
            <text:p>50345</text:p>
          </table:table-cell>
          <table:table-cell/>
          <table:table-cell table:formula="of:=ABS([.H466]-[.J466])"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2"/>
          <table:table-cell office:value-type="float" office:value="82570" calcext:value-type="float">
            <text:p>82570</text:p>
          </table:table-cell>
          <table:table-cell table:number-columns-repeated="3"/>
          <table:table-cell office:value-type="float" office:value="53145" calcext:value-type="float">
            <text:p>53145</text:p>
          </table:table-cell>
          <table:table-cell/>
          <table:table-cell office:value-type="float" office:value="50356" calcext:value-type="float">
            <text:p>50356</text:p>
          </table:table-cell>
          <table:table-cell/>
          <table:table-cell table:formula="of:=ABS([.H467]-[.J467])" office:value-type="float" office:value="278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43214" calcext:value-type="float">
            <text:p>43214</text:p>
          </table:table-cell>
          <table:table-cell table:number-columns-repeated="2"/>
          <table:table-cell office:value-type="float" office:value="88279" calcext:value-type="float">
            <text:p>88279</text:p>
          </table:table-cell>
          <table:table-cell table:number-columns-repeated="3"/>
          <table:table-cell office:value-type="float" office:value="53239" calcext:value-type="float">
            <text:p>53239</text:p>
          </table:table-cell>
          <table:table-cell/>
          <table:table-cell office:value-type="float" office:value="50482" calcext:value-type="float">
            <text:p>50482</text:p>
          </table:table-cell>
          <table:table-cell/>
          <table:table-cell table:formula="of:=ABS([.H468]-[.J468])" office:value-type="float" office:value="2757" calcext:value-type="float">
            <text:p>2757</text:p>
          </table:table-cell>
          <table:table-cell table:number-columns-repeated="3"/>
        </table:table-row>
        <table:table-row table:style-name="ro1">
          <table:table-cell office:value-type="float" office:value="79347" calcext:value-type="float">
            <text:p>79347</text:p>
          </table:table-cell>
          <table:table-cell table:number-columns-repeated="2"/>
          <table:table-cell office:value-type="float" office:value="79311" calcext:value-type="float">
            <text:p>79311</text:p>
          </table:table-cell>
          <table:table-cell table:number-columns-repeated="3"/>
          <table:table-cell office:value-type="float" office:value="53247" calcext:value-type="float">
            <text:p>53247</text:p>
          </table:table-cell>
          <table:table-cell/>
          <table:table-cell office:value-type="float" office:value="50991" calcext:value-type="float">
            <text:p>50991</text:p>
          </table:table-cell>
          <table:table-cell/>
          <table:table-cell table:formula="of:=ABS([.H469]-[.J469])"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94845" calcext:value-type="float">
            <text:p>94845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53259" calcext:value-type="float">
            <text:p>53259</text:p>
          </table:table-cell>
          <table:table-cell/>
          <table:table-cell office:value-type="float" office:value="51108" calcext:value-type="float">
            <text:p>51108</text:p>
          </table:table-cell>
          <table:table-cell/>
          <table:table-cell table:formula="of:=ABS([.H470]-[.J470])" office:value-type="float" office:value="2151" calcext:value-type="float">
            <text:p>2151</text:p>
          </table:table-cell>
          <table:table-cell table:number-columns-repeated="3"/>
        </table:table-row>
        <table:table-row table:style-name="ro1">
          <table:table-cell office:value-type="float" office:value="24989" calcext:value-type="float">
            <text:p>24989</text:p>
          </table:table-cell>
          <table:table-cell table:number-columns-repeated="2"/>
          <table:table-cell office:value-type="float" office:value="63095" calcext:value-type="float">
            <text:p>63095</text:p>
          </table:table-cell>
          <table:table-cell table:number-columns-repeated="3"/>
          <table:table-cell office:value-type="float" office:value="53262" calcext:value-type="float">
            <text:p>53262</text:p>
          </table:table-cell>
          <table:table-cell/>
          <table:table-cell office:value-type="float" office:value="51376" calcext:value-type="float">
            <text:p>51376</text:p>
          </table:table-cell>
          <table:table-cell/>
          <table:table-cell table:formula="of:=ABS([.H471]-[.J471])"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84669" calcext:value-type="float">
            <text:p>84669</text:p>
          </table:table-cell>
          <table:table-cell table:number-columns-repeated="2"/>
          <table:table-cell office:value-type="float" office:value="67448" calcext:value-type="float">
            <text:p>67448</text:p>
          </table:table-cell>
          <table:table-cell table:number-columns-repeated="3"/>
          <table:table-cell office:value-type="float" office:value="53327" calcext:value-type="float">
            <text:p>53327</text:p>
          </table:table-cell>
          <table:table-cell/>
          <table:table-cell office:value-type="float" office:value="51561" calcext:value-type="float">
            <text:p>51561</text:p>
          </table:table-cell>
          <table:table-cell/>
          <table:table-cell table:formula="of:=ABS([.H472]-[.J472])"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74014" calcext:value-type="float">
            <text:p>74014</text:p>
          </table:table-cell>
          <table:table-cell table:number-columns-repeated="2"/>
          <table:table-cell office:value-type="float" office:value="98215" calcext:value-type="float">
            <text:p>98215</text:p>
          </table:table-cell>
          <table:table-cell table:number-columns-repeated="3"/>
          <table:table-cell office:value-type="float" office:value="53338" calcext:value-type="float">
            <text:p>53338</text:p>
          </table:table-cell>
          <table:table-cell/>
          <table:table-cell office:value-type="float" office:value="51845" calcext:value-type="float">
            <text:p>51845</text:p>
          </table:table-cell>
          <table:table-cell/>
          <table:table-cell table:formula="of:=ABS([.H473]-[.J473])" office:value-type="float" office:value="1493" calcext:value-type="float">
            <text:p>1493</text:p>
          </table:table-cell>
          <table:table-cell table:number-columns-repeated="3"/>
        </table:table-row>
        <table:table-row table:style-name="ro1">
          <table:table-cell office:value-type="float" office:value="13045" calcext:value-type="float">
            <text:p>13045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53434" calcext:value-type="float">
            <text:p>53434</text:p>
          </table:table-cell>
          <table:table-cell/>
          <table:table-cell office:value-type="float" office:value="52265" calcext:value-type="float">
            <text:p>52265</text:p>
          </table:table-cell>
          <table:table-cell/>
          <table:table-cell table:formula="of:=ABS([.H474]-[.J474])"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64782" calcext:value-type="float">
            <text:p>64782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53468" calcext:value-type="float">
            <text:p>53468</text:p>
          </table:table-cell>
          <table:table-cell/>
          <table:table-cell office:value-type="float" office:value="52266" calcext:value-type="float">
            <text:p>52266</text:p>
          </table:table-cell>
          <table:table-cell/>
          <table:table-cell table:formula="of:=ABS([.H475]-[.J475])"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87683" calcext:value-type="float">
            <text:p>87683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53472" calcext:value-type="float">
            <text:p>53472</text:p>
          </table:table-cell>
          <table:table-cell/>
          <table:table-cell office:value-type="float" office:value="53093" calcext:value-type="float">
            <text:p>53093</text:p>
          </table:table-cell>
          <table:table-cell/>
          <table:table-cell table:formula="of:=ABS([.H476]-[.J476])"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6451" calcext:value-type="float">
            <text:p>36451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53511" calcext:value-type="float">
            <text:p>53511</text:p>
          </table:table-cell>
          <table:table-cell/>
          <table:table-cell office:value-type="float" office:value="53110" calcext:value-type="float">
            <text:p>53110</text:p>
          </table:table-cell>
          <table:table-cell/>
          <table:table-cell table:formula="of:=ABS([.H477]-[.J477])"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59285" calcext:value-type="float">
            <text:p>59285</text:p>
          </table:table-cell>
          <table:table-cell table:number-columns-repeated="2"/>
          <table:table-cell office:value-type="float" office:value="85570" calcext:value-type="float">
            <text:p>85570</text:p>
          </table:table-cell>
          <table:table-cell table:number-columns-repeated="3"/>
          <table:table-cell office:value-type="float" office:value="53727" calcext:value-type="float">
            <text:p>53727</text:p>
          </table:table-cell>
          <table:table-cell/>
          <table:table-cell office:value-type="float" office:value="53516" calcext:value-type="float">
            <text:p>53516</text:p>
          </table:table-cell>
          <table:table-cell/>
          <table:table-cell table:formula="of:=ABS([.H478]-[.J478]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99210" calcext:value-type="float">
            <text:p>99210</text:p>
          </table:table-cell>
          <table:table-cell table:number-columns-repeated="2"/>
          <table:table-cell office:value-type="float" office:value="94373" calcext:value-type="float">
            <text:p>94373</text:p>
          </table:table-cell>
          <table:table-cell table:number-columns-repeated="3"/>
          <table:table-cell office:value-type="float" office:value="53794" calcext:value-type="float">
            <text:p>53794</text:p>
          </table:table-cell>
          <table:table-cell/>
          <table:table-cell office:value-type="float" office:value="53566" calcext:value-type="float">
            <text:p>53566</text:p>
          </table:table-cell>
          <table:table-cell/>
          <table:table-cell table:formula="of:=ABS([.H479]-[.J479]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66649" calcext:value-type="float">
            <text:p>66649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53810" calcext:value-type="float">
            <text:p>53810</text:p>
          </table:table-cell>
          <table:table-cell/>
          <table:table-cell office:value-type="float" office:value="53694" calcext:value-type="float">
            <text:p>53694</text:p>
          </table:table-cell>
          <table:table-cell/>
          <table:table-cell table:formula="of:=ABS([.H480]-[.J480]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53817" calcext:value-type="float">
            <text:p>53817</text:p>
          </table:table-cell>
          <table:table-cell/>
          <table:table-cell office:value-type="float" office:value="53709" calcext:value-type="float">
            <text:p>53709</text:p>
          </table:table-cell>
          <table:table-cell/>
          <table:table-cell table:formula="of:=ABS([.H481]-[.J481]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83188" calcext:value-type="float">
            <text:p>83188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53847" calcext:value-type="float">
            <text:p>53847</text:p>
          </table:table-cell>
          <table:table-cell/>
          <table:table-cell office:value-type="float" office:value="54054" calcext:value-type="float">
            <text:p>54054</text:p>
          </table:table-cell>
          <table:table-cell/>
          <table:table-cell table:formula="of:=ABS([.H482]-[.J482]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88672" calcext:value-type="float">
            <text:p>88672</text:p>
          </table:table-cell>
          <table:table-cell table:number-columns-repeated="2"/>
          <table:table-cell office:value-type="float" office:value="45650" calcext:value-type="float">
            <text:p>45650</text:p>
          </table:table-cell>
          <table:table-cell table:number-columns-repeated="3"/>
          <table:table-cell office:value-type="float" office:value="53867" calcext:value-type="float">
            <text:p>53867</text:p>
          </table:table-cell>
          <table:table-cell/>
          <table:table-cell office:value-type="float" office:value="54081" calcext:value-type="float">
            <text:p>54081</text:p>
          </table:table-cell>
          <table:table-cell/>
          <table:table-cell table:formula="of:=ABS([.H483]-[.J483]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214" calcext:value-type="float">
            <text:p>21214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53952" calcext:value-type="float">
            <text:p>53952</text:p>
          </table:table-cell>
          <table:table-cell/>
          <table:table-cell office:value-type="float" office:value="54182" calcext:value-type="float">
            <text:p>54182</text:p>
          </table:table-cell>
          <table:table-cell/>
          <table:table-cell table:formula="of:=ABS([.H484]-[.J484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4393" calcext:value-type="float">
            <text:p>24393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53957" calcext:value-type="float">
            <text:p>53957</text:p>
          </table:table-cell>
          <table:table-cell/>
          <table:table-cell office:value-type="float" office:value="54279" calcext:value-type="float">
            <text:p>54279</text:p>
          </table:table-cell>
          <table:table-cell/>
          <table:table-cell table:formula="of:=ABS([.H485]-[.J485])"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88027" calcext:value-type="float">
            <text:p>88027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54002" calcext:value-type="float">
            <text:p>54002</text:p>
          </table:table-cell>
          <table:table-cell/>
          <table:table-cell office:value-type="float" office:value="54492" calcext:value-type="float">
            <text:p>54492</text:p>
          </table:table-cell>
          <table:table-cell/>
          <table:table-cell table:formula="of:=ABS([.H486]-[.J486])"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75510" calcext:value-type="float">
            <text:p>75510</text:p>
          </table:table-cell>
          <table:table-cell table:number-columns-repeated="2"/>
          <table:table-cell office:value-type="float" office:value="70374" calcext:value-type="float">
            <text:p>70374</text:p>
          </table:table-cell>
          <table:table-cell table:number-columns-repeated="3"/>
          <table:table-cell office:value-type="float" office:value="54090" calcext:value-type="float">
            <text:p>54090</text:p>
          </table:table-cell>
          <table:table-cell/>
          <table:table-cell office:value-type="float" office:value="54492" calcext:value-type="float">
            <text:p>54492</text:p>
          </table:table-cell>
          <table:table-cell/>
          <table:table-cell table:formula="of:=ABS([.H487]-[.J487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61965" calcext:value-type="float">
            <text:p>61965</text:p>
          </table:table-cell>
          <table:table-cell table:number-columns-repeated="2"/>
          <table:table-cell office:value-type="float" office:value="56521" calcext:value-type="float">
            <text:p>56521</text:p>
          </table:table-cell>
          <table:table-cell table:number-columns-repeated="3"/>
          <table:table-cell office:value-type="float" office:value="54156" calcext:value-type="float">
            <text:p>54156</text:p>
          </table:table-cell>
          <table:table-cell/>
          <table:table-cell office:value-type="float" office:value="54714" calcext:value-type="float">
            <text:p>54714</text:p>
          </table:table-cell>
          <table:table-cell/>
          <table:table-cell table:formula="of:=ABS([.H488]-[.J488])"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0081" calcext:value-type="float">
            <text:p>50081</text:p>
          </table:table-cell>
          <table:table-cell table:number-columns-repeated="2"/>
          <table:table-cell office:value-type="float" office:value="59608" calcext:value-type="float">
            <text:p>59608</text:p>
          </table:table-cell>
          <table:table-cell table:number-columns-repeated="3"/>
          <table:table-cell office:value-type="float" office:value="54178" calcext:value-type="float">
            <text:p>54178</text:p>
          </table:table-cell>
          <table:table-cell/>
          <table:table-cell office:value-type="float" office:value="55014" calcext:value-type="float">
            <text:p>55014</text:p>
          </table:table-cell>
          <table:table-cell/>
          <table:table-cell table:formula="of:=ABS([.H489]-[.J489])"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4120" calcext:value-type="float">
            <text:p>84120</text:p>
          </table:table-cell>
          <table:table-cell table:number-columns-repeated="2"/>
          <table:table-cell office:value-type="float" office:value="24816" calcext:value-type="float">
            <text:p>24816</text:p>
          </table:table-cell>
          <table:table-cell table:number-columns-repeated="3"/>
          <table:table-cell office:value-type="float" office:value="54333" calcext:value-type="float">
            <text:p>54333</text:p>
          </table:table-cell>
          <table:table-cell/>
          <table:table-cell office:value-type="float" office:value="55084" calcext:value-type="float">
            <text:p>55084</text:p>
          </table:table-cell>
          <table:table-cell/>
          <table:table-cell table:formula="of:=ABS([.H490]-[.J490])"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84090" calcext:value-type="float">
            <text:p>84090</text:p>
          </table:table-cell>
          <table:table-cell table:number-columns-repeated="2"/>
          <table:table-cell office:value-type="float" office:value="49853" calcext:value-type="float">
            <text:p>49853</text:p>
          </table:table-cell>
          <table:table-cell table:number-columns-repeated="3"/>
          <table:table-cell office:value-type="float" office:value="54383" calcext:value-type="float">
            <text:p>54383</text:p>
          </table:table-cell>
          <table:table-cell/>
          <table:table-cell office:value-type="float" office:value="55220" calcext:value-type="float">
            <text:p>55220</text:p>
          </table:table-cell>
          <table:table-cell/>
          <table:table-cell table:formula="of:=ABS([.H491]-[.J491])"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90580" calcext:value-type="float">
            <text:p>90580</text:p>
          </table:table-cell>
          <table:table-cell table:number-columns-repeated="2"/>
          <table:table-cell office:value-type="float" office:value="28974" calcext:value-type="float">
            <text:p>28974</text:p>
          </table:table-cell>
          <table:table-cell table:number-columns-repeated="3"/>
          <table:table-cell office:value-type="float" office:value="54492" calcext:value-type="float">
            <text:p>54492</text:p>
          </table:table-cell>
          <table:table-cell/>
          <table:table-cell office:value-type="float" office:value="55403" calcext:value-type="float">
            <text:p>55403</text:p>
          </table:table-cell>
          <table:table-cell/>
          <table:table-cell table:formula="of:=ABS([.H492]-[.J492])"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37942" calcext:value-type="float">
            <text:p>37942</text:p>
          </table:table-cell>
          <table:table-cell table:number-columns-repeated="2"/>
          <table:table-cell office:value-type="float" office:value="45203" calcext:value-type="float">
            <text:p>45203</text:p>
          </table:table-cell>
          <table:table-cell table:number-columns-repeated="3"/>
          <table:table-cell office:value-type="float" office:value="54561" calcext:value-type="float">
            <text:p>54561</text:p>
          </table:table-cell>
          <table:table-cell/>
          <table:table-cell office:value-type="float" office:value="55561" calcext:value-type="float">
            <text:p>55561</text:p>
          </table:table-cell>
          <table:table-cell/>
          <table:table-cell table:formula="of:=ABS([.H493]-[.J493]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157" calcext:value-type="float">
            <text:p>20157</text:p>
          </table:table-cell>
          <table:table-cell table:number-columns-repeated="2"/>
          <table:table-cell office:value-type="float" office:value="27378" calcext:value-type="float">
            <text:p>27378</text:p>
          </table:table-cell>
          <table:table-cell table:number-columns-repeated="3"/>
          <table:table-cell office:value-type="float" office:value="54572" calcext:value-type="float">
            <text:p>54572</text:p>
          </table:table-cell>
          <table:table-cell/>
          <table:table-cell office:value-type="float" office:value="55568" calcext:value-type="float">
            <text:p>55568</text:p>
          </table:table-cell>
          <table:table-cell/>
          <table:table-cell table:formula="of:=ABS([.H494]-[.J494])"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82710" calcext:value-type="float">
            <text:p>82710</text:p>
          </table:table-cell>
          <table:table-cell table:number-columns-repeated="2"/>
          <table:table-cell office:value-type="float" office:value="62252" calcext:value-type="float">
            <text:p>62252</text:p>
          </table:table-cell>
          <table:table-cell table:number-columns-repeated="3"/>
          <table:table-cell office:value-type="float" office:value="54588" calcext:value-type="float">
            <text:p>54588</text:p>
          </table:table-cell>
          <table:table-cell/>
          <table:table-cell office:value-type="float" office:value="55585" calcext:value-type="float">
            <text:p>55585</text:p>
          </table:table-cell>
          <table:table-cell/>
          <table:table-cell table:formula="of:=ABS([.H495]-[.J495])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54701" calcext:value-type="float">
            <text:p>54701</text:p>
          </table:table-cell>
          <table:table-cell/>
          <table:table-cell office:value-type="float" office:value="55943" calcext:value-type="float">
            <text:p>55943</text:p>
          </table:table-cell>
          <table:table-cell/>
          <table:table-cell table:formula="of:=ABS([.H496]-[.J496])"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39765" calcext:value-type="float">
            <text:p>39765</text:p>
          </table:table-cell>
          <table:table-cell table:number-columns-repeated="2"/>
          <table:table-cell office:value-type="float" office:value="29190" calcext:value-type="float">
            <text:p>29190</text:p>
          </table:table-cell>
          <table:table-cell table:number-columns-repeated="3"/>
          <table:table-cell office:value-type="float" office:value="54768" calcext:value-type="float">
            <text:p>54768</text:p>
          </table:table-cell>
          <table:table-cell/>
          <table:table-cell office:value-type="float" office:value="56084" calcext:value-type="float">
            <text:p>56084</text:p>
          </table:table-cell>
          <table:table-cell/>
          <table:table-cell table:formula="of:=ABS([.H497]-[.J497])"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66955" calcext:value-type="float">
            <text:p>66955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54813" calcext:value-type="float">
            <text:p>54813</text:p>
          </table:table-cell>
          <table:table-cell/>
          <table:table-cell office:value-type="float" office:value="56304" calcext:value-type="float">
            <text:p>56304</text:p>
          </table:table-cell>
          <table:table-cell/>
          <table:table-cell table:formula="of:=ABS([.H498]-[.J498])" office:value-type="float" office:value="1491" calcext:value-type="float">
            <text:p>1491</text:p>
          </table:table-cell>
          <table:table-cell table:number-columns-repeated="3"/>
        </table:table-row>
        <table:table-row table:style-name="ro1">
          <table:table-cell office:value-type="float" office:value="31533" calcext:value-type="float">
            <text:p>31533</text:p>
          </table:table-cell>
          <table:table-cell table:number-columns-repeated="2"/>
          <table:table-cell office:value-type="float" office:value="95577" calcext:value-type="float">
            <text:p>95577</text:p>
          </table:table-cell>
          <table:table-cell table:number-columns-repeated="3"/>
          <table:table-cell office:value-type="float" office:value="55216" calcext:value-type="float">
            <text:p>55216</text:p>
          </table:table-cell>
          <table:table-cell/>
          <table:table-cell office:value-type="float" office:value="56521" calcext:value-type="float">
            <text:p>56521</text:p>
          </table:table-cell>
          <table:table-cell/>
          <table:table-cell table:formula="of:=ABS([.H499]-[.J499])"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18316" calcext:value-type="float">
            <text:p>18316</text:p>
          </table:table-cell>
          <table:table-cell table:number-columns-repeated="2"/>
          <table:table-cell office:value-type="float" office:value="46335" calcext:value-type="float">
            <text:p>46335</text:p>
          </table:table-cell>
          <table:table-cell table:number-columns-repeated="3"/>
          <table:table-cell office:value-type="float" office:value="55574" calcext:value-type="float">
            <text:p>55574</text:p>
          </table:table-cell>
          <table:table-cell/>
          <table:table-cell office:value-type="float" office:value="56655" calcext:value-type="float">
            <text:p>56655</text:p>
          </table:table-cell>
          <table:table-cell/>
          <table:table-cell table:formula="of:=ABS([.H500]-[.J500])" office:value-type="float" office:value="1081" calcext:value-type="float">
            <text:p>1081</text:p>
          </table:table-cell>
          <table:table-cell table:number-columns-repeated="3"/>
        </table:table-row>
        <table:table-row table:style-name="ro1">
          <table:table-cell office:value-type="float" office:value="48785" calcext:value-type="float">
            <text:p>48785</text:p>
          </table:table-cell>
          <table:table-cell table:number-columns-repeated="2"/>
          <table:table-cell office:value-type="float" office:value="11243" calcext:value-type="float">
            <text:p>11243</text:p>
          </table:table-cell>
          <table:table-cell table:number-columns-repeated="3"/>
          <table:table-cell office:value-type="float" office:value="55576" calcext:value-type="float">
            <text:p>55576</text:p>
          </table:table-cell>
          <table:table-cell/>
          <table:table-cell office:value-type="float" office:value="56789" calcext:value-type="float">
            <text:p>56789</text:p>
          </table:table-cell>
          <table:table-cell/>
          <table:table-cell table:formula="of:=ABS([.H501]-[.J501])"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float" office:value="19970" calcext:value-type="float">
            <text:p>19970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/>
          <table:table-cell office:value-type="float" office:value="56790" calcext:value-type="float">
            <text:p>56790</text:p>
          </table:table-cell>
          <table:table-cell/>
          <table:table-cell table:formula="of:=ABS([.H502]-[.J502])"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26109" calcext:value-type="float">
            <text:p>26109</text:p>
          </table:table-cell>
          <table:table-cell table:number-columns-repeated="2"/>
          <table:table-cell office:value-type="float" office:value="70173" calcext:value-type="float">
            <text:p>70173</text:p>
          </table:table-cell>
          <table:table-cell table:number-columns-repeated="3"/>
          <table:table-cell office:value-type="float" office:value="56044" calcext:value-type="float">
            <text:p>56044</text:p>
          </table:table-cell>
          <table:table-cell/>
          <table:table-cell office:value-type="float" office:value="56814" calcext:value-type="float">
            <text:p>56814</text:p>
          </table:table-cell>
          <table:table-cell/>
          <table:table-cell table:formula="of:=ABS([.H503]-[.J503])"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41210" calcext:value-type="float">
            <text:p>41210</text:p>
          </table:table-cell>
          <table:table-cell table:number-columns-repeated="2"/>
          <table:table-cell office:value-type="float" office:value="85121" calcext:value-type="float">
            <text:p>85121</text:p>
          </table:table-cell>
          <table:table-cell table:number-columns-repeated="3"/>
          <table:table-cell office:value-type="float" office:value="56085" calcext:value-type="float">
            <text:p>56085</text:p>
          </table:table-cell>
          <table:table-cell/>
          <table:table-cell office:value-type="float" office:value="56848" calcext:value-type="float">
            <text:p>56848</text:p>
          </table:table-cell>
          <table:table-cell/>
          <table:table-cell table:formula="of:=ABS([.H504]-[.J504])"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45968" calcext:value-type="float">
            <text:p>45968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56250" calcext:value-type="float">
            <text:p>56250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05]-[.J505])"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19444" calcext:value-type="float">
            <text:p>19444</text:p>
          </table:table-cell>
          <table:table-cell table:number-columns-repeated="2"/>
          <table:table-cell office:value-type="float" office:value="37680" calcext:value-type="float">
            <text:p>37680</text:p>
          </table:table-cell>
          <table:table-cell table:number-columns-repeated="3"/>
          <table:table-cell office:value-type="float" office:value="56273" calcext:value-type="float">
            <text:p>56273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06]-[.J506])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435" calcext:value-type="float">
            <text:p>64435</text:p>
          </table:table-cell>
          <table:table-cell table:number-columns-repeated="2"/>
          <table:table-cell office:value-type="float" office:value="46680" calcext:value-type="float">
            <text:p>46680</text:p>
          </table:table-cell>
          <table:table-cell table:number-columns-repeated="3"/>
          <table:table-cell office:value-type="float" office:value="56335" calcext:value-type="float">
            <text:p>56335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07]-[.J507])"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34213" calcext:value-type="float">
            <text:p>34213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56351" calcext:value-type="float">
            <text:p>56351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08]-[.J508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1211" calcext:value-type="float">
            <text:p>21211</text:p>
          </table:table-cell>
          <table:table-cell table:number-columns-repeated="2"/>
          <table:table-cell office:value-type="float" office:value="19671" calcext:value-type="float">
            <text:p>19671</text:p>
          </table:table-cell>
          <table:table-cell table:number-columns-repeated="3"/>
          <table:table-cell office:value-type="float" office:value="56421" calcext:value-type="float">
            <text:p>56421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09]-[.J509])"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75654" calcext:value-type="float">
            <text:p>75654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56453" calcext:value-type="float">
            <text:p>56453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0]-[.J510])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89852" calcext:value-type="float">
            <text:p>89852</text:p>
          </table:table-cell>
          <table:table-cell table:number-columns-repeated="2"/>
          <table:table-cell office:value-type="float" office:value="55220" calcext:value-type="float">
            <text:p>55220</text:p>
          </table:table-cell>
          <table:table-cell table:number-columns-repeated="3"/>
          <table:table-cell office:value-type="float" office:value="56479" calcext:value-type="float">
            <text:p>56479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1]-[.J511])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19610" calcext:value-type="float">
            <text:p>19610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56533" calcext:value-type="float">
            <text:p>56533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2]-[.J512])"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53810" calcext:value-type="float">
            <text:p>53810</text:p>
          </table:table-cell>
          <table:table-cell table:number-columns-repeated="2"/>
          <table:table-cell office:value-type="float" office:value="34368" calcext:value-type="float">
            <text:p>34368</text:p>
          </table:table-cell>
          <table:table-cell table:number-columns-repeated="3"/>
          <table:table-cell office:value-type="float" office:value="56636" calcext:value-type="float">
            <text:p>56636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3]-[.J513]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18740" calcext:value-type="float">
            <text:p>18740</text:p>
          </table:table-cell>
          <table:table-cell table:number-columns-repeated="2"/>
          <table:table-cell office:value-type="float" office:value="93310" calcext:value-type="float">
            <text:p>93310</text:p>
          </table:table-cell>
          <table:table-cell table:number-columns-repeated="3"/>
          <table:table-cell office:value-type="float" office:value="56644" calcext:value-type="float">
            <text:p>56644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4]-[.J514])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9042" calcext:value-type="float">
            <text:p>39042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56653" calcext:value-type="float">
            <text:p>56653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5]-[.J515]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50333" calcext:value-type="float">
            <text:p>50333</text:p>
          </table:table-cell>
          <table:table-cell table:number-columns-repeated="2"/>
          <table:table-cell office:value-type="float" office:value="14352" calcext:value-type="float">
            <text:p>14352</text:p>
          </table:table-cell>
          <table:table-cell table:number-columns-repeated="3"/>
          <table:table-cell office:value-type="float" office:value="56666" calcext:value-type="float">
            <text:p>56666</text:p>
          </table:table-cell>
          <table:table-cell/>
          <table:table-cell office:value-type="float" office:value="56912" calcext:value-type="float">
            <text:p>56912</text:p>
          </table:table-cell>
          <table:table-cell/>
          <table:table-cell table:formula="of:=ABS([.H516]-[.J516]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56479" calcext:value-type="float">
            <text:p>56479</text:p>
          </table:table-cell>
          <table:table-cell table:number-columns-repeated="2"/>
          <table:table-cell office:value-type="float" office:value="98509" calcext:value-type="float">
            <text:p>98509</text:p>
          </table:table-cell>
          <table:table-cell table:number-columns-repeated="3"/>
          <table:table-cell office:value-type="float" office:value="56759" calcext:value-type="float">
            <text:p>56759</text:p>
          </table:table-cell>
          <table:table-cell/>
          <table:table-cell office:value-type="float" office:value="57032" calcext:value-type="float">
            <text:p>57032</text:p>
          </table:table-cell>
          <table:table-cell/>
          <table:table-cell table:formula="of:=ABS([.H517]-[.J517])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62955" calcext:value-type="float">
            <text:p>62955</text:p>
          </table:table-cell>
          <table:table-cell table:number-columns-repeated="2"/>
          <table:table-cell office:value-type="float" office:value="36393" calcext:value-type="float">
            <text:p>36393</text:p>
          </table:table-cell>
          <table:table-cell table:number-columns-repeated="3"/>
          <table:table-cell office:value-type="float" office:value="56912" calcext:value-type="float">
            <text:p>56912</text:p>
          </table:table-cell>
          <table:table-cell/>
          <table:table-cell office:value-type="float" office:value="57061" calcext:value-type="float">
            <text:p>57061</text:p>
          </table:table-cell>
          <table:table-cell/>
          <table:table-cell table:formula="of:=ABS([.H518]-[.J518]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45736" calcext:value-type="float">
            <text:p>45736</text:p>
          </table:table-cell>
          <table:table-cell table:number-columns-repeated="2"/>
          <table:table-cell office:value-type="float" office:value="62875" calcext:value-type="float">
            <text:p>62875</text:p>
          </table:table-cell>
          <table:table-cell table:number-columns-repeated="3"/>
          <table:table-cell office:value-type="float" office:value="56970" calcext:value-type="float">
            <text:p>56970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19]-[.J519]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8746" calcext:value-type="float">
            <text:p>88746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57004" calcext:value-type="float">
            <text:p>57004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20]-[.J520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6507" calcext:value-type="float">
            <text:p>16507</text:p>
          </table:table-cell>
          <table:table-cell table:number-columns-repeated="2"/>
          <table:table-cell office:value-type="float" office:value="14233" calcext:value-type="float">
            <text:p>14233</text:p>
          </table:table-cell>
          <table:table-cell table:number-columns-repeated="3"/>
          <table:table-cell office:value-type="float" office:value="57045" calcext:value-type="float">
            <text:p>57045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21]-[.J521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0514" calcext:value-type="float">
            <text:p>70514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57065" calcext:value-type="float">
            <text:p>57065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22]-[.J52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217" calcext:value-type="float">
            <text:p>15217</text:p>
          </table:table-cell>
          <table:table-cell table:number-columns-repeated="2"/>
          <table:table-cell office:value-type="float" office:value="33242" calcext:value-type="float">
            <text:p>33242</text:p>
          </table:table-cell>
          <table:table-cell table:number-columns-repeated="3"/>
          <table:table-cell office:value-type="float" office:value="57068" calcext:value-type="float">
            <text:p>57068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23]-[.J5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23" calcext:value-type="float">
            <text:p>69123</text:p>
          </table:table-cell>
          <table:table-cell table:number-columns-repeated="2"/>
          <table:table-cell office:value-type="float" office:value="59998" calcext:value-type="float">
            <text:p>59998</text:p>
          </table:table-cell>
          <table:table-cell table:number-columns-repeated="3"/>
          <table:table-cell office:value-type="float" office:value="57108" calcext:value-type="float">
            <text:p>57108</text:p>
          </table:table-cell>
          <table:table-cell/>
          <table:table-cell office:value-type="float" office:value="57068" calcext:value-type="float">
            <text:p>57068</text:p>
          </table:table-cell>
          <table:table-cell/>
          <table:table-cell table:formula="of:=ABS([.H524]-[.J524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4278" calcext:value-type="float">
            <text:p>24278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57111" calcext:value-type="float">
            <text:p>57111</text:p>
          </table:table-cell>
          <table:table-cell/>
          <table:table-cell office:value-type="float" office:value="57102" calcext:value-type="float">
            <text:p>57102</text:p>
          </table:table-cell>
          <table:table-cell/>
          <table:table-cell table:formula="of:=ABS([.H525]-[.J525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5495" calcext:value-type="float">
            <text:p>45495</text:p>
          </table:table-cell>
          <table:table-cell table:number-columns-repeated="2"/>
          <table:table-cell office:value-type="float" office:value="34707" calcext:value-type="float">
            <text:p>34707</text:p>
          </table:table-cell>
          <table:table-cell table:number-columns-repeated="3"/>
          <table:table-cell office:value-type="float" office:value="57378" calcext:value-type="float">
            <text:p>57378</text:p>
          </table:table-cell>
          <table:table-cell/>
          <table:table-cell office:value-type="float" office:value="57767" calcext:value-type="float">
            <text:p>57767</text:p>
          </table:table-cell>
          <table:table-cell/>
          <table:table-cell table:formula="of:=ABS([.H526]-[.J526])"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15905" calcext:value-type="float">
            <text:p>15905</text:p>
          </table:table-cell>
          <table:table-cell table:number-columns-repeated="2"/>
          <table:table-cell office:value-type="float" office:value="83611" calcext:value-type="float">
            <text:p>83611</text:p>
          </table:table-cell>
          <table:table-cell table:number-columns-repeated="3"/>
          <table:table-cell office:value-type="float" office:value="57400" calcext:value-type="float">
            <text:p>57400</text:p>
          </table:table-cell>
          <table:table-cell/>
          <table:table-cell office:value-type="float" office:value="58182" calcext:value-type="float">
            <text:p>58182</text:p>
          </table:table-cell>
          <table:table-cell/>
          <table:table-cell table:formula="of:=ABS([.H527]-[.J527])"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13582" calcext:value-type="float">
            <text:p>13582</text:p>
          </table:table-cell>
          <table:table-cell table:number-columns-repeated="2"/>
          <table:table-cell office:value-type="float" office:value="54081" calcext:value-type="float">
            <text:p>54081</text:p>
          </table:table-cell>
          <table:table-cell table:number-columns-repeated="3"/>
          <table:table-cell office:value-type="float" office:value="57479" calcext:value-type="float">
            <text:p>57479</text:p>
          </table:table-cell>
          <table:table-cell/>
          <table:table-cell office:value-type="float" office:value="58356" calcext:value-type="float">
            <text:p>58356</text:p>
          </table:table-cell>
          <table:table-cell/>
          <table:table-cell table:formula="of:=ABS([.H528]-[.J528])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3066" calcext:value-type="float">
            <text:p>83066</text:p>
          </table:table-cell>
          <table:table-cell table:number-columns-repeated="2"/>
          <table:table-cell office:value-type="float" office:value="65927" calcext:value-type="float">
            <text:p>65927</text:p>
          </table:table-cell>
          <table:table-cell table:number-columns-repeated="3"/>
          <table:table-cell office:value-type="float" office:value="57529" calcext:value-type="float">
            <text:p>57529</text:p>
          </table:table-cell>
          <table:table-cell/>
          <table:table-cell office:value-type="float" office:value="58401" calcext:value-type="float">
            <text:p>58401</text:p>
          </table:table-cell>
          <table:table-cell/>
          <table:table-cell table:formula="of:=ABS([.H529]-[.J529])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21087" calcext:value-type="float">
            <text:p>21087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57582" calcext:value-type="float">
            <text:p>57582</text:p>
          </table:table-cell>
          <table:table-cell/>
          <table:table-cell office:value-type="float" office:value="58568" calcext:value-type="float">
            <text:p>58568</text:p>
          </table:table-cell>
          <table:table-cell/>
          <table:table-cell table:formula="of:=ABS([.H530]-[.J530])"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32035" calcext:value-type="float">
            <text:p>32035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57670" calcext:value-type="float">
            <text:p>57670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1]-[.J531])"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office:value-type="float" office:value="50502" calcext:value-type="float">
            <text:p>50502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57857" calcext:value-type="float">
            <text:p>57857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2]-[.J532])"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80402" calcext:value-type="float">
            <text:p>80402</text:p>
          </table:table-cell>
          <table:table-cell table:number-columns-repeated="2"/>
          <table:table-cell office:value-type="float" office:value="16047" calcext:value-type="float">
            <text:p>16047</text:p>
          </table:table-cell>
          <table:table-cell table:number-columns-repeated="3"/>
          <table:table-cell office:value-type="float" office:value="57997" calcext:value-type="float">
            <text:p>57997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3]-[.J533])"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54701" calcext:value-type="float">
            <text:p>54701</text:p>
          </table:table-cell>
          <table:table-cell table:number-columns-repeated="2"/>
          <table:table-cell office:value-type="float" office:value="50057" calcext:value-type="float">
            <text:p>50057</text:p>
          </table:table-cell>
          <table:table-cell table:number-columns-repeated="3"/>
          <table:table-cell office:value-type="float" office:value="58012" calcext:value-type="float">
            <text:p>58012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4]-[.J534])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25184" calcext:value-type="float">
            <text:p>25184</text:p>
          </table:table-cell>
          <table:table-cell table:number-columns-repeated="2"/>
          <table:table-cell office:value-type="float" office:value="79622" calcext:value-type="float">
            <text:p>79622</text:p>
          </table:table-cell>
          <table:table-cell table:number-columns-repeated="3"/>
          <table:table-cell office:value-type="float" office:value="58081" calcext:value-type="float">
            <text:p>58081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5]-[.J535])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52595" calcext:value-type="float">
            <text:p>52595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58127" calcext:value-type="float">
            <text:p>58127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6]-[.J536])"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13794" calcext:value-type="float">
            <text:p>13794</text:p>
          </table:table-cell>
          <table:table-cell table:number-columns-repeated="2"/>
          <table:table-cell office:value-type="float" office:value="36821" calcext:value-type="float">
            <text:p>36821</text:p>
          </table:table-cell>
          <table:table-cell table:number-columns-repeated="3"/>
          <table:table-cell office:value-type="float" office:value="58282" calcext:value-type="float">
            <text:p>58282</text:p>
          </table:table-cell>
          <table:table-cell/>
          <table:table-cell office:value-type="float" office:value="58905" calcext:value-type="float">
            <text:p>58905</text:p>
          </table:table-cell>
          <table:table-cell/>
          <table:table-cell table:formula="of:=ABS([.H537]-[.J537])"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2"/>
          <table:table-cell office:value-type="float" office:value="73363" calcext:value-type="float">
            <text:p>73363</text:p>
          </table:table-cell>
          <table:table-cell table:number-columns-repeated="3"/>
          <table:table-cell office:value-type="float" office:value="58414" calcext:value-type="float">
            <text:p>58414</text:p>
          </table:table-cell>
          <table:table-cell/>
          <table:table-cell office:value-type="float" office:value="58947" calcext:value-type="float">
            <text:p>58947</text:p>
          </table:table-cell>
          <table:table-cell/>
          <table:table-cell table:formula="of:=ABS([.H538]-[.J538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86251" calcext:value-type="float">
            <text:p>86251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58505" calcext:value-type="float">
            <text:p>58505</text:p>
          </table:table-cell>
          <table:table-cell/>
          <table:table-cell office:value-type="float" office:value="58961" calcext:value-type="float">
            <text:p>58961</text:p>
          </table:table-cell>
          <table:table-cell/>
          <table:table-cell table:formula="of:=ABS([.H539]-[.J539])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7065" calcext:value-type="float">
            <text:p>57065</text:p>
          </table:table-cell>
          <table:table-cell table:number-columns-repeated="2"/>
          <table:table-cell office:value-type="float" office:value="87659" calcext:value-type="float">
            <text:p>87659</text:p>
          </table:table-cell>
          <table:table-cell table:number-columns-repeated="3"/>
          <table:table-cell office:value-type="float" office:value="58625" calcext:value-type="float">
            <text:p>58625</text:p>
          </table:table-cell>
          <table:table-cell/>
          <table:table-cell office:value-type="float" office:value="59145" calcext:value-type="float">
            <text:p>59145</text:p>
          </table:table-cell>
          <table:table-cell/>
          <table:table-cell table:formula="of:=ABS([.H540]-[.J540])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35617" calcext:value-type="float">
            <text:p>35617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58857" calcext:value-type="float">
            <text:p>58857</text:p>
          </table:table-cell>
          <table:table-cell/>
          <table:table-cell office:value-type="float" office:value="59173" calcext:value-type="float">
            <text:p>59173</text:p>
          </table:table-cell>
          <table:table-cell/>
          <table:table-cell table:formula="of:=ABS([.H541]-[.J541])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0607" calcext:value-type="float">
            <text:p>40607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58877" calcext:value-type="float">
            <text:p>58877</text:p>
          </table:table-cell>
          <table:table-cell/>
          <table:table-cell office:value-type="float" office:value="59415" calcext:value-type="float">
            <text:p>59415</text:p>
          </table:table-cell>
          <table:table-cell/>
          <table:table-cell table:formula="of:=ABS([.H542]-[.J542])"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4492" calcext:value-type="float">
            <text:p>54492</text:p>
          </table:table-cell>
          <table:table-cell table:number-columns-repeated="2"/>
          <table:table-cell office:value-type="float" office:value="58961" calcext:value-type="float">
            <text:p>58961</text:p>
          </table:table-cell>
          <table:table-cell table:number-columns-repeated="3"/>
          <table:table-cell office:value-type="float" office:value="58905" calcext:value-type="float">
            <text:p>58905</text:p>
          </table:table-cell>
          <table:table-cell/>
          <table:table-cell office:value-type="float" office:value="59604" calcext:value-type="float">
            <text:p>59604</text:p>
          </table:table-cell>
          <table:table-cell/>
          <table:table-cell table:formula="of:=ABS([.H543]-[.J543])"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56644" calcext:value-type="float">
            <text:p>56644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58958" calcext:value-type="float">
            <text:p>58958</text:p>
          </table:table-cell>
          <table:table-cell/>
          <table:table-cell office:value-type="float" office:value="59608" calcext:value-type="float">
            <text:p>59608</text:p>
          </table:table-cell>
          <table:table-cell/>
          <table:table-cell table:formula="of:=ABS([.H544]-[.J544]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5679" calcext:value-type="float">
            <text:p>45679</text:p>
          </table:table-cell>
          <table:table-cell table:number-columns-repeated="2"/>
          <table:table-cell office:value-type="float" office:value="96959" calcext:value-type="float">
            <text:p>96959</text:p>
          </table:table-cell>
          <table:table-cell table:number-columns-repeated="3"/>
          <table:table-cell office:value-type="float" office:value="59025" calcext:value-type="float">
            <text:p>59025</text:p>
          </table:table-cell>
          <table:table-cell/>
          <table:table-cell office:value-type="float" office:value="59650" calcext:value-type="float">
            <text:p>59650</text:p>
          </table:table-cell>
          <table:table-cell/>
          <table:table-cell table:formula="of:=ABS([.H545]-[.J545])"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14251" calcext:value-type="float">
            <text:p>14251</text:p>
          </table:table-cell>
          <table:table-cell table:number-columns-repeated="2"/>
          <table:table-cell office:value-type="float" office:value="12051" calcext:value-type="float">
            <text:p>12051</text:p>
          </table:table-cell>
          <table:table-cell table:number-columns-repeated="3"/>
          <table:table-cell office:value-type="float" office:value="59040" calcext:value-type="float">
            <text:p>59040</text:p>
          </table:table-cell>
          <table:table-cell/>
          <table:table-cell office:value-type="float" office:value="59688" calcext:value-type="float">
            <text:p>59688</text:p>
          </table:table-cell>
          <table:table-cell/>
          <table:table-cell table:formula="of:=ABS([.H546]-[.J546])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71806" calcext:value-type="float">
            <text:p>71806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59067" calcext:value-type="float">
            <text:p>59067</text:p>
          </table:table-cell>
          <table:table-cell/>
          <table:table-cell office:value-type="float" office:value="59998" calcext:value-type="float">
            <text:p>59998</text:p>
          </table:table-cell>
          <table:table-cell/>
          <table:table-cell table:formula="of:=ABS([.H547]-[.J547])"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42346" calcext:value-type="float">
            <text:p>42346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59140" calcext:value-type="float">
            <text:p>59140</text:p>
          </table:table-cell>
          <table:table-cell/>
          <table:table-cell office:value-type="float" office:value="60133" calcext:value-type="float">
            <text:p>60133</text:p>
          </table:table-cell>
          <table:table-cell/>
          <table:table-cell table:formula="of:=ABS([.H548]-[.J548])"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48325" calcext:value-type="float">
            <text:p>48325</text:p>
          </table:table-cell>
          <table:table-cell table:number-columns-repeated="2"/>
          <table:table-cell office:value-type="float" office:value="57102" calcext:value-type="float">
            <text:p>57102</text:p>
          </table:table-cell>
          <table:table-cell table:number-columns-repeated="3"/>
          <table:table-cell office:value-type="float" office:value="59285" calcext:value-type="float">
            <text:p>59285</text:p>
          </table:table-cell>
          <table:table-cell/>
          <table:table-cell office:value-type="float" office:value="60512" calcext:value-type="float">
            <text:p>60512</text:p>
          </table:table-cell>
          <table:table-cell/>
          <table:table-cell table:formula="of:=ABS([.H549]-[.J549])"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51980" calcext:value-type="float">
            <text:p>51980</text:p>
          </table:table-cell>
          <table:table-cell table:number-columns-repeated="2"/>
          <table:table-cell office:value-type="float" office:value="24331" calcext:value-type="float">
            <text:p>24331</text:p>
          </table:table-cell>
          <table:table-cell table:number-columns-repeated="3"/>
          <table:table-cell office:value-type="float" office:value="59682" calcext:value-type="float">
            <text:p>59682</text:p>
          </table:table-cell>
          <table:table-cell/>
          <table:table-cell office:value-type="float" office:value="60686" calcext:value-type="float">
            <text:p>60686</text:p>
          </table:table-cell>
          <table:table-cell/>
          <table:table-cell table:formula="of:=ABS([.H550]-[.J550])"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98014" calcext:value-type="float">
            <text:p>98014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59815" calcext:value-type="float">
            <text:p>59815</text:p>
          </table:table-cell>
          <table:table-cell/>
          <table:table-cell office:value-type="float" office:value="60873" calcext:value-type="float">
            <text:p>60873</text:p>
          </table:table-cell>
          <table:table-cell/>
          <table:table-cell table:formula="of:=ABS([.H551]-[.J551])"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39611" calcext:value-type="float">
            <text:p>39611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59974" calcext:value-type="float">
            <text:p>59974</text:p>
          </table:table-cell>
          <table:table-cell/>
          <table:table-cell office:value-type="float" office:value="61301" calcext:value-type="float">
            <text:p>61301</text:p>
          </table:table-cell>
          <table:table-cell/>
          <table:table-cell table:formula="of:=ABS([.H552]-[.J552])" office:value-type="float" office:value="1327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79247" calcext:value-type="float">
            <text:p>7924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60038" calcext:value-type="float">
            <text:p>60038</text:p>
          </table:table-cell>
          <table:table-cell/>
          <table:table-cell office:value-type="float" office:value="61319" calcext:value-type="float">
            <text:p>61319</text:p>
          </table:table-cell>
          <table:table-cell/>
          <table:table-cell table:formula="of:=ABS([.H553]-[.J553])"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float" office:value="87735" calcext:value-type="float">
            <text:p>87735</text:p>
          </table:table-cell>
          <table:table-cell table:number-columns-repeated="2"/>
          <table:table-cell office:value-type="float" office:value="63608" calcext:value-type="float">
            <text:p>63608</text:p>
          </table:table-cell>
          <table:table-cell table:number-columns-repeated="3"/>
          <table:table-cell office:value-type="float" office:value="60057" calcext:value-type="float">
            <text:p>60057</text:p>
          </table:table-cell>
          <table:table-cell/>
          <table:table-cell office:value-type="float" office:value="61328" calcext:value-type="float">
            <text:p>61328</text:p>
          </table:table-cell>
          <table:table-cell/>
          <table:table-cell table:formula="of:=ABS([.H554]-[.J554])"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93919" calcext:value-type="float">
            <text:p>93919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60074" calcext:value-type="float">
            <text:p>60074</text:p>
          </table:table-cell>
          <table:table-cell/>
          <table:table-cell office:value-type="float" office:value="61438" calcext:value-type="float">
            <text:p>61438</text:p>
          </table:table-cell>
          <table:table-cell/>
          <table:table-cell table:formula="of:=ABS([.H555]-[.J555])"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32619" calcext:value-type="float">
            <text:p>32619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60286" calcext:value-type="float">
            <text:p>60286</text:p>
          </table:table-cell>
          <table:table-cell/>
          <table:table-cell office:value-type="float" office:value="61537" calcext:value-type="float">
            <text:p>61537</text:p>
          </table:table-cell>
          <table:table-cell/>
          <table:table-cell table:formula="of:=ABS([.H556]-[.J556])"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31659" calcext:value-type="float">
            <text:p>31659</text:p>
          </table:table-cell>
          <table:table-cell table:number-columns-repeated="2"/>
          <table:table-cell office:value-type="float" office:value="49528" calcext:value-type="float">
            <text:p>49528</text:p>
          </table:table-cell>
          <table:table-cell table:number-columns-repeated="3"/>
          <table:table-cell office:value-type="float" office:value="60414" calcext:value-type="float">
            <text:p>60414</text:p>
          </table:table-cell>
          <table:table-cell/>
          <table:table-cell office:value-type="float" office:value="61865" calcext:value-type="float">
            <text:p>61865</text:p>
          </table:table-cell>
          <table:table-cell/>
          <table:table-cell table:formula="of:=ABS([.H557]-[.J557])" office:value-type="float" office:value="1451" calcext:value-type="float">
            <text:p>1451</text:p>
          </table:table-cell>
          <table:table-cell table:number-columns-repeated="3"/>
        </table:table-row>
        <table:table-row table:style-name="ro1">
          <table:table-cell office:value-type="float" office:value="27614" calcext:value-type="float">
            <text:p>27614</text:p>
          </table:table-cell>
          <table:table-cell table:number-columns-repeated="2"/>
          <table:table-cell office:value-type="float" office:value="49927" calcext:value-type="float">
            <text:p>49927</text:p>
          </table:table-cell>
          <table:table-cell table:number-columns-repeated="3"/>
          <table:table-cell office:value-type="float" office:value="60533" calcext:value-type="float">
            <text:p>60533</text:p>
          </table:table-cell>
          <table:table-cell/>
          <table:table-cell office:value-type="float" office:value="61908" calcext:value-type="float">
            <text:p>61908</text:p>
          </table:table-cell>
          <table:table-cell/>
          <table:table-cell table:formula="of:=ABS([.H558]-[.J558])"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96264" calcext:value-type="float">
            <text:p>96264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number-columns-repeated="3"/>
          <table:table-cell office:value-type="float" office:value="60806" calcext:value-type="float">
            <text:p>60806</text:p>
          </table:table-cell>
          <table:table-cell/>
          <table:table-cell office:value-type="float" office:value="61946" calcext:value-type="float">
            <text:p>61946</text:p>
          </table:table-cell>
          <table:table-cell/>
          <table:table-cell table:formula="of:=ABS([.H559]-[.J559])"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7373" calcext:value-type="float">
            <text:p>17373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60810" calcext:value-type="float">
            <text:p>60810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0]-[.J560])"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float" office:value="79122" calcext:value-type="float">
            <text:p>79122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60881" calcext:value-type="float">
            <text:p>60881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1]-[.J561])"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36904" calcext:value-type="float">
            <text:p>36904</text:p>
          </table:table-cell>
          <table:table-cell table:number-columns-repeated="2"/>
          <table:table-cell office:value-type="float" office:value="33534" calcext:value-type="float">
            <text:p>33534</text:p>
          </table:table-cell>
          <table:table-cell table:number-columns-repeated="3"/>
          <table:table-cell office:value-type="float" office:value="60986" calcext:value-type="float">
            <text:p>60986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2]-[.J562])"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78239" calcext:value-type="float">
            <text:p>78239</text:p>
          </table:table-cell>
          <table:table-cell table:number-columns-repeated="2"/>
          <table:table-cell office:value-type="float" office:value="64891" calcext:value-type="float">
            <text:p>64891</text:p>
          </table:table-cell>
          <table:table-cell table:number-columns-repeated="3"/>
          <table:table-cell office:value-type="float" office:value="61063" calcext:value-type="float">
            <text:p>61063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3]-[.J563])"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25085" calcext:value-type="float">
            <text:p>25085</text:p>
          </table:table-cell>
          <table:table-cell table:number-columns-repeated="2"/>
          <table:table-cell office:value-type="float" office:value="86802" calcext:value-type="float">
            <text:p>86802</text:p>
          </table:table-cell>
          <table:table-cell table:number-columns-repeated="3"/>
          <table:table-cell office:value-type="float" office:value="61272" calcext:value-type="float">
            <text:p>61272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4]-[.J564])"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16451" calcext:value-type="float">
            <text:p>16451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61615" calcext:value-type="float">
            <text:p>61615</text:p>
          </table:table-cell>
          <table:table-cell/>
          <table:table-cell office:value-type="float" office:value="61965" calcext:value-type="float">
            <text:p>61965</text:p>
          </table:table-cell>
          <table:table-cell/>
          <table:table-cell table:formula="of:=ABS([.H565]-[.J565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3848" calcext:value-type="float">
            <text:p>43848</text:p>
          </table:table-cell>
          <table:table-cell table:number-columns-repeated="2"/>
          <table:table-cell office:value-type="float" office:value="77278" calcext:value-type="float">
            <text:p>77278</text:p>
          </table:table-cell>
          <table:table-cell table:number-columns-repeated="3"/>
          <table:table-cell office:value-type="float" office:value="61692" calcext:value-type="float">
            <text:p>61692</text:p>
          </table:table-cell>
          <table:table-cell/>
          <table:table-cell office:value-type="float" office:value="62025" calcext:value-type="float">
            <text:p>62025</text:p>
          </table:table-cell>
          <table:table-cell/>
          <table:table-cell table:formula="of:=ABS([.H566]-[.J566])"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65380" calcext:value-type="float">
            <text:p>65380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61704" calcext:value-type="float">
            <text:p>61704</text:p>
          </table:table-cell>
          <table:table-cell/>
          <table:table-cell office:value-type="float" office:value="62139" calcext:value-type="float">
            <text:p>62139</text:p>
          </table:table-cell>
          <table:table-cell/>
          <table:table-cell table:formula="of:=ABS([.H567]-[.J567]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69891" calcext:value-type="float">
            <text:p>69891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61775" calcext:value-type="float">
            <text:p>61775</text:p>
          </table:table-cell>
          <table:table-cell/>
          <table:table-cell office:value-type="float" office:value="62252" calcext:value-type="float">
            <text:p>62252</text:p>
          </table:table-cell>
          <table:table-cell/>
          <table:table-cell table:formula="of:=ABS([.H568]-[.J568])"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88097" calcext:value-type="float">
            <text:p>88097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61922" calcext:value-type="float">
            <text:p>61922</text:p>
          </table:table-cell>
          <table:table-cell/>
          <table:table-cell office:value-type="float" office:value="62286" calcext:value-type="float">
            <text:p>62286</text:p>
          </table:table-cell>
          <table:table-cell/>
          <table:table-cell table:formula="of:=ABS([.H569]-[.J569])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3472" calcext:value-type="float">
            <text:p>53472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61965" calcext:value-type="float">
            <text:p>61965</text:p>
          </table:table-cell>
          <table:table-cell/>
          <table:table-cell office:value-type="float" office:value="62476" calcext:value-type="float">
            <text:p>62476</text:p>
          </table:table-cell>
          <table:table-cell/>
          <table:table-cell table:formula="of:=ABS([.H570]-[.J570])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85315" calcext:value-type="float">
            <text:p>85315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62028" calcext:value-type="float">
            <text:p>62028</text:p>
          </table:table-cell>
          <table:table-cell/>
          <table:table-cell office:value-type="float" office:value="62592" calcext:value-type="float">
            <text:p>62592</text:p>
          </table:table-cell>
          <table:table-cell/>
          <table:table-cell table:formula="of:=ABS([.H571]-[.J571])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67185" calcext:value-type="float">
            <text:p>67185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62097" calcext:value-type="float">
            <text:p>62097</text:p>
          </table:table-cell>
          <table:table-cell/>
          <table:table-cell office:value-type="float" office:value="62701" calcext:value-type="float">
            <text:p>62701</text:p>
          </table:table-cell>
          <table:table-cell/>
          <table:table-cell table:formula="of:=ABS([.H572]-[.J572])"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30926" calcext:value-type="float">
            <text:p>30926</text:p>
          </table:table-cell>
          <table:table-cell table:number-columns-repeated="2"/>
          <table:table-cell office:value-type="float" office:value="36278" calcext:value-type="float">
            <text:p>36278</text:p>
          </table:table-cell>
          <table:table-cell table:number-columns-repeated="3"/>
          <table:table-cell office:value-type="float" office:value="62111" calcext:value-type="float">
            <text:p>62111</text:p>
          </table:table-cell>
          <table:table-cell/>
          <table:table-cell office:value-type="float" office:value="62875" calcext:value-type="float">
            <text:p>62875</text:p>
          </table:table-cell>
          <table:table-cell/>
          <table:table-cell table:formula="of:=ABS([.H573]-[.J573])"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38001" calcext:value-type="float">
            <text:p>38001</text:p>
          </table:table-cell>
          <table:table-cell table:number-columns-repeated="2"/>
          <table:table-cell office:value-type="float" office:value="75190" calcext:value-type="float">
            <text:p>75190</text:p>
          </table:table-cell>
          <table:table-cell table:number-columns-repeated="3"/>
          <table:table-cell office:value-type="float" office:value="62121" calcext:value-type="float">
            <text:p>62121</text:p>
          </table:table-cell>
          <table:table-cell/>
          <table:table-cell office:value-type="float" office:value="62878" calcext:value-type="float">
            <text:p>62878</text:p>
          </table:table-cell>
          <table:table-cell/>
          <table:table-cell table:formula="of:=ABS([.H574]-[.J574])"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87330" calcext:value-type="float">
            <text:p>87330</text:p>
          </table:table-cell>
          <table:table-cell table:number-columns-repeated="2"/>
          <table:table-cell office:value-type="float" office:value="46332" calcext:value-type="float">
            <text:p>46332</text:p>
          </table:table-cell>
          <table:table-cell table:number-columns-repeated="3"/>
          <table:table-cell office:value-type="float" office:value="62229" calcext:value-type="float">
            <text:p>62229</text:p>
          </table:table-cell>
          <table:table-cell/>
          <table:table-cell office:value-type="float" office:value="63011" calcext:value-type="float">
            <text:p>63011</text:p>
          </table:table-cell>
          <table:table-cell/>
          <table:table-cell table:formula="of:=ABS([.H575]-[.J575])"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19192" calcext:value-type="float">
            <text:p>19192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62269" calcext:value-type="float">
            <text:p>62269</text:p>
          </table:table-cell>
          <table:table-cell/>
          <table:table-cell office:value-type="float" office:value="63095" calcext:value-type="float">
            <text:p>63095</text:p>
          </table:table-cell>
          <table:table-cell/>
          <table:table-cell table:formula="of:=ABS([.H576]-[.J576])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63847" calcext:value-type="float">
            <text:p>63847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62375" calcext:value-type="float">
            <text:p>62375</text:p>
          </table:table-cell>
          <table:table-cell/>
          <table:table-cell office:value-type="float" office:value="63179" calcext:value-type="float">
            <text:p>63179</text:p>
          </table:table-cell>
          <table:table-cell/>
          <table:table-cell table:formula="of:=ABS([.H577]-[.J577])"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2"/>
          <table:table-cell office:value-type="float" office:value="33659" calcext:value-type="float">
            <text:p>33659</text:p>
          </table:table-cell>
          <table:table-cell table:number-columns-repeated="3"/>
          <table:table-cell office:value-type="float" office:value="62388" calcext:value-type="float">
            <text:p>62388</text:p>
          </table:table-cell>
          <table:table-cell/>
          <table:table-cell office:value-type="float" office:value="63340" calcext:value-type="float">
            <text:p>63340</text:p>
          </table:table-cell>
          <table:table-cell/>
          <table:table-cell table:formula="of:=ABS([.H578]-[.J578])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75527" calcext:value-type="float">
            <text:p>75527</text:p>
          </table:table-cell>
          <table:table-cell table:number-columns-repeated="2"/>
          <table:table-cell office:value-type="float" office:value="34259" calcext:value-type="float">
            <text:p>34259</text:p>
          </table:table-cell>
          <table:table-cell table:number-columns-repeated="3"/>
          <table:table-cell office:value-type="float" office:value="62461" calcext:value-type="float">
            <text:p>62461</text:p>
          </table:table-cell>
          <table:table-cell/>
          <table:table-cell office:value-type="float" office:value="63516" calcext:value-type="float">
            <text:p>63516</text:p>
          </table:table-cell>
          <table:table-cell/>
          <table:table-cell table:formula="of:=ABS([.H579]-[.J579])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63424" calcext:value-type="float">
            <text:p>63424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62508" calcext:value-type="float">
            <text:p>62508</text:p>
          </table:table-cell>
          <table:table-cell/>
          <table:table-cell office:value-type="float" office:value="63608" calcext:value-type="float">
            <text:p>63608</text:p>
          </table:table-cell>
          <table:table-cell/>
          <table:table-cell table:formula="of:=ABS([.H580]-[.J580])"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28256" calcext:value-type="float">
            <text:p>28256</text:p>
          </table:table-cell>
          <table:table-cell table:number-columns-repeated="2"/>
          <table:table-cell office:value-type="float" office:value="68975" calcext:value-type="float">
            <text:p>68975</text:p>
          </table:table-cell>
          <table:table-cell table:number-columns-repeated="3"/>
          <table:table-cell office:value-type="float" office:value="62543" calcext:value-type="float">
            <text:p>62543</text:p>
          </table:table-cell>
          <table:table-cell/>
          <table:table-cell office:value-type="float" office:value="63686" calcext:value-type="float">
            <text:p>63686</text:p>
          </table:table-cell>
          <table:table-cell/>
          <table:table-cell table:formula="of:=ABS([.H581]-[.J581])"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float" office:value="81540" calcext:value-type="float">
            <text:p>81540</text:p>
          </table:table-cell>
          <table:table-cell table:number-columns-repeated="2"/>
          <table:table-cell office:value-type="float" office:value="42957" calcext:value-type="float">
            <text:p>42957</text:p>
          </table:table-cell>
          <table:table-cell table:number-columns-repeated="3"/>
          <table:table-cell office:value-type="float" office:value="62706" calcext:value-type="float">
            <text:p>62706</text:p>
          </table:table-cell>
          <table:table-cell/>
          <table:table-cell office:value-type="float" office:value="63708" calcext:value-type="float">
            <text:p>63708</text:p>
          </table:table-cell>
          <table:table-cell/>
          <table:table-cell table:formula="of:=ABS([.H582]-[.J582])"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93018" calcext:value-type="float">
            <text:p>93018</text:p>
          </table:table-cell>
          <table:table-cell table:number-columns-repeated="2"/>
          <table:table-cell office:value-type="float" office:value="19454" calcext:value-type="float">
            <text:p>19454</text:p>
          </table:table-cell>
          <table:table-cell table:number-columns-repeated="3"/>
          <table:table-cell office:value-type="float" office:value="62840" calcext:value-type="float">
            <text:p>62840</text:p>
          </table:table-cell>
          <table:table-cell/>
          <table:table-cell office:value-type="float" office:value="63802" calcext:value-type="float">
            <text:p>63802</text:p>
          </table:table-cell>
          <table:table-cell/>
          <table:table-cell table:formula="of:=ABS([.H583]-[.J583])"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75634" calcext:value-type="float">
            <text:p>75634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62850" calcext:value-type="float">
            <text:p>62850</text:p>
          </table:table-cell>
          <table:table-cell/>
          <table:table-cell office:value-type="float" office:value="64695" calcext:value-type="float">
            <text:p>64695</text:p>
          </table:table-cell>
          <table:table-cell/>
          <table:table-cell table:formula="of:=ABS([.H584]-[.J584])"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71643" calcext:value-type="float">
            <text:p>71643</text:p>
          </table:table-cell>
          <table:table-cell table:number-columns-repeated="2"/>
          <table:table-cell office:value-type="float" office:value="73598" calcext:value-type="float">
            <text:p>73598</text:p>
          </table:table-cell>
          <table:table-cell table:number-columns-repeated="3"/>
          <table:table-cell office:value-type="float" office:value="62854" calcext:value-type="float">
            <text:p>62854</text:p>
          </table:table-cell>
          <table:table-cell/>
          <table:table-cell office:value-type="float" office:value="64704" calcext:value-type="float">
            <text:p>64704</text:p>
          </table:table-cell>
          <table:table-cell/>
          <table:table-cell table:formula="of:=ABS([.H585]-[.J585])"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72464" calcext:value-type="float">
            <text:p>72464</text:p>
          </table:table-cell>
          <table:table-cell table:number-columns-repeated="2"/>
          <table:table-cell office:value-type="float" office:value="22819" calcext:value-type="float">
            <text:p>22819</text:p>
          </table:table-cell>
          <table:table-cell table:number-columns-repeated="3"/>
          <table:table-cell office:value-type="float" office:value="62856" calcext:value-type="float">
            <text:p>62856</text:p>
          </table:table-cell>
          <table:table-cell/>
          <table:table-cell office:value-type="float" office:value="64742" calcext:value-type="float">
            <text:p>64742</text:p>
          </table:table-cell>
          <table:table-cell/>
          <table:table-cell table:formula="of:=ABS([.H586]-[.J586])"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74651" calcext:value-type="float">
            <text:p>74651</text:p>
          </table:table-cell>
          <table:table-cell table:number-columns-repeated="2"/>
          <table:table-cell office:value-type="float" office:value="38339" calcext:value-type="float">
            <text:p>38339</text:p>
          </table:table-cell>
          <table:table-cell table:number-columns-repeated="3"/>
          <table:table-cell office:value-type="float" office:value="62865" calcext:value-type="float">
            <text:p>62865</text:p>
          </table:table-cell>
          <table:table-cell/>
          <table:table-cell office:value-type="float" office:value="64891" calcext:value-type="float">
            <text:p>64891</text:p>
          </table:table-cell>
          <table:table-cell/>
          <table:table-cell table:formula="of:=ABS([.H587]-[.J587])"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61692" calcext:value-type="float">
            <text:p>61692</text:p>
          </table:table-cell>
          <table:table-cell table:number-columns-repeated="2"/>
          <table:table-cell office:value-type="float" office:value="39786" calcext:value-type="float">
            <text:p>39786</text:p>
          </table:table-cell>
          <table:table-cell table:number-columns-repeated="3"/>
          <table:table-cell office:value-type="float" office:value="62955" calcext:value-type="float">
            <text:p>62955</text:p>
          </table:table-cell>
          <table:table-cell/>
          <table:table-cell office:value-type="float" office:value="64949" calcext:value-type="float">
            <text:p>64949</text:p>
          </table:table-cell>
          <table:table-cell/>
          <table:table-cell table:formula="of:=ABS([.H588]-[.J588])"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40829" calcext:value-type="float">
            <text:p>40829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63005" calcext:value-type="float">
            <text:p>63005</text:p>
          </table:table-cell>
          <table:table-cell/>
          <table:table-cell office:value-type="float" office:value="65083" calcext:value-type="float">
            <text:p>65083</text:p>
          </table:table-cell>
          <table:table-cell/>
          <table:table-cell table:formula="of:=ABS([.H589]-[.J589])"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63414" calcext:value-type="float">
            <text:p>63414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63247" calcext:value-type="float">
            <text:p>63247</text:p>
          </table:table-cell>
          <table:table-cell/>
          <table:table-cell office:value-type="float" office:value="65213" calcext:value-type="float">
            <text:p>65213</text:p>
          </table:table-cell>
          <table:table-cell/>
          <table:table-cell table:formula="of:=ABS([.H590]-[.J590])"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51580" calcext:value-type="float">
            <text:p>51580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63257" calcext:value-type="float">
            <text:p>63257</text:p>
          </table:table-cell>
          <table:table-cell/>
          <table:table-cell office:value-type="float" office:value="65327" calcext:value-type="float">
            <text:p>65327</text:p>
          </table:table-cell>
          <table:table-cell/>
          <table:table-cell table:formula="of:=ABS([.H591]-[.J591])"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54813" calcext:value-type="float">
            <text:p>54813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63293" calcext:value-type="float">
            <text:p>63293</text:p>
          </table:table-cell>
          <table:table-cell/>
          <table:table-cell office:value-type="float" office:value="65501" calcext:value-type="float">
            <text:p>65501</text:p>
          </table:table-cell>
          <table:table-cell/>
          <table:table-cell table:formula="of:=ABS([.H592]-[.J592])"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63005" calcext:value-type="float">
            <text:p>63005</text:p>
          </table:table-cell>
          <table:table-cell table:number-columns-repeated="2"/>
          <table:table-cell office:value-type="float" office:value="90404" calcext:value-type="float">
            <text:p>90404</text:p>
          </table:table-cell>
          <table:table-cell table:number-columns-repeated="3"/>
          <table:table-cell office:value-type="float" office:value="63306" calcext:value-type="float">
            <text:p>63306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3]-[.J593])"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80646" calcext:value-type="float">
            <text:p>80646</text:p>
          </table:table-cell>
          <table:table-cell table:number-columns-repeated="2"/>
          <table:table-cell office:value-type="float" office:value="36866" calcext:value-type="float">
            <text:p>36866</text:p>
          </table:table-cell>
          <table:table-cell table:number-columns-repeated="3"/>
          <table:table-cell office:value-type="float" office:value="63321" calcext:value-type="float">
            <text:p>63321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4]-[.J594])"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64628" calcext:value-type="float">
            <text:p>64628</text:p>
          </table:table-cell>
          <table:table-cell table:number-columns-repeated="2"/>
          <table:table-cell office:value-type="float" office:value="22180" calcext:value-type="float">
            <text:p>22180</text:p>
          </table:table-cell>
          <table:table-cell table:number-columns-repeated="3"/>
          <table:table-cell office:value-type="float" office:value="63414" calcext:value-type="float">
            <text:p>63414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5]-[.J595])" office:value-type="float" office:value="2149" calcext:value-type="float">
            <text:p>2149</text:p>
          </table:table-cell>
          <table:table-cell table:number-columns-repeated="3"/>
        </table:table-row>
        <table:table-row table:style-name="ro1">
          <table:table-cell office:value-type="float" office:value="94761" calcext:value-type="float">
            <text:p>94761</text:p>
          </table:table-cell>
          <table:table-cell table:number-columns-repeated="2"/>
          <table:table-cell office:value-type="float" office:value="47743" calcext:value-type="float">
            <text:p>47743</text:p>
          </table:table-cell>
          <table:table-cell table:number-columns-repeated="3"/>
          <table:table-cell office:value-type="float" office:value="63415" calcext:value-type="float">
            <text:p>63415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6]-[.J596])"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79054" calcext:value-type="float">
            <text:p>79054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63424" calcext:value-type="float">
            <text:p>63424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7]-[.J597])" office:value-type="float" office:value="2139" calcext:value-type="float">
            <text:p>2139</text:p>
          </table:table-cell>
          <table:table-cell table:number-columns-repeated="3"/>
        </table:table-row>
        <table:table-row table:style-name="ro1">
          <table:table-cell office:value-type="float" office:value="74941" calcext:value-type="float">
            <text:p>74941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63470" calcext:value-type="float">
            <text:p>63470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8]-[.J598])" office:value-type="float" office:value="2093" calcext:value-type="float">
            <text:p>2093</text:p>
          </table:table-cell>
          <table:table-cell table:number-columns-repeated="3"/>
        </table:table-row>
        <table:table-row table:style-name="ro1">
          <table:table-cell office:value-type="float" office:value="84955" calcext:value-type="float">
            <text:p>84955</text:p>
          </table:table-cell>
          <table:table-cell table:number-columns-repeated="2"/>
          <table:table-cell office:value-type="float" office:value="92863" calcext:value-type="float">
            <text:p>92863</text:p>
          </table:table-cell>
          <table:table-cell table:number-columns-repeated="3"/>
          <table:table-cell office:value-type="float" office:value="63482" calcext:value-type="float">
            <text:p>63482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599]-[.J599])"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78409" calcext:value-type="float">
            <text:p>78409</text:p>
          </table:table-cell>
          <table:table-cell table:number-columns-repeated="2"/>
          <table:table-cell office:value-type="float" office:value="33577" calcext:value-type="float">
            <text:p>33577</text:p>
          </table:table-cell>
          <table:table-cell table:number-columns-repeated="3"/>
          <table:table-cell office:value-type="float" office:value="63580" calcext:value-type="float">
            <text:p>63580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0]-[.J600])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54178" calcext:value-type="float">
            <text:p>54178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63712" calcext:value-type="float">
            <text:p>63712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1]-[.J601])"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float" office:value="56533" calcext:value-type="float">
            <text:p>56533</text:p>
          </table:table-cell>
          <table:table-cell table:number-columns-repeated="2"/>
          <table:table-cell office:value-type="float" office:value="39814" calcext:value-type="float">
            <text:p>39814</text:p>
          </table:table-cell>
          <table:table-cell table:number-columns-repeated="3"/>
          <table:table-cell office:value-type="float" office:value="63847" calcext:value-type="float">
            <text:p>63847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2]-[.J602])"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8900" calcext:value-type="float">
            <text:p>18900</text:p>
          </table:table-cell>
          <table:table-cell table:number-columns-repeated="2"/>
          <table:table-cell office:value-type="float" office:value="67503" calcext:value-type="float">
            <text:p>67503</text:p>
          </table:table-cell>
          <table:table-cell table:number-columns-repeated="3"/>
          <table:table-cell office:value-type="float" office:value="64060" calcext:value-type="float">
            <text:p>64060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3]-[.J603])" office:value-type="float" office:value="1503" calcext:value-type="float">
            <text:p>1503</text:p>
          </table:table-cell>
          <table:table-cell table:number-columns-repeated="3"/>
        </table:table-row>
        <table:table-row table:style-name="ro1">
          <table:table-cell office:value-type="float" office:value="55216" calcext:value-type="float">
            <text:p>55216</text:p>
          </table:table-cell>
          <table:table-cell table:number-columns-repeated="2"/>
          <table:table-cell office:value-type="float" office:value="19240" calcext:value-type="float">
            <text:p>19240</text:p>
          </table:table-cell>
          <table:table-cell table:number-columns-repeated="3"/>
          <table:table-cell office:value-type="float" office:value="64227" calcext:value-type="float">
            <text:p>64227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4]-[.J604])"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66854" calcext:value-type="float">
            <text:p>66854</text:p>
          </table:table-cell>
          <table:table-cell table:number-columns-repeated="2"/>
          <table:table-cell office:value-type="float" office:value="53566" calcext:value-type="float">
            <text:p>53566</text:p>
          </table:table-cell>
          <table:table-cell table:number-columns-repeated="3"/>
          <table:table-cell office:value-type="float" office:value="64234" calcext:value-type="float">
            <text:p>64234</text:p>
          </table:table-cell>
          <table:table-cell/>
          <table:table-cell office:value-type="float" office:value="65563" calcext:value-type="float">
            <text:p>65563</text:p>
          </table:table-cell>
          <table:table-cell/>
          <table:table-cell table:formula="of:=ABS([.H605]-[.J605])"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88094" calcext:value-type="float">
            <text:p>88094</text:p>
          </table:table-cell>
          <table:table-cell table:number-columns-repeated="2"/>
          <table:table-cell office:value-type="float" office:value="44610" calcext:value-type="float">
            <text:p>44610</text:p>
          </table:table-cell>
          <table:table-cell table:number-columns-repeated="3"/>
          <table:table-cell office:value-type="float" office:value="64270" calcext:value-type="float">
            <text:p>64270</text:p>
          </table:table-cell>
          <table:table-cell/>
          <table:table-cell office:value-type="float" office:value="65702" calcext:value-type="float">
            <text:p>65702</text:p>
          </table:table-cell>
          <table:table-cell/>
          <table:table-cell table:formula="of:=ABS([.H606]-[.J606])"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60806" calcext:value-type="float">
            <text:p>60806</text:p>
          </table:table-cell>
          <table:table-cell table:number-columns-repeated="2"/>
          <table:table-cell office:value-type="float" office:value="83748" calcext:value-type="float">
            <text:p>83748</text:p>
          </table:table-cell>
          <table:table-cell table:number-columns-repeated="3"/>
          <table:table-cell office:value-type="float" office:value="64387" calcext:value-type="float">
            <text:p>64387</text:p>
          </table:table-cell>
          <table:table-cell/>
          <table:table-cell office:value-type="float" office:value="65927" calcext:value-type="float">
            <text:p>65927</text:p>
          </table:table-cell>
          <table:table-cell/>
          <table:table-cell table:formula="of:=ABS([.H607]-[.J607])"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27368" calcext:value-type="float">
            <text:p>27368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64435" calcext:value-type="float">
            <text:p>64435</text:p>
          </table:table-cell>
          <table:table-cell/>
          <table:table-cell office:value-type="float" office:value="66058" calcext:value-type="float">
            <text:p>66058</text:p>
          </table:table-cell>
          <table:table-cell/>
          <table:table-cell table:formula="of:=ABS([.H608]-[.J608])"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58081" calcext:value-type="float">
            <text:p>58081</text:p>
          </table:table-cell>
          <table:table-cell table:number-columns-repeated="2"/>
          <table:table-cell office:value-type="float" office:value="65083" calcext:value-type="float">
            <text:p>65083</text:p>
          </table:table-cell>
          <table:table-cell table:number-columns-repeated="3"/>
          <table:table-cell office:value-type="float" office:value="64592" calcext:value-type="float">
            <text:p>64592</text:p>
          </table:table-cell>
          <table:table-cell/>
          <table:table-cell office:value-type="float" office:value="66298" calcext:value-type="float">
            <text:p>66298</text:p>
          </table:table-cell>
          <table:table-cell/>
          <table:table-cell table:formula="of:=ABS([.H609]-[.J609])"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21266" calcext:value-type="float">
            <text:p>2126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64628" calcext:value-type="float">
            <text:p>64628</text:p>
          </table:table-cell>
          <table:table-cell/>
          <table:table-cell office:value-type="float" office:value="66369" calcext:value-type="float">
            <text:p>66369</text:p>
          </table:table-cell>
          <table:table-cell/>
          <table:table-cell table:formula="of:=ABS([.H610]-[.J610])" office:value-type="float" office:value="1741" calcext:value-type="float">
            <text:p>1741</text:p>
          </table:table-cell>
          <table:table-cell table:number-columns-repeated="3"/>
        </table:table-row>
        <table:table-row table:style-name="ro1">
          <table:table-cell office:value-type="float" office:value="62229" calcext:value-type="float">
            <text:p>62229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64757" calcext:value-type="float">
            <text:p>64757</text:p>
          </table:table-cell>
          <table:table-cell/>
          <table:table-cell office:value-type="float" office:value="66371" calcext:value-type="float">
            <text:p>66371</text:p>
          </table:table-cell>
          <table:table-cell/>
          <table:table-cell table:formula="of:=ABS([.H611]-[.J611])"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22785" calcext:value-type="float">
            <text:p>22785</text:p>
          </table:table-cell>
          <table:table-cell table:number-columns-repeated="2"/>
          <table:table-cell office:value-type="float" office:value="36169" calcext:value-type="float">
            <text:p>36169</text:p>
          </table:table-cell>
          <table:table-cell table:number-columns-repeated="3"/>
          <table:table-cell office:value-type="float" office:value="64782" calcext:value-type="float">
            <text:p>64782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2]-[.J612])"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38447" calcext:value-type="float">
            <text:p>38447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64895" calcext:value-type="float">
            <text:p>64895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3]-[.J613])"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69547" calcext:value-type="float">
            <text:p>69547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64979" calcext:value-type="float">
            <text:p>64979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4]-[.J614])" office:value-type="float" office:value="1693" calcext:value-type="float">
            <text:p>1693</text:p>
          </table:table-cell>
          <table:table-cell table:number-columns-repeated="3"/>
        </table:table-row>
        <table:table-row table:style-name="ro1">
          <table:table-cell office:value-type="float" office:value="12256" calcext:value-type="float">
            <text:p>12256</text:p>
          </table:table-cell>
          <table:table-cell table:number-columns-repeated="2"/>
          <table:table-cell office:value-type="float" office:value="13551" calcext:value-type="float">
            <text:p>13551</text:p>
          </table:table-cell>
          <table:table-cell table:number-columns-repeated="3"/>
          <table:table-cell office:value-type="float" office:value="65220" calcext:value-type="float">
            <text:p>65220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5]-[.J615])"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34249" calcext:value-type="float">
            <text:p>34249</text:p>
          </table:table-cell>
          <table:table-cell table:number-columns-repeated="2"/>
          <table:table-cell office:value-type="float" office:value="41587" calcext:value-type="float">
            <text:p>41587</text:p>
          </table:table-cell>
          <table:table-cell table:number-columns-repeated="3"/>
          <table:table-cell office:value-type="float" office:value="65247" calcext:value-type="float">
            <text:p>65247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6]-[.J616])"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float" office:value="43430" calcext:value-type="float">
            <text:p>43430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65380" calcext:value-type="float">
            <text:p>65380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7]-[.J617])"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83343" calcext:value-type="float">
            <text:p>83343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65532" calcext:value-type="float">
            <text:p>65532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8]-[.J618])"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53434" calcext:value-type="float">
            <text:p>53434</text:p>
          </table:table-cell>
          <table:table-cell table:number-columns-repeated="2"/>
          <table:table-cell office:value-type="float" office:value="92774" calcext:value-type="float">
            <text:p>92774</text:p>
          </table:table-cell>
          <table:table-cell table:number-columns-repeated="3"/>
          <table:table-cell office:value-type="float" office:value="65563" calcext:value-type="float">
            <text:p>65563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19]-[.J619])"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63321" calcext:value-type="float">
            <text:p>63321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65632" calcext:value-type="float">
            <text:p>65632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0]-[.J620])"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95865" calcext:value-type="float">
            <text:p>95865</text:p>
          </table:table-cell>
          <table:table-cell table:number-columns-repeated="3"/>
          <table:table-cell office:value-type="float" office:value="66117" calcext:value-type="float">
            <text:p>66117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1]-[.J621])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38690" calcext:value-type="float">
            <text:p>38690</text:p>
          </table:table-cell>
          <table:table-cell table:number-columns-repeated="2"/>
          <table:table-cell office:value-type="float" office:value="44769" calcext:value-type="float">
            <text:p>44769</text:p>
          </table:table-cell>
          <table:table-cell table:number-columns-repeated="3"/>
          <table:table-cell office:value-type="float" office:value="66156" calcext:value-type="float">
            <text:p>66156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2]-[.J622])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7509" calcext:value-type="float">
            <text:p>47509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66216" calcext:value-type="float">
            <text:p>66216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3]-[.J623])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62269" calcext:value-type="float">
            <text:p>62269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66264" calcext:value-type="float">
            <text:p>66264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4]-[.J624])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53247" calcext:value-type="float">
            <text:p>53247</text:p>
          </table:table-cell>
          <table:table-cell table:number-columns-repeated="2"/>
          <table:table-cell office:value-type="float" office:value="31660" calcext:value-type="float">
            <text:p>31660</text:p>
          </table:table-cell>
          <table:table-cell table:number-columns-repeated="3"/>
          <table:table-cell office:value-type="float" office:value="66347" calcext:value-type="float">
            <text:p>66347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5]-[.J625])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88548" calcext:value-type="float">
            <text:p>88548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66461" calcext:value-type="float">
            <text:p>66461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6]-[.J626]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42667" calcext:value-type="float">
            <text:p>42667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66541" calcext:value-type="float">
            <text:p>66541</text:p>
          </table:table-cell>
          <table:table-cell/>
          <table:table-cell office:value-type="float" office:value="66672" calcext:value-type="float">
            <text:p>66672</text:p>
          </table:table-cell>
          <table:table-cell/>
          <table:table-cell table:formula="of:=ABS([.H627]-[.J627]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92265" calcext:value-type="float">
            <text:p>92265</text:p>
          </table:table-cell>
          <table:table-cell table:number-columns-repeated="2"/>
          <table:table-cell office:value-type="float" office:value="60686" calcext:value-type="float">
            <text:p>60686</text:p>
          </table:table-cell>
          <table:table-cell table:number-columns-repeated="3"/>
          <table:table-cell office:value-type="float" office:value="66649" calcext:value-type="float">
            <text:p>66649</text:p>
          </table:table-cell>
          <table:table-cell/>
          <table:table-cell office:value-type="float" office:value="66693" calcext:value-type="float">
            <text:p>66693</text:p>
          </table:table-cell>
          <table:table-cell/>
          <table:table-cell table:formula="of:=ABS([.H628]-[.J628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4540" calcext:value-type="float">
            <text:p>94540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66672" calcext:value-type="float">
            <text:p>66672</text:p>
          </table:table-cell>
          <table:table-cell/>
          <table:table-cell office:value-type="float" office:value="66946" calcext:value-type="float">
            <text:p>66946</text:p>
          </table:table-cell>
          <table:table-cell/>
          <table:table-cell table:formula="of:=ABS([.H629]-[.J629]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72984" calcext:value-type="float">
            <text:p>72984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66725" calcext:value-type="float">
            <text:p>66725</text:p>
          </table:table-cell>
          <table:table-cell/>
          <table:table-cell office:value-type="float" office:value="66964" calcext:value-type="float">
            <text:p>66964</text:p>
          </table:table-cell>
          <table:table-cell/>
          <table:table-cell table:formula="of:=ABS([.H630]-[.J630]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/>
          <table:table-cell office:value-type="float" office:value="23007" calcext:value-type="float">
            <text:p>23007</text:p>
          </table:table-cell>
          <table:table-cell table:number-columns-repeated="3"/>
          <table:table-cell office:value-type="float" office:value="66812" calcext:value-type="float">
            <text:p>66812</text:p>
          </table:table-cell>
          <table:table-cell/>
          <table:table-cell office:value-type="float" office:value="66974" calcext:value-type="float">
            <text:p>66974</text:p>
          </table:table-cell>
          <table:table-cell/>
          <table:table-cell table:formula="of:=ABS([.H631]-[.J631]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75974" calcext:value-type="float">
            <text:p>75974</text:p>
          </table:table-cell>
          <table:table-cell table:number-columns-repeated="2"/>
          <table:table-cell office:value-type="float" office:value="35704" calcext:value-type="float">
            <text:p>35704</text:p>
          </table:table-cell>
          <table:table-cell table:number-columns-repeated="3"/>
          <table:table-cell office:value-type="float" office:value="66819" calcext:value-type="float">
            <text:p>66819</text:p>
          </table:table-cell>
          <table:table-cell/>
          <table:table-cell office:value-type="float" office:value="67333" calcext:value-type="float">
            <text:p>67333</text:p>
          </table:table-cell>
          <table:table-cell/>
          <table:table-cell table:formula="of:=ABS([.H632]-[.J632])"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4383" calcext:value-type="float">
            <text:p>54383</text:p>
          </table:table-cell>
          <table:table-cell table:number-columns-repeated="2"/>
          <table:table-cell office:value-type="float" office:value="44838" calcext:value-type="float">
            <text:p>44838</text:p>
          </table:table-cell>
          <table:table-cell table:number-columns-repeated="3"/>
          <table:table-cell office:value-type="float" office:value="66853" calcext:value-type="float">
            <text:p>66853</text:p>
          </table:table-cell>
          <table:table-cell/>
          <table:table-cell office:value-type="float" office:value="67448" calcext:value-type="float">
            <text:p>67448</text:p>
          </table:table-cell>
          <table:table-cell/>
          <table:table-cell table:formula="of:=ABS([.H633]-[.J63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79046" calcext:value-type="float">
            <text:p>79046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66854" calcext:value-type="float">
            <text:p>66854</text:p>
          </table:table-cell>
          <table:table-cell/>
          <table:table-cell office:value-type="float" office:value="67503" calcext:value-type="float">
            <text:p>67503</text:p>
          </table:table-cell>
          <table:table-cell/>
          <table:table-cell table:formula="of:=ABS([.H634]-[.J634])"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66911" calcext:value-type="float">
            <text:p>66911</text:p>
          </table:table-cell>
          <table:table-cell/>
          <table:table-cell office:value-type="float" office:value="67735" calcext:value-type="float">
            <text:p>67735</text:p>
          </table:table-cell>
          <table:table-cell/>
          <table:table-cell table:formula="of:=ABS([.H635]-[.J635])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77274" calcext:value-type="float">
            <text:p>77274</text:p>
          </table:table-cell>
          <table:table-cell table:number-columns-repeated="2"/>
          <table:table-cell office:value-type="float" office:value="34819" calcext:value-type="float">
            <text:p>34819</text:p>
          </table:table-cell>
          <table:table-cell table:number-columns-repeated="3"/>
          <table:table-cell office:value-type="float" office:value="66955" calcext:value-type="float">
            <text:p>66955</text:p>
          </table:table-cell>
          <table:table-cell/>
          <table:table-cell office:value-type="float" office:value="68111" calcext:value-type="float">
            <text:p>68111</text:p>
          </table:table-cell>
          <table:table-cell/>
          <table:table-cell table:formula="of:=ABS([.H636]-[.J636])"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90101" calcext:value-type="float">
            <text:p>90101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67039" calcext:value-type="float">
            <text:p>67039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37]-[.J637])"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90466" calcext:value-type="float">
            <text:p>90466</text:p>
          </table:table-cell>
          <table:table-cell table:number-columns-repeated="2"/>
          <table:table-cell office:value-type="float" office:value="94388" calcext:value-type="float">
            <text:p>94388</text:p>
          </table:table-cell>
          <table:table-cell table:number-columns-repeated="3"/>
          <table:table-cell office:value-type="float" office:value="67087" calcext:value-type="float">
            <text:p>67087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38]-[.J638])"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56335" calcext:value-type="float">
            <text:p>56335</text:p>
          </table:table-cell>
          <table:table-cell table:number-columns-repeated="2"/>
          <table:table-cell office:value-type="float" office:value="47650" calcext:value-type="float">
            <text:p>47650</text:p>
          </table:table-cell>
          <table:table-cell table:number-columns-repeated="3"/>
          <table:table-cell office:value-type="float" office:value="67185" calcext:value-type="float">
            <text:p>67185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39]-[.J639])"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34056" calcext:value-type="float">
            <text:p>3405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67243" calcext:value-type="float">
            <text:p>67243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0]-[.J640])"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65220" calcext:value-type="float">
            <text:p>65220</text:p>
          </table:table-cell>
          <table:table-cell table:number-columns-repeated="2"/>
          <table:table-cell office:value-type="float" office:value="74822" calcext:value-type="float">
            <text:p>74822</text:p>
          </table:table-cell>
          <table:table-cell table:number-columns-repeated="3"/>
          <table:table-cell office:value-type="float" office:value="67259" calcext:value-type="float">
            <text:p>67259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1]-[.J641])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30577" calcext:value-type="float">
            <text:p>30577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67350" calcext:value-type="float">
            <text:p>67350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2]-[.J642])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5922" calcext:value-type="float">
            <text:p>85922</text:p>
          </table:table-cell>
          <table:table-cell table:number-columns-repeated="2"/>
          <table:table-cell office:value-type="float" office:value="76425" calcext:value-type="float">
            <text:p>76425</text:p>
          </table:table-cell>
          <table:table-cell table:number-columns-repeated="3"/>
          <table:table-cell office:value-type="float" office:value="67505" calcext:value-type="float">
            <text:p>67505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3]-[.J643])"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88914" calcext:value-type="float">
            <text:p>88914</text:p>
          </table:table-cell>
          <table:table-cell table:number-columns-repeated="2"/>
          <table:table-cell office:value-type="float" office:value="97485" calcext:value-type="float">
            <text:p>97485</text:p>
          </table:table-cell>
          <table:table-cell table:number-columns-repeated="3"/>
          <table:table-cell office:value-type="float" office:value="67657" calcext:value-type="float">
            <text:p>67657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4]-[.J644])"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9974" calcext:value-type="float">
            <text:p>59974</text:p>
          </table:table-cell>
          <table:table-cell table:number-columns-repeated="2"/>
          <table:table-cell office:value-type="float" office:value="99451" calcext:value-type="float">
            <text:p>99451</text:p>
          </table:table-cell>
          <table:table-cell table:number-columns-repeated="3"/>
          <table:table-cell office:value-type="float" office:value="67800" calcext:value-type="float">
            <text:p>67800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5]-[.J645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59682" calcext:value-type="float">
            <text:p>59682</text:p>
          </table:table-cell>
          <table:table-cell table:number-columns-repeated="2"/>
          <table:table-cell office:value-type="float" office:value="45251" calcext:value-type="float">
            <text:p>45251</text:p>
          </table:table-cell>
          <table:table-cell table:number-columns-repeated="3"/>
          <table:table-cell office:value-type="float" office:value="68147" calcext:value-type="float">
            <text:p>68147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6]-[.J646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2802" calcext:value-type="float">
            <text:p>42802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68163" calcext:value-type="float">
            <text:p>68163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7]-[.J6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454" calcext:value-type="float">
            <text:p>93454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68341" calcext:value-type="float">
            <text:p>68341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8]-[.J648]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51073" calcext:value-type="float">
            <text:p>51073</text:p>
          </table:table-cell>
          <table:table-cell table:number-columns-repeated="2"/>
          <table:table-cell office:value-type="float" office:value="82570" calcext:value-type="float">
            <text:p>82570</text:p>
          </table:table-cell>
          <table:table-cell table:number-columns-repeated="3"/>
          <table:table-cell office:value-type="float" office:value="68369" calcext:value-type="float">
            <text:p>68369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49]-[.J649]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66264" calcext:value-type="float">
            <text:p>66264</text:p>
          </table:table-cell>
          <table:table-cell table:number-columns-repeated="2"/>
          <table:table-cell office:value-type="float" office:value="23784" calcext:value-type="float">
            <text:p>23784</text:p>
          </table:table-cell>
          <table:table-cell table:number-columns-repeated="3"/>
          <table:table-cell office:value-type="float" office:value="68449" calcext:value-type="float">
            <text:p>68449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0]-[.J650]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39483" calcext:value-type="float">
            <text:p>39483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68766" calcext:value-type="float">
            <text:p>68766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1]-[.J651])"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88565" calcext:value-type="float">
            <text:p>88565</text:p>
          </table:table-cell>
          <table:table-cell table:number-columns-repeated="2"/>
          <table:table-cell office:value-type="float" office:value="61865" calcext:value-type="float">
            <text:p>61865</text:p>
          </table:table-cell>
          <table:table-cell table:number-columns-repeated="3"/>
          <table:table-cell office:value-type="float" office:value="69042" calcext:value-type="float">
            <text:p>69042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2]-[.J652])"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96306" calcext:value-type="float">
            <text:p>96306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69043" calcext:value-type="float">
            <text:p>69043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3]-[.J653])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50883" calcext:value-type="float">
            <text:p>50883</text:p>
          </table:table-cell>
          <table:table-cell table:number-columns-repeated="2"/>
          <table:table-cell office:value-type="float" office:value="26870" calcext:value-type="float">
            <text:p>26870</text:p>
          </table:table-cell>
          <table:table-cell table:number-columns-repeated="3"/>
          <table:table-cell office:value-type="float" office:value="69123" calcext:value-type="float">
            <text:p>69123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4]-[.J654])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26523" calcext:value-type="float">
            <text:p>26523</text:p>
          </table:table-cell>
          <table:table-cell table:number-columns-repeated="2"/>
          <table:table-cell office:value-type="float" office:value="43996" calcext:value-type="float">
            <text:p>43996</text:p>
          </table:table-cell>
          <table:table-cell table:number-columns-repeated="3"/>
          <table:table-cell office:value-type="float" office:value="69127" calcext:value-type="float">
            <text:p>69127</text:p>
          </table:table-cell>
          <table:table-cell/>
          <table:table-cell office:value-type="float" office:value="68163" calcext:value-type="float">
            <text:p>68163</text:p>
          </table:table-cell>
          <table:table-cell/>
          <table:table-cell table:formula="of:=ABS([.H655]-[.J655])"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38219" calcext:value-type="float">
            <text:p>38219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69148" calcext:value-type="float">
            <text:p>69148</text:p>
          </table:table-cell>
          <table:table-cell/>
          <table:table-cell office:value-type="float" office:value="68326" calcext:value-type="float">
            <text:p>68326</text:p>
          </table:table-cell>
          <table:table-cell/>
          <table:table-cell table:formula="of:=ABS([.H656]-[.J656])"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9402" calcext:value-type="float">
            <text:p>19402</text:p>
          </table:table-cell>
          <table:table-cell table:number-columns-repeated="2"/>
          <table:table-cell office:value-type="float" office:value="39005" calcext:value-type="float">
            <text:p>39005</text:p>
          </table:table-cell>
          <table:table-cell table:number-columns-repeated="3"/>
          <table:table-cell office:value-type="float" office:value="69197" calcext:value-type="float">
            <text:p>69197</text:p>
          </table:table-cell>
          <table:table-cell/>
          <table:table-cell office:value-type="float" office:value="68670" calcext:value-type="float">
            <text:p>68670</text:p>
          </table:table-cell>
          <table:table-cell/>
          <table:table-cell table:formula="of:=ABS([.H657]-[.J657])"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63482" calcext:value-type="float">
            <text:p>63482</text:p>
          </table:table-cell>
          <table:table-cell table:number-columns-repeated="2"/>
          <table:table-cell office:value-type="float" office:value="23565" calcext:value-type="float">
            <text:p>23565</text:p>
          </table:table-cell>
          <table:table-cell table:number-columns-repeated="3"/>
          <table:table-cell office:value-type="float" office:value="69328" calcext:value-type="float">
            <text:p>69328</text:p>
          </table:table-cell>
          <table:table-cell/>
          <table:table-cell office:value-type="float" office:value="68842" calcext:value-type="float">
            <text:p>68842</text:p>
          </table:table-cell>
          <table:table-cell/>
          <table:table-cell table:formula="of:=ABS([.H658]-[.J658])"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97055" calcext:value-type="float">
            <text:p>97055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69457" calcext:value-type="float">
            <text:p>69457</text:p>
          </table:table-cell>
          <table:table-cell/>
          <table:table-cell office:value-type="float" office:value="68975" calcext:value-type="float">
            <text:p>68975</text:p>
          </table:table-cell>
          <table:table-cell/>
          <table:table-cell table:formula="of:=ABS([.H659]-[.J659])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66216" calcext:value-type="float">
            <text:p>6621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69471" calcext:value-type="float">
            <text:p>69471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0]-[.J660])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79952" calcext:value-type="float">
            <text:p>79952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69547" calcext:value-type="float">
            <text:p>69547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1]-[.J661])"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69328" calcext:value-type="float">
            <text:p>69328</text:p>
          </table:table-cell>
          <table:table-cell table:number-columns-repeated="2"/>
          <table:table-cell office:value-type="float" office:value="21802" calcext:value-type="float">
            <text:p>21802</text:p>
          </table:table-cell>
          <table:table-cell table:number-columns-repeated="3"/>
          <table:table-cell office:value-type="float" office:value="69816" calcext:value-type="float">
            <text:p>69816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2]-[.J662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41244" calcext:value-type="float">
            <text:p>41244</text:p>
          </table:table-cell>
          <table:table-cell table:number-columns-repeated="2"/>
          <table:table-cell office:value-type="float" office:value="53694" calcext:value-type="float">
            <text:p>53694</text:p>
          </table:table-cell>
          <table:table-cell table:number-columns-repeated="3"/>
          <table:table-cell office:value-type="float" office:value="69850" calcext:value-type="float">
            <text:p>69850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3]-[.J663])"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3424" calcext:value-type="float">
            <text:p>83424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69879" calcext:value-type="float">
            <text:p>69879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4]-[.J664])"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69891" calcext:value-type="float">
            <text:p>69891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5]-[.J665])"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8514" calcext:value-type="float">
            <text:p>88514</text:p>
          </table:table-cell>
          <table:table-cell table:number-columns-repeated="2"/>
          <table:table-cell office:value-type="float" office:value="93117" calcext:value-type="float">
            <text:p>93117</text:p>
          </table:table-cell>
          <table:table-cell table:number-columns-repeated="3"/>
          <table:table-cell office:value-type="float" office:value="70014" calcext:value-type="float">
            <text:p>70014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6]-[.J666])"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0253" calcext:value-type="float">
            <text:p>70253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7]-[.J667])"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37352" calcext:value-type="float">
            <text:p>37352</text:p>
          </table:table-cell>
          <table:table-cell table:number-columns-repeated="2"/>
          <table:table-cell office:value-type="float" office:value="95247" calcext:value-type="float">
            <text:p>95247</text:p>
          </table:table-cell>
          <table:table-cell table:number-columns-repeated="3"/>
          <table:table-cell office:value-type="float" office:value="70433" calcext:value-type="float">
            <text:p>70433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8]-[.J668])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34421" calcext:value-type="float">
            <text:p>34421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70436" calcext:value-type="float">
            <text:p>70436</text:p>
          </table:table-cell>
          <table:table-cell/>
          <table:table-cell office:value-type="float" office:value="69042" calcext:value-type="float">
            <text:p>69042</text:p>
          </table:table-cell>
          <table:table-cell/>
          <table:table-cell table:formula="of:=ABS([.H669]-[.J669])"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67039" calcext:value-type="float">
            <text:p>67039</text:p>
          </table:table-cell>
          <table:table-cell table:number-columns-repeated="2"/>
          <table:table-cell office:value-type="float" office:value="43583" calcext:value-type="float">
            <text:p>43583</text:p>
          </table:table-cell>
          <table:table-cell table:number-columns-repeated="3"/>
          <table:table-cell office:value-type="float" office:value="70514" calcext:value-type="float">
            <text:p>70514</text:p>
          </table:table-cell>
          <table:table-cell/>
          <table:table-cell office:value-type="float" office:value="69077" calcext:value-type="float">
            <text:p>69077</text:p>
          </table:table-cell>
          <table:table-cell/>
          <table:table-cell table:formula="of:=ABS([.H670]-[.J670])"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float" office:value="37162" calcext:value-type="float">
            <text:p>37162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70872" calcext:value-type="float">
            <text:p>70872</text:p>
          </table:table-cell>
          <table:table-cell/>
          <table:table-cell office:value-type="float" office:value="69081" calcext:value-type="float">
            <text:p>69081</text:p>
          </table:table-cell>
          <table:table-cell/>
          <table:table-cell table:formula="of:=ABS([.H671]-[.J671])" office:value-type="float" office:value="1791" calcext:value-type="float">
            <text:p>1791</text:p>
          </table:table-cell>
          <table:table-cell table:number-columns-repeated="3"/>
        </table:table-row>
        <table:table-row table:style-name="ro1">
          <table:table-cell office:value-type="float" office:value="74312" calcext:value-type="float">
            <text:p>74312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71135" calcext:value-type="float">
            <text:p>71135</text:p>
          </table:table-cell>
          <table:table-cell/>
          <table:table-cell office:value-type="float" office:value="69193" calcext:value-type="float">
            <text:p>69193</text:p>
          </table:table-cell>
          <table:table-cell/>
          <table:table-cell table:formula="of:=ABS([.H672]-[.J672])"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/>
          <table:table-cell office:value-type="float" office:value="66946" calcext:value-type="float">
            <text:p>66946</text:p>
          </table:table-cell>
          <table:table-cell table:number-columns-repeated="3"/>
          <table:table-cell office:value-type="float" office:value="71137" calcext:value-type="float">
            <text:p>71137</text:p>
          </table:table-cell>
          <table:table-cell/>
          <table:table-cell office:value-type="float" office:value="69416" calcext:value-type="float">
            <text:p>69416</text:p>
          </table:table-cell>
          <table:table-cell/>
          <table:table-cell table:formula="of:=ABS([.H673]-[.J673])"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69471" calcext:value-type="float">
            <text:p>69471</text:p>
          </table:table-cell>
          <table:table-cell table:number-columns-repeated="2"/>
          <table:table-cell office:value-type="float" office:value="49022" calcext:value-type="float">
            <text:p>49022</text:p>
          </table:table-cell>
          <table:table-cell table:number-columns-repeated="3"/>
          <table:table-cell office:value-type="float" office:value="71152" calcext:value-type="float">
            <text:p>71152</text:p>
          </table:table-cell>
          <table:table-cell/>
          <table:table-cell office:value-type="float" office:value="69637" calcext:value-type="float">
            <text:p>69637</text:p>
          </table:table-cell>
          <table:table-cell/>
          <table:table-cell table:formula="of:=ABS([.H674]-[.J674])"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float" office:value="32289" calcext:value-type="float">
            <text:p>32289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71170" calcext:value-type="float">
            <text:p>71170</text:p>
          </table:table-cell>
          <table:table-cell/>
          <table:table-cell office:value-type="float" office:value="70111" calcext:value-type="float">
            <text:p>70111</text:p>
          </table:table-cell>
          <table:table-cell/>
          <table:table-cell table:formula="of:=ABS([.H675]-[.J675])"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float" office:value="72562" calcext:value-type="float">
            <text:p>72562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1287" calcext:value-type="float">
            <text:p>71287</text:p>
          </table:table-cell>
          <table:table-cell/>
          <table:table-cell office:value-type="float" office:value="70173" calcext:value-type="float">
            <text:p>70173</text:p>
          </table:table-cell>
          <table:table-cell/>
          <table:table-cell table:formula="of:=ABS([.H676]-[.J676])"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37081" calcext:value-type="float">
            <text:p>37081</text:p>
          </table:table-cell>
          <table:table-cell table:number-columns-repeated="2"/>
          <table:table-cell office:value-type="float" office:value="93898" calcext:value-type="float">
            <text:p>93898</text:p>
          </table:table-cell>
          <table:table-cell table:number-columns-repeated="3"/>
          <table:table-cell office:value-type="float" office:value="71445" calcext:value-type="float">
            <text:p>71445</text:p>
          </table:table-cell>
          <table:table-cell/>
          <table:table-cell office:value-type="float" office:value="70374" calcext:value-type="float">
            <text:p>70374</text:p>
          </table:table-cell>
          <table:table-cell/>
          <table:table-cell table:formula="of:=ABS([.H677]-[.J677])" office:value-type="float" office:value="1071" calcext:value-type="float">
            <text:p>1071</text:p>
          </table:table-cell>
          <table:table-cell table:number-columns-repeated="3"/>
        </table:table-row>
        <table:table-row table:style-name="ro1">
          <table:table-cell office:value-type="float" office:value="31329" calcext:value-type="float">
            <text:p>31329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71491" calcext:value-type="float">
            <text:p>71491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78]-[.J678])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31243" calcext:value-type="float">
            <text:p>31243</text:p>
          </table:table-cell>
          <table:table-cell table:number-columns-repeated="2"/>
          <table:table-cell office:value-type="float" office:value="53516" calcext:value-type="float">
            <text:p>53516</text:p>
          </table:table-cell>
          <table:table-cell table:number-columns-repeated="3"/>
          <table:table-cell office:value-type="float" office:value="71643" calcext:value-type="float">
            <text:p>71643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79]-[.J679])"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62461" calcext:value-type="float">
            <text:p>62461</text:p>
          </table:table-cell>
          <table:table-cell table:number-columns-repeated="2"/>
          <table:table-cell office:value-type="float" office:value="56655" calcext:value-type="float">
            <text:p>56655</text:p>
          </table:table-cell>
          <table:table-cell table:number-columns-repeated="3"/>
          <table:table-cell office:value-type="float" office:value="71675" calcext:value-type="float">
            <text:p>71675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0]-[.J680])" office:value-type="float" office:value="1239" calcext:value-type="float">
            <text:p>1239</text:p>
          </table:table-cell>
          <table:table-cell table:number-columns-repeated="3"/>
        </table:table-row>
        <table:table-row table:style-name="ro1">
          <table:table-cell office:value-type="float" office:value="96473" calcext:value-type="float">
            <text:p>96473</text:p>
          </table:table-cell>
          <table:table-cell table:number-columns-repeated="2"/>
          <table:table-cell office:value-type="float" office:value="60873" calcext:value-type="float">
            <text:p>60873</text:p>
          </table:table-cell>
          <table:table-cell table:number-columns-repeated="3"/>
          <table:table-cell office:value-type="float" office:value="71806" calcext:value-type="float">
            <text:p>71806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1]-[.J681])"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25279" calcext:value-type="float">
            <text:p>25279</text:p>
          </table:table-cell>
          <table:table-cell table:number-columns-repeated="2"/>
          <table:table-cell office:value-type="float" office:value="50991" calcext:value-type="float">
            <text:p>50991</text:p>
          </table:table-cell>
          <table:table-cell table:number-columns-repeated="3"/>
          <table:table-cell office:value-type="float" office:value="71808" calcext:value-type="float">
            <text:p>71808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2]-[.J682])"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number-columns-repeated="2"/>
          <table:table-cell office:value-type="float" office:value="70572" calcext:value-type="float">
            <text:p>70572</text:p>
          </table:table-cell>
          <table:table-cell table:number-columns-repeated="3"/>
          <table:table-cell office:value-type="float" office:value="71866" calcext:value-type="float">
            <text:p>71866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3]-[.J683])"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47497" calcext:value-type="float">
            <text:p>47497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71912" calcext:value-type="float">
            <text:p>71912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4]-[.J684])"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49427" calcext:value-type="float">
            <text:p>49427</text:p>
          </table:table-cell>
          <table:table-cell table:number-columns-repeated="2"/>
          <table:table-cell office:value-type="float" office:value="19750" calcext:value-type="float">
            <text:p>19750</text:p>
          </table:table-cell>
          <table:table-cell table:number-columns-repeated="3"/>
          <table:table-cell office:value-type="float" office:value="71953" calcext:value-type="float">
            <text:p>71953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5]-[.J685])"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2"/>
          <table:table-cell office:value-type="float" office:value="23381" calcext:value-type="float">
            <text:p>23381</text:p>
          </table:table-cell>
          <table:table-cell table:number-columns-repeated="3"/>
          <table:table-cell office:value-type="float" office:value="71961" calcext:value-type="float">
            <text:p>71961</text:p>
          </table:table-cell>
          <table:table-cell/>
          <table:table-cell office:value-type="float" office:value="70436" calcext:value-type="float">
            <text:p>70436</text:p>
          </table:table-cell>
          <table:table-cell/>
          <table:table-cell table:formula="of:=ABS([.H686]-[.J686])"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 office:value-type="float" office:value="91095" calcext:value-type="float">
            <text:p>91095</text:p>
          </table:table-cell>
          <table:table-cell table:number-columns-repeated="2"/>
          <table:table-cell office:value-type="float" office:value="47797" calcext:value-type="float">
            <text:p>47797</text:p>
          </table:table-cell>
          <table:table-cell table:number-columns-repeated="3"/>
          <table:table-cell office:value-type="float" office:value="71965" calcext:value-type="float">
            <text:p>71965</text:p>
          </table:table-cell>
          <table:table-cell/>
          <table:table-cell office:value-type="float" office:value="70572" calcext:value-type="float">
            <text:p>70572</text:p>
          </table:table-cell>
          <table:table-cell/>
          <table:table-cell table:formula="of:=ABS([.H687]-[.J687])"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58414" calcext:value-type="float">
            <text:p>58414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72027" calcext:value-type="float">
            <text:p>72027</text:p>
          </table:table-cell>
          <table:table-cell/>
          <table:table-cell office:value-type="float" office:value="71139" calcext:value-type="float">
            <text:p>71139</text:p>
          </table:table-cell>
          <table:table-cell/>
          <table:table-cell table:formula="of:=ABS([.H688]-[.J688])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2370" calcext:value-type="float">
            <text:p>82370</text:p>
          </table:table-cell>
          <table:table-cell table:number-columns-repeated="2"/>
          <table:table-cell office:value-type="float" office:value="21060" calcext:value-type="float">
            <text:p>21060</text:p>
          </table:table-cell>
          <table:table-cell table:number-columns-repeated="3"/>
          <table:table-cell office:value-type="float" office:value="72464" calcext:value-type="float">
            <text:p>72464</text:p>
          </table:table-cell>
          <table:table-cell/>
          <table:table-cell office:value-type="float" office:value="71230" calcext:value-type="float">
            <text:p>71230</text:p>
          </table:table-cell>
          <table:table-cell/>
          <table:table-cell table:formula="of:=ABS([.H689]-[.J689])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57378" calcext:value-type="float">
            <text:p>57378</text:p>
          </table:table-cell>
          <table:table-cell table:number-columns-repeated="2"/>
          <table:table-cell office:value-type="float" office:value="81767" calcext:value-type="float">
            <text:p>81767</text:p>
          </table:table-cell>
          <table:table-cell table:number-columns-repeated="3"/>
          <table:table-cell office:value-type="float" office:value="72526" calcext:value-type="float">
            <text:p>72526</text:p>
          </table:table-cell>
          <table:table-cell/>
          <table:table-cell office:value-type="float" office:value="71476" calcext:value-type="float">
            <text:p>71476</text:p>
          </table:table-cell>
          <table:table-cell/>
          <table:table-cell table:formula="of:=ABS([.H690]-[.J690])"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24485" calcext:value-type="float">
            <text:p>24485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number-columns-repeated="3"/>
          <table:table-cell office:value-type="float" office:value="72548" calcext:value-type="float">
            <text:p>72548</text:p>
          </table:table-cell>
          <table:table-cell/>
          <table:table-cell office:value-type="float" office:value="71767" calcext:value-type="float">
            <text:p>71767</text:p>
          </table:table-cell>
          <table:table-cell/>
          <table:table-cell table:formula="of:=ABS([.H691]-[.J691])"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13809" calcext:value-type="float">
            <text:p>13809</text:p>
          </table:table-cell>
          <table:table-cell table:number-columns-repeated="2"/>
          <table:table-cell office:value-type="float" office:value="35448" calcext:value-type="float">
            <text:p>35448</text:p>
          </table:table-cell>
          <table:table-cell table:number-columns-repeated="3"/>
          <table:table-cell office:value-type="float" office:value="72562" calcext:value-type="float">
            <text:p>72562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2]-[.J692])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76442" calcext:value-type="float">
            <text:p>76442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72578" calcext:value-type="float">
            <text:p>72578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3]-[.J693])"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64387" calcext:value-type="float">
            <text:p>64387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72670" calcext:value-type="float">
            <text:p>72670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4]-[.J694])"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57400" calcext:value-type="float">
            <text:p>57400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72709" calcext:value-type="float">
            <text:p>72709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5]-[.J695])"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29253" calcext:value-type="float">
            <text:p>29253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2787" calcext:value-type="float">
            <text:p>72787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6]-[.J696])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63306" calcext:value-type="float">
            <text:p>63306</text:p>
          </table:table-cell>
          <table:table-cell table:number-columns-repeated="2"/>
          <table:table-cell office:value-type="float" office:value="66369" calcext:value-type="float">
            <text:p>66369</text:p>
          </table:table-cell>
          <table:table-cell table:number-columns-repeated="3"/>
          <table:table-cell office:value-type="float" office:value="72802" calcext:value-type="float">
            <text:p>72802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7]-[.J697])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23098" calcext:value-type="float">
            <text:p>23098</text:p>
          </table:table-cell>
          <table:table-cell table:number-columns-repeated="2"/>
          <table:table-cell office:value-type="float" office:value="11025" calcext:value-type="float">
            <text:p>11025</text:p>
          </table:table-cell>
          <table:table-cell table:number-columns-repeated="3"/>
          <table:table-cell office:value-type="float" office:value="72924" calcext:value-type="float">
            <text:p>72924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8]-[.J698])"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62865" calcext:value-type="float">
            <text:p>62865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72937" calcext:value-type="float">
            <text:p>72937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699]-[.J699])" office:value-type="float" office:value="1071" calcext:value-type="float">
            <text:p>1071</text:p>
          </table:table-cell>
          <table:table-cell table:number-columns-repeated="3"/>
        </table:table-row>
        <table:table-row table:style-name="ro1">
          <table:table-cell office:value-type="float" office:value="87758" calcext:value-type="float">
            <text:p>87758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72984" calcext:value-type="float">
            <text:p>72984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700]-[.J700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32587" calcext:value-type="float">
            <text:p>32587</text:p>
          </table:table-cell>
          <table:table-cell table:number-columns-repeated="2"/>
          <table:table-cell office:value-type="float" office:value="21767" calcext:value-type="float">
            <text:p>21767</text:p>
          </table:table-cell>
          <table:table-cell table:number-columns-repeated="3"/>
          <table:table-cell office:value-type="float" office:value="73145" calcext:value-type="float">
            <text:p>73145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701]-[.J701])" office:value-type="float" office:value="1279" calcext:value-type="float">
            <text:p>1279</text:p>
          </table:table-cell>
          <table:table-cell table:number-columns-repeated="3"/>
        </table:table-row>
        <table:table-row table:style-name="ro1">
          <table:table-cell office:value-type="float" office:value="45399" calcext:value-type="float">
            <text:p>45399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73204" calcext:value-type="float">
            <text:p>73204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702]-[.J702])"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41893" calcext:value-type="float">
            <text:p>41893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73274" calcext:value-type="float">
            <text:p>73274</text:p>
          </table:table-cell>
          <table:table-cell/>
          <table:table-cell office:value-type="float" office:value="71866" calcext:value-type="float">
            <text:p>71866</text:p>
          </table:table-cell>
          <table:table-cell/>
          <table:table-cell table:formula="of:=ABS([.H703]-[.J703])"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56666" calcext:value-type="float">
            <text:p>56666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73528" calcext:value-type="float">
            <text:p>73528</text:p>
          </table:table-cell>
          <table:table-cell/>
          <table:table-cell office:value-type="float" office:value="71986" calcext:value-type="float">
            <text:p>71986</text:p>
          </table:table-cell>
          <table:table-cell/>
          <table:table-cell table:formula="of:=ABS([.H704]-[.J704])"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35264" calcext:value-type="float">
            <text:p>35264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4014" calcext:value-type="float">
            <text:p>74014</text:p>
          </table:table-cell>
          <table:table-cell/>
          <table:table-cell office:value-type="float" office:value="72207" calcext:value-type="float">
            <text:p>72207</text:p>
          </table:table-cell>
          <table:table-cell/>
          <table:table-cell table:formula="of:=ABS([.H705]-[.J705])"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52577" calcext:value-type="float">
            <text:p>5257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74042" calcext:value-type="float">
            <text:p>74042</text:p>
          </table:table-cell>
          <table:table-cell/>
          <table:table-cell office:value-type="float" office:value="72574" calcext:value-type="float">
            <text:p>72574</text:p>
          </table:table-cell>
          <table:table-cell/>
          <table:table-cell table:formula="of:=ABS([.H706]-[.J706])"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51123" calcext:value-type="float">
            <text:p>51123</text:p>
          </table:table-cell>
          <table:table-cell table:number-columns-repeated="2"/>
          <table:table-cell office:value-type="float" office:value="65501" calcext:value-type="float">
            <text:p>65501</text:p>
          </table:table-cell>
          <table:table-cell table:number-columns-repeated="3"/>
          <table:table-cell office:value-type="float" office:value="74121" calcext:value-type="float">
            <text:p>74121</text:p>
          </table:table-cell>
          <table:table-cell/>
          <table:table-cell office:value-type="float" office:value="72603" calcext:value-type="float">
            <text:p>72603</text:p>
          </table:table-cell>
          <table:table-cell/>
          <table:table-cell table:formula="of:=ABS([.H707]-[.J707])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62388" calcext:value-type="float">
            <text:p>62388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74160" calcext:value-type="float">
            <text:p>74160</text:p>
          </table:table-cell>
          <table:table-cell/>
          <table:table-cell office:value-type="float" office:value="72633" calcext:value-type="float">
            <text:p>72633</text:p>
          </table:table-cell>
          <table:table-cell/>
          <table:table-cell table:formula="of:=ABS([.H708]-[.J708])"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66812" calcext:value-type="float">
            <text:p>66812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74223" calcext:value-type="float">
            <text:p>74223</text:p>
          </table:table-cell>
          <table:table-cell/>
          <table:table-cell office:value-type="float" office:value="72810" calcext:value-type="float">
            <text:p>72810</text:p>
          </table:table-cell>
          <table:table-cell/>
          <table:table-cell table:formula="of:=ABS([.H709]-[.J709]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2"/>
          <table:table-cell office:value-type="float" office:value="10996" calcext:value-type="float">
            <text:p>10996</text:p>
          </table:table-cell>
          <table:table-cell table:number-columns-repeated="3"/>
          <table:table-cell office:value-type="float" office:value="74308" calcext:value-type="float">
            <text:p>74308</text:p>
          </table:table-cell>
          <table:table-cell/>
          <table:table-cell office:value-type="float" office:value="73363" calcext:value-type="float">
            <text:p>73363</text:p>
          </table:table-cell>
          <table:table-cell/>
          <table:table-cell table:formula="of:=ABS([.H710]-[.J710])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74599" calcext:value-type="float">
            <text:p>74599</text:p>
          </table:table-cell>
          <table:table-cell table:number-columns-repeated="2"/>
          <table:table-cell office:value-type="float" office:value="95653" calcext:value-type="float">
            <text:p>95653</text:p>
          </table:table-cell>
          <table:table-cell table:number-columns-repeated="3"/>
          <table:table-cell office:value-type="float" office:value="74312" calcext:value-type="float">
            <text:p>74312</text:p>
          </table:table-cell>
          <table:table-cell/>
          <table:table-cell office:value-type="float" office:value="73560" calcext:value-type="float">
            <text:p>73560</text:p>
          </table:table-cell>
          <table:table-cell/>
          <table:table-cell table:formula="of:=ABS([.H711]-[.J711])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2802" calcext:value-type="float">
            <text:p>72802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74320" calcext:value-type="float">
            <text:p>74320</text:p>
          </table:table-cell>
          <table:table-cell/>
          <table:table-cell office:value-type="float" office:value="73598" calcext:value-type="float">
            <text:p>73598</text:p>
          </table:table-cell>
          <table:table-cell/>
          <table:table-cell table:formula="of:=ABS([.H712]-[.J712])"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84800" calcext:value-type="float">
            <text:p>84800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74356" calcext:value-type="float">
            <text:p>74356</text:p>
          </table:table-cell>
          <table:table-cell/>
          <table:table-cell office:value-type="float" office:value="74182" calcext:value-type="float">
            <text:p>74182</text:p>
          </table:table-cell>
          <table:table-cell/>
          <table:table-cell table:formula="of:=ABS([.H713]-[.J713]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72787" calcext:value-type="float">
            <text:p>72787</text:p>
          </table:table-cell>
          <table:table-cell table:number-columns-repeated="2"/>
          <table:table-cell office:value-type="float" office:value="73560" calcext:value-type="float">
            <text:p>73560</text:p>
          </table:table-cell>
          <table:table-cell table:number-columns-repeated="3"/>
          <table:table-cell office:value-type="float" office:value="74535" calcext:value-type="float">
            <text:p>74535</text:p>
          </table:table-cell>
          <table:table-cell/>
          <table:table-cell office:value-type="float" office:value="74197" calcext:value-type="float">
            <text:p>74197</text:p>
          </table:table-cell>
          <table:table-cell/>
          <table:table-cell table:formula="of:=ABS([.H714]-[.J714])"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3794" calcext:value-type="float">
            <text:p>53794</text:p>
          </table:table-cell>
          <table:table-cell table:number-columns-repeated="2"/>
          <table:table-cell office:value-type="float" office:value="26040" calcext:value-type="float">
            <text:p>26040</text:p>
          </table:table-cell>
          <table:table-cell table:number-columns-repeated="3"/>
          <table:table-cell office:value-type="float" office:value="74576" calcext:value-type="float">
            <text:p>74576</text:p>
          </table:table-cell>
          <table:table-cell/>
          <table:table-cell office:value-type="float" office:value="74539" calcext:value-type="float">
            <text:p>74539</text:p>
          </table:table-cell>
          <table:table-cell/>
          <table:table-cell table:formula="of:=ABS([.H715]-[.J715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3247" calcext:value-type="float">
            <text:p>33247</text:p>
          </table:table-cell>
          <table:table-cell table:number-columns-repeated="2"/>
          <table:table-cell office:value-type="float" office:value="32184" calcext:value-type="float">
            <text:p>32184</text:p>
          </table:table-cell>
          <table:table-cell table:number-columns-repeated="3"/>
          <table:table-cell office:value-type="float" office:value="74580" calcext:value-type="float">
            <text:p>74580</text:p>
          </table:table-cell>
          <table:table-cell/>
          <table:table-cell office:value-type="float" office:value="74720" calcext:value-type="float">
            <text:p>74720</text:p>
          </table:table-cell>
          <table:table-cell/>
          <table:table-cell table:formula="of:=ABS([.H716]-[.J716]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52978" calcext:value-type="float">
            <text:p>52978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74599" calcext:value-type="float">
            <text:p>74599</text:p>
          </table:table-cell>
          <table:table-cell/>
          <table:table-cell office:value-type="float" office:value="74758" calcext:value-type="float">
            <text:p>74758</text:p>
          </table:table-cell>
          <table:table-cell/>
          <table:table-cell table:formula="of:=ABS([.H717]-[.J717]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66156" calcext:value-type="float">
            <text:p>66156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74651" calcext:value-type="float">
            <text:p>74651</text:p>
          </table:table-cell>
          <table:table-cell/>
          <table:table-cell office:value-type="float" office:value="74822" calcext:value-type="float">
            <text:p>74822</text:p>
          </table:table-cell>
          <table:table-cell/>
          <table:table-cell table:formula="of:=ABS([.H718]-[.J718]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91181" calcext:value-type="float">
            <text:p>91181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74740" calcext:value-type="float">
            <text:p>74740</text:p>
          </table:table-cell>
          <table:table-cell/>
          <table:table-cell office:value-type="float" office:value="74995" calcext:value-type="float">
            <text:p>74995</text:p>
          </table:table-cell>
          <table:table-cell/>
          <table:table-cell table:formula="of:=ABS([.H719]-[.J719]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8551" calcext:value-type="float">
            <text:p>48551</text:p>
          </table:table-cell>
          <table:table-cell table:number-columns-repeated="2"/>
          <table:table-cell office:value-type="float" office:value="84043" calcext:value-type="float">
            <text:p>84043</text:p>
          </table:table-cell>
          <table:table-cell table:number-columns-repeated="3"/>
          <table:table-cell office:value-type="float" office:value="74941" calcext:value-type="float">
            <text:p>74941</text:p>
          </table:table-cell>
          <table:table-cell/>
          <table:table-cell office:value-type="float" office:value="75190" calcext:value-type="float">
            <text:p>75190</text:p>
          </table:table-cell>
          <table:table-cell/>
          <table:table-cell table:formula="of:=ABS([.H720]-[.J720]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95712" calcext:value-type="float">
            <text:p>95712</text:p>
          </table:table-cell>
          <table:table-cell table:number-columns-repeated="2"/>
          <table:table-cell office:value-type="float" office:value="64949" calcext:value-type="float">
            <text:p>64949</text:p>
          </table:table-cell>
          <table:table-cell table:number-columns-repeated="3"/>
          <table:table-cell office:value-type="float" office:value="74947" calcext:value-type="float">
            <text:p>74947</text:p>
          </table:table-cell>
          <table:table-cell/>
          <table:table-cell office:value-type="float" office:value="75406" calcext:value-type="float">
            <text:p>75406</text:p>
          </table:table-cell>
          <table:table-cell/>
          <table:table-cell table:formula="of:=ABS([.H721]-[.J721])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5556" calcext:value-type="float">
            <text:p>25556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75020" calcext:value-type="float">
            <text:p>75020</text:p>
          </table:table-cell>
          <table:table-cell/>
          <table:table-cell office:value-type="float" office:value="75500" calcext:value-type="float">
            <text:p>75500</text:p>
          </table:table-cell>
          <table:table-cell/>
          <table:table-cell table:formula="of:=ABS([.H722]-[.J722])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84885" calcext:value-type="float">
            <text:p>84885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5102" calcext:value-type="float">
            <text:p>75102</text:p>
          </table:table-cell>
          <table:table-cell/>
          <table:table-cell office:value-type="float" office:value="75901" calcext:value-type="float">
            <text:p>75901</text:p>
          </table:table-cell>
          <table:table-cell/>
          <table:table-cell table:formula="of:=ABS([.H723]-[.J723])"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53327" calcext:value-type="float">
            <text:p>53327</text:p>
          </table:table-cell>
          <table:table-cell table:number-columns-repeated="2"/>
          <table:table-cell office:value-type="float" office:value="78473" calcext:value-type="float">
            <text:p>78473</text:p>
          </table:table-cell>
          <table:table-cell table:number-columns-repeated="3"/>
          <table:table-cell office:value-type="float" office:value="75140" calcext:value-type="float">
            <text:p>75140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4]-[.J724])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33532" calcext:value-type="float">
            <text:p>33532</text:p>
          </table:table-cell>
          <table:table-cell table:number-columns-repeated="2"/>
          <table:table-cell office:value-type="float" office:value="12343" calcext:value-type="float">
            <text:p>12343</text:p>
          </table:table-cell>
          <table:table-cell table:number-columns-repeated="3"/>
          <table:table-cell office:value-type="float" office:value="75297" calcext:value-type="float">
            <text:p>75297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5]-[.J725]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19286" calcext:value-type="float">
            <text:p>19286</text:p>
          </table:table-cell>
          <table:table-cell table:number-columns-repeated="2"/>
          <table:table-cell office:value-type="float" office:value="12106" calcext:value-type="float">
            <text:p>12106</text:p>
          </table:table-cell>
          <table:table-cell table:number-columns-repeated="3"/>
          <table:table-cell office:value-type="float" office:value="75448" calcext:value-type="float">
            <text:p>75448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6]-[.J726])"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89021" calcext:value-type="float">
            <text:p>89021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75459" calcext:value-type="float">
            <text:p>75459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7]-[.J727])"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75510" calcext:value-type="float">
            <text:p>75510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8]-[.J728])"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61704" calcext:value-type="float">
            <text:p>61704</text:p>
          </table:table-cell>
          <table:table-cell table:number-columns-repeated="2"/>
          <table:table-cell office:value-type="float" office:value="77261" calcext:value-type="float">
            <text:p>77261</text:p>
          </table:table-cell>
          <table:table-cell table:number-columns-repeated="3"/>
          <table:table-cell office:value-type="float" office:value="75527" calcext:value-type="float">
            <text:p>75527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29]-[.J729])"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46537" calcext:value-type="float">
            <text:p>46537</text:p>
          </table:table-cell>
          <table:table-cell table:number-columns-repeated="2"/>
          <table:table-cell office:value-type="float" office:value="86328" calcext:value-type="float">
            <text:p>86328</text:p>
          </table:table-cell>
          <table:table-cell table:number-columns-repeated="3"/>
          <table:table-cell office:value-type="float" office:value="75596" calcext:value-type="float">
            <text:p>75596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0]-[.J730])"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6143" calcext:value-type="float">
            <text:p>36143</text:p>
          </table:table-cell>
          <table:table-cell table:number-columns-repeated="2"/>
          <table:table-cell office:value-type="float" office:value="57061" calcext:value-type="float">
            <text:p>57061</text:p>
          </table:table-cell>
          <table:table-cell table:number-columns-repeated="3"/>
          <table:table-cell office:value-type="float" office:value="75602" calcext:value-type="float">
            <text:p>75602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1]-[.J731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76654" calcext:value-type="float">
            <text:p>76654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75634" calcext:value-type="float">
            <text:p>75634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2]-[.J732])"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7004" calcext:value-type="float">
            <text:p>57004</text:p>
          </table:table-cell>
          <table:table-cell table:number-columns-repeated="2"/>
          <table:table-cell office:value-type="float" office:value="55014" calcext:value-type="float">
            <text:p>55014</text:p>
          </table:table-cell>
          <table:table-cell table:number-columns-repeated="3"/>
          <table:table-cell office:value-type="float" office:value="75654" calcext:value-type="float">
            <text:p>75654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3]-[.J733])"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85959" calcext:value-type="float">
            <text:p>85959</text:p>
          </table:table-cell>
          <table:table-cell table:number-columns-repeated="2"/>
          <table:table-cell office:value-type="float" office:value="10589" calcext:value-type="float">
            <text:p>10589</text:p>
          </table:table-cell>
          <table:table-cell table:number-columns-repeated="3"/>
          <table:table-cell office:value-type="float" office:value="75698" calcext:value-type="float">
            <text:p>75698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4]-[.J734])"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77137" calcext:value-type="float">
            <text:p>77137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75721" calcext:value-type="float">
            <text:p>75721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5]-[.J735])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2952" calcext:value-type="float">
            <text:p>52952</text:p>
          </table:table-cell>
          <table:table-cell table:number-columns-repeated="2"/>
          <table:table-cell office:value-type="float" office:value="51845" calcext:value-type="float">
            <text:p>51845</text:p>
          </table:table-cell>
          <table:table-cell table:number-columns-repeated="3"/>
          <table:table-cell office:value-type="float" office:value="75852" calcext:value-type="float">
            <text:p>75852</text:p>
          </table:table-cell>
          <table:table-cell/>
          <table:table-cell office:value-type="float" office:value="76095" calcext:value-type="float">
            <text:p>76095</text:p>
          </table:table-cell>
          <table:table-cell/>
          <table:table-cell table:formula="of:=ABS([.H736]-[.J736]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51984" calcext:value-type="float">
            <text:p>51984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75974" calcext:value-type="float">
            <text:p>75974</text:p>
          </table:table-cell>
          <table:table-cell/>
          <table:table-cell office:value-type="float" office:value="76315" calcext:value-type="float">
            <text:p>76315</text:p>
          </table:table-cell>
          <table:table-cell/>
          <table:table-cell table:formula="of:=ABS([.H737]-[.J737])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0028" calcext:value-type="float">
            <text:p>30028</text:p>
          </table:table-cell>
          <table:table-cell table:number-columns-repeated="2"/>
          <table:table-cell office:value-type="float" office:value="25828" calcext:value-type="float">
            <text:p>25828</text:p>
          </table:table-cell>
          <table:table-cell table:number-columns-repeated="3"/>
          <table:table-cell office:value-type="float" office:value="76095" calcext:value-type="float">
            <text:p>76095</text:p>
          </table:table-cell>
          <table:table-cell/>
          <table:table-cell office:value-type="float" office:value="76425" calcext:value-type="float">
            <text:p>76425</text:p>
          </table:table-cell>
          <table:table-cell/>
          <table:table-cell table:formula="of:=ABS([.H738]-[.J738])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84410" calcext:value-type="float">
            <text:p>84410</text:p>
          </table:table-cell>
          <table:table-cell table:number-columns-repeated="2"/>
          <table:table-cell office:value-type="float" office:value="99687" calcext:value-type="float">
            <text:p>99687</text:p>
          </table:table-cell>
          <table:table-cell table:number-columns-repeated="3"/>
          <table:table-cell office:value-type="float" office:value="76193" calcext:value-type="float">
            <text:p>76193</text:p>
          </table:table-cell>
          <table:table-cell/>
          <table:table-cell office:value-type="float" office:value="76473" calcext:value-type="float">
            <text:p>76473</text:p>
          </table:table-cell>
          <table:table-cell/>
          <table:table-cell table:formula="of:=ABS([.H739]-[.J739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7142" calcext:value-type="float">
            <text:p>37142</text:p>
          </table:table-cell>
          <table:table-cell table:number-columns-repeated="2"/>
          <table:table-cell office:value-type="float" office:value="98764" calcext:value-type="float">
            <text:p>98764</text:p>
          </table:table-cell>
          <table:table-cell table:number-columns-repeated="3"/>
          <table:table-cell office:value-type="float" office:value="76214" calcext:value-type="float">
            <text:p>76214</text:p>
          </table:table-cell>
          <table:table-cell/>
          <table:table-cell office:value-type="float" office:value="76530" calcext:value-type="float">
            <text:p>76530</text:p>
          </table:table-cell>
          <table:table-cell/>
          <table:table-cell table:formula="of:=ABS([.H740]-[.J740])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77446" calcext:value-type="float">
            <text:p>77446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76346" calcext:value-type="float">
            <text:p>76346</text:p>
          </table:table-cell>
          <table:table-cell/>
          <table:table-cell office:value-type="float" office:value="77092" calcext:value-type="float">
            <text:p>77092</text:p>
          </table:table-cell>
          <table:table-cell/>
          <table:table-cell table:formula="of:=ABS([.H741]-[.J741])"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55877" calcext:value-type="float">
            <text:p>55877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76442" calcext:value-type="float">
            <text:p>76442</text:p>
          </table:table-cell>
          <table:table-cell/>
          <table:table-cell office:value-type="float" office:value="77261" calcext:value-type="float">
            <text:p>77261</text:p>
          </table:table-cell>
          <table:table-cell/>
          <table:table-cell table:formula="of:=ABS([.H742]-[.J742])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67259" calcext:value-type="float">
            <text:p>67259</text:p>
          </table:table-cell>
          <table:table-cell table:number-columns-repeated="2"/>
          <table:table-cell office:value-type="float" office:value="79994" calcext:value-type="float">
            <text:p>79994</text:p>
          </table:table-cell>
          <table:table-cell table:number-columns-repeated="3"/>
          <table:table-cell office:value-type="float" office:value="76654" calcext:value-type="float">
            <text:p>76654</text:p>
          </table:table-cell>
          <table:table-cell/>
          <table:table-cell office:value-type="float" office:value="77261" calcext:value-type="float">
            <text:p>77261</text:p>
          </table:table-cell>
          <table:table-cell/>
          <table:table-cell table:formula="of:=ABS([.H743]-[.J743])"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99289" calcext:value-type="float">
            <text:p>99289</text:p>
          </table:table-cell>
          <table:table-cell table:number-columns-repeated="2"/>
          <table:table-cell office:value-type="float" office:value="76315" calcext:value-type="float">
            <text:p>76315</text:p>
          </table:table-cell>
          <table:table-cell table:number-columns-repeated="3"/>
          <table:table-cell office:value-type="float" office:value="76949" calcext:value-type="float">
            <text:p>76949</text:p>
          </table:table-cell>
          <table:table-cell/>
          <table:table-cell office:value-type="float" office:value="77261" calcext:value-type="float">
            <text:p>77261</text:p>
          </table:table-cell>
          <table:table-cell/>
          <table:table-cell table:formula="of:=ABS([.H744]-[.J744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85489" calcext:value-type="float">
            <text:p>85489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76953" calcext:value-type="float">
            <text:p>76953</text:p>
          </table:table-cell>
          <table:table-cell/>
          <table:table-cell office:value-type="float" office:value="77261" calcext:value-type="float">
            <text:p>77261</text:p>
          </table:table-cell>
          <table:table-cell/>
          <table:table-cell table:formula="of:=ABS([.H745]-[.J745]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1363" calcext:value-type="float">
            <text:p>31363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77017" calcext:value-type="float">
            <text:p>77017</text:p>
          </table:table-cell>
          <table:table-cell/>
          <table:table-cell office:value-type="float" office:value="77261" calcext:value-type="float">
            <text:p>77261</text:p>
          </table:table-cell>
          <table:table-cell/>
          <table:table-cell table:formula="of:=ABS([.H746]-[.J746]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96633" calcext:value-type="float">
            <text:p>96633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77114" calcext:value-type="float">
            <text:p>77114</text:p>
          </table:table-cell>
          <table:table-cell/>
          <table:table-cell office:value-type="float" office:value="77278" calcext:value-type="float">
            <text:p>77278</text:p>
          </table:table-cell>
          <table:table-cell/>
          <table:table-cell table:formula="of:=ABS([.H747]-[.J747]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81214" calcext:value-type="float">
            <text:p>81214</text:p>
          </table:table-cell>
          <table:table-cell table:number-columns-repeated="2"/>
          <table:table-cell office:value-type="float" office:value="76530" calcext:value-type="float">
            <text:p>76530</text:p>
          </table:table-cell>
          <table:table-cell table:number-columns-repeated="3"/>
          <table:table-cell office:value-type="float" office:value="77137" calcext:value-type="float">
            <text:p>77137</text:p>
          </table:table-cell>
          <table:table-cell/>
          <table:table-cell office:value-type="float" office:value="77295" calcext:value-type="float">
            <text:p>77295</text:p>
          </table:table-cell>
          <table:table-cell/>
          <table:table-cell table:formula="of:=ABS([.H748]-[.J748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7281" calcext:value-type="float">
            <text:p>87281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77261" calcext:value-type="float">
            <text:p>77261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49]-[.J749]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4440" calcext:value-type="float">
            <text:p>44440</text:p>
          </table:table-cell>
          <table:table-cell table:number-columns-repeated="2"/>
          <table:table-cell office:value-type="float" office:value="74182" calcext:value-type="float">
            <text:p>74182</text:p>
          </table:table-cell>
          <table:table-cell table:number-columns-repeated="3"/>
          <table:table-cell office:value-type="float" office:value="77267" calcext:value-type="float">
            <text:p>77267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0]-[.J750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3470" calcext:value-type="float">
            <text:p>63470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77274" calcext:value-type="float">
            <text:p>77274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1]-[.J751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2955" calcext:value-type="float">
            <text:p>42955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77297" calcext:value-type="float">
            <text:p>77297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2]-[.J752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4662" calcext:value-type="float">
            <text:p>94662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77328" calcext:value-type="float">
            <text:p>77328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3]-[.J7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46" calcext:value-type="float">
            <text:p>14746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 table:number-columns-repeated="3"/>
          <table:table-cell office:value-type="float" office:value="77380" calcext:value-type="float">
            <text:p>77380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4]-[.J754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61537" calcext:value-type="float">
            <text:p>61537</text:p>
          </table:table-cell>
          <table:table-cell table:number-columns-repeated="3"/>
          <table:table-cell office:value-type="float" office:value="77412" calcext:value-type="float">
            <text:p>77412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5]-[.J755]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69042" calcext:value-type="float">
            <text:p>69042</text:p>
          </table:table-cell>
          <table:table-cell table:number-columns-repeated="2"/>
          <table:table-cell office:value-type="float" office:value="13898" calcext:value-type="float">
            <text:p>13898</text:p>
          </table:table-cell>
          <table:table-cell table:number-columns-repeated="3"/>
          <table:table-cell office:value-type="float" office:value="77446" calcext:value-type="float">
            <text:p>77446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6]-[.J756]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3060" calcext:value-type="float">
            <text:p>13060</text:p>
          </table:table-cell>
          <table:table-cell table:number-columns-repeated="2"/>
          <table:table-cell office:value-type="float" office:value="61908" calcext:value-type="float">
            <text:p>61908</text:p>
          </table:table-cell>
          <table:table-cell table:number-columns-repeated="3"/>
          <table:table-cell office:value-type="float" office:value="77447" calcext:value-type="float">
            <text:p>77447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7]-[.J757]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43581" calcext:value-type="float">
            <text:p>43581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77509" calcext:value-type="float">
            <text:p>77509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8]-[.J758]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65247" calcext:value-type="float">
            <text:p>65247</text:p>
          </table:table-cell>
          <table:table-cell table:number-columns-repeated="2"/>
          <table:table-cell office:value-type="float" office:value="40213" calcext:value-type="float">
            <text:p>40213</text:p>
          </table:table-cell>
          <table:table-cell table:number-columns-repeated="3"/>
          <table:table-cell office:value-type="float" office:value="77512" calcext:value-type="float">
            <text:p>77512</text:p>
          </table:table-cell>
          <table:table-cell/>
          <table:table-cell office:value-type="float" office:value="77328" calcext:value-type="float">
            <text:p>77328</text:p>
          </table:table-cell>
          <table:table-cell/>
          <table:table-cell table:formula="of:=ABS([.H759]-[.J759]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96862" calcext:value-type="float">
            <text:p>96862</text:p>
          </table:table-cell>
          <table:table-cell table:number-columns-repeated="2"/>
          <table:table-cell office:value-type="float" office:value="77549" calcext:value-type="float">
            <text:p>77549</text:p>
          </table:table-cell>
          <table:table-cell table:number-columns-repeated="3"/>
          <table:table-cell office:value-type="float" office:value="77940" calcext:value-type="float">
            <text:p>77940</text:p>
          </table:table-cell>
          <table:table-cell/>
          <table:table-cell office:value-type="float" office:value="77549" calcext:value-type="float">
            <text:p>77549</text:p>
          </table:table-cell>
          <table:table-cell/>
          <table:table-cell table:formula="of:=ABS([.H760]-[.J760])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871" calcext:value-type="float">
            <text:p>39871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77996" calcext:value-type="float">
            <text:p>77996</text:p>
          </table:table-cell>
          <table:table-cell/>
          <table:table-cell office:value-type="float" office:value="77590" calcext:value-type="float">
            <text:p>77590</text:p>
          </table:table-cell>
          <table:table-cell/>
          <table:table-cell table:formula="of:=ABS([.H761]-[.J761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19865" calcext:value-type="float">
            <text:p>19865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78117" calcext:value-type="float">
            <text:p>78117</text:p>
          </table:table-cell>
          <table:table-cell/>
          <table:table-cell office:value-type="float" office:value="78082" calcext:value-type="float">
            <text:p>78082</text:p>
          </table:table-cell>
          <table:table-cell/>
          <table:table-cell table:formula="of:=ABS([.H762]-[.J76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table:number-columns-repeated="2"/>
          <table:table-cell office:value-type="float" office:value="92528" calcext:value-type="float">
            <text:p>92528</text:p>
          </table:table-cell>
          <table:table-cell table:number-columns-repeated="3"/>
          <table:table-cell office:value-type="float" office:value="78193" calcext:value-type="float">
            <text:p>78193</text:p>
          </table:table-cell>
          <table:table-cell/>
          <table:table-cell office:value-type="float" office:value="78190" calcext:value-type="float">
            <text:p>78190</text:p>
          </table:table-cell>
          <table:table-cell/>
          <table:table-cell table:formula="of:=ABS([.H763]-[.J76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881" calcext:value-type="float">
            <text:p>60881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78239" calcext:value-type="float">
            <text:p>78239</text:p>
          </table:table-cell>
          <table:table-cell/>
          <table:table-cell office:value-type="float" office:value="78226" calcext:value-type="float">
            <text:p>78226</text:p>
          </table:table-cell>
          <table:table-cell/>
          <table:table-cell table:formula="of:=ABS([.H764]-[.J764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5892" calcext:value-type="float">
            <text:p>85892</text:p>
          </table:table-cell>
          <table:table-cell table:number-columns-repeated="2"/>
          <table:table-cell office:value-type="float" office:value="31427" calcext:value-type="float">
            <text:p>31427</text:p>
          </table:table-cell>
          <table:table-cell table:number-columns-repeated="3"/>
          <table:table-cell office:value-type="float" office:value="78359" calcext:value-type="float">
            <text:p>78359</text:p>
          </table:table-cell>
          <table:table-cell/>
          <table:table-cell office:value-type="float" office:value="78275" calcext:value-type="float">
            <text:p>78275</text:p>
          </table:table-cell>
          <table:table-cell/>
          <table:table-cell table:formula="of:=ABS([.H765]-[.J765]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1497" calcext:value-type="float">
            <text:p>41497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78409" calcext:value-type="float">
            <text:p>78409</text:p>
          </table:table-cell>
          <table:table-cell/>
          <table:table-cell office:value-type="float" office:value="78355" calcext:value-type="float">
            <text:p>78355</text:p>
          </table:table-cell>
          <table:table-cell/>
          <table:table-cell table:formula="of:=ABS([.H766]-[.J766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6212" calcext:value-type="float">
            <text:p>16212</text:p>
          </table:table-cell>
          <table:table-cell table:number-columns-repeated="2"/>
          <table:table-cell office:value-type="float" office:value="33092" calcext:value-type="float">
            <text:p>33092</text:p>
          </table:table-cell>
          <table:table-cell table:number-columns-repeated="3"/>
          <table:table-cell office:value-type="float" office:value="78424" calcext:value-type="float">
            <text:p>78424</text:p>
          </table:table-cell>
          <table:table-cell/>
          <table:table-cell office:value-type="float" office:value="78376" calcext:value-type="float">
            <text:p>78376</text:p>
          </table:table-cell>
          <table:table-cell/>
          <table:table-cell table:formula="of:=ABS([.H767]-[.J767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5806" calcext:value-type="float">
            <text:p>25806</text:p>
          </table:table-cell>
          <table:table-cell table:number-columns-repeated="2"/>
          <table:table-cell office:value-type="float" office:value="75406" calcext:value-type="float">
            <text:p>75406</text:p>
          </table:table-cell>
          <table:table-cell table:number-columns-repeated="3"/>
          <table:table-cell office:value-type="float" office:value="78502" calcext:value-type="float">
            <text:p>78502</text:p>
          </table:table-cell>
          <table:table-cell/>
          <table:table-cell office:value-type="float" office:value="78473" calcext:value-type="float">
            <text:p>78473</text:p>
          </table:table-cell>
          <table:table-cell/>
          <table:table-cell table:formula="of:=ABS([.H768]-[.J768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8783" calcext:value-type="float">
            <text:p>98783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78670" calcext:value-type="float">
            <text:p>78670</text:p>
          </table:table-cell>
          <table:table-cell/>
          <table:table-cell office:value-type="float" office:value="78848" calcext:value-type="float">
            <text:p>78848</text:p>
          </table:table-cell>
          <table:table-cell/>
          <table:table-cell table:formula="of:=ABS([.H769]-[.J769]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84964" calcext:value-type="float">
            <text:p>84964</text:p>
          </table:table-cell>
          <table:table-cell table:number-columns-repeated="2"/>
          <table:table-cell office:value-type="float" office:value="34920" calcext:value-type="float">
            <text:p>34920</text:p>
          </table:table-cell>
          <table:table-cell table:number-columns-repeated="3"/>
          <table:table-cell office:value-type="float" office:value="78682" calcext:value-type="float">
            <text:p>78682</text:p>
          </table:table-cell>
          <table:table-cell/>
          <table:table-cell office:value-type="float" office:value="79036" calcext:value-type="float">
            <text:p>79036</text:p>
          </table:table-cell>
          <table:table-cell/>
          <table:table-cell table:formula="of:=ABS([.H770]-[.J770])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4895" calcext:value-type="float">
            <text:p>64895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78688" calcext:value-type="float">
            <text:p>78688</text:p>
          </table:table-cell>
          <table:table-cell/>
          <table:table-cell office:value-type="float" office:value="79311" calcext:value-type="float">
            <text:p>79311</text:p>
          </table:table-cell>
          <table:table-cell/>
          <table:table-cell table:formula="of:=ABS([.H771]-[.J771])"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49132" calcext:value-type="float">
            <text:p>49132</text:p>
          </table:table-cell>
          <table:table-cell table:number-columns-repeated="2"/>
          <table:table-cell office:value-type="float" office:value="55568" calcext:value-type="float">
            <text:p>55568</text:p>
          </table:table-cell>
          <table:table-cell table:number-columns-repeated="3"/>
          <table:table-cell office:value-type="float" office:value="78702" calcext:value-type="float">
            <text:p>78702</text:p>
          </table:table-cell>
          <table:table-cell/>
          <table:table-cell office:value-type="float" office:value="79614" calcext:value-type="float">
            <text:p>79614</text:p>
          </table:table-cell>
          <table:table-cell/>
          <table:table-cell table:formula="of:=ABS([.H772]-[.J772])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64979" calcext:value-type="float">
            <text:p>64979</text:p>
          </table:table-cell>
          <table:table-cell table:number-columns-repeated="2"/>
          <table:table-cell office:value-type="float" office:value="88017" calcext:value-type="float">
            <text:p>88017</text:p>
          </table:table-cell>
          <table:table-cell table:number-columns-repeated="3"/>
          <table:table-cell office:value-type="float" office:value="78760" calcext:value-type="float">
            <text:p>78760</text:p>
          </table:table-cell>
          <table:table-cell/>
          <table:table-cell office:value-type="float" office:value="79622" calcext:value-type="float">
            <text:p>79622</text:p>
          </table:table-cell>
          <table:table-cell/>
          <table:table-cell table:formula="of:=ABS([.H773]-[.J773])"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17208" calcext:value-type="float">
            <text:p>17208</text:p>
          </table:table-cell>
          <table:table-cell table:number-columns-repeated="2"/>
          <table:table-cell office:value-type="float" office:value="84371" calcext:value-type="float">
            <text:p>84371</text:p>
          </table:table-cell>
          <table:table-cell table:number-columns-repeated="3"/>
          <table:table-cell office:value-type="float" office:value="78811" calcext:value-type="float">
            <text:p>78811</text:p>
          </table:table-cell>
          <table:table-cell/>
          <table:table-cell office:value-type="float" office:value="79753" calcext:value-type="float">
            <text:p>79753</text:p>
          </table:table-cell>
          <table:table-cell/>
          <table:table-cell table:formula="of:=ABS([.H774]-[.J774])"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77114" calcext:value-type="float">
            <text:p>77114</text:p>
          </table:table-cell>
          <table:table-cell table:number-columns-repeated="2"/>
          <table:table-cell office:value-type="float" office:value="61301" calcext:value-type="float">
            <text:p>61301</text:p>
          </table:table-cell>
          <table:table-cell table:number-columns-repeated="3"/>
          <table:table-cell office:value-type="float" office:value="78873" calcext:value-type="float">
            <text:p>78873</text:p>
          </table:table-cell>
          <table:table-cell/>
          <table:table-cell office:value-type="float" office:value="79994" calcext:value-type="float">
            <text:p>79994</text:p>
          </table:table-cell>
          <table:table-cell/>
          <table:table-cell table:formula="of:=ABS([.H775]-[.J775])"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47287" calcext:value-type="float">
            <text:p>47287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79046" calcext:value-type="float">
            <text:p>79046</text:p>
          </table:table-cell>
          <table:table-cell/>
          <table:table-cell office:value-type="float" office:value="80253" calcext:value-type="float">
            <text:p>80253</text:p>
          </table:table-cell>
          <table:table-cell/>
          <table:table-cell table:formula="of:=ABS([.H776]-[.J776])"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67657" calcext:value-type="float">
            <text:p>67657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79054" calcext:value-type="float">
            <text:p>79054</text:p>
          </table:table-cell>
          <table:table-cell/>
          <table:table-cell office:value-type="float" office:value="80394" calcext:value-type="float">
            <text:p>80394</text:p>
          </table:table-cell>
          <table:table-cell/>
          <table:table-cell table:formula="of:=ABS([.H777]-[.J777])"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99439" calcext:value-type="float">
            <text:p>99439</text:p>
          </table:table-cell>
          <table:table-cell table:number-columns-repeated="2"/>
          <table:table-cell office:value-type="float" office:value="36267" calcext:value-type="float">
            <text:p>36267</text:p>
          </table:table-cell>
          <table:table-cell table:number-columns-repeated="3"/>
          <table:table-cell office:value-type="float" office:value="79122" calcext:value-type="float">
            <text:p>79122</text:p>
          </table:table-cell>
          <table:table-cell/>
          <table:table-cell office:value-type="float" office:value="80530" calcext:value-type="float">
            <text:p>80530</text:p>
          </table:table-cell>
          <table:table-cell/>
          <table:table-cell table:formula="of:=ABS([.H778]-[.J778])"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41719" calcext:value-type="float">
            <text:p>41719</text:p>
          </table:table-cell>
          <table:table-cell table:number-columns-repeated="2"/>
          <table:table-cell office:value-type="float" office:value="80913" calcext:value-type="float">
            <text:p>80913</text:p>
          </table:table-cell>
          <table:table-cell table:number-columns-repeated="3"/>
          <table:table-cell office:value-type="float" office:value="79235" calcext:value-type="float">
            <text:p>79235</text:p>
          </table:table-cell>
          <table:table-cell/>
          <table:table-cell office:value-type="float" office:value="80599" calcext:value-type="float">
            <text:p>80599</text:p>
          </table:table-cell>
          <table:table-cell/>
          <table:table-cell table:formula="of:=ABS([.H779]-[.J779])"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79716" calcext:value-type="float">
            <text:p>79716</text:p>
          </table:table-cell>
          <table:table-cell table:number-columns-repeated="2"/>
          <table:table-cell office:value-type="float" office:value="15507" calcext:value-type="float">
            <text:p>15507</text:p>
          </table:table-cell>
          <table:table-cell table:number-columns-repeated="3"/>
          <table:table-cell office:value-type="float" office:value="79247" calcext:value-type="float">
            <text:p>79247</text:p>
          </table:table-cell>
          <table:table-cell/>
          <table:table-cell office:value-type="float" office:value="80617" calcext:value-type="float">
            <text:p>80617</text:p>
          </table:table-cell>
          <table:table-cell/>
          <table:table-cell table:formula="of:=ABS([.H780]-[.J780])"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60986" calcext:value-type="float">
            <text:p>60986</text:p>
          </table:table-cell>
          <table:table-cell table:number-columns-repeated="2"/>
          <table:table-cell office:value-type="float" office:value="82042" calcext:value-type="float">
            <text:p>82042</text:p>
          </table:table-cell>
          <table:table-cell table:number-columns-repeated="3"/>
          <table:table-cell office:value-type="float" office:value="79266" calcext:value-type="float">
            <text:p>79266</text:p>
          </table:table-cell>
          <table:table-cell/>
          <table:table-cell office:value-type="float" office:value="80806" calcext:value-type="float">
            <text:p>80806</text:p>
          </table:table-cell>
          <table:table-cell/>
          <table:table-cell table:formula="of:=ABS([.H781]-[.J781])"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93689" calcext:value-type="float">
            <text:p>93689</text:p>
          </table:table-cell>
          <table:table-cell table:number-columns-repeated="2"/>
          <table:table-cell office:value-type="float" office:value="77261" calcext:value-type="float">
            <text:p>77261</text:p>
          </table:table-cell>
          <table:table-cell table:number-columns-repeated="3"/>
          <table:table-cell office:value-type="float" office:value="79347" calcext:value-type="float">
            <text:p>79347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2]-[.J782])"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41660" calcext:value-type="float">
            <text:p>41660</text:p>
          </table:table-cell>
          <table:table-cell table:number-columns-repeated="2"/>
          <table:table-cell office:value-type="float" office:value="42512" calcext:value-type="float">
            <text:p>42512</text:p>
          </table:table-cell>
          <table:table-cell table:number-columns-repeated="3"/>
          <table:table-cell office:value-type="float" office:value="79422" calcext:value-type="float">
            <text:p>7942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3]-[.J783])" office:value-type="float" office:value="1491" calcext:value-type="float">
            <text:p>1491</text:p>
          </table:table-cell>
          <table:table-cell table:number-columns-repeated="3"/>
        </table:table-row>
        <table:table-row table:style-name="ro1">
          <table:table-cell office:value-type="float" office:value="31113" calcext:value-type="float">
            <text:p>31113</text:p>
          </table:table-cell>
          <table:table-cell table:number-columns-repeated="2"/>
          <table:table-cell office:value-type="float" office:value="88722" calcext:value-type="float">
            <text:p>88722</text:p>
          </table:table-cell>
          <table:table-cell table:number-columns-repeated="3"/>
          <table:table-cell office:value-type="float" office:value="79509" calcext:value-type="float">
            <text:p>79509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4]-[.J784])"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5586" calcext:value-type="float">
            <text:p>15586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79510" calcext:value-type="float">
            <text:p>79510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5]-[.J785])"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float" office:value="93371" calcext:value-type="float">
            <text:p>93371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number-columns-repeated="3"/>
          <table:table-cell office:value-type="float" office:value="79620" calcext:value-type="float">
            <text:p>79620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6]-[.J786])"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float" office:value="97330" calcext:value-type="float">
            <text:p>97330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79716" calcext:value-type="float">
            <text:p>79716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7]-[.J787])" office:value-type="float" office:value="1197" calcext:value-type="float">
            <text:p>1197</text:p>
          </table:table-cell>
          <table:table-cell table:number-columns-repeated="3"/>
        </table:table-row>
        <table:table-row table:style-name="ro1">
          <table:table-cell office:value-type="float" office:value="14879" calcext:value-type="float">
            <text:p>14879</text:p>
          </table:table-cell>
          <table:table-cell table:number-columns-repeated="2"/>
          <table:table-cell office:value-type="float" office:value="95341" calcext:value-type="float">
            <text:p>95341</text:p>
          </table:table-cell>
          <table:table-cell table:number-columns-repeated="3"/>
          <table:table-cell office:value-type="float" office:value="79750" calcext:value-type="float">
            <text:p>79750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8]-[.J788])"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20385" calcext:value-type="float">
            <text:p>20385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79782" calcext:value-type="float">
            <text:p>7978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89]-[.J789])"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float" office:value="51055" calcext:value-type="float">
            <text:p>51055</text:p>
          </table:table-cell>
          <table:table-cell table:number-columns-repeated="2"/>
          <table:table-cell office:value-type="float" office:value="88017" calcext:value-type="float">
            <text:p>88017</text:p>
          </table:table-cell>
          <table:table-cell table:number-columns-repeated="3"/>
          <table:table-cell office:value-type="float" office:value="79851" calcext:value-type="float">
            <text:p>79851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0]-[.J790])"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76346" calcext:value-type="float">
            <text:p>76346</text:p>
          </table:table-cell>
          <table:table-cell table:number-columns-repeated="2"/>
          <table:table-cell office:value-type="float" office:value="66058" calcext:value-type="float">
            <text:p>66058</text:p>
          </table:table-cell>
          <table:table-cell table:number-columns-repeated="3"/>
          <table:table-cell office:value-type="float" office:value="79952" calcext:value-type="float">
            <text:p>7995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1]-[.J791])"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70253" calcext:value-type="float">
            <text:p>70253</text:p>
          </table:table-cell>
          <table:table-cell table:number-columns-repeated="2"/>
          <table:table-cell office:value-type="float" office:value="21087" calcext:value-type="float">
            <text:p>21087</text:p>
          </table:table-cell>
          <table:table-cell table:number-columns-repeated="3"/>
          <table:table-cell office:value-type="float" office:value="79964" calcext:value-type="float">
            <text:p>79964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2]-[.J792])"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63415" calcext:value-type="float">
            <text:p>63415</text:p>
          </table:table-cell>
          <table:table-cell table:number-columns-repeated="2"/>
          <table:table-cell office:value-type="float" office:value="80394" calcext:value-type="float">
            <text:p>80394</text:p>
          </table:table-cell>
          <table:table-cell table:number-columns-repeated="3"/>
          <table:table-cell office:value-type="float" office:value="79985" calcext:value-type="float">
            <text:p>79985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3]-[.J793])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5865" calcext:value-type="float">
            <text:p>95865</text:p>
          </table:table-cell>
          <table:table-cell table:number-columns-repeated="2"/>
          <table:table-cell office:value-type="float" office:value="99337" calcext:value-type="float">
            <text:p>99337</text:p>
          </table:table-cell>
          <table:table-cell table:number-columns-repeated="3"/>
          <table:table-cell office:value-type="float" office:value="80071" calcext:value-type="float">
            <text:p>80071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4]-[.J794])"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6466" calcext:value-type="float">
            <text:p>86466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80307" calcext:value-type="float">
            <text:p>80307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5]-[.J795])"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14242" calcext:value-type="float">
            <text:p>14242</text:p>
          </table:table-cell>
          <table:table-cell table:number-columns-repeated="2"/>
          <table:table-cell office:value-type="float" office:value="58182" calcext:value-type="float">
            <text:p>58182</text:p>
          </table:table-cell>
          <table:table-cell table:number-columns-repeated="3"/>
          <table:table-cell office:value-type="float" office:value="80322" calcext:value-type="float">
            <text:p>8032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6]-[.J796])"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4002" calcext:value-type="float">
            <text:p>54002</text:p>
          </table:table-cell>
          <table:table-cell table:number-columns-repeated="2"/>
          <table:table-cell office:value-type="float" office:value="31706" calcext:value-type="float">
            <text:p>31706</text:p>
          </table:table-cell>
          <table:table-cell table:number-columns-repeated="3"/>
          <table:table-cell office:value-type="float" office:value="80402" calcext:value-type="float">
            <text:p>8040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7]-[.J797])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70433" calcext:value-type="float">
            <text:p>70433</text:p>
          </table:table-cell>
          <table:table-cell table:number-columns-repeated="2"/>
          <table:table-cell office:value-type="float" office:value="62878" calcext:value-type="float">
            <text:p>62878</text:p>
          </table:table-cell>
          <table:table-cell table:number-columns-repeated="3"/>
          <table:table-cell office:value-type="float" office:value="80432" calcext:value-type="float">
            <text:p>80432</text:p>
          </table:table-cell>
          <table:table-cell/>
          <table:table-cell office:value-type="float" office:value="80913" calcext:value-type="float">
            <text:p>80913</text:p>
          </table:table-cell>
          <table:table-cell/>
          <table:table-cell table:formula="of:=ABS([.H798]-[.J798])"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91588" calcext:value-type="float">
            <text:p>91588</text:p>
          </table:table-cell>
          <table:table-cell table:number-columns-repeated="2"/>
          <table:table-cell office:value-type="float" office:value="32216" calcext:value-type="float">
            <text:p>32216</text:p>
          </table:table-cell>
          <table:table-cell table:number-columns-repeated="3"/>
          <table:table-cell office:value-type="float" office:value="80646" calcext:value-type="float">
            <text:p>80646</text:p>
          </table:table-cell>
          <table:table-cell/>
          <table:table-cell office:value-type="float" office:value="81140" calcext:value-type="float">
            <text:p>81140</text:p>
          </table:table-cell>
          <table:table-cell/>
          <table:table-cell table:formula="of:=ABS([.H799]-[.J799])"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37217" calcext:value-type="float">
            <text:p>37217</text:p>
          </table:table-cell>
          <table:table-cell table:number-columns-repeated="2"/>
          <table:table-cell office:value-type="float" office:value="30633" calcext:value-type="float">
            <text:p>30633</text:p>
          </table:table-cell>
          <table:table-cell table:number-columns-repeated="3"/>
          <table:table-cell office:value-type="float" office:value="80739" calcext:value-type="float">
            <text:p>80739</text:p>
          </table:table-cell>
          <table:table-cell/>
          <table:table-cell office:value-type="float" office:value="81529" calcext:value-type="float">
            <text:p>81529</text:p>
          </table:table-cell>
          <table:table-cell/>
          <table:table-cell table:formula="of:=ABS([.H800]-[.J800])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1912" calcext:value-type="float">
            <text:p>71912</text:p>
          </table:table-cell>
          <table:table-cell table:number-columns-repeated="2"/>
          <table:table-cell office:value-type="float" office:value="54182" calcext:value-type="float">
            <text:p>54182</text:p>
          </table:table-cell>
          <table:table-cell table:number-columns-repeated="3"/>
          <table:table-cell office:value-type="float" office:value="80770" calcext:value-type="float">
            <text:p>80770</text:p>
          </table:table-cell>
          <table:table-cell/>
          <table:table-cell office:value-type="float" office:value="81666" calcext:value-type="float">
            <text:p>81666</text:p>
          </table:table-cell>
          <table:table-cell/>
          <table:table-cell table:formula="of:=ABS([.H801]-[.J801])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15879" calcext:value-type="float">
            <text:p>15879</text:p>
          </table:table-cell>
          <table:table-cell table:number-columns-repeated="2"/>
          <table:table-cell office:value-type="float" office:value="87966" calcext:value-type="float">
            <text:p>87966</text:p>
          </table:table-cell>
          <table:table-cell table:number-columns-repeated="3"/>
          <table:table-cell office:value-type="float" office:value="80913" calcext:value-type="float">
            <text:p>80913</text:p>
          </table:table-cell>
          <table:table-cell/>
          <table:table-cell office:value-type="float" office:value="81703" calcext:value-type="float">
            <text:p>81703</text:p>
          </table:table-cell>
          <table:table-cell/>
          <table:table-cell table:formula="of:=ABS([.H802]-[.J802])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42596" calcext:value-type="float">
            <text:p>42596</text:p>
          </table:table-cell>
          <table:table-cell table:number-columns-repeated="2"/>
          <table:table-cell office:value-type="float" office:value="23041" calcext:value-type="float">
            <text:p>23041</text:p>
          </table:table-cell>
          <table:table-cell table:number-columns-repeated="3"/>
          <table:table-cell office:value-type="float" office:value="81095" calcext:value-type="float">
            <text:p>81095</text:p>
          </table:table-cell>
          <table:table-cell/>
          <table:table-cell office:value-type="float" office:value="81716" calcext:value-type="float">
            <text:p>81716</text:p>
          </table:table-cell>
          <table:table-cell/>
          <table:table-cell table:formula="of:=ABS([.H803]-[.J803])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90613" calcext:value-type="float">
            <text:p>90613</text:p>
          </table:table-cell>
          <table:table-cell table:number-columns-repeated="2"/>
          <table:table-cell office:value-type="float" office:value="99312" calcext:value-type="float">
            <text:p>99312</text:p>
          </table:table-cell>
          <table:table-cell table:number-columns-repeated="3"/>
          <table:table-cell office:value-type="float" office:value="81213" calcext:value-type="float">
            <text:p>81213</text:p>
          </table:table-cell>
          <table:table-cell/>
          <table:table-cell office:value-type="float" office:value="81767" calcext:value-type="float">
            <text:p>81767</text:p>
          </table:table-cell>
          <table:table-cell/>
          <table:table-cell table:formula="of:=ABS([.H804]-[.J804])"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69816" calcext:value-type="float">
            <text:p>69816</text:p>
          </table:table-cell>
          <table:table-cell table:number-columns-repeated="2"/>
          <table:table-cell office:value-type="float" office:value="55585" calcext:value-type="float">
            <text:p>55585</text:p>
          </table:table-cell>
          <table:table-cell table:number-columns-repeated="3"/>
          <table:table-cell office:value-type="float" office:value="81214" calcext:value-type="float">
            <text:p>81214</text:p>
          </table:table-cell>
          <table:table-cell/>
          <table:table-cell office:value-type="float" office:value="81795" calcext:value-type="float">
            <text:p>81795</text:p>
          </table:table-cell>
          <table:table-cell/>
          <table:table-cell table:formula="of:=ABS([.H805]-[.J805])"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82985" calcext:value-type="float">
            <text:p>82985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81313" calcext:value-type="float">
            <text:p>81313</text:p>
          </table:table-cell>
          <table:table-cell/>
          <table:table-cell office:value-type="float" office:value="81831" calcext:value-type="float">
            <text:p>81831</text:p>
          </table:table-cell>
          <table:table-cell/>
          <table:table-cell table:formula="of:=ABS([.H806]-[.J806])"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3592" calcext:value-type="float">
            <text:p>13592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81520" calcext:value-type="float">
            <text:p>81520</text:p>
          </table:table-cell>
          <table:table-cell/>
          <table:table-cell office:value-type="float" office:value="82036" calcext:value-type="float">
            <text:p>82036</text:p>
          </table:table-cell>
          <table:table-cell/>
          <table:table-cell table:formula="of:=ABS([.H807]-[.J807])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90849" calcext:value-type="float">
            <text:p>90849</text:p>
          </table:table-cell>
          <table:table-cell table:number-columns-repeated="2"/>
          <table:table-cell office:value-type="float" office:value="26519" calcext:value-type="float">
            <text:p>26519</text:p>
          </table:table-cell>
          <table:table-cell table:number-columns-repeated="3"/>
          <table:table-cell office:value-type="float" office:value="81540" calcext:value-type="float">
            <text:p>81540</text:p>
          </table:table-cell>
          <table:table-cell/>
          <table:table-cell office:value-type="float" office:value="82042" calcext:value-type="float">
            <text:p>82042</text:p>
          </table:table-cell>
          <table:table-cell/>
          <table:table-cell table:formula="of:=ABS([.H808]-[.J808])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33383" calcext:value-type="float">
            <text:p>33383</text:p>
          </table:table-cell>
          <table:table-cell table:number-columns-repeated="2"/>
          <table:table-cell office:value-type="float" office:value="32459" calcext:value-type="float">
            <text:p>32459</text:p>
          </table:table-cell>
          <table:table-cell table:number-columns-repeated="3"/>
          <table:table-cell office:value-type="float" office:value="81566" calcext:value-type="float">
            <text:p>81566</text:p>
          </table:table-cell>
          <table:table-cell/>
          <table:table-cell office:value-type="float" office:value="82109" calcext:value-type="float">
            <text:p>82109</text:p>
          </table:table-cell>
          <table:table-cell/>
          <table:table-cell table:formula="of:=ABS([.H809]-[.J809])"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97097" calcext:value-type="float">
            <text:p>97097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81713" calcext:value-type="float">
            <text:p>81713</text:p>
          </table:table-cell>
          <table:table-cell/>
          <table:table-cell office:value-type="float" office:value="82403" calcext:value-type="float">
            <text:p>82403</text:p>
          </table:table-cell>
          <table:table-cell/>
          <table:table-cell table:formula="of:=ABS([.H810]-[.J810])"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29779" calcext:value-type="float">
            <text:p>29779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81973" calcext:value-type="float">
            <text:p>81973</text:p>
          </table:table-cell>
          <table:table-cell/>
          <table:table-cell office:value-type="float" office:value="82570" calcext:value-type="float">
            <text:p>82570</text:p>
          </table:table-cell>
          <table:table-cell/>
          <table:table-cell table:formula="of:=ABS([.H811]-[.J811])"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19760" calcext:value-type="float">
            <text:p>19760</text:p>
          </table:table-cell>
          <table:table-cell table:number-columns-repeated="2"/>
          <table:table-cell office:value-type="float" office:value="25315" calcext:value-type="float">
            <text:p>25315</text:p>
          </table:table-cell>
          <table:table-cell table:number-columns-repeated="3"/>
          <table:table-cell office:value-type="float" office:value="82115" calcext:value-type="float">
            <text:p>82115</text:p>
          </table:table-cell>
          <table:table-cell/>
          <table:table-cell office:value-type="float" office:value="82570" calcext:value-type="float">
            <text:p>82570</text:p>
          </table:table-cell>
          <table:table-cell/>
          <table:table-cell table:formula="of:=ABS([.H812]-[.J812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93199" calcext:value-type="float">
            <text:p>93199</text:p>
          </table:table-cell>
          <table:table-cell table:number-columns-repeated="2"/>
          <table:table-cell office:value-type="float" office:value="26562" calcext:value-type="float">
            <text:p>26562</text:p>
          </table:table-cell>
          <table:table-cell table:number-columns-repeated="3"/>
          <table:table-cell office:value-type="float" office:value="82136" calcext:value-type="float">
            <text:p>82136</text:p>
          </table:table-cell>
          <table:table-cell/>
          <table:table-cell office:value-type="float" office:value="82570" calcext:value-type="float">
            <text:p>82570</text:p>
          </table:table-cell>
          <table:table-cell/>
          <table:table-cell table:formula="of:=ABS([.H813]-[.J813])"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5188" calcext:value-type="float">
            <text:p>35188</text:p>
          </table:table-cell>
          <table:table-cell table:number-columns-repeated="2"/>
          <table:table-cell office:value-type="float" office:value="46436" calcext:value-type="float">
            <text:p>46436</text:p>
          </table:table-cell>
          <table:table-cell table:number-columns-repeated="3"/>
          <table:table-cell office:value-type="float" office:value="82254" calcext:value-type="float">
            <text:p>82254</text:p>
          </table:table-cell>
          <table:table-cell/>
          <table:table-cell office:value-type="float" office:value="82873" calcext:value-type="float">
            <text:p>82873</text:p>
          </table:table-cell>
          <table:table-cell/>
          <table:table-cell table:formula="of:=ABS([.H814]-[.J814])"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38680" calcext:value-type="float">
            <text:p>38680</text:p>
          </table:table-cell>
          <table:table-cell table:number-columns-repeated="2"/>
          <table:table-cell office:value-type="float" office:value="32337" calcext:value-type="float">
            <text:p>32337</text:p>
          </table:table-cell>
          <table:table-cell table:number-columns-repeated="3"/>
          <table:table-cell office:value-type="float" office:value="82370" calcext:value-type="float">
            <text:p>82370</text:p>
          </table:table-cell>
          <table:table-cell/>
          <table:table-cell office:value-type="float" office:value="83362" calcext:value-type="float">
            <text:p>83362</text:p>
          </table:table-cell>
          <table:table-cell/>
          <table:table-cell table:formula="of:=ABS([.H815]-[.J815])"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75459" calcext:value-type="float">
            <text:p>75459</text:p>
          </table:table-cell>
          <table:table-cell table:number-columns-repeated="2"/>
          <table:table-cell office:value-type="float" office:value="86005" calcext:value-type="float">
            <text:p>86005</text:p>
          </table:table-cell>
          <table:table-cell table:number-columns-repeated="3"/>
          <table:table-cell office:value-type="float" office:value="82427" calcext:value-type="float">
            <text:p>82427</text:p>
          </table:table-cell>
          <table:table-cell/>
          <table:table-cell office:value-type="float" office:value="83449" calcext:value-type="float">
            <text:p>83449</text:p>
          </table:table-cell>
          <table:table-cell/>
          <table:table-cell table:formula="of:=ABS([.H816]-[.J816])"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9065" calcext:value-type="float">
            <text:p>19065</text:p>
          </table:table-cell>
          <table:table-cell table:number-columns-repeated="2"/>
          <table:table-cell office:value-type="float" office:value="95571" calcext:value-type="float">
            <text:p>95571</text:p>
          </table:table-cell>
          <table:table-cell table:number-columns-repeated="3"/>
          <table:table-cell office:value-type="float" office:value="82570" calcext:value-type="float">
            <text:p>82570</text:p>
          </table:table-cell>
          <table:table-cell/>
          <table:table-cell office:value-type="float" office:value="83574" calcext:value-type="float">
            <text:p>83574</text:p>
          </table:table-cell>
          <table:table-cell/>
          <table:table-cell table:formula="of:=ABS([.H817]-[.J817])"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35183" calcext:value-type="float">
            <text:p>35183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82584" calcext:value-type="float">
            <text:p>82584</text:p>
          </table:table-cell>
          <table:table-cell/>
          <table:table-cell office:value-type="float" office:value="83611" calcext:value-type="float">
            <text:p>83611</text:p>
          </table:table-cell>
          <table:table-cell/>
          <table:table-cell table:formula="of:=ABS([.H818]-[.J818])"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number-columns-repeated="2"/>
          <table:table-cell office:value-type="float" office:value="46976" calcext:value-type="float">
            <text:p>46976</text:p>
          </table:table-cell>
          <table:table-cell table:number-columns-repeated="3"/>
          <table:table-cell office:value-type="float" office:value="82708" calcext:value-type="float">
            <text:p>82708</text:p>
          </table:table-cell>
          <table:table-cell/>
          <table:table-cell office:value-type="float" office:value="83703" calcext:value-type="float">
            <text:p>83703</text:p>
          </table:table-cell>
          <table:table-cell/>
          <table:table-cell table:formula="of:=ABS([.H819]-[.J819])"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83060" calcext:value-type="float">
            <text:p>83060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82710" calcext:value-type="float">
            <text:p>82710</text:p>
          </table:table-cell>
          <table:table-cell/>
          <table:table-cell office:value-type="float" office:value="83748" calcext:value-type="float">
            <text:p>83748</text:p>
          </table:table-cell>
          <table:table-cell/>
          <table:table-cell table:formula="of:=ABS([.H820]-[.J820])"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77412" calcext:value-type="float">
            <text:p>77412</text:p>
          </table:table-cell>
          <table:table-cell table:number-columns-repeated="2"/>
          <table:table-cell office:value-type="float" office:value="94697" calcext:value-type="float">
            <text:p>94697</text:p>
          </table:table-cell>
          <table:table-cell table:number-columns-repeated="3"/>
          <table:table-cell office:value-type="float" office:value="82762" calcext:value-type="float">
            <text:p>82762</text:p>
          </table:table-cell>
          <table:table-cell/>
          <table:table-cell office:value-type="float" office:value="84017" calcext:value-type="float">
            <text:p>84017</text:p>
          </table:table-cell>
          <table:table-cell/>
          <table:table-cell table:formula="of:=ABS([.H821]-[.J821])" office:value-type="float" office:value="1255" calcext:value-type="float">
            <text:p>1255</text:p>
          </table:table-cell>
          <table:table-cell table:number-columns-repeated="3"/>
        </table:table-row>
        <table:table-row table:style-name="ro1">
          <table:table-cell office:value-type="float" office:value="97799" calcext:value-type="float">
            <text:p>97799</text:p>
          </table:table-cell>
          <table:table-cell table:number-columns-repeated="2"/>
          <table:table-cell office:value-type="float" office:value="22096" calcext:value-type="float">
            <text:p>22096</text:p>
          </table:table-cell>
          <table:table-cell table:number-columns-repeated="3"/>
          <table:table-cell office:value-type="float" office:value="82985" calcext:value-type="float">
            <text:p>82985</text:p>
          </table:table-cell>
          <table:table-cell/>
          <table:table-cell office:value-type="float" office:value="84043" calcext:value-type="float">
            <text:p>84043</text:p>
          </table:table-cell>
          <table:table-cell/>
          <table:table-cell table:formula="of:=ABS([.H822]-[.J822])"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32652" calcext:value-type="float">
            <text:p>32652</text:p>
          </table:table-cell>
          <table:table-cell table:number-columns-repeated="2"/>
          <table:table-cell office:value-type="float" office:value="69042" calcext:value-type="float">
            <text:p>69042</text:p>
          </table:table-cell>
          <table:table-cell table:number-columns-repeated="3"/>
          <table:table-cell office:value-type="float" office:value="83060" calcext:value-type="float">
            <text:p>83060</text:p>
          </table:table-cell>
          <table:table-cell/>
          <table:table-cell office:value-type="float" office:value="84113" calcext:value-type="float">
            <text:p>84113</text:p>
          </table:table-cell>
          <table:table-cell/>
          <table:table-cell table:formula="of:=ABS([.H823]-[.J823])"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float" office:value="94958" calcext:value-type="float">
            <text:p>94958</text:p>
          </table:table-cell>
          <table:table-cell table:number-columns-repeated="2"/>
          <table:table-cell office:value-type="float" office:value="91362" calcext:value-type="float">
            <text:p>91362</text:p>
          </table:table-cell>
          <table:table-cell table:number-columns-repeated="3"/>
          <table:table-cell office:value-type="float" office:value="83066" calcext:value-type="float">
            <text:p>83066</text:p>
          </table:table-cell>
          <table:table-cell/>
          <table:table-cell office:value-type="float" office:value="84130" calcext:value-type="float">
            <text:p>84130</text:p>
          </table:table-cell>
          <table:table-cell/>
          <table:table-cell table:formula="of:=ABS([.H824]-[.J824])"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72526" calcext:value-type="float">
            <text:p>72526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83078" calcext:value-type="float">
            <text:p>83078</text:p>
          </table:table-cell>
          <table:table-cell/>
          <table:table-cell office:value-type="float" office:value="84297" calcext:value-type="float">
            <text:p>84297</text:p>
          </table:table-cell>
          <table:table-cell/>
          <table:table-cell table:formula="of:=ABS([.H825]-[.J825])"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office:value-type="float" office:value="16026" calcext:value-type="float">
            <text:p>16026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83188" calcext:value-type="float">
            <text:p>83188</text:p>
          </table:table-cell>
          <table:table-cell/>
          <table:table-cell office:value-type="float" office:value="84371" calcext:value-type="float">
            <text:p>84371</text:p>
          </table:table-cell>
          <table:table-cell/>
          <table:table-cell table:formula="of:=ABS([.H826]-[.J826])" office:value-type="float" office:value="1183" calcext:value-type="float">
            <text:p>1183</text:p>
          </table:table-cell>
          <table:table-cell table:number-columns-repeated="3"/>
        </table:table-row>
        <table:table-row table:style-name="ro1">
          <table:table-cell office:value-type="float" office:value="80913" calcext:value-type="float">
            <text:p>80913</text:p>
          </table:table-cell>
          <table:table-cell table:number-columns-repeated="2"/>
          <table:table-cell office:value-type="float" office:value="82873" calcext:value-type="float">
            <text:p>82873</text:p>
          </table:table-cell>
          <table:table-cell table:number-columns-repeated="3"/>
          <table:table-cell office:value-type="float" office:value="83225" calcext:value-type="float">
            <text:p>83225</text:p>
          </table:table-cell>
          <table:table-cell/>
          <table:table-cell office:value-type="float" office:value="84479" calcext:value-type="float">
            <text:p>84479</text:p>
          </table:table-cell>
          <table:table-cell/>
          <table:table-cell table:formula="of:=ABS([.H827]-[.J827])"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41578" calcext:value-type="float">
            <text:p>41578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83292" calcext:value-type="float">
            <text:p>83292</text:p>
          </table:table-cell>
          <table:table-cell/>
          <table:table-cell office:value-type="float" office:value="84926" calcext:value-type="float">
            <text:p>84926</text:p>
          </table:table-cell>
          <table:table-cell/>
          <table:table-cell table:formula="of:=ABS([.H828]-[.J828])"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58877" calcext:value-type="float">
            <text:p>58877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83343" calcext:value-type="float">
            <text:p>83343</text:p>
          </table:table-cell>
          <table:table-cell/>
          <table:table-cell office:value-type="float" office:value="85121" calcext:value-type="float">
            <text:p>85121</text:p>
          </table:table-cell>
          <table:table-cell/>
          <table:table-cell table:formula="of:=ABS([.H829]-[.J829])"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37030" calcext:value-type="float">
            <text:p>37030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83424" calcext:value-type="float">
            <text:p>83424</text:p>
          </table:table-cell>
          <table:table-cell/>
          <table:table-cell office:value-type="float" office:value="85234" calcext:value-type="float">
            <text:p>85234</text:p>
          </table:table-cell>
          <table:table-cell/>
          <table:table-cell table:formula="of:=ABS([.H830]-[.J830])"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68147" calcext:value-type="float">
            <text:p>68147</text:p>
          </table:table-cell>
          <table:table-cell table:number-columns-repeated="2"/>
          <table:table-cell office:value-type="float" office:value="20144" calcext:value-type="float">
            <text:p>20144</text:p>
          </table:table-cell>
          <table:table-cell table:number-columns-repeated="3"/>
          <table:table-cell office:value-type="float" office:value="83592" calcext:value-type="float">
            <text:p>83592</text:p>
          </table:table-cell>
          <table:table-cell/>
          <table:table-cell office:value-type="float" office:value="85294" calcext:value-type="float">
            <text:p>85294</text:p>
          </table:table-cell>
          <table:table-cell/>
          <table:table-cell table:formula="of:=ABS([.H831]-[.J831])"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56044" calcext:value-type="float">
            <text:p>56044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83618" calcext:value-type="float">
            <text:p>83618</text:p>
          </table:table-cell>
          <table:table-cell/>
          <table:table-cell office:value-type="float" office:value="85533" calcext:value-type="float">
            <text:p>85533</text:p>
          </table:table-cell>
          <table:table-cell/>
          <table:table-cell table:formula="of:=ABS([.H832]-[.J832])"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23335" calcext:value-type="float">
            <text:p>23335</text:p>
          </table:table-cell>
          <table:table-cell table:number-columns-repeated="2"/>
          <table:table-cell office:value-type="float" office:value="53093" calcext:value-type="float">
            <text:p>53093</text:p>
          </table:table-cell>
          <table:table-cell table:number-columns-repeated="3"/>
          <table:table-cell office:value-type="float" office:value="83699" calcext:value-type="float">
            <text:p>83699</text:p>
          </table:table-cell>
          <table:table-cell/>
          <table:table-cell office:value-type="float" office:value="85570" calcext:value-type="float">
            <text:p>85570</text:p>
          </table:table-cell>
          <table:table-cell/>
          <table:table-cell table:formula="of:=ABS([.H833]-[.J833])"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float" office:value="42998" calcext:value-type="float">
            <text:p>42998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84072" calcext:value-type="float">
            <text:p>84072</text:p>
          </table:table-cell>
          <table:table-cell/>
          <table:table-cell office:value-type="float" office:value="85639" calcext:value-type="float">
            <text:p>85639</text:p>
          </table:table-cell>
          <table:table-cell/>
          <table:table-cell table:formula="of:=ABS([.H834]-[.J834])" office:value-type="float" office:value="1567" calcext:value-type="float">
            <text:p>1567</text:p>
          </table:table-cell>
          <table:table-cell table:number-columns-repeated="3"/>
        </table:table-row>
        <table:table-row table:style-name="ro1">
          <table:table-cell office:value-type="float" office:value="80307" calcext:value-type="float">
            <text:p>80307</text:p>
          </table:table-cell>
          <table:table-cell table:number-columns-repeated="2"/>
          <table:table-cell office:value-type="float" office:value="26625" calcext:value-type="float">
            <text:p>26625</text:p>
          </table:table-cell>
          <table:table-cell table:number-columns-repeated="3"/>
          <table:table-cell office:value-type="float" office:value="84090" calcext:value-type="float">
            <text:p>84090</text:p>
          </table:table-cell>
          <table:table-cell/>
          <table:table-cell office:value-type="float" office:value="85640" calcext:value-type="float">
            <text:p>85640</text:p>
          </table:table-cell>
          <table:table-cell/>
          <table:table-cell table:formula="of:=ABS([.H835]-[.J835])"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77512" calcext:value-type="float">
            <text:p>77512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84119" calcext:value-type="float">
            <text:p>84119</text:p>
          </table:table-cell>
          <table:table-cell/>
          <table:table-cell office:value-type="float" office:value="85733" calcext:value-type="float">
            <text:p>85733</text:p>
          </table:table-cell>
          <table:table-cell/>
          <table:table-cell table:formula="of:=ABS([.H836]-[.J836])"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54090" calcext:value-type="float">
            <text:p>54090</text:p>
          </table:table-cell>
          <table:table-cell table:number-columns-repeated="2"/>
          <table:table-cell office:value-type="float" office:value="30411" calcext:value-type="float">
            <text:p>30411</text:p>
          </table:table-cell>
          <table:table-cell table:number-columns-repeated="3"/>
          <table:table-cell office:value-type="float" office:value="84120" calcext:value-type="float">
            <text:p>84120</text:p>
          </table:table-cell>
          <table:table-cell/>
          <table:table-cell office:value-type="float" office:value="85780" calcext:value-type="float">
            <text:p>85780</text:p>
          </table:table-cell>
          <table:table-cell/>
          <table:table-cell table:formula="of:=ABS([.H837]-[.J837])"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88343" calcext:value-type="float">
            <text:p>88343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84127" calcext:value-type="float">
            <text:p>84127</text:p>
          </table:table-cell>
          <table:table-cell/>
          <table:table-cell office:value-type="float" office:value="86005" calcext:value-type="float">
            <text:p>86005</text:p>
          </table:table-cell>
          <table:table-cell/>
          <table:table-cell table:formula="of:=ABS([.H838]-[.J838])"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5894" calcext:value-type="float">
            <text:p>15894</text:p>
          </table:table-cell>
          <table:table-cell table:number-columns-repeated="2"/>
          <table:table-cell office:value-type="float" office:value="16084" calcext:value-type="float">
            <text:p>16084</text:p>
          </table:table-cell>
          <table:table-cell table:number-columns-repeated="3"/>
          <table:table-cell office:value-type="float" office:value="84152" calcext:value-type="float">
            <text:p>84152</text:p>
          </table:table-cell>
          <table:table-cell/>
          <table:table-cell office:value-type="float" office:value="86328" calcext:value-type="float">
            <text:p>86328</text:p>
          </table:table-cell>
          <table:table-cell/>
          <table:table-cell table:formula="of:=ABS([.H839]-[.J839])"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62706" calcext:value-type="float">
            <text:p>62706</text:p>
          </table:table-cell>
          <table:table-cell table:number-columns-repeated="2"/>
          <table:table-cell office:value-type="float" office:value="63686" calcext:value-type="float">
            <text:p>63686</text:p>
          </table:table-cell>
          <table:table-cell table:number-columns-repeated="3"/>
          <table:table-cell office:value-type="float" office:value="84211" calcext:value-type="float">
            <text:p>84211</text:p>
          </table:table-cell>
          <table:table-cell/>
          <table:table-cell office:value-type="float" office:value="86465" calcext:value-type="float">
            <text:p>86465</text:p>
          </table:table-cell>
          <table:table-cell/>
          <table:table-cell table:formula="of:=ABS([.H840]-[.J840])"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35842" calcext:value-type="float">
            <text:p>35842</text:p>
          </table:table-cell>
          <table:table-cell table:number-columns-repeated="2"/>
          <table:table-cell office:value-type="float" office:value="15310" calcext:value-type="float">
            <text:p>15310</text:p>
          </table:table-cell>
          <table:table-cell table:number-columns-repeated="3"/>
          <table:table-cell office:value-type="float" office:value="84410" calcext:value-type="float">
            <text:p>84410</text:p>
          </table:table-cell>
          <table:table-cell/>
          <table:table-cell office:value-type="float" office:value="86478" calcext:value-type="float">
            <text:p>86478</text:p>
          </table:table-cell>
          <table:table-cell/>
          <table:table-cell table:formula="of:=ABS([.H841]-[.J841])"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95072" calcext:value-type="float">
            <text:p>95072</text:p>
          </table:table-cell>
          <table:table-cell table:number-columns-repeated="2"/>
          <table:table-cell office:value-type="float" office:value="21419" calcext:value-type="float">
            <text:p>21419</text:p>
          </table:table-cell>
          <table:table-cell table:number-columns-repeated="3"/>
          <table:table-cell office:value-type="float" office:value="84447" calcext:value-type="float">
            <text:p>84447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2]-[.J842])"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52930" calcext:value-type="float">
            <text:p>52930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84481" calcext:value-type="float">
            <text:p>84481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3]-[.J843])"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75602" calcext:value-type="float">
            <text:p>75602</text:p>
          </table:table-cell>
          <table:table-cell table:number-columns-repeated="2"/>
          <table:table-cell office:value-type="float" office:value="14290" calcext:value-type="float">
            <text:p>14290</text:p>
          </table:table-cell>
          <table:table-cell table:number-columns-repeated="3"/>
          <table:table-cell office:value-type="float" office:value="84605" calcext:value-type="float">
            <text:p>84605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4]-[.J844])"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float" office:value="78117" calcext:value-type="float">
            <text:p>78117</text:p>
          </table:table-cell>
          <table:table-cell table:number-columns-repeated="2"/>
          <table:table-cell office:value-type="float" office:value="33467" calcext:value-type="float">
            <text:p>33467</text:p>
          </table:table-cell>
          <table:table-cell table:number-columns-repeated="3"/>
          <table:table-cell office:value-type="float" office:value="84612" calcext:value-type="float">
            <text:p>84612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5]-[.J845])"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65532" calcext:value-type="float">
            <text:p>65532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84669" calcext:value-type="float">
            <text:p>84669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6]-[.J846])" office:value-type="float" office:value="1811" calcext:value-type="float">
            <text:p>1811</text:p>
          </table:table-cell>
          <table:table-cell table:number-columns-repeated="3"/>
        </table:table-row>
        <table:table-row table:style-name="ro1">
          <table:table-cell office:value-type="float" office:value="75020" calcext:value-type="float">
            <text:p>75020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84800" calcext:value-type="float">
            <text:p>84800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7]-[.J847])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46455" calcext:value-type="float">
            <text:p>46455</text:p>
          </table:table-cell>
          <table:table-cell table:number-columns-repeated="2"/>
          <table:table-cell office:value-type="float" office:value="14369" calcext:value-type="float">
            <text:p>14369</text:p>
          </table:table-cell>
          <table:table-cell table:number-columns-repeated="3"/>
          <table:table-cell office:value-type="float" office:value="84885" calcext:value-type="float">
            <text:p>84885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8]-[.J848])"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62850" calcext:value-type="float">
            <text:p>62850</text:p>
          </table:table-cell>
          <table:table-cell table:number-columns-repeated="2"/>
          <table:table-cell office:value-type="float" office:value="42667" calcext:value-type="float">
            <text:p>42667</text:p>
          </table:table-cell>
          <table:table-cell table:number-columns-repeated="3"/>
          <table:table-cell office:value-type="float" office:value="84955" calcext:value-type="float">
            <text:p>84955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49]-[.J849])"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 office:value-type="float" office:value="81095" calcext:value-type="float">
            <text:p>81095</text:p>
          </table:table-cell>
          <table:table-cell table:number-columns-repeated="2"/>
          <table:table-cell office:value-type="float" office:value="47639" calcext:value-type="float">
            <text:p>47639</text:p>
          </table:table-cell>
          <table:table-cell table:number-columns-repeated="3"/>
          <table:table-cell office:value-type="float" office:value="84964" calcext:value-type="float">
            <text:p>84964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0]-[.J850])"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31291" calcext:value-type="float">
            <text:p>31291</text:p>
          </table:table-cell>
          <table:table-cell table:number-columns-repeated="2"/>
          <table:table-cell office:value-type="float" office:value="61965" calcext:value-type="float">
            <text:p>61965</text:p>
          </table:table-cell>
          <table:table-cell table:number-columns-repeated="3"/>
          <table:table-cell office:value-type="float" office:value="85087" calcext:value-type="float">
            <text:p>85087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1]-[.J851])"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27407" calcext:value-type="float">
            <text:p>27407</text:p>
          </table:table-cell>
          <table:table-cell table:number-columns-repeated="2"/>
          <table:table-cell office:value-type="float" office:value="87833" calcext:value-type="float">
            <text:p>87833</text:p>
          </table:table-cell>
          <table:table-cell table:number-columns-repeated="3"/>
          <table:table-cell office:value-type="float" office:value="85177" calcext:value-type="float">
            <text:p>85177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2]-[.J852])"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94752" calcext:value-type="float">
            <text:p>94752</text:p>
          </table:table-cell>
          <table:table-cell table:number-columns-repeated="2"/>
          <table:table-cell office:value-type="float" office:value="15102" calcext:value-type="float">
            <text:p>15102</text:p>
          </table:table-cell>
          <table:table-cell table:number-columns-repeated="3"/>
          <table:table-cell office:value-type="float" office:value="85315" calcext:value-type="float">
            <text:p>85315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3]-[.J853])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92700" calcext:value-type="float">
            <text:p>92700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85379" calcext:value-type="float">
            <text:p>85379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4]-[.J854])"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84447" calcext:value-type="float">
            <text:p>84447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85489" calcext:value-type="float">
            <text:p>85489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5]-[.J855])"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2801" calcext:value-type="float">
            <text:p>92801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85535" calcext:value-type="float">
            <text:p>85535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6]-[.J856])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29143" calcext:value-type="float">
            <text:p>29143</text:p>
          </table:table-cell>
          <table:table-cell table:number-columns-repeated="2"/>
          <table:table-cell office:value-type="float" office:value="49061" calcext:value-type="float">
            <text:p>49061</text:p>
          </table:table-cell>
          <table:table-cell table:number-columns-repeated="3"/>
          <table:table-cell office:value-type="float" office:value="85568" calcext:value-type="float">
            <text:p>85568</text:p>
          </table:table-cell>
          <table:table-cell/>
          <table:table-cell office:value-type="float" office:value="86480" calcext:value-type="float">
            <text:p>86480</text:p>
          </table:table-cell>
          <table:table-cell/>
          <table:table-cell table:formula="of:=ABS([.H857]-[.J857])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21884" calcext:value-type="float">
            <text:p>21884</text:p>
          </table:table-cell>
          <table:table-cell table:number-columns-repeated="2"/>
          <table:table-cell office:value-type="float" office:value="74720" calcext:value-type="float">
            <text:p>74720</text:p>
          </table:table-cell>
          <table:table-cell table:number-columns-repeated="3"/>
          <table:table-cell office:value-type="float" office:value="85620" calcext:value-type="float">
            <text:p>85620</text:p>
          </table:table-cell>
          <table:table-cell/>
          <table:table-cell office:value-type="float" office:value="86506" calcext:value-type="float">
            <text:p>86506</text:p>
          </table:table-cell>
          <table:table-cell/>
          <table:table-cell table:formula="of:=ABS([.H858]-[.J858])"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62375" calcext:value-type="float">
            <text:p>62375</text:p>
          </table:table-cell>
          <table:table-cell table:number-columns-repeated="2"/>
          <table:table-cell office:value-type="float" office:value="12941" calcext:value-type="float">
            <text:p>12941</text:p>
          </table:table-cell>
          <table:table-cell table:number-columns-repeated="3"/>
          <table:table-cell office:value-type="float" office:value="85698" calcext:value-type="float">
            <text:p>85698</text:p>
          </table:table-cell>
          <table:table-cell/>
          <table:table-cell office:value-type="float" office:value="86760" calcext:value-type="float">
            <text:p>86760</text:p>
          </table:table-cell>
          <table:table-cell/>
          <table:table-cell table:formula="of:=ABS([.H859]-[.J859])"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9197" calcext:value-type="float">
            <text:p>19197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85752" calcext:value-type="float">
            <text:p>85752</text:p>
          </table:table-cell>
          <table:table-cell/>
          <table:table-cell office:value-type="float" office:value="86802" calcext:value-type="float">
            <text:p>86802</text:p>
          </table:table-cell>
          <table:table-cell/>
          <table:table-cell table:formula="of:=ABS([.H860]-[.J860])"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54156" calcext:value-type="float">
            <text:p>54156</text:p>
          </table:table-cell>
          <table:table-cell table:number-columns-repeated="2"/>
          <table:table-cell office:value-type="float" office:value="27680" calcext:value-type="float">
            <text:p>27680</text:p>
          </table:table-cell>
          <table:table-cell table:number-columns-repeated="3"/>
          <table:table-cell office:value-type="float" office:value="85892" calcext:value-type="float">
            <text:p>85892</text:p>
          </table:table-cell>
          <table:table-cell/>
          <table:table-cell office:value-type="float" office:value="86977" calcext:value-type="float">
            <text:p>86977</text:p>
          </table:table-cell>
          <table:table-cell/>
          <table:table-cell table:formula="of:=ABS([.H861]-[.J861])"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float" office:value="78873" calcext:value-type="float">
            <text:p>78873</text:p>
          </table:table-cell>
          <table:table-cell table:number-columns-repeated="2"/>
          <table:table-cell office:value-type="float" office:value="80806" calcext:value-type="float">
            <text:p>80806</text:p>
          </table:table-cell>
          <table:table-cell table:number-columns-repeated="3"/>
          <table:table-cell office:value-type="float" office:value="85922" calcext:value-type="float">
            <text:p>85922</text:p>
          </table:table-cell>
          <table:table-cell/>
          <table:table-cell office:value-type="float" office:value="87235" calcext:value-type="float">
            <text:p>87235</text:p>
          </table:table-cell>
          <table:table-cell/>
          <table:table-cell table:formula="of:=ABS([.H862]-[.J862])"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float" office:value="38246" calcext:value-type="float">
            <text:p>38246</text:p>
          </table:table-cell>
          <table:table-cell table:number-columns-repeated="2"/>
          <table:table-cell office:value-type="float" office:value="76095" calcext:value-type="float">
            <text:p>76095</text:p>
          </table:table-cell>
          <table:table-cell table:number-columns-repeated="3"/>
          <table:table-cell office:value-type="float" office:value="85959" calcext:value-type="float">
            <text:p>85959</text:p>
          </table:table-cell>
          <table:table-cell/>
          <table:table-cell office:value-type="float" office:value="87418" calcext:value-type="float">
            <text:p>87418</text:p>
          </table:table-cell>
          <table:table-cell/>
          <table:table-cell table:formula="of:=ABS([.H863]-[.J863])" office:value-type="float" office:value="1459" calcext:value-type="float">
            <text:p>1459</text:p>
          </table:table-cell>
          <table:table-cell table:number-columns-repeated="3"/>
        </table:table-row>
        <table:table-row table:style-name="ro1">
          <table:table-cell office:value-type="float" office:value="72027" calcext:value-type="float">
            <text:p>72027</text:p>
          </table:table-cell>
          <table:table-cell table:number-columns-repeated="2"/>
          <table:table-cell office:value-type="float" office:value="27128" calcext:value-type="float">
            <text:p>27128</text:p>
          </table:table-cell>
          <table:table-cell table:number-columns-repeated="3"/>
          <table:table-cell office:value-type="float" office:value="86251" calcext:value-type="float">
            <text:p>86251</text:p>
          </table:table-cell>
          <table:table-cell/>
          <table:table-cell office:value-type="float" office:value="87458" calcext:value-type="float">
            <text:p>87458</text:p>
          </table:table-cell>
          <table:table-cell/>
          <table:table-cell table:formula="of:=ABS([.H864]-[.J864])"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91571" calcext:value-type="float">
            <text:p>91571</text:p>
          </table:table-cell>
          <table:table-cell table:number-columns-repeated="2"/>
          <table:table-cell office:value-type="float" office:value="17354" calcext:value-type="float">
            <text:p>17354</text:p>
          </table:table-cell>
          <table:table-cell table:number-columns-repeated="3"/>
          <table:table-cell office:value-type="float" office:value="86451" calcext:value-type="float">
            <text:p>86451</text:p>
          </table:table-cell>
          <table:table-cell/>
          <table:table-cell office:value-type="float" office:value="87545" calcext:value-type="float">
            <text:p>87545</text:p>
          </table:table-cell>
          <table:table-cell/>
          <table:table-cell table:formula="of:=ABS([.H865]-[.J865])"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53847" calcext:value-type="float">
            <text:p>53847</text:p>
          </table:table-cell>
          <table:table-cell table:number-columns-repeated="2"/>
          <table:table-cell office:value-type="float" office:value="40153" calcext:value-type="float">
            <text:p>40153</text:p>
          </table:table-cell>
          <table:table-cell table:number-columns-repeated="3"/>
          <table:table-cell office:value-type="float" office:value="86466" calcext:value-type="float">
            <text:p>86466</text:p>
          </table:table-cell>
          <table:table-cell/>
          <table:table-cell office:value-type="float" office:value="87659" calcext:value-type="float">
            <text:p>87659</text:p>
          </table:table-cell>
          <table:table-cell/>
          <table:table-cell table:formula="of:=ABS([.H866]-[.J866])"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 office:value-type="float" office:value="81973" calcext:value-type="float">
            <text:p>81973</text:p>
          </table:table-cell>
          <table:table-cell table:number-columns-repeated="2"/>
          <table:table-cell office:value-type="float" office:value="29225" calcext:value-type="float">
            <text:p>29225</text:p>
          </table:table-cell>
          <table:table-cell table:number-columns-repeated="3"/>
          <table:table-cell office:value-type="float" office:value="86480" calcext:value-type="float">
            <text:p>86480</text:p>
          </table:table-cell>
          <table:table-cell/>
          <table:table-cell office:value-type="float" office:value="87671" calcext:value-type="float">
            <text:p>87671</text:p>
          </table:table-cell>
          <table:table-cell/>
          <table:table-cell table:formula="of:=ABS([.H867]-[.J867])"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13732" calcext:value-type="float">
            <text:p>13732</text:p>
          </table:table-cell>
          <table:table-cell table:number-columns-repeated="2"/>
          <table:table-cell office:value-type="float" office:value="68670" calcext:value-type="float">
            <text:p>68670</text:p>
          </table:table-cell>
          <table:table-cell table:number-columns-repeated="3"/>
          <table:table-cell office:value-type="float" office:value="86499" calcext:value-type="float">
            <text:p>86499</text:p>
          </table:table-cell>
          <table:table-cell/>
          <table:table-cell office:value-type="float" office:value="87715" calcext:value-type="float">
            <text:p>87715</text:p>
          </table:table-cell>
          <table:table-cell/>
          <table:table-cell table:formula="of:=ABS([.H868]-[.J868])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38452" calcext:value-type="float">
            <text:p>38452</text:p>
          </table:table-cell>
          <table:table-cell table:number-columns-repeated="2"/>
          <table:table-cell office:value-type="float" office:value="20197" calcext:value-type="float">
            <text:p>20197</text:p>
          </table:table-cell>
          <table:table-cell table:number-columns-repeated="3"/>
          <table:table-cell office:value-type="float" office:value="86900" calcext:value-type="float">
            <text:p>86900</text:p>
          </table:table-cell>
          <table:table-cell/>
          <table:table-cell office:value-type="float" office:value="87719" calcext:value-type="float">
            <text:p>87719</text:p>
          </table:table-cell>
          <table:table-cell/>
          <table:table-cell table:formula="of:=ABS([.H869]-[.J869])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31228" calcext:value-type="float">
            <text:p>31228</text:p>
          </table:table-cell>
          <table:table-cell table:number-columns-repeated="2"/>
          <table:table-cell office:value-type="float" office:value="18468" calcext:value-type="float">
            <text:p>18468</text:p>
          </table:table-cell>
          <table:table-cell table:number-columns-repeated="3"/>
          <table:table-cell office:value-type="float" office:value="87100" calcext:value-type="float">
            <text:p>87100</text:p>
          </table:table-cell>
          <table:table-cell/>
          <table:table-cell office:value-type="float" office:value="87833" calcext:value-type="float">
            <text:p>87833</text:p>
          </table:table-cell>
          <table:table-cell/>
          <table:table-cell table:formula="of:=ABS([.H870]-[.J870])"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1135" calcext:value-type="float">
            <text:p>71135</text:p>
          </table:table-cell>
          <table:table-cell table:number-columns-repeated="2"/>
          <table:table-cell office:value-type="float" office:value="46834" calcext:value-type="float">
            <text:p>46834</text:p>
          </table:table-cell>
          <table:table-cell table:number-columns-repeated="3"/>
          <table:table-cell office:value-type="float" office:value="87281" calcext:value-type="float">
            <text:p>87281</text:p>
          </table:table-cell>
          <table:table-cell/>
          <table:table-cell office:value-type="float" office:value="87890" calcext:value-type="float">
            <text:p>87890</text:p>
          </table:table-cell>
          <table:table-cell/>
          <table:table-cell table:formula="of:=ABS([.H871]-[.J871])"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21688" calcext:value-type="float">
            <text:p>21688</text:p>
          </table:table-cell>
          <table:table-cell table:number-columns-repeated="2"/>
          <table:table-cell office:value-type="float" office:value="57767" calcext:value-type="float">
            <text:p>57767</text:p>
          </table:table-cell>
          <table:table-cell table:number-columns-repeated="3"/>
          <table:table-cell office:value-type="float" office:value="87303" calcext:value-type="float">
            <text:p>87303</text:p>
          </table:table-cell>
          <table:table-cell/>
          <table:table-cell office:value-type="float" office:value="87966" calcext:value-type="float">
            <text:p>87966</text:p>
          </table:table-cell>
          <table:table-cell/>
          <table:table-cell table:formula="of:=ABS([.H872]-[.J87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30221" calcext:value-type="float">
            <text:p>30221</text:p>
          </table:table-cell>
          <table:table-cell table:number-columns-repeated="2"/>
          <table:table-cell office:value-type="float" office:value="78848" calcext:value-type="float">
            <text:p>78848</text:p>
          </table:table-cell>
          <table:table-cell table:number-columns-repeated="3"/>
          <table:table-cell office:value-type="float" office:value="87330" calcext:value-type="float">
            <text:p>87330</text:p>
          </table:table-cell>
          <table:table-cell/>
          <table:table-cell office:value-type="float" office:value="88017" calcext:value-type="float">
            <text:p>88017</text:p>
          </table:table-cell>
          <table:table-cell/>
          <table:table-cell table:formula="of:=ABS([.H873]-[.J873])"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31781" calcext:value-type="float">
            <text:p>31781</text:p>
          </table:table-cell>
          <table:table-cell table:number-columns-repeated="2"/>
          <table:table-cell office:value-type="float" office:value="89061" calcext:value-type="float">
            <text:p>89061</text:p>
          </table:table-cell>
          <table:table-cell table:number-columns-repeated="3"/>
          <table:table-cell office:value-type="float" office:value="87427" calcext:value-type="float">
            <text:p>87427</text:p>
          </table:table-cell>
          <table:table-cell/>
          <table:table-cell office:value-type="float" office:value="88017" calcext:value-type="float">
            <text:p>88017</text:p>
          </table:table-cell>
          <table:table-cell/>
          <table:table-cell table:formula="of:=ABS([.H874]-[.J874])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31625" calcext:value-type="float">
            <text:p>31625</text:p>
          </table:table-cell>
          <table:table-cell table:number-columns-repeated="2"/>
          <table:table-cell office:value-type="float" office:value="87715" calcext:value-type="float">
            <text:p>87715</text:p>
          </table:table-cell>
          <table:table-cell table:number-columns-repeated="3"/>
          <table:table-cell office:value-type="float" office:value="87488" calcext:value-type="float">
            <text:p>87488</text:p>
          </table:table-cell>
          <table:table-cell/>
          <table:table-cell office:value-type="float" office:value="88017" calcext:value-type="float">
            <text:p>88017</text:p>
          </table:table-cell>
          <table:table-cell/>
          <table:table-cell table:formula="of:=ABS([.H875]-[.J875])"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131" calcext:value-type="float">
            <text:p>53131</text:p>
          </table:table-cell>
          <table:table-cell table:number-columns-repeated="2"/>
          <table:table-cell office:value-type="float" office:value="33362" calcext:value-type="float">
            <text:p>33362</text:p>
          </table:table-cell>
          <table:table-cell table:number-columns-repeated="3"/>
          <table:table-cell office:value-type="float" office:value="87683" calcext:value-type="float">
            <text:p>87683</text:p>
          </table:table-cell>
          <table:table-cell/>
          <table:table-cell office:value-type="float" office:value="88031" calcext:value-type="float">
            <text:p>88031</text:p>
          </table:table-cell>
          <table:table-cell/>
          <table:table-cell table:formula="of:=ABS([.H876]-[.J876])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50753" calcext:value-type="float">
            <text:p>50753</text:p>
          </table:table-cell>
          <table:table-cell table:number-columns-repeated="2"/>
          <table:table-cell office:value-type="float" office:value="82036" calcext:value-type="float">
            <text:p>82036</text:p>
          </table:table-cell>
          <table:table-cell table:number-columns-repeated="3"/>
          <table:table-cell office:value-type="float" office:value="87735" calcext:value-type="float">
            <text:p>87735</text:p>
          </table:table-cell>
          <table:table-cell/>
          <table:table-cell office:value-type="float" office:value="88279" calcext:value-type="float">
            <text:p>88279</text:p>
          </table:table-cell>
          <table:table-cell/>
          <table:table-cell table:formula="of:=ABS([.H877]-[.J877])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49089" calcext:value-type="float">
            <text:p>49089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87758" calcext:value-type="float">
            <text:p>87758</text:p>
          </table:table-cell>
          <table:table-cell/>
          <table:table-cell office:value-type="float" office:value="88722" calcext:value-type="float">
            <text:p>88722</text:p>
          </table:table-cell>
          <table:table-cell/>
          <table:table-cell table:formula="of:=ABS([.H878]-[.J878])"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49710" calcext:value-type="float">
            <text:p>49710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87781" calcext:value-type="float">
            <text:p>87781</text:p>
          </table:table-cell>
          <table:table-cell/>
          <table:table-cell office:value-type="float" office:value="88757" calcext:value-type="float">
            <text:p>88757</text:p>
          </table:table-cell>
          <table:table-cell/>
          <table:table-cell table:formula="of:=ABS([.H879]-[.J879])"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48564" calcext:value-type="float">
            <text:p>48564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87964" calcext:value-type="float">
            <text:p>87964</text:p>
          </table:table-cell>
          <table:table-cell/>
          <table:table-cell office:value-type="float" office:value="89061" calcext:value-type="float">
            <text:p>89061</text:p>
          </table:table-cell>
          <table:table-cell/>
          <table:table-cell table:formula="of:=ABS([.H880]-[.J880])" office:value-type="float" office:value="1097" calcext:value-type="float">
            <text:p>1097</text:p>
          </table:table-cell>
          <table:table-cell table:number-columns-repeated="3"/>
        </table:table-row>
        <table:table-row table:style-name="ro1">
          <table:table-cell office:value-type="float" office:value="29574" calcext:value-type="float">
            <text:p>29574</text:p>
          </table:table-cell>
          <table:table-cell table:number-columns-repeated="2"/>
          <table:table-cell office:value-type="float" office:value="93246" calcext:value-type="float">
            <text:p>93246</text:p>
          </table:table-cell>
          <table:table-cell table:number-columns-repeated="3"/>
          <table:table-cell office:value-type="float" office:value="88017" calcext:value-type="float">
            <text:p>88017</text:p>
          </table:table-cell>
          <table:table-cell/>
          <table:table-cell office:value-type="float" office:value="89157" calcext:value-type="float">
            <text:p>89157</text:p>
          </table:table-cell>
          <table:table-cell/>
          <table:table-cell table:formula="of:=ABS([.H881]-[.J881])"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84072" calcext:value-type="float">
            <text:p>84072</text:p>
          </table:table-cell>
          <table:table-cell table:number-columns-repeated="2"/>
          <table:table-cell office:value-type="float" office:value="74995" calcext:value-type="float">
            <text:p>74995</text:p>
          </table:table-cell>
          <table:table-cell table:number-columns-repeated="3"/>
          <table:table-cell office:value-type="float" office:value="88027" calcext:value-type="float">
            <text:p>88027</text:p>
          </table:table-cell>
          <table:table-cell/>
          <table:table-cell office:value-type="float" office:value="89737" calcext:value-type="float">
            <text:p>89737</text:p>
          </table:table-cell>
          <table:table-cell/>
          <table:table-cell table:formula="of:=ABS([.H882]-[.J882])"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90715" calcext:value-type="float">
            <text:p>90715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88094" calcext:value-type="float">
            <text:p>88094</text:p>
          </table:table-cell>
          <table:table-cell/>
          <table:table-cell office:value-type="float" office:value="89829" calcext:value-type="float">
            <text:p>89829</text:p>
          </table:table-cell>
          <table:table-cell/>
          <table:table-cell table:formula="of:=ABS([.H883]-[.J883])" office:value-type="float" office:value="1735" calcext:value-type="float">
            <text:p>1735</text:p>
          </table:table-cell>
          <table:table-cell table:number-columns-repeated="3"/>
        </table:table-row>
        <table:table-row table:style-name="ro1">
          <table:table-cell office:value-type="float" office:value="87964" calcext:value-type="float">
            <text:p>87964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table:number-columns-repeated="3"/>
          <table:table-cell office:value-type="float" office:value="88097" calcext:value-type="float">
            <text:p>88097</text:p>
          </table:table-cell>
          <table:table-cell/>
          <table:table-cell office:value-type="float" office:value="90011" calcext:value-type="float">
            <text:p>90011</text:p>
          </table:table-cell>
          <table:table-cell/>
          <table:table-cell table:formula="of:=ABS([.H884]-[.J884])"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73204" calcext:value-type="float">
            <text:p>73204</text:p>
          </table:table-cell>
          <table:table-cell table:number-columns-repeated="2"/>
          <table:table-cell office:value-type="float" office:value="78226" calcext:value-type="float">
            <text:p>78226</text:p>
          </table:table-cell>
          <table:table-cell table:number-columns-repeated="3"/>
          <table:table-cell office:value-type="float" office:value="88201" calcext:value-type="float">
            <text:p>88201</text:p>
          </table:table-cell>
          <table:table-cell/>
          <table:table-cell office:value-type="float" office:value="90184" calcext:value-type="float">
            <text:p>90184</text:p>
          </table:table-cell>
          <table:table-cell/>
          <table:table-cell table:formula="of:=ABS([.H885]-[.J885])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78502" calcext:value-type="float">
            <text:p>78502</text:p>
          </table:table-cell>
          <table:table-cell table:number-columns-repeated="2"/>
          <table:table-cell office:value-type="float" office:value="52265" calcext:value-type="float">
            <text:p>52265</text:p>
          </table:table-cell>
          <table:table-cell table:number-columns-repeated="3"/>
          <table:table-cell office:value-type="float" office:value="88343" calcext:value-type="float">
            <text:p>88343</text:p>
          </table:table-cell>
          <table:table-cell/>
          <table:table-cell office:value-type="float" office:value="90325" calcext:value-type="float">
            <text:p>90325</text:p>
          </table:table-cell>
          <table:table-cell/>
          <table:table-cell table:formula="of:=ABS([.H886]-[.J886])"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87303" calcext:value-type="float">
            <text:p>87303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88514" calcext:value-type="float">
            <text:p>88514</text:p>
          </table:table-cell>
          <table:table-cell/>
          <table:table-cell office:value-type="float" office:value="90404" calcext:value-type="float">
            <text:p>90404</text:p>
          </table:table-cell>
          <table:table-cell/>
          <table:table-cell table:formula="of:=ABS([.H887]-[.J887])"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31906" calcext:value-type="float">
            <text:p>31906</text:p>
          </table:table-cell>
          <table:table-cell table:number-columns-repeated="2"/>
          <table:table-cell office:value-type="float" office:value="27800" calcext:value-type="float">
            <text:p>27800</text:p>
          </table:table-cell>
          <table:table-cell table:number-columns-repeated="3"/>
          <table:table-cell office:value-type="float" office:value="88520" calcext:value-type="float">
            <text:p>88520</text:p>
          </table:table-cell>
          <table:table-cell/>
          <table:table-cell office:value-type="float" office:value="90454" calcext:value-type="float">
            <text:p>90454</text:p>
          </table:table-cell>
          <table:table-cell/>
          <table:table-cell table:formula="of:=ABS([.H888]-[.J888])"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74740" calcext:value-type="float">
            <text:p>74740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88548" calcext:value-type="float">
            <text:p>88548</text:p>
          </table:table-cell>
          <table:table-cell/>
          <table:table-cell office:value-type="float" office:value="91109" calcext:value-type="float">
            <text:p>91109</text:p>
          </table:table-cell>
          <table:table-cell/>
          <table:table-cell table:formula="of:=ABS([.H889]-[.J889])"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22098" calcext:value-type="float">
            <text:p>22098</text:p>
          </table:table-cell>
          <table:table-cell table:number-columns-repeated="2"/>
          <table:table-cell office:value-type="float" office:value="43030" calcext:value-type="float">
            <text:p>43030</text:p>
          </table:table-cell>
          <table:table-cell table:number-columns-repeated="3"/>
          <table:table-cell office:value-type="float" office:value="88565" calcext:value-type="float">
            <text:p>88565</text:p>
          </table:table-cell>
          <table:table-cell/>
          <table:table-cell office:value-type="float" office:value="91167" calcext:value-type="float">
            <text:p>91167</text:p>
          </table:table-cell>
          <table:table-cell/>
          <table:table-cell table:formula="of:=ABS([.H890]-[.J890])"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53867" calcext:value-type="float">
            <text:p>53867</text:p>
          </table:table-cell>
          <table:table-cell table:number-columns-repeated="2"/>
          <table:table-cell office:value-type="float" office:value="78190" calcext:value-type="float">
            <text:p>78190</text:p>
          </table:table-cell>
          <table:table-cell table:number-columns-repeated="3"/>
          <table:table-cell office:value-type="float" office:value="88672" calcext:value-type="float">
            <text:p>88672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1]-[.J891])"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67350" calcext:value-type="float">
            <text:p>67350</text:p>
          </table:table-cell>
          <table:table-cell table:number-columns-repeated="2"/>
          <table:table-cell office:value-type="float" office:value="85640" calcext:value-type="float">
            <text:p>85640</text:p>
          </table:table-cell>
          <table:table-cell table:number-columns-repeated="3"/>
          <table:table-cell office:value-type="float" office:value="88675" calcext:value-type="float">
            <text:p>88675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2]-[.J892])" office:value-type="float" office:value="2687" calcext:value-type="float">
            <text:p>2687</text:p>
          </table:table-cell>
          <table:table-cell table:number-columns-repeated="3"/>
        </table:table-row>
        <table:table-row table:style-name="ro1">
          <table:table-cell office:value-type="float" office:value="91135" calcext:value-type="float">
            <text:p>91135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88746" calcext:value-type="float">
            <text:p>88746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3]-[.J893])"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53468" calcext:value-type="float">
            <text:p>53468</text:p>
          </table:table-cell>
          <table:table-cell table:number-columns-repeated="2"/>
          <table:table-cell office:value-type="float" office:value="10699" calcext:value-type="float">
            <text:p>10699</text:p>
          </table:table-cell>
          <table:table-cell table:number-columns-repeated="3"/>
          <table:table-cell office:value-type="float" office:value="88914" calcext:value-type="float">
            <text:p>88914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4]-[.J894])" office:value-type="float" office:value="2448" calcext:value-type="float">
            <text:p>2448</text:p>
          </table:table-cell>
          <table:table-cell table:number-columns-repeated="3"/>
        </table:table-row>
        <table:table-row table:style-name="ro1">
          <table:table-cell office:value-type="float" office:value="30141" calcext:value-type="float">
            <text:p>30141</text:p>
          </table:table-cell>
          <table:table-cell table:number-columns-repeated="2"/>
          <table:table-cell office:value-type="float" office:value="53709" calcext:value-type="float">
            <text:p>53709</text:p>
          </table:table-cell>
          <table:table-cell table:number-columns-repeated="3"/>
          <table:table-cell office:value-type="float" office:value="89021" calcext:value-type="float">
            <text:p>89021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5]-[.J895])" office:value-type="float" office:value="2341" calcext:value-type="float">
            <text:p>2341</text:p>
          </table:table-cell>
          <table:table-cell table:number-columns-repeated="3"/>
        </table:table-row>
        <table:table-row table:style-name="ro1">
          <table:table-cell office:value-type="float" office:value="74308" calcext:value-type="float">
            <text:p>74308</text:p>
          </table:table-cell>
          <table:table-cell table:number-columns-repeated="2"/>
          <table:table-cell office:value-type="float" office:value="16668" calcext:value-type="float">
            <text:p>16668</text:p>
          </table:table-cell>
          <table:table-cell table:number-columns-repeated="3"/>
          <table:table-cell office:value-type="float" office:value="89513" calcext:value-type="float">
            <text:p>89513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6]-[.J896])"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69043" calcext:value-type="float">
            <text:p>69043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89553" calcext:value-type="float">
            <text:p>89553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7]-[.J897])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float" office:value="88017" calcext:value-type="float">
            <text:p>88017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89685" calcext:value-type="float">
            <text:p>89685</text:p>
          </table:table-cell>
          <table:table-cell/>
          <table:table-cell office:value-type="float" office:value="91362" calcext:value-type="float">
            <text:p>91362</text:p>
          </table:table-cell>
          <table:table-cell/>
          <table:table-cell table:formula="of:=ABS([.H898]-[.J898])"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 office:value-type="float" office:value="17584" calcext:value-type="float">
            <text:p>17584</text:p>
          </table:table-cell>
          <table:table-cell table:number-columns-repeated="2"/>
          <table:table-cell office:value-type="float" office:value="21883" calcext:value-type="float">
            <text:p>21883</text:p>
          </table:table-cell>
          <table:table-cell table:number-columns-repeated="3"/>
          <table:table-cell office:value-type="float" office:value="89694" calcext:value-type="float">
            <text:p>89694</text:p>
          </table:table-cell>
          <table:table-cell/>
          <table:table-cell office:value-type="float" office:value="91732" calcext:value-type="float">
            <text:p>91732</text:p>
          </table:table-cell>
          <table:table-cell/>
          <table:table-cell table:formula="of:=ABS([.H899]-[.J899])"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32718" calcext:value-type="float">
            <text:p>32718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89808" calcext:value-type="float">
            <text:p>89808</text:p>
          </table:table-cell>
          <table:table-cell/>
          <table:table-cell office:value-type="float" office:value="91925" calcext:value-type="float">
            <text:p>91925</text:p>
          </table:table-cell>
          <table:table-cell/>
          <table:table-cell table:formula="of:=ABS([.H900]-[.J900])"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 office:value-type="float" office:value="12671" calcext:value-type="float">
            <text:p>12671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89852" calcext:value-type="float">
            <text:p>89852</text:p>
          </table:table-cell>
          <table:table-cell/>
          <table:table-cell office:value-type="float" office:value="92487" calcext:value-type="float">
            <text:p>92487</text:p>
          </table:table-cell>
          <table:table-cell/>
          <table:table-cell table:formula="of:=ABS([.H901]-[.J901])"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69879" calcext:value-type="float">
            <text:p>69879</text:p>
          </table:table-cell>
          <table:table-cell table:number-columns-repeated="2"/>
          <table:table-cell office:value-type="float" office:value="39023" calcext:value-type="float">
            <text:p>39023</text:p>
          </table:table-cell>
          <table:table-cell table:number-columns-repeated="3"/>
          <table:table-cell office:value-type="float" office:value="89930" calcext:value-type="float">
            <text:p>89930</text:p>
          </table:table-cell>
          <table:table-cell/>
          <table:table-cell office:value-type="float" office:value="92528" calcext:value-type="float">
            <text:p>92528</text:p>
          </table:table-cell>
          <table:table-cell/>
          <table:table-cell table:formula="of:=ABS([.H902]-[.J902])"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59025" calcext:value-type="float">
            <text:p>59025</text:p>
          </table:table-cell>
          <table:table-cell table:number-columns-repeated="2"/>
          <table:table-cell office:value-type="float" office:value="98514" calcext:value-type="float">
            <text:p>98514</text:p>
          </table:table-cell>
          <table:table-cell table:number-columns-repeated="3"/>
          <table:table-cell office:value-type="float" office:value="90088" calcext:value-type="float">
            <text:p>90088</text:p>
          </table:table-cell>
          <table:table-cell/>
          <table:table-cell office:value-type="float" office:value="92533" calcext:value-type="float">
            <text:p>92533</text:p>
          </table:table-cell>
          <table:table-cell/>
          <table:table-cell table:formula="of:=ABS([.H903]-[.J903])"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office:value-type="float" office:value="52386" calcext:value-type="float">
            <text:p>52386</text:p>
          </table:table-cell>
          <table:table-cell table:number-columns-repeated="2"/>
          <table:table-cell office:value-type="float" office:value="35842" calcext:value-type="float">
            <text:p>35842</text:p>
          </table:table-cell>
          <table:table-cell table:number-columns-repeated="3"/>
          <table:table-cell office:value-type="float" office:value="90101" calcext:value-type="float">
            <text:p>90101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4]-[.J904])"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61922" calcext:value-type="float">
            <text:p>61922</text:p>
          </table:table-cell>
          <table:table-cell table:number-columns-repeated="2"/>
          <table:table-cell office:value-type="float" office:value="63179" calcext:value-type="float">
            <text:p>63179</text:p>
          </table:table-cell>
          <table:table-cell table:number-columns-repeated="3"/>
          <table:table-cell office:value-type="float" office:value="90466" calcext:value-type="float">
            <text:p>90466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5]-[.J905])" office:value-type="float" office:value="2249" calcext:value-type="float">
            <text:p>2249</text:p>
          </table:table-cell>
          <table:table-cell table:number-columns-repeated="3"/>
        </table:table-row>
        <table:table-row table:style-name="ro1">
          <table:table-cell office:value-type="float" office:value="89685" calcext:value-type="float">
            <text:p>89685</text:p>
          </table:table-cell>
          <table:table-cell table:number-columns-repeated="2"/>
          <table:table-cell office:value-type="float" office:value="19402" calcext:value-type="float">
            <text:p>19402</text:p>
          </table:table-cell>
          <table:table-cell table:number-columns-repeated="3"/>
          <table:table-cell office:value-type="float" office:value="90484" calcext:value-type="float">
            <text:p>90484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6]-[.J906])" office:value-type="float" office:value="2231" calcext:value-type="float">
            <text:p>2231</text:p>
          </table:table-cell>
          <table:table-cell table:number-columns-repeated="3"/>
        </table:table-row>
        <table:table-row table:style-name="ro1">
          <table:table-cell office:value-type="float" office:value="95571" calcext:value-type="float">
            <text:p>95571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90546" calcext:value-type="float">
            <text:p>90546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7]-[.J907])" office:value-type="float" office:value="2169" calcext:value-type="float">
            <text:p>2169</text:p>
          </table:table-cell>
          <table:table-cell table:number-columns-repeated="3"/>
        </table:table-row>
        <table:table-row table:style-name="ro1">
          <table:table-cell office:value-type="float" office:value="86480" calcext:value-type="float">
            <text:p>86480</text:p>
          </table:table-cell>
          <table:table-cell table:number-columns-repeated="2"/>
          <table:table-cell office:value-type="float" office:value="86465" calcext:value-type="float">
            <text:p>86465</text:p>
          </table:table-cell>
          <table:table-cell table:number-columns-repeated="3"/>
          <table:table-cell office:value-type="float" office:value="90557" calcext:value-type="float">
            <text:p>90557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8]-[.J908])"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78702" calcext:value-type="float">
            <text:p>78702</text:p>
          </table:table-cell>
          <table:table-cell table:number-columns-repeated="2"/>
          <table:table-cell office:value-type="float" office:value="13752" calcext:value-type="float">
            <text:p>13752</text:p>
          </table:table-cell>
          <table:table-cell table:number-columns-repeated="3"/>
          <table:table-cell office:value-type="float" office:value="90580" calcext:value-type="float">
            <text:p>90580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09]-[.J909])"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float" office:value="29611" calcext:value-type="float">
            <text:p>29611</text:p>
          </table:table-cell>
          <table:table-cell table:number-columns-repeated="2"/>
          <table:table-cell office:value-type="float" office:value="35253" calcext:value-type="float">
            <text:p>35253</text:p>
          </table:table-cell>
          <table:table-cell table:number-columns-repeated="3"/>
          <table:table-cell office:value-type="float" office:value="90613" calcext:value-type="float">
            <text:p>90613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0]-[.J910])"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92687" calcext:value-type="float">
            <text:p>92687</text:p>
          </table:table-cell>
          <table:table-cell table:number-columns-repeated="2"/>
          <table:table-cell office:value-type="float" office:value="77295" calcext:value-type="float">
            <text:p>77295</text:p>
          </table:table-cell>
          <table:table-cell table:number-columns-repeated="3"/>
          <table:table-cell office:value-type="float" office:value="90620" calcext:value-type="float">
            <text:p>90620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1]-[.J911])" office:value-type="float" office:value="2095" calcext:value-type="float">
            <text:p>2095</text:p>
          </table:table-cell>
          <table:table-cell table:number-columns-repeated="3"/>
        </table:table-row>
        <table:table-row table:style-name="ro1">
          <table:table-cell office:value-type="float" office:value="66461" calcext:value-type="float">
            <text:p>66461</text:p>
          </table:table-cell>
          <table:table-cell table:number-columns-repeated="2"/>
          <table:table-cell office:value-type="float" office:value="39430" calcext:value-type="float">
            <text:p>39430</text:p>
          </table:table-cell>
          <table:table-cell table:number-columns-repeated="3"/>
          <table:table-cell office:value-type="float" office:value="90715" calcext:value-type="float">
            <text:p>90715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2]-[.J912])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8818" calcext:value-type="float">
            <text:p>18818</text:p>
          </table:table-cell>
          <table:table-cell table:number-columns-repeated="2"/>
          <table:table-cell office:value-type="float" office:value="98611" calcext:value-type="float">
            <text:p>98611</text:p>
          </table:table-cell>
          <table:table-cell table:number-columns-repeated="3"/>
          <table:table-cell office:value-type="float" office:value="90797" calcext:value-type="float">
            <text:p>90797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3]-[.J913])"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64227" calcext:value-type="float">
            <text:p>64227</text:p>
          </table:table-cell>
          <table:table-cell table:number-columns-repeated="2"/>
          <table:table-cell office:value-type="float" office:value="14592" calcext:value-type="float">
            <text:p>14592</text:p>
          </table:table-cell>
          <table:table-cell table:number-columns-repeated="3"/>
          <table:table-cell office:value-type="float" office:value="90849" calcext:value-type="float">
            <text:p>90849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4]-[.J914])"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56273" calcext:value-type="float">
            <text:p>56273</text:p>
          </table:table-cell>
          <table:table-cell table:number-columns-repeated="2"/>
          <table:table-cell office:value-type="float" office:value="87458" calcext:value-type="float">
            <text:p>87458</text:p>
          </table:table-cell>
          <table:table-cell table:number-columns-repeated="3"/>
          <table:table-cell office:value-type="float" office:value="91095" calcext:value-type="float">
            <text:p>91095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5]-[.J915])"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91135" calcext:value-type="float">
            <text:p>91135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6]-[.J916])"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85568" calcext:value-type="float">
            <text:p>85568</text:p>
          </table:table-cell>
          <table:table-cell table:number-columns-repeated="2"/>
          <table:table-cell office:value-type="float" office:value="54714" calcext:value-type="float">
            <text:p>54714</text:p>
          </table:table-cell>
          <table:table-cell table:number-columns-repeated="3"/>
          <table:table-cell office:value-type="float" office:value="91181" calcext:value-type="float">
            <text:p>91181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7]-[.J917])"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41702" calcext:value-type="float">
            <text:p>41702</text:p>
          </table:table-cell>
          <table:table-cell table:number-columns-repeated="2"/>
          <table:table-cell office:value-type="float" office:value="97648" calcext:value-type="float">
            <text:p>97648</text:p>
          </table:table-cell>
          <table:table-cell table:number-columns-repeated="3"/>
          <table:table-cell office:value-type="float" office:value="91238" calcext:value-type="float">
            <text:p>91238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8]-[.J918])" office:value-type="float" office:value="1477" calcext:value-type="float">
            <text:p>1477</text:p>
          </table:table-cell>
          <table:table-cell table:number-columns-repeated="3"/>
        </table:table-row>
        <table:table-row table:style-name="ro1">
          <table:table-cell office:value-type="float" office:value="52256" calcext:value-type="float">
            <text:p>52256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91362" calcext:value-type="float">
            <text:p>91362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19]-[.J919])" office:value-type="float" office:value="1353" calcext:value-type="float">
            <text:p>1353</text:p>
          </table:table-cell>
          <table:table-cell table:number-columns-repeated="3"/>
        </table:table-row>
        <table:table-row table:style-name="ro1">
          <table:table-cell office:value-type="float" office:value="20344" calcext:value-type="float">
            <text:p>20344</text:p>
          </table:table-cell>
          <table:table-cell table:number-columns-repeated="2"/>
          <table:table-cell office:value-type="float" office:value="18187" calcext:value-type="float">
            <text:p>18187</text:p>
          </table:table-cell>
          <table:table-cell table:number-columns-repeated="3"/>
          <table:table-cell office:value-type="float" office:value="91419" calcext:value-type="float">
            <text:p>91419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20]-[.J920])"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5045" calcext:value-type="float">
            <text:p>15045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91571" calcext:value-type="float">
            <text:p>91571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21]-[.J921])"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36323" calcext:value-type="float">
            <text:p>36323</text:p>
          </table:table-cell>
          <table:table-cell table:number-columns-repeated="2"/>
          <table:table-cell office:value-type="float" office:value="64742" calcext:value-type="float">
            <text:p>64742</text:p>
          </table:table-cell>
          <table:table-cell table:number-columns-repeated="3"/>
          <table:table-cell office:value-type="float" office:value="91588" calcext:value-type="float">
            <text:p>91588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22]-[.J922])"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86451" calcext:value-type="float">
            <text:p>86451</text:p>
          </table:table-cell>
          <table:table-cell table:number-columns-repeated="2"/>
          <table:table-cell office:value-type="float" office:value="62476" calcext:value-type="float">
            <text:p>62476</text:p>
          </table:table-cell>
          <table:table-cell table:number-columns-repeated="3"/>
          <table:table-cell office:value-type="float" office:value="91638" calcext:value-type="float">
            <text:p>91638</text:p>
          </table:table-cell>
          <table:table-cell/>
          <table:table-cell office:value-type="float" office:value="92715" calcext:value-type="float">
            <text:p>92715</text:p>
          </table:table-cell>
          <table:table-cell/>
          <table:table-cell table:formula="of:=ABS([.H923]-[.J923])"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62028" calcext:value-type="float">
            <text:p>62028</text:p>
          </table:table-cell>
          <table:table-cell table:number-columns-repeated="2"/>
          <table:table-cell office:value-type="float" office:value="69193" calcext:value-type="float">
            <text:p>69193</text:p>
          </table:table-cell>
          <table:table-cell table:number-columns-repeated="3"/>
          <table:table-cell office:value-type="float" office:value="92038" calcext:value-type="float">
            <text:p>92038</text:p>
          </table:table-cell>
          <table:table-cell/>
          <table:table-cell office:value-type="float" office:value="92774" calcext:value-type="float">
            <text:p>92774</text:p>
          </table:table-cell>
          <table:table-cell/>
          <table:table-cell table:formula="of:=ABS([.H924]-[.J924])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2924" calcext:value-type="float">
            <text:p>72924</text:p>
          </table:table-cell>
          <table:table-cell table:number-columns-repeated="2"/>
          <table:table-cell office:value-type="float" office:value="50345" calcext:value-type="float">
            <text:p>50345</text:p>
          </table:table-cell>
          <table:table-cell table:number-columns-repeated="3"/>
          <table:table-cell office:value-type="float" office:value="92265" calcext:value-type="float">
            <text:p>92265</text:p>
          </table:table-cell>
          <table:table-cell/>
          <table:table-cell office:value-type="float" office:value="92863" calcext:value-type="float">
            <text:p>92863</text:p>
          </table:table-cell>
          <table:table-cell/>
          <table:table-cell table:formula="of:=ABS([.H925]-[.J925])"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95405" calcext:value-type="float">
            <text:p>95405</text:p>
          </table:table-cell>
          <table:table-cell table:number-columns-repeated="2"/>
          <table:table-cell office:value-type="float" office:value="79614" calcext:value-type="float">
            <text:p>79614</text:p>
          </table:table-cell>
          <table:table-cell table:number-columns-repeated="3"/>
          <table:table-cell office:value-type="float" office:value="92352" calcext:value-type="float">
            <text:p>92352</text:p>
          </table:table-cell>
          <table:table-cell/>
          <table:table-cell office:value-type="float" office:value="93030" calcext:value-type="float">
            <text:p>93030</text:p>
          </table:table-cell>
          <table:table-cell/>
          <table:table-cell table:formula="of:=ABS([.H926]-[.J926])"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83618" calcext:value-type="float">
            <text:p>83618</text:p>
          </table:table-cell>
          <table:table-cell table:number-columns-repeated="2"/>
          <table:table-cell office:value-type="float" office:value="85533" calcext:value-type="float">
            <text:p>85533</text:p>
          </table:table-cell>
          <table:table-cell table:number-columns-repeated="3"/>
          <table:table-cell office:value-type="float" office:value="92687" calcext:value-type="float">
            <text:p>92687</text:p>
          </table:table-cell>
          <table:table-cell/>
          <table:table-cell office:value-type="float" office:value="93117" calcext:value-type="float">
            <text:p>93117</text:p>
          </table:table-cell>
          <table:table-cell/>
          <table:table-cell table:formula="of:=ABS([.H927]-[.J927])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6923" calcext:value-type="float">
            <text:p>36923</text:p>
          </table:table-cell>
          <table:table-cell table:number-columns-repeated="2"/>
          <table:table-cell office:value-type="float" office:value="57068" calcext:value-type="float">
            <text:p>57068</text:p>
          </table:table-cell>
          <table:table-cell table:number-columns-repeated="3"/>
          <table:table-cell office:value-type="float" office:value="92700" calcext:value-type="float">
            <text:p>92700</text:p>
          </table:table-cell>
          <table:table-cell/>
          <table:table-cell office:value-type="float" office:value="93246" calcext:value-type="float">
            <text:p>93246</text:p>
          </table:table-cell>
          <table:table-cell/>
          <table:table-cell table:formula="of:=ABS([.H928]-[.J928])"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74576" calcext:value-type="float">
            <text:p>74576</text:p>
          </table:table-cell>
          <table:table-cell table:number-columns-repeated="2"/>
          <table:table-cell office:value-type="float" office:value="75901" calcext:value-type="float">
            <text:p>75901</text:p>
          </table:table-cell>
          <table:table-cell table:number-columns-repeated="3"/>
          <table:table-cell office:value-type="float" office:value="92715" calcext:value-type="float">
            <text:p>92715</text:p>
          </table:table-cell>
          <table:table-cell/>
          <table:table-cell office:value-type="float" office:value="93294" calcext:value-type="float">
            <text:p>93294</text:p>
          </table:table-cell>
          <table:table-cell/>
          <table:table-cell table:formula="of:=ABS([.H929]-[.J929])"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60074" calcext:value-type="float">
            <text:p>60074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92728" calcext:value-type="float">
            <text:p>92728</text:p>
          </table:table-cell>
          <table:table-cell/>
          <table:table-cell office:value-type="float" office:value="93310" calcext:value-type="float">
            <text:p>93310</text:p>
          </table:table-cell>
          <table:table-cell/>
          <table:table-cell table:formula="of:=ABS([.H930]-[.J930])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127" calcext:value-type="float">
            <text:p>58127</text:p>
          </table:table-cell>
          <table:table-cell table:number-columns-repeated="2"/>
          <table:table-cell office:value-type="float" office:value="13632" calcext:value-type="float">
            <text:p>13632</text:p>
          </table:table-cell>
          <table:table-cell table:number-columns-repeated="3"/>
          <table:table-cell office:value-type="float" office:value="92801" calcext:value-type="float">
            <text:p>92801</text:p>
          </table:table-cell>
          <table:table-cell/>
          <table:table-cell office:value-type="float" office:value="93451" calcext:value-type="float">
            <text:p>93451</text:p>
          </table:table-cell>
          <table:table-cell/>
          <table:table-cell table:formula="of:=ABS([.H931]-[.J931]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94366" calcext:value-type="float">
            <text:p>94366</text:p>
          </table:table-cell>
          <table:table-cell table:number-columns-repeated="2"/>
          <table:table-cell office:value-type="float" office:value="68163" calcext:value-type="float">
            <text:p>68163</text:p>
          </table:table-cell>
          <table:table-cell table:number-columns-repeated="3"/>
          <table:table-cell office:value-type="float" office:value="92870" calcext:value-type="float">
            <text:p>92870</text:p>
          </table:table-cell>
          <table:table-cell/>
          <table:table-cell office:value-type="float" office:value="93818" calcext:value-type="float">
            <text:p>93818</text:p>
          </table:table-cell>
          <table:table-cell/>
          <table:table-cell table:formula="of:=ABS([.H932]-[.J932])"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79964" calcext:value-type="float">
            <text:p>79964</text:p>
          </table:table-cell>
          <table:table-cell table:number-columns-repeated="2"/>
          <table:table-cell office:value-type="float" office:value="86480" calcext:value-type="float">
            <text:p>86480</text:p>
          </table:table-cell>
          <table:table-cell table:number-columns-repeated="3"/>
          <table:table-cell office:value-type="float" office:value="93018" calcext:value-type="float">
            <text:p>93018</text:p>
          </table:table-cell>
          <table:table-cell/>
          <table:table-cell office:value-type="float" office:value="93898" calcext:value-type="float">
            <text:p>93898</text:p>
          </table:table-cell>
          <table:table-cell/>
          <table:table-cell table:formula="of:=ABS([.H933]-[.J933])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20371" calcext:value-type="float">
            <text:p>20371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93199" calcext:value-type="float">
            <text:p>93199</text:p>
          </table:table-cell>
          <table:table-cell/>
          <table:table-cell office:value-type="float" office:value="93959" calcext:value-type="float">
            <text:p>93959</text:p>
          </table:table-cell>
          <table:table-cell/>
          <table:table-cell table:formula="of:=ABS([.H934]-[.J934])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57111" calcext:value-type="float">
            <text:p>57111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93371" calcext:value-type="float">
            <text:p>93371</text:p>
          </table:table-cell>
          <table:table-cell/>
          <table:table-cell office:value-type="float" office:value="94294" calcext:value-type="float">
            <text:p>94294</text:p>
          </table:table-cell>
          <table:table-cell/>
          <table:table-cell table:formula="of:=ABS([.H935]-[.J935])"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56351" calcext:value-type="float">
            <text:p>56351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number-columns-repeated="3"/>
          <table:table-cell office:value-type="float" office:value="93454" calcext:value-type="float">
            <text:p>93454</text:p>
          </table:table-cell>
          <table:table-cell/>
          <table:table-cell office:value-type="float" office:value="94373" calcext:value-type="float">
            <text:p>94373</text:p>
          </table:table-cell>
          <table:table-cell/>
          <table:table-cell table:formula="of:=ABS([.H936]-[.J936])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53511" calcext:value-type="float">
            <text:p>53511</text:p>
          </table:table-cell>
          <table:table-cell table:number-columns-repeated="2"/>
          <table:table-cell office:value-type="float" office:value="22783" calcext:value-type="float">
            <text:p>22783</text:p>
          </table:table-cell>
          <table:table-cell table:number-columns-repeated="3"/>
          <table:table-cell office:value-type="float" office:value="93519" calcext:value-type="float">
            <text:p>93519</text:p>
          </table:table-cell>
          <table:table-cell/>
          <table:table-cell office:value-type="float" office:value="94388" calcext:value-type="float">
            <text:p>94388</text:p>
          </table:table-cell>
          <table:table-cell/>
          <table:table-cell table:formula="of:=ABS([.H937]-[.J937])"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69850" calcext:value-type="float">
            <text:p>69850</text:p>
          </table:table-cell>
          <table:table-cell table:number-columns-repeated="2"/>
          <table:table-cell office:value-type="float" office:value="78355" calcext:value-type="float">
            <text:p>78355</text:p>
          </table:table-cell>
          <table:table-cell table:number-columns-repeated="3"/>
          <table:table-cell office:value-type="float" office:value="93689" calcext:value-type="float">
            <text:p>93689</text:p>
          </table:table-cell>
          <table:table-cell/>
          <table:table-cell office:value-type="float" office:value="94458" calcext:value-type="float">
            <text:p>94458</text:p>
          </table:table-cell>
          <table:table-cell/>
          <table:table-cell table:formula="of:=ABS([.H938]-[.J938])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48511" calcext:value-type="float">
            <text:p>48511</text:p>
          </table:table-cell>
          <table:table-cell table:number-columns-repeated="2"/>
          <table:table-cell office:value-type="float" office:value="11820" calcext:value-type="float">
            <text:p>11820</text:p>
          </table:table-cell>
          <table:table-cell table:number-columns-repeated="3"/>
          <table:table-cell office:value-type="float" office:value="93919" calcext:value-type="float">
            <text:p>93919</text:p>
          </table:table-cell>
          <table:table-cell/>
          <table:table-cell office:value-type="float" office:value="94578" calcext:value-type="float">
            <text:p>94578</text:p>
          </table:table-cell>
          <table:table-cell/>
          <table:table-cell table:formula="of:=ABS([.H939]-[.J939])"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11488" calcext:value-type="float">
            <text:p>11488</text:p>
          </table:table-cell>
          <table:table-cell table:number-columns-repeated="2"/>
          <table:table-cell office:value-type="float" office:value="53110" calcext:value-type="float">
            <text:p>53110</text:p>
          </table:table-cell>
          <table:table-cell table:number-columns-repeated="3"/>
          <table:table-cell office:value-type="float" office:value="93980" calcext:value-type="float">
            <text:p>93980</text:p>
          </table:table-cell>
          <table:table-cell/>
          <table:table-cell office:value-type="float" office:value="94697" calcext:value-type="float">
            <text:p>94697</text:p>
          </table:table-cell>
          <table:table-cell/>
          <table:table-cell table:formula="of:=ABS([.H940]-[.J940])"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23957" calcext:value-type="float">
            <text:p>23957</text:p>
          </table:table-cell>
          <table:table-cell table:number-columns-repeated="2"/>
          <table:table-cell office:value-type="float" office:value="34145" calcext:value-type="float">
            <text:p>34145</text:p>
          </table:table-cell>
          <table:table-cell table:number-columns-repeated="3"/>
          <table:table-cell office:value-type="float" office:value="94366" calcext:value-type="float">
            <text:p>94366</text:p>
          </table:table-cell>
          <table:table-cell/>
          <table:table-cell office:value-type="float" office:value="94771" calcext:value-type="float">
            <text:p>94771</text:p>
          </table:table-cell>
          <table:table-cell/>
          <table:table-cell table:formula="of:=ABS([.H941]-[.J941])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10798" calcext:value-type="float">
            <text:p>10798</text:p>
          </table:table-cell>
          <table:table-cell table:number-columns-repeated="2"/>
          <table:table-cell office:value-type="float" office:value="83449" calcext:value-type="float">
            <text:p>83449</text:p>
          </table:table-cell>
          <table:table-cell table:number-columns-repeated="3"/>
          <table:table-cell office:value-type="float" office:value="94451" calcext:value-type="float">
            <text:p>94451</text:p>
          </table:table-cell>
          <table:table-cell/>
          <table:table-cell office:value-type="float" office:value="94795" calcext:value-type="float">
            <text:p>94795</text:p>
          </table:table-cell>
          <table:table-cell/>
          <table:table-cell table:formula="of:=ABS([.H942]-[.J942])"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78424" calcext:value-type="float">
            <text:p>78424</text:p>
          </table:table-cell>
          <table:table-cell table:number-columns-repeated="2"/>
          <table:table-cell office:value-type="float" office:value="95208" calcext:value-type="float">
            <text:p>95208</text:p>
          </table:table-cell>
          <table:table-cell table:number-columns-repeated="3"/>
          <table:table-cell office:value-type="float" office:value="94527" calcext:value-type="float">
            <text:p>94527</text:p>
          </table:table-cell>
          <table:table-cell/>
          <table:table-cell office:value-type="float" office:value="94935" calcext:value-type="float">
            <text:p>94935</text:p>
          </table:table-cell>
          <table:table-cell/>
          <table:table-cell table:formula="of:=ABS([.H943]-[.J943])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70436" calcext:value-type="float">
            <text:p>70436</text:p>
          </table:table-cell>
          <table:table-cell table:number-columns-repeated="2"/>
          <table:table-cell office:value-type="float" office:value="30577" calcext:value-type="float">
            <text:p>30577</text:p>
          </table:table-cell>
          <table:table-cell table:number-columns-repeated="3"/>
          <table:table-cell office:value-type="float" office:value="94540" calcext:value-type="float">
            <text:p>94540</text:p>
          </table:table-cell>
          <table:table-cell/>
          <table:table-cell office:value-type="float" office:value="95208" calcext:value-type="float">
            <text:p>95208</text:p>
          </table:table-cell>
          <table:table-cell/>
          <table:table-cell table:formula="of:=ABS([.H944]-[.J944])"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82584" calcext:value-type="float">
            <text:p>82584</text:p>
          </table:table-cell>
          <table:table-cell table:number-columns-repeated="2"/>
          <table:table-cell office:value-type="float" office:value="86506" calcext:value-type="float">
            <text:p>86506</text:p>
          </table:table-cell>
          <table:table-cell table:number-columns-repeated="3"/>
          <table:table-cell office:value-type="float" office:value="94632" calcext:value-type="float">
            <text:p>94632</text:p>
          </table:table-cell>
          <table:table-cell/>
          <table:table-cell office:value-type="float" office:value="95247" calcext:value-type="float">
            <text:p>95247</text:p>
          </table:table-cell>
          <table:table-cell/>
          <table:table-cell table:formula="of:=ABS([.H945]-[.J945])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27795" calcext:value-type="float">
            <text:p>27795</text:p>
          </table:table-cell>
          <table:table-cell table:number-columns-repeated="2"/>
          <table:table-cell office:value-type="float" office:value="99289" calcext:value-type="float">
            <text:p>99289</text:p>
          </table:table-cell>
          <table:table-cell table:number-columns-repeated="3"/>
          <table:table-cell office:value-type="float" office:value="94662" calcext:value-type="float">
            <text:p>94662</text:p>
          </table:table-cell>
          <table:table-cell/>
          <table:table-cell office:value-type="float" office:value="95284" calcext:value-type="float">
            <text:p>95284</text:p>
          </table:table-cell>
          <table:table-cell/>
          <table:table-cell table:formula="of:=ABS([.H946]-[.J946])"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25243" calcext:value-type="float">
            <text:p>25243</text:p>
          </table:table-cell>
          <table:table-cell table:number-columns-repeated="2"/>
          <table:table-cell office:value-type="float" office:value="33662" calcext:value-type="float">
            <text:p>33662</text:p>
          </table:table-cell>
          <table:table-cell table:number-columns-repeated="3"/>
          <table:table-cell office:value-type="float" office:value="94752" calcext:value-type="float">
            <text:p>94752</text:p>
          </table:table-cell>
          <table:table-cell/>
          <table:table-cell office:value-type="float" office:value="95295" calcext:value-type="float">
            <text:p>95295</text:p>
          </table:table-cell>
          <table:table-cell/>
          <table:table-cell table:formula="of:=ABS([.H947]-[.J947])"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85087" calcext:value-type="float">
            <text:p>85087</text:p>
          </table:table-cell>
          <table:table-cell table:number-columns-repeated="2"/>
          <table:table-cell office:value-type="float" office:value="36008" calcext:value-type="float">
            <text:p>36008</text:p>
          </table:table-cell>
          <table:table-cell table:number-columns-repeated="3"/>
          <table:table-cell office:value-type="float" office:value="94761" calcext:value-type="float">
            <text:p>94761</text:p>
          </table:table-cell>
          <table:table-cell/>
          <table:table-cell office:value-type="float" office:value="95341" calcext:value-type="float">
            <text:p>95341</text:p>
          </table:table-cell>
          <table:table-cell/>
          <table:table-cell table:formula="of:=ABS([.H948]-[.J948])"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20537" calcext:value-type="float">
            <text:p>20537</text:p>
          </table:table-cell>
          <table:table-cell table:number-columns-repeated="2"/>
          <table:table-cell office:value-type="float" office:value="26713" calcext:value-type="float">
            <text:p>26713</text:p>
          </table:table-cell>
          <table:table-cell table:number-columns-repeated="3"/>
          <table:table-cell office:value-type="float" office:value="94765" calcext:value-type="float">
            <text:p>94765</text:p>
          </table:table-cell>
          <table:table-cell/>
          <table:table-cell office:value-type="float" office:value="95424" calcext:value-type="float">
            <text:p>95424</text:p>
          </table:table-cell>
          <table:table-cell/>
          <table:table-cell table:formula="of:=ABS([.H949]-[.J949])"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60038" calcext:value-type="float">
            <text:p>60038</text:p>
          </table:table-cell>
          <table:table-cell table:number-columns-repeated="2"/>
          <table:table-cell office:value-type="float" office:value="58905" calcext:value-type="float">
            <text:p>58905</text:p>
          </table:table-cell>
          <table:table-cell table:number-columns-repeated="3"/>
          <table:table-cell office:value-type="float" office:value="94845" calcext:value-type="float">
            <text:p>94845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0]-[.J950])"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26860" calcext:value-type="float">
            <text:p>26860</text:p>
          </table:table-cell>
          <table:table-cell table:number-columns-repeated="2"/>
          <table:table-cell office:value-type="float" office:value="66672" calcext:value-type="float">
            <text:p>66672</text:p>
          </table:table-cell>
          <table:table-cell table:number-columns-repeated="3"/>
          <table:table-cell office:value-type="float" office:value="94958" calcext:value-type="float">
            <text:p>94958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1]-[.J951])"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29565" calcext:value-type="float">
            <text:p>29565</text:p>
          </table:table-cell>
          <table:table-cell table:number-columns-repeated="2"/>
          <table:table-cell office:value-type="float" office:value="42485" calcext:value-type="float">
            <text:p>42485</text:p>
          </table:table-cell>
          <table:table-cell table:number-columns-repeated="3"/>
          <table:table-cell office:value-type="float" office:value="94967" calcext:value-type="float">
            <text:p>94967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2]-[.J952])"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11527" calcext:value-type="float">
            <text:p>11527</text:p>
          </table:table-cell>
          <table:table-cell table:number-columns-repeated="2"/>
          <table:table-cell office:value-type="float" office:value="63340" calcext:value-type="float">
            <text:p>63340</text:p>
          </table:table-cell>
          <table:table-cell table:number-columns-repeated="3"/>
          <table:table-cell office:value-type="float" office:value="95057" calcext:value-type="float">
            <text:p>95057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3]-[.J953])"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38566" calcext:value-type="float">
            <text:p>38566</text:p>
          </table:table-cell>
          <table:table-cell table:number-columns-repeated="2"/>
          <table:table-cell office:value-type="float" office:value="56304" calcext:value-type="float">
            <text:p>56304</text:p>
          </table:table-cell>
          <table:table-cell table:number-columns-repeated="3"/>
          <table:table-cell office:value-type="float" office:value="95072" calcext:value-type="float">
            <text:p>95072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4]-[.J954])"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3662" calcext:value-type="float">
            <text:p>33662</text:p>
          </table:table-cell>
          <table:table-cell table:number-columns-repeated="2"/>
          <table:table-cell office:value-type="float" office:value="99376" calcext:value-type="float">
            <text:p>99376</text:p>
          </table:table-cell>
          <table:table-cell table:number-columns-repeated="3"/>
          <table:table-cell office:value-type="float" office:value="95196" calcext:value-type="float">
            <text:p>95196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5]-[.J955])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0355" calcext:value-type="float">
            <text:p>30355</text:p>
          </table:table-cell>
          <table:table-cell table:number-columns-repeated="2"/>
          <table:table-cell office:value-type="float" office:value="37831" calcext:value-type="float">
            <text:p>37831</text:p>
          </table:table-cell>
          <table:table-cell table:number-columns-repeated="3"/>
          <table:table-cell office:value-type="float" office:value="95206" calcext:value-type="float">
            <text:p>95206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6]-[.J956])"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98463" calcext:value-type="float">
            <text:p>98463</text:p>
          </table:table-cell>
          <table:table-cell table:number-columns-repeated="2"/>
          <table:table-cell office:value-type="float" office:value="81666" calcext:value-type="float">
            <text:p>81666</text:p>
          </table:table-cell>
          <table:table-cell table:number-columns-repeated="3"/>
          <table:table-cell office:value-type="float" office:value="95405" calcext:value-type="float">
            <text:p>95405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7]-[.J957]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61272" calcext:value-type="float">
            <text:p>61272</text:p>
          </table:table-cell>
          <table:table-cell table:number-columns-repeated="2"/>
          <table:table-cell office:value-type="float" office:value="92715" calcext:value-type="float">
            <text:p>92715</text:p>
          </table:table-cell>
          <table:table-cell table:number-columns-repeated="3"/>
          <table:table-cell office:value-type="float" office:value="95419" calcext:value-type="float">
            <text:p>95419</text:p>
          </table:table-cell>
          <table:table-cell/>
          <table:table-cell office:value-type="float" office:value="95571" calcext:value-type="float">
            <text:p>95571</text:p>
          </table:table-cell>
          <table:table-cell/>
          <table:table-cell table:formula="of:=ABS([.H958]-[.J958]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1703" calcext:value-type="float">
            <text:p>11703</text:p>
          </table:table-cell>
          <table:table-cell table:number-columns-repeated="2"/>
          <table:table-cell office:value-type="float" office:value="85639" calcext:value-type="float">
            <text:p>85639</text:p>
          </table:table-cell>
          <table:table-cell table:number-columns-repeated="3"/>
          <table:table-cell office:value-type="float" office:value="95527" calcext:value-type="float">
            <text:p>95527</text:p>
          </table:table-cell>
          <table:table-cell/>
          <table:table-cell office:value-type="float" office:value="95577" calcext:value-type="float">
            <text:p>95577</text:p>
          </table:table-cell>
          <table:table-cell/>
          <table:table-cell table:formula="of:=ABS([.H959]-[.J959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1287" calcext:value-type="float">
            <text:p>71287</text:p>
          </table:table-cell>
          <table:table-cell table:number-columns-repeated="2"/>
          <table:table-cell office:value-type="float" office:value="63011" calcext:value-type="float">
            <text:p>63011</text:p>
          </table:table-cell>
          <table:table-cell table:number-columns-repeated="3"/>
          <table:table-cell office:value-type="float" office:value="95571" calcext:value-type="float">
            <text:p>95571</text:p>
          </table:table-cell>
          <table:table-cell/>
          <table:table-cell office:value-type="float" office:value="95653" calcext:value-type="float">
            <text:p>95653</text:p>
          </table:table-cell>
          <table:table-cell/>
          <table:table-cell table:formula="of:=ABS([.H960]-[.J960]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7090" calcext:value-type="float">
            <text:p>47090</text:p>
          </table:table-cell>
          <table:table-cell table:number-columns-repeated="2"/>
          <table:table-cell office:value-type="float" office:value="50356" calcext:value-type="float">
            <text:p>50356</text:p>
          </table:table-cell>
          <table:table-cell table:number-columns-repeated="3"/>
          <table:table-cell office:value-type="float" office:value="95712" calcext:value-type="float">
            <text:p>95712</text:p>
          </table:table-cell>
          <table:table-cell/>
          <table:table-cell office:value-type="float" office:value="95865" calcext:value-type="float">
            <text:p>95865</text:p>
          </table:table-cell>
          <table:table-cell/>
          <table:table-cell table:formula="of:=ABS([.H961]-[.J961]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84127" calcext:value-type="float">
            <text:p>84127</text:p>
          </table:table-cell>
          <table:table-cell table:number-columns-repeated="2"/>
          <table:table-cell office:value-type="float" office:value="71866" calcext:value-type="float">
            <text:p>71866</text:p>
          </table:table-cell>
          <table:table-cell table:number-columns-repeated="3"/>
          <table:table-cell office:value-type="float" office:value="95865" calcext:value-type="float">
            <text:p>95865</text:p>
          </table:table-cell>
          <table:table-cell/>
          <table:table-cell office:value-type="float" office:value="95865" calcext:value-type="float">
            <text:p>95865</text:p>
          </table:table-cell>
          <table:table-cell/>
          <table:table-cell table:formula="of:=ABS([.H962]-[.J9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16" calcext:value-type="float">
            <text:p>26416</text:p>
          </table:table-cell>
          <table:table-cell table:number-columns-repeated="2"/>
          <table:table-cell office:value-type="float" office:value="62286" calcext:value-type="float">
            <text:p>62286</text:p>
          </table:table-cell>
          <table:table-cell table:number-columns-repeated="3"/>
          <table:table-cell office:value-type="float" office:value="95994" calcext:value-type="float">
            <text:p>95994</text:p>
          </table:table-cell>
          <table:table-cell/>
          <table:table-cell office:value-type="float" office:value="95865" calcext:value-type="float">
            <text:p>95865</text:p>
          </table:table-cell>
          <table:table-cell/>
          <table:table-cell table:formula="of:=ABS([.H963]-[.J963]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7988" calcext:value-type="float">
            <text:p>17988</text:p>
          </table:table-cell>
          <table:table-cell table:number-columns-repeated="2"/>
          <table:table-cell office:value-type="float" office:value="23504" calcext:value-type="float">
            <text:p>23504</text:p>
          </table:table-cell>
          <table:table-cell table:number-columns-repeated="3"/>
          <table:table-cell office:value-type="float" office:value="96073" calcext:value-type="float">
            <text:p>96073</text:p>
          </table:table-cell>
          <table:table-cell/>
          <table:table-cell office:value-type="float" office:value="95865" calcext:value-type="float">
            <text:p>95865</text:p>
          </table:table-cell>
          <table:table-cell/>
          <table:table-cell table:formula="of:=ABS([.H964]-[.J964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84605" calcext:value-type="float">
            <text:p>84605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96083" calcext:value-type="float">
            <text:p>96083</text:p>
          </table:table-cell>
          <table:table-cell/>
          <table:table-cell office:value-type="float" office:value="96076" calcext:value-type="float">
            <text:p>96076</text:p>
          </table:table-cell>
          <table:table-cell/>
          <table:table-cell table:formula="of:=ABS([.H965]-[.J96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4060" calcext:value-type="float">
            <text:p>64060</text:p>
          </table:table-cell>
          <table:table-cell table:number-columns-repeated="2"/>
          <table:table-cell office:value-type="float" office:value="66974" calcext:value-type="float">
            <text:p>66974</text:p>
          </table:table-cell>
          <table:table-cell table:number-columns-repeated="3"/>
          <table:table-cell office:value-type="float" office:value="96264" calcext:value-type="float">
            <text:p>96264</text:p>
          </table:table-cell>
          <table:table-cell/>
          <table:table-cell office:value-type="float" office:value="96086" calcext:value-type="float">
            <text:p>96086</text:p>
          </table:table-cell>
          <table:table-cell/>
          <table:table-cell table:formula="of:=ABS([.H966]-[.J966]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587" calcext:value-type="float">
            <text:p>17587</text:p>
          </table:table-cell>
          <table:table-cell table:number-columns-repeated="2"/>
          <table:table-cell office:value-type="float" office:value="77092" calcext:value-type="float">
            <text:p>77092</text:p>
          </table:table-cell>
          <table:table-cell table:number-columns-repeated="3"/>
          <table:table-cell office:value-type="float" office:value="96284" calcext:value-type="float">
            <text:p>96284</text:p>
          </table:table-cell>
          <table:table-cell/>
          <table:table-cell office:value-type="float" office:value="96213" calcext:value-type="float">
            <text:p>96213</text:p>
          </table:table-cell>
          <table:table-cell/>
          <table:table-cell table:formula="of:=ABS([.H967]-[.J967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6912" calcext:value-type="float">
            <text:p>56912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96300" calcext:value-type="float">
            <text:p>96300</text:p>
          </table:table-cell>
          <table:table-cell/>
          <table:table-cell office:value-type="float" office:value="96279" calcext:value-type="float">
            <text:p>96279</text:p>
          </table:table-cell>
          <table:table-cell/>
          <table:table-cell table:formula="of:=ABS([.H968]-[.J968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7325" calcext:value-type="float">
            <text:p>47325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96306" calcext:value-type="float">
            <text:p>96306</text:p>
          </table:table-cell>
          <table:table-cell/>
          <table:table-cell office:value-type="float" office:value="96410" calcext:value-type="float">
            <text:p>96410</text:p>
          </table:table-cell>
          <table:table-cell/>
          <table:table-cell table:formula="of:=ABS([.H969]-[.J969]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5425" calcext:value-type="float">
            <text:p>25425</text:p>
          </table:table-cell>
          <table:table-cell table:number-columns-repeated="2"/>
          <table:table-cell office:value-type="float" office:value="42294" calcext:value-type="float">
            <text:p>42294</text:p>
          </table:table-cell>
          <table:table-cell table:number-columns-repeated="3"/>
          <table:table-cell office:value-type="float" office:value="96456" calcext:value-type="float">
            <text:p>96456</text:p>
          </table:table-cell>
          <table:table-cell/>
          <table:table-cell office:value-type="float" office:value="96864" calcext:value-type="float">
            <text:p>96864</text:p>
          </table:table-cell>
          <table:table-cell/>
          <table:table-cell table:formula="of:=ABS([.H970]-[.J970])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77940" calcext:value-type="float">
            <text:p>77940</text:p>
          </table:table-cell>
          <table:table-cell table:number-columns-repeated="2"/>
          <table:table-cell office:value-type="float" office:value="30512" calcext:value-type="float">
            <text:p>30512</text:p>
          </table:table-cell>
          <table:table-cell table:number-columns-repeated="3"/>
          <table:table-cell office:value-type="float" office:value="96473" calcext:value-type="float">
            <text:p>96473</text:p>
          </table:table-cell>
          <table:table-cell/>
          <table:table-cell office:value-type="float" office:value="96922" calcext:value-type="float">
            <text:p>96922</text:p>
          </table:table-cell>
          <table:table-cell/>
          <table:table-cell table:formula="of:=ABS([.H971]-[.J971])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82115" calcext:value-type="float">
            <text:p>82115</text:p>
          </table:table-cell>
          <table:table-cell table:number-columns-repeated="2"/>
          <table:table-cell office:value-type="float" office:value="26657" calcext:value-type="float">
            <text:p>26657</text:p>
          </table:table-cell>
          <table:table-cell table:number-columns-repeated="3"/>
          <table:table-cell office:value-type="float" office:value="96537" calcext:value-type="float">
            <text:p>96537</text:p>
          </table:table-cell>
          <table:table-cell/>
          <table:table-cell office:value-type="float" office:value="96959" calcext:value-type="float">
            <text:p>96959</text:p>
          </table:table-cell>
          <table:table-cell/>
          <table:table-cell table:formula="of:=ABS([.H972]-[.J972])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18915" calcext:value-type="float">
            <text:p>18915</text:p>
          </table:table-cell>
          <table:table-cell table:number-columns-repeated="2"/>
          <table:table-cell office:value-type="float" office:value="30926" calcext:value-type="float">
            <text:p>30926</text:p>
          </table:table-cell>
          <table:table-cell table:number-columns-repeated="3"/>
          <table:table-cell office:value-type="float" office:value="96633" calcext:value-type="float">
            <text:p>96633</text:p>
          </table:table-cell>
          <table:table-cell/>
          <table:table-cell office:value-type="float" office:value="97051" calcext:value-type="float">
            <text:p>97051</text:p>
          </table:table-cell>
          <table:table-cell/>
          <table:table-cell table:formula="of:=ABS([.H973]-[.J973])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53122" calcext:value-type="float">
            <text:p>53122</text:p>
          </table:table-cell>
          <table:table-cell table:number-columns-repeated="2"/>
          <table:table-cell office:value-type="float" office:value="81831" calcext:value-type="float">
            <text:p>81831</text:p>
          </table:table-cell>
          <table:table-cell table:number-columns-repeated="3"/>
          <table:table-cell office:value-type="float" office:value="96862" calcext:value-type="float">
            <text:p>96862</text:p>
          </table:table-cell>
          <table:table-cell/>
          <table:table-cell office:value-type="float" office:value="97110" calcext:value-type="float">
            <text:p>97110</text:p>
          </table:table-cell>
          <table:table-cell/>
          <table:table-cell table:formula="of:=ABS([.H974]-[.J974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92038" calcext:value-type="float">
            <text:p>92038</text:p>
          </table:table-cell>
          <table:table-cell table:number-columns-repeated="2"/>
          <table:table-cell office:value-type="float" office:value="66693" calcext:value-type="float">
            <text:p>66693</text:p>
          </table:table-cell>
          <table:table-cell table:number-columns-repeated="3"/>
          <table:table-cell office:value-type="float" office:value="97003" calcext:value-type="float">
            <text:p>97003</text:p>
          </table:table-cell>
          <table:table-cell/>
          <table:table-cell office:value-type="float" office:value="97179" calcext:value-type="float">
            <text:p>97179</text:p>
          </table:table-cell>
          <table:table-cell/>
          <table:table-cell table:formula="of:=ABS([.H975]-[.J975]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90088" calcext:value-type="float">
            <text:p>90088</text:p>
          </table:table-cell>
          <table:table-cell table:number-columns-repeated="2"/>
          <table:table-cell office:value-type="float" office:value="93030" calcext:value-type="float">
            <text:p>93030</text:p>
          </table:table-cell>
          <table:table-cell table:number-columns-repeated="3"/>
          <table:table-cell office:value-type="float" office:value="97055" calcext:value-type="float">
            <text:p>97055</text:p>
          </table:table-cell>
          <table:table-cell/>
          <table:table-cell office:value-type="float" office:value="97473" calcext:value-type="float">
            <text:p>97473</text:p>
          </table:table-cell>
          <table:table-cell/>
          <table:table-cell table:formula="of:=ABS([.H976]-[.J976])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0983" calcext:value-type="float">
            <text:p>40983</text:p>
          </table:table-cell>
          <table:table-cell table:number-columns-repeated="2"/>
          <table:table-cell office:value-type="float" office:value="37896" calcext:value-type="float">
            <text:p>37896</text:p>
          </table:table-cell>
          <table:table-cell table:number-columns-repeated="3"/>
          <table:table-cell office:value-type="float" office:value="97097" calcext:value-type="float">
            <text:p>97097</text:p>
          </table:table-cell>
          <table:table-cell/>
          <table:table-cell office:value-type="float" office:value="97485" calcext:value-type="float">
            <text:p>97485</text:p>
          </table:table-cell>
          <table:table-cell/>
          <table:table-cell table:formula="of:=ABS([.H977]-[.J977])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64234" calcext:value-type="float">
            <text:p>64234</text:p>
          </table:table-cell>
          <table:table-cell table:number-columns-repeated="2"/>
          <table:table-cell office:value-type="float" office:value="27789" calcext:value-type="float">
            <text:p>27789</text:p>
          </table:table-cell>
          <table:table-cell table:number-columns-repeated="3"/>
          <table:table-cell office:value-type="float" office:value="97195" calcext:value-type="float">
            <text:p>97195</text:p>
          </table:table-cell>
          <table:table-cell/>
          <table:table-cell office:value-type="float" office:value="97648" calcext:value-type="float">
            <text:p>97648</text:p>
          </table:table-cell>
          <table:table-cell/>
          <table:table-cell table:formula="of:=ABS([.H978]-[.J978])"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39122" calcext:value-type="float">
            <text:p>39122</text:p>
          </table:table-cell>
          <table:table-cell table:number-columns-repeated="2"/>
          <table:table-cell office:value-type="float" office:value="80530" calcext:value-type="float">
            <text:p>80530</text:p>
          </table:table-cell>
          <table:table-cell table:number-columns-repeated="3"/>
          <table:table-cell office:value-type="float" office:value="97294" calcext:value-type="float">
            <text:p>97294</text:p>
          </table:table-cell>
          <table:table-cell/>
          <table:table-cell office:value-type="float" office:value="98215" calcext:value-type="float">
            <text:p>98215</text:p>
          </table:table-cell>
          <table:table-cell/>
          <table:table-cell table:formula="of:=ABS([.H979]-[.J979])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53727" calcext:value-type="float">
            <text:p>53727</text:p>
          </table:table-cell>
          <table:table-cell table:number-columns-repeated="2"/>
          <table:table-cell office:value-type="float" office:value="36795" calcext:value-type="float">
            <text:p>36795</text:p>
          </table:table-cell>
          <table:table-cell table:number-columns-repeated="3"/>
          <table:table-cell office:value-type="float" office:value="97330" calcext:value-type="float">
            <text:p>97330</text:p>
          </table:table-cell>
          <table:table-cell/>
          <table:table-cell office:value-type="float" office:value="98398" calcext:value-type="float">
            <text:p>98398</text:p>
          </table:table-cell>
          <table:table-cell/>
          <table:table-cell table:formula="of:=ABS([.H980]-[.J980])"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75297" calcext:value-type="float">
            <text:p>75297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97361" calcext:value-type="float">
            <text:p>97361</text:p>
          </table:table-cell>
          <table:table-cell/>
          <table:table-cell office:value-type="float" office:value="98509" calcext:value-type="float">
            <text:p>98509</text:p>
          </table:table-cell>
          <table:table-cell/>
          <table:table-cell table:formula="of:=ABS([.H981]-[.J981])"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51556" calcext:value-type="float">
            <text:p>51556</text:p>
          </table:table-cell>
          <table:table-cell table:number-columns-repeated="2"/>
          <table:table-cell office:value-type="float" office:value="84926" calcext:value-type="float">
            <text:p>84926</text:p>
          </table:table-cell>
          <table:table-cell table:number-columns-repeated="3"/>
          <table:table-cell office:value-type="float" office:value="97371" calcext:value-type="float">
            <text:p>97371</text:p>
          </table:table-cell>
          <table:table-cell/>
          <table:table-cell office:value-type="float" office:value="98514" calcext:value-type="float">
            <text:p>98514</text:p>
          </table:table-cell>
          <table:table-cell/>
          <table:table-cell table:formula="of:=ABS([.H982]-[.J982])"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float" office:value="71953" calcext:value-type="float">
            <text:p>71953</text:p>
          </table:table-cell>
          <table:table-cell table:number-columns-repeated="2"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97652" calcext:value-type="float">
            <text:p>97652</text:p>
          </table:table-cell>
          <table:table-cell/>
          <table:table-cell office:value-type="float" office:value="98611" calcext:value-type="float">
            <text:p>98611</text:p>
          </table:table-cell>
          <table:table-cell/>
          <table:table-cell table:formula="of:=ABS([.H983]-[.J983])"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83078" calcext:value-type="float">
            <text:p>83078</text:p>
          </table:table-cell>
          <table:table-cell table:number-columns-repeated="2"/>
          <table:table-cell office:value-type="float" office:value="97110" calcext:value-type="float">
            <text:p>97110</text:p>
          </table:table-cell>
          <table:table-cell table:number-columns-repeated="3"/>
          <table:table-cell office:value-type="float" office:value="97799" calcext:value-type="float">
            <text:p>97799</text:p>
          </table:table-cell>
          <table:table-cell/>
          <table:table-cell office:value-type="float" office:value="98764" calcext:value-type="float">
            <text:p>98764</text:p>
          </table:table-cell>
          <table:table-cell/>
          <table:table-cell table:formula="of:=ABS([.H984]-[.J984])"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65563" calcext:value-type="float">
            <text:p>65563</text:p>
          </table:table-cell>
          <table:table-cell table:number-columns-repeated="2"/>
          <table:table-cell office:value-type="float" office:value="34357" calcext:value-type="float">
            <text:p>34357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98930" calcext:value-type="float">
            <text:p>98930</text:p>
          </table:table-cell>
          <table:table-cell/>
          <table:table-cell table:formula="of:=ABS([.H985]-[.J985])"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53145" calcext:value-type="float">
            <text:p>53145</text:p>
          </table:table-cell>
          <table:table-cell table:number-columns-repeated="2"/>
          <table:table-cell office:value-type="float" office:value="32345" calcext:value-type="float">
            <text:p>32345</text:p>
          </table:table-cell>
          <table:table-cell table:number-columns-repeated="3"/>
          <table:table-cell office:value-type="float" office:value="98014" calcext:value-type="float">
            <text:p>98014</text:p>
          </table:table-cell>
          <table:table-cell/>
          <table:table-cell office:value-type="float" office:value="99006" calcext:value-type="float">
            <text:p>99006</text:p>
          </table:table-cell>
          <table:table-cell/>
          <table:table-cell table:formula="of:=ABS([.H986]-[.J986])"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36795" calcext:value-type="float">
            <text:p>36795</text:p>
          </table:table-cell>
          <table:table-cell table:number-columns-repeated="2"/>
          <table:table-cell office:value-type="float" office:value="26935" calcext:value-type="float">
            <text:p>26935</text:p>
          </table:table-cell>
          <table:table-cell table:number-columns-repeated="3"/>
          <table:table-cell office:value-type="float" office:value="98128" calcext:value-type="float">
            <text:p>98128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87]-[.J987])"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float" office:value="91362" calcext:value-type="float">
            <text:p>91362</text:p>
          </table:table-cell>
          <table:table-cell table:number-columns-repeated="2"/>
          <table:table-cell office:value-type="float" office:value="30847" calcext:value-type="float">
            <text:p>30847</text:p>
          </table:table-cell>
          <table:table-cell table:number-columns-repeated="3"/>
          <table:table-cell office:value-type="float" office:value="98138" calcext:value-type="float">
            <text:p>98138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88]-[.J988])" office:value-type="float" office:value="1151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47701" calcext:value-type="float">
            <text:p>47701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 table:number-columns-repeated="3"/>
          <table:table-cell office:value-type="float" office:value="98242" calcext:value-type="float">
            <text:p>98242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89]-[.J989])"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33374" calcext:value-type="float">
            <text:p>33374</text:p>
          </table:table-cell>
          <table:table-cell table:number-columns-repeated="2"/>
          <table:table-cell office:value-type="float" office:value="40093" calcext:value-type="float">
            <text:p>40093</text:p>
          </table:table-cell>
          <table:table-cell table:number-columns-repeated="3"/>
          <table:table-cell office:value-type="float" office:value="98256" calcext:value-type="float">
            <text:p>98256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90]-[.J990])"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15572" calcext:value-type="float">
            <text:p>15572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table:number-columns-repeated="3"/>
          <table:table-cell office:value-type="float" office:value="98389" calcext:value-type="float">
            <text:p>98389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91]-[.J991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6537" calcext:value-type="float">
            <text:p>96537</text:p>
          </table:table-cell>
          <table:table-cell table:number-columns-repeated="2"/>
          <table:table-cell office:value-type="float" office:value="70436" calcext:value-type="float">
            <text:p>70436</text:p>
          </table:table-cell>
          <table:table-cell table:number-columns-repeated="3"/>
          <table:table-cell office:value-type="float" office:value="98463" calcext:value-type="float">
            <text:p>98463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92]-[.J992])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69457" calcext:value-type="float">
            <text:p>69457</text:p>
          </table:table-cell>
          <table:table-cell table:number-columns-repeated="2"/>
          <table:table-cell office:value-type="float" office:value="77328" calcext:value-type="float">
            <text:p>77328</text:p>
          </table:table-cell>
          <table:table-cell table:number-columns-repeated="3"/>
          <table:table-cell office:value-type="float" office:value="98468" calcext:value-type="float">
            <text:p>98468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93]-[.J99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62097" calcext:value-type="float">
            <text:p>62097</text:p>
          </table:table-cell>
          <table:table-cell table:number-columns-repeated="2"/>
          <table:table-cell office:value-type="float" office:value="50482" calcext:value-type="float">
            <text:p>50482</text:p>
          </table:table-cell>
          <table:table-cell table:number-columns-repeated="3"/>
          <table:table-cell office:value-type="float" office:value="98783" calcext:value-type="float">
            <text:p>98783</text:p>
          </table:table-cell>
          <table:table-cell/>
          <table:table-cell office:value-type="float" office:value="99289" calcext:value-type="float">
            <text:p>99289</text:p>
          </table:table-cell>
          <table:table-cell/>
          <table:table-cell table:formula="of:=ABS([.H994]-[.J994])"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62543" calcext:value-type="float">
            <text:p>62543</text:p>
          </table:table-cell>
          <table:table-cell table:number-columns-repeated="2"/>
          <table:table-cell office:value-type="float" office:value="65563" calcext:value-type="float">
            <text:p>65563</text:p>
          </table:table-cell>
          <table:table-cell table:number-columns-repeated="3"/>
          <table:table-cell office:value-type="float" office:value="98928" calcext:value-type="float">
            <text:p>98928</text:p>
          </table:table-cell>
          <table:table-cell/>
          <table:table-cell office:value-type="float" office:value="99312" calcext:value-type="float">
            <text:p>99312</text:p>
          </table:table-cell>
          <table:table-cell/>
          <table:table-cell table:formula="of:=ABS([.H995]-[.J995])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3906" calcext:value-type="float">
            <text:p>23906</text:p>
          </table:table-cell>
          <table:table-cell table:number-columns-repeated="2"/>
          <table:table-cell office:value-type="float" office:value="61328" calcext:value-type="float">
            <text:p>61328</text:p>
          </table:table-cell>
          <table:table-cell table:number-columns-repeated="3"/>
          <table:table-cell office:value-type="float" office:value="99210" calcext:value-type="float">
            <text:p>99210</text:p>
          </table:table-cell>
          <table:table-cell/>
          <table:table-cell office:value-type="float" office:value="99337" calcext:value-type="float">
            <text:p>99337</text:p>
          </table:table-cell>
          <table:table-cell/>
          <table:table-cell table:formula="of:=ABS([.H996]-[.J996]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57479" calcext:value-type="float">
            <text:p>57479</text:p>
          </table:table-cell>
          <table:table-cell table:number-columns-repeated="2"/>
          <table:table-cell office:value-type="float" office:value="72207" calcext:value-type="float">
            <text:p>72207</text:p>
          </table:table-cell>
          <table:table-cell table:number-columns-repeated="3"/>
          <table:table-cell office:value-type="float" office:value="99289" calcext:value-type="float">
            <text:p>99289</text:p>
          </table:table-cell>
          <table:table-cell/>
          <table:table-cell office:value-type="float" office:value="99376" calcext:value-type="float">
            <text:p>99376</text:p>
          </table:table-cell>
          <table:table-cell/>
          <table:table-cell table:formula="of:=ABS([.H997]-[.J997]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37900" calcext:value-type="float">
            <text:p>37900</text:p>
          </table:table-cell>
          <table:table-cell table:number-columns-repeated="2"/>
          <table:table-cell office:value-type="float" office:value="90011" calcext:value-type="float">
            <text:p>90011</text:p>
          </table:table-cell>
          <table:table-cell table:number-columns-repeated="3"/>
          <table:table-cell office:value-type="float" office:value="99439" calcext:value-type="float">
            <text:p>99439</text:p>
          </table:table-cell>
          <table:table-cell/>
          <table:table-cell office:value-type="float" office:value="99451" calcext:value-type="float">
            <text:p>99451</text:p>
          </table:table-cell>
          <table:table-cell/>
          <table:table-cell table:formula="of:=ABS([.H998]-[.J998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5566" calcext:value-type="float">
            <text:p>25566</text:p>
          </table:table-cell>
          <table:table-cell table:number-columns-repeated="2"/>
          <table:table-cell office:value-type="float" office:value="23322" calcext:value-type="float">
            <text:p>23322</text:p>
          </table:table-cell>
          <table:table-cell table:number-columns-repeated="3"/>
          <table:table-cell office:value-type="float" office:value="99855" calcext:value-type="float">
            <text:p>99855</text:p>
          </table:table-cell>
          <table:table-cell/>
          <table:table-cell office:value-type="float" office:value="99593" calcext:value-type="float">
            <text:p>99593</text:p>
          </table:table-cell>
          <table:table-cell/>
          <table:table-cell table:formula="of:=ABS([.H999]-[.J999])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2377" calcext:value-type="float">
            <text:p>22377</text:p>
          </table:table-cell>
          <table:table-cell table:number-columns-repeated="2"/>
          <table:table-cell office:value-type="float" office:value="46878" calcext:value-type="float">
            <text:p>46878</text:p>
          </table:table-cell>
          <table:table-cell table:number-columns-repeated="3"/>
          <table:table-cell office:value-type="float" office:value="99934" calcext:value-type="float">
            <text:p>99934</text:p>
          </table:table-cell>
          <table:table-cell/>
          <table:table-cell office:value-type="float" office:value="99687" calcext:value-type="float">
            <text:p>99687</text:p>
          </table:table-cell>
          <table:table-cell/>
          <table:table-cell table:formula="of:=ABS([.H1000]-[.J1000])" office:value-type="float" office:value="247" calcext:value-type="float">
            <text:p>24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input_file.J1:input_file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1T12:26:23.284640755</dc:date>
    <meta:editing-duration>PT6M19S</meta:editing-duration>
    <meta:editing-cycles>1</meta:editing-cycles>
    <meta:document-statistic meta:table-count="1" meta:cell-count="5003" meta:object-count="0"/>
    <meta:generator>LibreOffice/24.2.6.2$Linux_X86_64 LibreOffice_project/420$Build-2</meta:generator>
  </office:meta>
</office:document-meta>
</file>